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Helvetica Neue" svg:font-family="Helvetica Neue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Helvetica Neue" style:font-name-asian="Helvetica Neue" style:font-name-complex="Helvetica Neue"/>
    </style:style>
    <style:style style:name="P2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3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5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6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7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8" style:family="paragraph" style:parent-style-name="Heading_20_1">
      <style:paragraph-properties fo:break-before="auto" fo:line-height="100%" fo:margin-top="0.847cm" style:writing-mode="lr-tb"/>
    </style:style>
    <style:style style:name="T8_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8_2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8_3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8_4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8_5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8_6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8_7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Helvetica Neue" style:font-name-asian="Helvetica Neue" style:font-name-complex="Helvetica Neue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>
      <style:text-properties fo:color="#007cc2" style:font-name="Helvetica Neue" fo:font-size="33pt" style:font-name-asian="Helvetica Neue" style:font-size-asian="33pt" style:font-name-complex="Helvetica Neue" style:font-size-complex="33pt"/>
    </style:style>
    <style:style style:name="T10_2" style:family="text">
      <style:text-properties fo:color="#007cc2" style:font-name="Helvetica Neue" fo:font-size="33pt" style:font-name-asian="Helvetica Neue" style:font-size-asian="33pt" style:font-name-complex="Helvetica Neue" style:font-size-complex="33pt"/>
    </style:style>
    <style:style style:name="T10_3" style:family="text">
      <style:text-properties fo:color="#007cc2" style:font-name="Helvetica Neue" fo:font-size="33pt" style:font-name-asian="Helvetica Neue" style:font-size-asian="33pt" style:font-name-complex="Helvetica Neue" style:font-size-complex="33pt"/>
    </style:style>
    <style:style style:name="T10_4" style:family="text">
      <style:text-properties fo:color="#007cc2" style:font-name="Helvetica Neue" fo:font-size="33pt" style:font-name-asian="Helvetica Neue" style:font-size-asian="33pt" style:font-name-complex="Helvetica Neue" style:font-size-complex="33pt"/>
    </style:style>
    <style:style style:name="T10_5" style:family="text">
      <style:text-properties fo:color="#007cc2" style:font-name="Helvetica Neue" fo:font-size="33pt" style:font-name-asian="Helvetica Neue" style:font-size-asian="33pt" style:font-name-complex="Helvetica Neue" style:font-size-complex="33pt"/>
    </style:style>
    <style:style style:name="T10_6" style:family="text">
      <style:text-properties fo:color="#007cc2" style:font-name="Helvetica Neue" fo:font-size="33pt" style:font-name-asian="Helvetica Neue" style:font-size-asian="33pt" style:font-name-complex="Helvetica Neue" style:font-size-complex="33pt"/>
    </style:style>
    <style:style style:name="T10_7" style:family="text">
      <style:text-properties fo:color="#007cc2" style:font-name="Helvetica Neue" fo:font-size="33pt" style:font-name-asian="Helvetica Neue" style:font-size-asian="33pt" style:font-name-complex="Helvetica Neue" style:font-size-complex="33pt"/>
    </style:style>
    <style:style style:name="T10_8" style:family="text">
      <style:text-properties fo:color="#007cc2" style:font-name="Helvetica Neue" fo:font-size="33pt" style:font-name-asian="Helvetica Neue" style:font-size-asian="33pt" style:font-name-complex="Helvetica Neue" style:font-size-complex="33pt"/>
    </style:style>
    <style:style style:name="T10_9" style:family="text">
      <style:text-properties fo:color="#007cc2" style:font-name="Helvetica Neue" fo:font-size="33pt" style:font-name-asian="Helvetica Neue" style:font-size-asian="33pt" style:font-name-complex="Helvetica Neue" style:font-size-complex="33pt"/>
    </style:style>
    <style:style style:name="T10_10" style:family="text">
      <style:text-properties fo:color="#007cc2" style:font-name="Helvetica Neue" fo:font-size="33pt" style:font-name-asian="Helvetica Neue" style:font-size-asian="33pt" style:font-name-complex="Helvetica Neue" style:font-size-complex="33pt"/>
    </style:style>
    <style:style style:name="T10_11" style:family="text">
      <style:text-properties fo:color="#007cc2" style:font-name="Helvetica Neue" fo:font-size="33pt" style:font-name-asian="Helvetica Neue" style:font-size-asian="33pt" style:font-name-complex="Helvetica Neue" style:font-size-complex="33pt"/>
    </style:style>
    <style:style style:name="T10_12" style:family="text">
      <style:text-properties fo:color="#007cc2" style:font-name="Helvetica Neue" fo:font-size="33pt" style:font-name-asian="Helvetica Neue" style:font-size-asian="33pt" style:font-name-complex="Helvetica Neue" style:font-size-complex="33pt"/>
    </style:style>
    <style:style style:name="P11" style:family="paragraph" style:parent-style-name="Heading_20_1">
      <style:paragraph-properties fo:break-before="auto" fo:line-height="100%" fo:margin-top="0cm" style:writing-mode="lr-tb"/>
    </style:style>
    <style:style style:name="T11_1" style:family="text">
      <style:text-properties fo:color="#3e3e3f" style:font-name="Helvetica Neue" style:font-name-asian="Helvetica Neue" style:font-name-complex="Helvetica Neue"/>
    </style:style>
    <style:style style:name="T11_2" style:family="text">
      <style:text-properties fo:color="#3e3e3f" style:font-name="Helvetica Neue" style:font-name-asian="Helvetica Neue" style:font-name-complex="Helvetica Neue"/>
    </style:style>
    <style:style style:name="T11_3" style:family="text">
      <style:text-properties fo:color="#3e3e3f" style:font-name="Helvetica Neue" style:font-name-asian="Helvetica Neue" style:font-name-complex="Helvetica Neue"/>
    </style:style>
    <style:style style:name="T11_4" style:family="text">
      <style:text-properties fo:color="#3e3e3f" style:font-name="Helvetica Neue" style:font-name-asian="Helvetica Neue" style:font-name-complex="Helvetica Neue"/>
    </style:style>
    <style:style style:name="T11_5" style:family="text">
      <style:text-properties fo:color="#3e3e3f" style:font-name="Helvetica Neue" style:font-name-asian="Helvetica Neue" style:font-name-complex="Helvetica Neue"/>
    </style:style>
    <style:style style:name="T11_6" style:family="text">
      <style:text-properties fo:color="#3e3e3f" style:font-name="Helvetica Neue" style:font-name-asian="Helvetica Neue" style:font-name-complex="Helvetica Neue"/>
    </style:style>
    <style:style style:name="T11_7" style:family="text">
      <style:text-properties fo:color="#3e3e3f" style:font-name="Helvetica Neue" style:font-name-asian="Helvetica Neue" style:font-name-complex="Helvetica Neue"/>
    </style:style>
    <style:style style:name="T11_8" style:family="text">
      <style:text-properties fo:color="#3e3e3f" style:font-name="Helvetica Neue" style:font-name-asian="Helvetica Neue" style:font-name-complex="Helvetica Neue"/>
    </style:style>
    <style:style style:name="T11_9" style:family="text">
      <style:text-properties fo:color="#3e3e3f" style:font-name="Helvetica Neue" style:font-name-asian="Helvetica Neue" style:font-name-complex="Helvetica Neue"/>
    </style:style>
    <style:style style:name="T11_10" style:family="text">
      <style:text-properties fo:color="#3e3e3f" style:font-name="Helvetica Neue" style:font-name-asian="Helvetica Neue" style:font-name-complex="Helvetica Neue"/>
    </style:style>
    <style:style style:name="T11_11" style:family="text">
      <style:text-properties fo:color="#3e3e3f" style:font-name="Helvetica Neue" style:font-name-asian="Helvetica Neue" style:font-name-complex="Helvetica Neue"/>
    </style:style>
    <style:style style:name="T11_12" style:family="text">
      <style:text-properties fo:color="#3e3e3f" style:font-name="Helvetica Neue" style:font-name-asian="Helvetica Neue" style:font-name-complex="Helvetica Neue"/>
    </style:style>
    <style:style style:name="T11_13" style:family="text">
      <style:text-properties fo:color="#3e3e3f" style:font-name="Helvetica Neue" style:font-name-asian="Helvetica Neue" style:font-name-complex="Helvetica Neue"/>
    </style:style>
    <style:style style:name="T11_14" style:family="text">
      <style:text-properties fo:color="#3e3e3f" style:font-name="Helvetica Neue" style:font-name-asian="Helvetica Neue" style:font-name-complex="Helvetica Neue"/>
    </style:style>
    <style:style style:name="T11_15" style:family="text">
      <style:text-properties fo:color="#3e3e3f" style:font-name="Helvetica Neue" style:font-name-asian="Helvetica Neue" style:font-name-complex="Helvetica Neue"/>
    </style:style>
    <style:style style:name="T11_16" style:family="text">
      <style:text-properties fo:color="#3e3e3f" style:font-name="Helvetica Neue" style:font-name-asian="Helvetica Neue" style:font-name-complex="Helvetica Neue"/>
    </style:style>
    <style:style style:name="T11_17" style:family="text">
      <style:text-properties fo:color="#3e3e3f" style:font-name="Helvetica Neue" style:font-name-asian="Helvetica Neue" style:font-name-complex="Helvetica Neue"/>
    </style:style>
    <style:style style:name="P12" style:family="paragraph" style:parent-style-name="Standard">
      <style:paragraph-properties fo:break-before="auto" fo:line-height="115%" style:writing-mode="lr-tb"/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13" style:family="paragraph" style:parent-style-name="Standard">
      <style:paragraph-properties fo:break-before="auto" fo:line-height="115%" style:writing-mode="lr-tb"/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14" style:family="paragraph" style:parent-style-name="Heading_20_1">
      <style:paragraph-properties fo:break-before="auto" fo:line-height="150%" fo:margin-top="0.847cm" style:writing-mode="lr-tb"/>
    </style:style>
    <style:style style:name="T14_1" style:family="text">
      <style:text-properties fo:color="#3e3e3f" style:font-name="Helvetica Neue" fo:font-size="12pt" style:font-name-asian="Helvetica Neue" style:font-size-asian="12pt" style:font-name-complex="Helvetica Neue" style:font-size-complex="12pt"/>
    </style:style>
    <style:style style:name="T14_2" style:family="text">
      <style:text-properties fo:color="#3e3e3f" style:font-name="Helvetica Neue" fo:font-size="12pt" style:font-name-asian="Helvetica Neue" style:font-size-asian="12pt" style:font-name-complex="Helvetica Neue" style:font-size-complex="12pt"/>
    </style:style>
    <style:style style:name="T14_3" style:family="text">
      <style:text-properties fo:color="#3e3e3f" style:font-name="Helvetica Neue" fo:font-size="12pt" style:font-name-asian="Helvetica Neue" style:font-size-asian="12pt" style:font-name-complex="Helvetica Neue" style:font-size-complex="12pt"/>
    </style:style>
    <style:style style:name="P15" style:family="paragraph" style:parent-style-name="Standard">
      <style:paragraph-properties fo:break-before="auto" fo:line-height="115%" style:writing-mode="lr-tb"/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16" style:family="paragraph" style:parent-style-name="Standard">
      <style:paragraph-properties fo:break-before="auto" fo:line-height="115%" style:writing-mode="lr-tb"/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17" style:family="paragraph" style:parent-style-name="Standard">
      <style:paragraph-properties fo:break-before="auto" fo:line-height="115%" style:writing-mode="lr-tb"/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18" style:family="paragraph" style:parent-style-name="Standard">
      <style:paragraph-properties fo:break-before="auto" fo:line-height="115%" style:writing-mode="lr-tb"/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19" style:family="paragraph" style:parent-style-name="Standard">
      <style:paragraph-properties fo:break-before="auto" fo:line-height="115%" style:writing-mode="lr-tb"/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20" style:family="paragraph" style:parent-style-name="Standard">
      <style:paragraph-properties fo:break-before="auto" fo:line-height="115%" style:writing-mode="lr-tb"/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21" style:family="paragraph" style:parent-style-name="Standard">
      <style:paragraph-properties fo:break-before="auto" fo:line-height="115%" style:writing-mode="lr-tb"/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22" style:family="paragraph" style:parent-style-name="Standard">
      <style:paragraph-properties fo:break-before="auto" fo:line-height="115%" style:writing-mode="lr-tb"/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23" style:family="paragraph" style:parent-style-name="Standard">
      <style:paragraph-properties fo:break-before="auto" fo:line-height="115%" style:writing-mode="lr-tb"/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24" style:family="paragraph" style:parent-style-name="Standard">
      <style:paragraph-properties fo:break-before="auto" fo:line-height="115%" style:writing-mode="lr-tb"/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25" style:family="paragraph" style:parent-style-name="Standard">
      <style:paragraph-properties fo:break-before="auto" fo:line-height="115%" style:writing-mode="lr-tb"/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26" style:family="paragraph" style:parent-style-name="Standard">
      <style:paragraph-properties fo:break-before="auto" fo:line-height="115%" style:writing-mode="lr-tb"/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27" style:family="paragraph" style:parent-style-name="Standard">
      <style:paragraph-properties fo:break-before="auto" fo:line-height="115%" style:writing-mode="lr-tb"/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28" style:family="paragraph" style:parent-style-name="Standard">
      <style:paragraph-properties fo:break-before="auto" fo:line-height="115%" style:writing-mode="lr-tb"/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color="#5a5a5a" style:font-name="Helvetica Neue" fo:font-size="12pt" style:font-name-asian="Helvetica Neue" style:font-size-asian="12pt" style:font-name-complex="Helvetica Neue" style:font-size-complex="12pt"/>
    </style:style>
    <style:style style:name="P30" style:family="paragraph" style:parent-style-name="Standard">
      <style:paragraph-properties fo:break-before="auto" fo:line-height="100%" style:writing-mode="lr-tb">
        <style:tab-stops>
          <style:tab-stop style:type="right" style:leader-style="none" style:position="18.098cm"/>
        </style:tab-stops>
      </style:paragraph-properties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P31" style:family="paragraph" style:parent-style-name="Standard">
      <style:paragraph-properties fo:break-before="page" fo:line-height="100%" style:writing-mode="lr-tb">
        <style:tab-stops>
          <style:tab-stop style:type="right" style:leader-style="none" style:position="18.098cm"/>
        </style:tab-stops>
      </style:paragraph-properties>
    </style:style>
    <style:style style:name="T31_1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31_2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31_3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31_4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31_5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P32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8.098cm"/>
        </style:tab-stops>
      </style:paragraph-properties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P33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6.828cm"/>
        </style:tab-stops>
      </style:paragraph-properties>
    </style:style>
    <style:style style:name="T33_1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33_2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P34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6.828cm"/>
        </style:tab-stops>
      </style:paragraph-properties>
    </style:style>
    <style:style style:name="T34_1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34_2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P35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6.828cm"/>
        </style:tab-stops>
      </style:paragraph-properties>
    </style:style>
    <style:style style:name="T35_1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35_2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P36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6.828cm"/>
        </style:tab-stops>
      </style:paragraph-properties>
    </style:style>
    <style:style style:name="T36_1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36_2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P37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5.558cm"/>
        </style:tab-stops>
      </style:paragraph-properties>
    </style:style>
    <style:style style:name="T3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8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5.558cm"/>
        </style:tab-stops>
      </style:paragraph-properties>
    </style:style>
    <style:style style:name="T3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9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6.828cm"/>
        </style:tab-stops>
      </style:paragraph-properties>
    </style:style>
    <style:style style:name="T39_1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39_2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P40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5.558cm"/>
        </style:tab-stops>
      </style:paragraph-properties>
    </style:style>
    <style:style style:name="T4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1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5.558cm"/>
        </style:tab-stops>
      </style:paragraph-properties>
    </style:style>
    <style:style style:name="T4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1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1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2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6.828cm"/>
        </style:tab-stops>
      </style:paragraph-properties>
    </style:style>
    <style:style style:name="T42_1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42_2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P43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5.558cm"/>
        </style:tab-stops>
      </style:paragraph-properties>
    </style:style>
    <style:style style:name="T43_1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43_2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43_3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43_4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P44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4.288cm"/>
        </style:tab-stops>
      </style:paragraph-properties>
    </style:style>
    <style:style style:name="T4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5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4.288cm"/>
        </style:tab-stops>
      </style:paragraph-properties>
    </style:style>
    <style:style style:name="T4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6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4.288cm"/>
        </style:tab-stops>
      </style:paragraph-properties>
    </style:style>
    <style:style style:name="T4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6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7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5.558cm"/>
        </style:tab-stops>
      </style:paragraph-properties>
    </style:style>
    <style:style style:name="T47_1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47_2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47_3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47_4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47_5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47_6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47_7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47_8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P48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4.288cm"/>
        </style:tab-stops>
      </style:paragraph-properties>
    </style:style>
    <style:style style:name="T4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9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4.288cm"/>
        </style:tab-stops>
      </style:paragraph-properties>
    </style:style>
    <style:style style:name="T4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9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9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9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50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4.288cm"/>
        </style:tab-stops>
      </style:paragraph-properties>
    </style:style>
    <style:style style:name="T5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51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5.558cm"/>
        </style:tab-stops>
      </style:paragraph-properties>
    </style:style>
    <style:style style:name="T51_1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51_2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51_3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51_4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P52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4.288cm"/>
        </style:tab-stops>
      </style:paragraph-properties>
    </style:style>
    <style:style style:name="T5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2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53" style:family="paragraph" style:parent-style-name="Standard">
      <style:paragraph-properties fo:break-before="auto" fo:line-height="150%" fo:margin-top="0cm" style:writing-mode="lr-tb">
        <style:tab-stops>
          <style:tab-stop style:type="right" style:leader-style="none" style:position="14.288cm"/>
        </style:tab-stops>
      </style:paragraph-properties>
    </style:style>
    <style:style style:name="T5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54" style:family="paragraph" style:parent-style-name="Standard">
      <style:paragraph-properties fo:break-before="auto" fo:line-height="150%" fo:margin-top="0cm" fo:margin-bottom="0cm" style:writing-mode="lr-tb">
        <style:tab-stops>
          <style:tab-stop style:type="right" style:leader-style="none" style:position="15.558cm"/>
        </style:tab-stops>
      </style:paragraph-properties>
    </style:style>
    <style:style style:name="T54_1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54_2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54_3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T54_4" style:family="text">
      <style:text-properties fo:color="#007cc2" style:font-name="Helvetica Neue" fo:font-size="12pt" style:font-name-asian="Helvetica Neue" style:font-size-asian="12pt" style:font-name-complex="Helvetica Neue" style:font-size-complex="12pt"/>
    </style:style>
    <style:style style:name="P55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8.098cm"/>
        </style:tab-stops>
      </style:paragraph-properties>
    </style:style>
    <style:style style:name="T55_1" style:family="text">
      <style:text-properties style:font-name="Helvetica Neue" style:font-name-asian="Helvetica Neue" style:font-name-complex="Helvetica Neue"/>
    </style:style>
    <style:style style:name="P56" style:family="paragraph" style:parent-style-name="Heading_20_1">
      <style:paragraph-properties fo:break-before="page" fo:line-height="150%" fo:margin-top="0cm" style:writing-mode="lr-tb"/>
    </style:style>
    <style:style style:name="T56_1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P57" style:family="paragraph" style:parent-style-name="Standard">
      <style:paragraph-properties fo:break-before="auto" fo:line-height="150%" style:writing-mode="lr-tb"/>
    </style:style>
    <style:style style:name="T57_1" style:family="text">
      <style:text-properties style:font-name="Helvetica Neue" style:font-name-asian="Helvetica Neue" style:font-name-complex="Helvetica Neue"/>
    </style:style>
    <style:style style:name="T57_2" style:family="text">
      <style:text-properties style:font-name="Helvetica Neue" style:font-name-asian="Helvetica Neue" style:font-name-complex="Helvetica Neue"/>
    </style:style>
    <style:style style:name="T57_3" style:family="text">
      <style:text-properties style:font-name="Helvetica Neue" style:font-name-asian="Helvetica Neue" style:font-name-complex="Helvetica Neue"/>
    </style:style>
    <style:style style:name="T57_4" style:family="text">
      <style:text-properties style:font-name="Helvetica Neue" style:font-name-asian="Helvetica Neue" style:font-name-complex="Helvetica Neue"/>
    </style:style>
    <style:style style:name="T57_5" style:family="text">
      <style:text-properties style:font-name="Helvetica Neue" style:font-name-asian="Helvetica Neue" style:font-name-complex="Helvetica Neue"/>
    </style:style>
    <style:style style:name="T57_6" style:family="text">
      <style:text-properties style:font-name="Helvetica Neue" style:font-name-asian="Helvetica Neue" style:font-name-complex="Helvetica Neue"/>
    </style:style>
    <style:style style:name="T57_7" style:family="text">
      <style:text-properties style:font-name="Helvetica Neue" style:font-name-asian="Helvetica Neue" style:font-name-complex="Helvetica Neue"/>
    </style:style>
    <style:style style:name="T57_8" style:family="text">
      <style:text-properties style:font-name="Helvetica Neue" style:font-name-asian="Helvetica Neue" style:font-name-complex="Helvetica Neue"/>
    </style:style>
    <style:style style:name="T57_9" style:family="text">
      <style:text-properties style:font-name="Helvetica Neue" style:font-name-asian="Helvetica Neue" style:font-name-complex="Helvetica Neue"/>
    </style:style>
    <style:style style:name="T57_10" style:family="text">
      <style:text-properties style:font-name="Helvetica Neue" style:font-name-asian="Helvetica Neue" style:font-name-complex="Helvetica Neue"/>
    </style:style>
    <style:style style:name="T57_11" style:family="text">
      <style:text-properties style:font-name="Helvetica Neue" style:font-name-asian="Helvetica Neue" style:font-name-complex="Helvetica Neue"/>
    </style:style>
    <style:style style:name="T57_12" style:family="text">
      <style:text-properties style:font-name="Helvetica Neue" style:font-name-asian="Helvetica Neue" style:font-name-complex="Helvetica Neue"/>
    </style:style>
    <style:style style:name="T57_13" style:family="text">
      <style:text-properties style:font-name="Helvetica Neue" style:font-name-asian="Helvetica Neue" style:font-name-complex="Helvetica Neue"/>
    </style:style>
    <style:style style:name="T57_14" style:family="text">
      <style:text-properties style:font-name="Helvetica Neue" style:font-name-asian="Helvetica Neue" style:font-name-complex="Helvetica Neue"/>
    </style:style>
    <style:style style:name="T57_15" style:family="text">
      <style:text-properties style:font-name="Helvetica Neue" style:font-name-asian="Helvetica Neue" style:font-name-complex="Helvetica Neue"/>
    </style:style>
    <style:style style:name="T57_16" style:family="text">
      <style:text-properties style:font-name="Helvetica Neue" style:font-name-asian="Helvetica Neue" style:font-name-complex="Helvetica Neue"/>
    </style:style>
    <style:style style:name="T57_17" style:family="text">
      <style:text-properties style:font-name="Helvetica Neue" style:font-name-asian="Helvetica Neue" style:font-name-complex="Helvetica Neue"/>
    </style:style>
    <style:style style:name="T57_18" style:family="text">
      <style:text-properties style:font-name="Helvetica Neue" style:font-name-asian="Helvetica Neue" style:font-name-complex="Helvetica Neue"/>
    </style:style>
    <style:style style:name="T57_19" style:family="text">
      <style:text-properties style:font-name="Helvetica Neue" style:font-name-asian="Helvetica Neue" style:font-name-complex="Helvetica Neue"/>
    </style:style>
    <style:style style:name="T57_20" style:family="text">
      <style:text-properties style:font-name="Helvetica Neue" style:font-name-asian="Helvetica Neue" style:font-name-complex="Helvetica Neue"/>
    </style:style>
    <style:style style:name="T57_2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2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2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2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2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2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2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28" style:family="text">
      <style:text-properties style:font-name="Helvetica Neue" style:font-name-asian="Helvetica Neue" style:font-name-complex="Helvetica Neue"/>
    </style:style>
    <style:style style:name="T57_29" style:family="text">
      <style:text-properties style:font-name="Helvetica Neue" style:font-name-asian="Helvetica Neue" style:font-name-complex="Helvetica Neue"/>
    </style:style>
    <style:style style:name="T57_30" style:family="text">
      <style:text-properties style:font-name="Helvetica Neue" style:font-name-asian="Helvetica Neue" style:font-name-complex="Helvetica Neue"/>
    </style:style>
    <style:style style:name="T57_3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3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3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34" style:family="text">
      <style:text-properties style:font-name="Helvetica Neue" style:font-name-asian="Helvetica Neue" style:font-name-complex="Helvetica Neue"/>
    </style:style>
    <style:style style:name="T57_3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3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3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3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3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57_40" style:family="text">
      <style:text-properties style:font-name="Helvetica Neue" style:font-name-asian="Helvetica Neue" style:font-name-complex="Helvetica Neue"/>
    </style:style>
    <style:style style:name="T57_41" style:family="text">
      <style:text-properties style:font-name="Helvetica Neue" style:font-name-asian="Helvetica Neue" style:font-name-complex="Helvetica Neue"/>
    </style:style>
    <style:style style:name="T57_42" style:family="text">
      <style:text-properties style:font-name="Helvetica Neue" style:font-name-asian="Helvetica Neue" style:font-name-complex="Helvetica Neue"/>
    </style:style>
    <style:style style:name="T57_43" style:family="text">
      <style:text-properties style:font-name="Helvetica Neue" style:font-name-asian="Helvetica Neue" style:font-name-complex="Helvetica Neue"/>
    </style:style>
    <style:style style:name="T57_44" style:family="text">
      <style:text-properties style:font-name="Helvetica Neue" style:font-name-asian="Helvetica Neue" style:font-name-complex="Helvetica Neue"/>
    </style:style>
    <style:style style:name="T57_45" style:family="text">
      <style:text-properties style:font-name="Helvetica Neue" style:font-name-asian="Helvetica Neue" style:font-name-complex="Helvetica Neue"/>
    </style:style>
    <style:style style:name="T57_46" style:family="text">
      <style:text-properties style:font-name="Helvetica Neue" style:font-name-asian="Helvetica Neue" style:font-name-complex="Helvetica Neue"/>
    </style:style>
    <style:style style:name="T57_47" style:family="text">
      <style:text-properties style:font-name="Helvetica Neue" style:font-name-asian="Helvetica Neue" style:font-name-complex="Helvetica Neue"/>
    </style:style>
    <style:style style:name="T57_48" style:family="text">
      <style:text-properties style:font-name="Helvetica Neue" style:font-name-asian="Helvetica Neue" style:font-name-complex="Helvetica Neue"/>
    </style:style>
    <style:style style:name="T57_49" style:family="text">
      <style:text-properties style:font-name="Helvetica Neue" style:font-name-asian="Helvetica Neue" style:font-name-complex="Helvetica Neue"/>
    </style:style>
    <style:style style:name="T57_50" style:family="text">
      <style:text-properties style:font-name="Helvetica Neue" style:font-name-asian="Helvetica Neue" style:font-name-complex="Helvetica Neue"/>
    </style:style>
    <style:style style:name="T57_51" style:family="text">
      <style:text-properties style:font-name="Helvetica Neue" style:font-name-asian="Helvetica Neue" style:font-name-complex="Helvetica Neue"/>
    </style:style>
    <style:style style:name="T57_52" style:family="text">
      <style:text-properties style:font-name="Helvetica Neue" style:font-name-asian="Helvetica Neue" style:font-name-complex="Helvetica Neue"/>
    </style:style>
    <style:style style:name="T57_53" style:family="text">
      <style:text-properties style:font-name="Helvetica Neue" style:font-name-asian="Helvetica Neue" style:font-name-complex="Helvetica Neue"/>
    </style:style>
    <style:style style:name="T57_54" style:family="text">
      <style:text-properties style:font-name="Helvetica Neue" style:font-name-asian="Helvetica Neue" style:font-name-complex="Helvetica Neue"/>
    </style:style>
    <style:style style:name="T57_55" style:family="text">
      <style:text-properties style:font-name="Helvetica Neue" style:font-name-asian="Helvetica Neue" style:font-name-complex="Helvetica Neue"/>
    </style:style>
    <style:style style:name="T57_56" style:family="text">
      <style:text-properties style:font-name="Helvetica Neue" style:font-name-asian="Helvetica Neue" style:font-name-complex="Helvetica Neue"/>
    </style:style>
    <style:style style:name="T57_57" style:family="text">
      <style:text-properties style:font-name="Helvetica Neue" style:font-name-asian="Helvetica Neue" style:font-name-complex="Helvetica Neue"/>
    </style:style>
    <style:style style:name="T57_58" style:family="text">
      <style:text-properties style:font-name="Helvetica Neue" style:font-name-asian="Helvetica Neue" style:font-name-complex="Helvetica Neue"/>
    </style:style>
    <style:style style:name="T57_59" style:family="text">
      <style:text-properties style:font-name="Helvetica Neue" style:font-name-asian="Helvetica Neue" style:font-name-complex="Helvetica Neue"/>
    </style:style>
    <style:style style:name="T57_60" style:family="text">
      <style:text-properties style:font-name="Helvetica Neue" style:font-name-asian="Helvetica Neue" style:font-name-complex="Helvetica Neue"/>
    </style:style>
    <style:style style:name="T57_61" style:family="text">
      <style:text-properties style:font-name="Helvetica Neue" style:font-name-asian="Helvetica Neue" style:font-name-complex="Helvetica Neue"/>
    </style:style>
    <style:style style:name="T57_62" style:family="text">
      <style:text-properties style:font-name="Helvetica Neue" style:font-name-asian="Helvetica Neue" style:font-name-complex="Helvetica Neue"/>
    </style:style>
    <style:style style:name="T57_63" style:family="text">
      <style:text-properties style:font-name="Helvetica Neue" style:font-name-asian="Helvetica Neue" style:font-name-complex="Helvetica Neue"/>
    </style:style>
    <style:style style:name="T57_64" style:family="text">
      <style:text-properties style:font-name="Helvetica Neue" style:font-name-asian="Helvetica Neue" style:font-name-complex="Helvetica Neue"/>
    </style:style>
    <style:style style:name="T57_65" style:family="text">
      <style:text-properties style:font-name="Helvetica Neue" style:font-name-asian="Helvetica Neue" style:font-name-complex="Helvetica Neue"/>
    </style:style>
    <style:style style:name="T57_66" style:family="text">
      <style:text-properties style:font-name="Helvetica Neue" style:font-name-asian="Helvetica Neue" style:font-name-complex="Helvetica Neue"/>
    </style:style>
    <style:style style:name="T57_67" style:family="text">
      <style:text-properties style:font-name="Helvetica Neue" style:font-name-asian="Helvetica Neue" style:font-name-complex="Helvetica Neue"/>
    </style:style>
    <style:style style:name="T57_68" style:family="text">
      <style:text-properties style:font-name="Helvetica Neue" style:font-name-asian="Helvetica Neue" style:font-name-complex="Helvetica Neue"/>
    </style:style>
    <style:style style:name="T57_69" style:family="text">
      <style:text-properties style:font-name="Helvetica Neue" style:font-name-asian="Helvetica Neue" style:font-name-complex="Helvetica Neue"/>
    </style:style>
    <style:style style:name="T57_70" style:family="text">
      <style:text-properties style:font-name="Helvetica Neue" style:font-name-asian="Helvetica Neue" style:font-name-complex="Helvetica Neue"/>
    </style:style>
    <style:style style:name="T57_71" style:family="text">
      <style:text-properties style:font-name="Helvetica Neue" style:font-name-asian="Helvetica Neue" style:font-name-complex="Helvetica Neue"/>
    </style:style>
    <style:style style:name="T57_72" style:family="text">
      <style:text-properties style:font-name="Helvetica Neue" style:font-name-asian="Helvetica Neue" style:font-name-complex="Helvetica Neue"/>
    </style:style>
    <style:style style:name="T57_73" style:family="text">
      <style:text-properties style:font-name="Helvetica Neue" style:font-name-asian="Helvetica Neue" style:font-name-complex="Helvetica Neue"/>
    </style:style>
    <style:style style:name="T57_74" style:family="text">
      <style:text-properties style:font-name="Helvetica Neue" style:font-name-asian="Helvetica Neue" style:font-name-complex="Helvetica Neue"/>
    </style:style>
    <style:style style:name="T57_75" style:family="text">
      <style:text-properties style:font-name="Helvetica Neue" style:font-name-asian="Helvetica Neue" style:font-name-complex="Helvetica Neue"/>
    </style:style>
    <style:style style:name="T57_76" style:family="text">
      <style:text-properties style:font-name="Helvetica Neue" style:font-name-asian="Helvetica Neue" style:font-name-complex="Helvetica Neue"/>
    </style:style>
    <style:style style:name="T57_77" style:family="text">
      <style:text-properties style:font-name="Helvetica Neue" style:font-name-asian="Helvetica Neue" style:font-name-complex="Helvetica Neue"/>
    </style:style>
    <style:style style:name="T57_78" style:family="text">
      <style:text-properties style:font-name="Helvetica Neue" style:font-name-asian="Helvetica Neue" style:font-name-complex="Helvetica Neue"/>
    </style:style>
    <style:style style:name="T57_79" style:family="text">
      <style:text-properties style:font-name="Helvetica Neue" style:font-name-asian="Helvetica Neue" style:font-name-complex="Helvetica Neue"/>
    </style:style>
    <style:style style:name="T57_80" style:family="text">
      <style:text-properties style:font-name="Helvetica Neue" style:font-name-asian="Helvetica Neue" style:font-name-complex="Helvetica Neue"/>
    </style:style>
    <style:style style:name="T57_81" style:family="text">
      <style:text-properties style:font-name="Helvetica Neue" style:font-name-asian="Helvetica Neue" style:font-name-complex="Helvetica Neue"/>
    </style:style>
    <style:style style:name="T57_82" style:family="text">
      <style:text-properties style:font-name="Helvetica Neue" style:font-name-asian="Helvetica Neue" style:font-name-complex="Helvetica Neue"/>
    </style:style>
    <style:style style:name="T57_83" style:family="text">
      <style:text-properties style:font-name="Helvetica Neue" style:font-name-asian="Helvetica Neue" style:font-name-complex="Helvetica Neue"/>
    </style:style>
    <style:style style:name="T57_84" style:family="text">
      <style:text-properties style:font-name="Helvetica Neue" style:font-name-asian="Helvetica Neue" style:font-name-complex="Helvetica Neue"/>
    </style:style>
    <style:style style:name="T57_85" style:family="text">
      <style:text-properties style:font-name="Helvetica Neue" style:font-name-asian="Helvetica Neue" style:font-name-complex="Helvetica Neue"/>
    </style:style>
    <style:style style:name="T57_86" style:family="text">
      <style:text-properties style:font-name="Helvetica Neue" style:font-name-asian="Helvetica Neue" style:font-name-complex="Helvetica Neue"/>
    </style:style>
    <style:style style:name="T57_87" style:family="text">
      <style:text-properties style:font-name="Helvetica Neue" style:font-name-asian="Helvetica Neue" style:font-name-complex="Helvetica Neue"/>
    </style:style>
    <style:style style:name="T57_88" style:family="text">
      <style:text-properties style:font-name="Helvetica Neue" style:font-name-asian="Helvetica Neue" style:font-name-complex="Helvetica Neue"/>
    </style:style>
    <style:style style:name="T57_89" style:family="text">
      <style:text-properties style:font-name="Helvetica Neue" style:font-name-asian="Helvetica Neue" style:font-name-complex="Helvetica Neue"/>
    </style:style>
    <style:style style:name="T57_90" style:family="text">
      <style:text-properties style:font-name="Helvetica Neue" style:font-name-asian="Helvetica Neue" style:font-name-complex="Helvetica Neue"/>
    </style:style>
    <style:style style:name="T57_91" style:family="text">
      <style:text-properties style:font-name="Helvetica Neue" style:font-name-asian="Helvetica Neue" style:font-name-complex="Helvetica Neue"/>
    </style:style>
    <style:style style:name="T57_92" style:family="text">
      <style:text-properties style:font-name="Helvetica Neue" style:font-name-asian="Helvetica Neue" style:font-name-complex="Helvetica Neue"/>
    </style:style>
    <style:style style:name="T57_93" style:family="text">
      <style:text-properties style:font-name="Helvetica Neue" style:font-name-asian="Helvetica Neue" style:font-name-complex="Helvetica Neue"/>
    </style:style>
    <style:style style:name="T57_94" style:family="text">
      <style:text-properties style:font-name="Helvetica Neue" style:font-name-asian="Helvetica Neue" style:font-name-complex="Helvetica Neue"/>
    </style:style>
    <style:style style:name="T57_95" style:family="text">
      <style:text-properties style:font-name="Helvetica Neue" style:font-name-asian="Helvetica Neue" style:font-name-complex="Helvetica Neue"/>
    </style:style>
    <style:style style:name="T57_96" style:family="text">
      <style:text-properties style:font-name="Helvetica Neue" style:font-name-asian="Helvetica Neue" style:font-name-complex="Helvetica Neue"/>
    </style:style>
    <style:style style:name="T57_97" style:family="text">
      <style:text-properties style:font-name="Helvetica Neue" style:font-name-asian="Helvetica Neue" style:font-name-complex="Helvetica Neue"/>
    </style:style>
    <style:style style:name="T57_98" style:family="text">
      <style:text-properties style:font-name="Helvetica Neue" style:font-name-asian="Helvetica Neue" style:font-name-complex="Helvetica Neue"/>
    </style:style>
    <style:style style:name="T57_99" style:family="text">
      <style:text-properties style:font-name="Helvetica Neue" style:font-name-asian="Helvetica Neue" style:font-name-complex="Helvetica Neue"/>
    </style:style>
    <style:style style:name="T57_100" style:family="text">
      <style:text-properties style:font-name="Helvetica Neue" style:font-name-asian="Helvetica Neue" style:font-name-complex="Helvetica Neue"/>
    </style:style>
    <style:style style:name="T57_101" style:family="text">
      <style:text-properties style:font-name="Helvetica Neue" style:font-name-asian="Helvetica Neue" style:font-name-complex="Helvetica Neue"/>
    </style:style>
    <style:style style:name="T57_102" style:family="text">
      <style:text-properties style:font-name="Helvetica Neue" style:font-name-asian="Helvetica Neue" style:font-name-complex="Helvetica Neue"/>
    </style:style>
    <style:style style:name="P58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59" style:family="paragraph" style:parent-style-name="Heading_20_1">
      <style:paragraph-properties fo:break-before="auto" fo:line-height="150%" fo:margin-top="0.847cm" style:writing-mode="lr-tb"/>
    </style:style>
    <style:style style:name="T59_1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P60" style:family="paragraph" style:parent-style-name="Standard">
      <style:paragraph-properties fo:break-before="auto" fo:line-height="150%" style:writing-mode="lr-tb"/>
    </style:style>
    <style:style style:name="T60_1" style:family="text">
      <style:text-properties style:font-name="Helvetica Neue" style:font-name-asian="Helvetica Neue" style:font-name-complex="Helvetica Neue"/>
    </style:style>
    <style:style style:name="T60_2" style:family="text">
      <style:text-properties style:font-name="Helvetica Neue" style:font-name-asian="Helvetica Neue" style:font-name-complex="Helvetica Neue"/>
    </style:style>
    <style:style style:name="T60_3" style:family="text">
      <style:text-properties style:font-name="Helvetica Neue" style:font-name-asian="Helvetica Neue" style:font-name-complex="Helvetica Neue"/>
    </style:style>
    <style:style style:name="T60_4" style:family="text">
      <style:text-properties style:font-name="Helvetica Neue" style:font-name-asian="Helvetica Neue" style:font-name-complex="Helvetica Neue"/>
    </style:style>
    <style:style style:name="T60_5" style:family="text">
      <style:text-properties style:font-name="Helvetica Neue" style:font-name-asian="Helvetica Neue" style:font-name-complex="Helvetica Neue"/>
    </style:style>
    <style:style style:name="T60_6" style:family="text">
      <style:text-properties style:font-name="Helvetica Neue" style:font-name-asian="Helvetica Neue" style:font-name-complex="Helvetica Neue"/>
    </style:style>
    <style:style style:name="T60_7" style:family="text">
      <style:text-properties style:font-name="Helvetica Neue" style:font-name-asian="Helvetica Neue" style:font-name-complex="Helvetica Neue"/>
    </style:style>
    <style:style style:name="T60_8" style:family="text">
      <style:text-properties style:font-name="Helvetica Neue" style:font-name-asian="Helvetica Neue" style:font-name-complex="Helvetica Neue"/>
    </style:style>
    <style:style style:name="T60_9" style:family="text">
      <style:text-properties style:font-name="Helvetica Neue" style:font-name-asian="Helvetica Neue" style:font-name-complex="Helvetica Neue"/>
    </style:style>
    <style:style style:name="T60_10" style:family="text">
      <style:text-properties style:font-name="Helvetica Neue" style:font-name-asian="Helvetica Neue" style:font-name-complex="Helvetica Neue"/>
    </style:style>
    <style:style style:name="T60_11" style:family="text">
      <style:text-properties style:font-name="Helvetica Neue" style:font-name-asian="Helvetica Neue" style:font-name-complex="Helvetica Neue"/>
    </style:style>
    <style:style style:name="T60_12" style:family="text">
      <style:text-properties style:font-name="Helvetica Neue" style:font-name-asian="Helvetica Neue" style:font-name-complex="Helvetica Neue"/>
    </style:style>
    <style:style style:name="T60_13" style:family="text">
      <style:text-properties style:font-name="Helvetica Neue" style:font-name-asian="Helvetica Neue" style:font-name-complex="Helvetica Neue"/>
    </style:style>
    <style:style style:name="T60_14" style:family="text">
      <style:text-properties style:font-name="Helvetica Neue" style:font-name-asian="Helvetica Neue" style:font-name-complex="Helvetica Neue"/>
    </style:style>
    <style:style style:name="T60_15" style:family="text">
      <style:text-properties style:font-name="Helvetica Neue" style:font-name-asian="Helvetica Neue" style:font-name-complex="Helvetica Neue"/>
    </style:style>
    <style:style style:name="T60_16" style:family="text">
      <style:text-properties style:font-name="Helvetica Neue" style:font-name-asian="Helvetica Neue" style:font-name-complex="Helvetica Neue"/>
    </style:style>
    <style:style style:name="T60_17" style:family="text">
      <style:text-properties style:font-name="Helvetica Neue" style:font-name-asian="Helvetica Neue" style:font-name-complex="Helvetica Neue"/>
    </style:style>
    <style:style style:name="T60_18" style:family="text">
      <style:text-properties style:font-name="Helvetica Neue" style:font-name-asian="Helvetica Neue" style:font-name-complex="Helvetica Neue"/>
    </style:style>
    <style:style style:name="T60_19" style:family="text">
      <style:text-properties style:font-name="Helvetica Neue" style:font-name-asian="Helvetica Neue" style:font-name-complex="Helvetica Neue"/>
    </style:style>
    <style:style style:name="T60_20" style:family="text">
      <style:text-properties style:font-name="Helvetica Neue" style:font-name-asian="Helvetica Neue" style:font-name-complex="Helvetica Neue"/>
    </style:style>
    <style:style style:name="T60_21" style:family="text">
      <style:text-properties style:font-name="Helvetica Neue" style:font-name-asian="Helvetica Neue" style:font-name-complex="Helvetica Neue"/>
    </style:style>
    <style:style style:name="T60_22" style:family="text">
      <style:text-properties style:font-name="Helvetica Neue" style:font-name-asian="Helvetica Neue" style:font-name-complex="Helvetica Neue"/>
    </style:style>
    <style:style style:name="T60_23" style:family="text">
      <style:text-properties style:font-name="Helvetica Neue" style:font-name-asian="Helvetica Neue" style:font-name-complex="Helvetica Neue"/>
    </style:style>
    <style:style style:name="T60_24" style:family="text">
      <style:text-properties style:font-name="Helvetica Neue" style:font-name-asian="Helvetica Neue" style:font-name-complex="Helvetica Neue"/>
    </style:style>
    <style:style style:name="T60_25" style:family="text">
      <style:text-properties style:font-name="Helvetica Neue" style:font-name-asian="Helvetica Neue" style:font-name-complex="Helvetica Neue"/>
    </style:style>
    <style:style style:name="T60_26" style:family="text">
      <style:text-properties style:font-name="Helvetica Neue" style:font-name-asian="Helvetica Neue" style:font-name-complex="Helvetica Neue"/>
    </style:style>
    <style:style style:name="T60_27" style:family="text">
      <style:text-properties style:font-name="Helvetica Neue" style:font-name-asian="Helvetica Neue" style:font-name-complex="Helvetica Neue"/>
    </style:style>
    <style:style style:name="T60_28" style:family="text">
      <style:text-properties style:font-name="Helvetica Neue" style:font-name-asian="Helvetica Neue" style:font-name-complex="Helvetica Neue"/>
    </style:style>
    <style:style style:name="T60_29" style:family="text">
      <style:text-properties style:font-name="Helvetica Neue" style:font-name-asian="Helvetica Neue" style:font-name-complex="Helvetica Neue"/>
    </style:style>
    <style:style style:name="T60_30" style:family="text">
      <style:text-properties style:font-name="Helvetica Neue" style:font-name-asian="Helvetica Neue" style:font-name-complex="Helvetica Neue"/>
    </style:style>
    <style:style style:name="T60_31" style:family="text">
      <style:text-properties style:font-name="Helvetica Neue" style:font-name-asian="Helvetica Neue" style:font-name-complex="Helvetica Neue"/>
    </style:style>
    <style:style style:name="T60_32" style:family="text">
      <style:text-properties style:font-name="Helvetica Neue" style:font-name-asian="Helvetica Neue" style:font-name-complex="Helvetica Neue"/>
    </style:style>
    <style:style style:name="T60_33" style:family="text">
      <style:text-properties style:font-name="Helvetica Neue" style:font-name-asian="Helvetica Neue" style:font-name-complex="Helvetica Neue"/>
    </style:style>
    <style:style style:name="T60_34" style:family="text">
      <style:text-properties style:font-name="Helvetica Neue" style:font-name-asian="Helvetica Neue" style:font-name-complex="Helvetica Neue"/>
    </style:style>
    <style:style style:name="T60_35" style:family="text">
      <style:text-properties style:font-name="Helvetica Neue" style:font-name-asian="Helvetica Neue" style:font-name-complex="Helvetica Neue"/>
    </style:style>
    <style:style style:name="T60_36" style:family="text">
      <style:text-properties style:font-name="Helvetica Neue" style:font-name-asian="Helvetica Neue" style:font-name-complex="Helvetica Neue"/>
    </style:style>
    <style:style style:name="T60_37" style:family="text">
      <style:text-properties style:font-name="Helvetica Neue" style:font-name-asian="Helvetica Neue" style:font-name-complex="Helvetica Neue"/>
    </style:style>
    <style:style style:name="T60_38" style:family="text">
      <style:text-properties style:font-name="Helvetica Neue" style:font-name-asian="Helvetica Neue" style:font-name-complex="Helvetica Neue"/>
    </style:style>
    <style:style style:name="T60_39" style:family="text">
      <style:text-properties style:font-name="Helvetica Neue" style:font-name-asian="Helvetica Neue" style:font-name-complex="Helvetica Neue"/>
    </style:style>
    <style:style style:name="T60_40" style:family="text">
      <style:text-properties style:font-name="Helvetica Neue" style:font-name-asian="Helvetica Neue" style:font-name-complex="Helvetica Neue"/>
    </style:style>
    <style:style style:name="T60_41" style:family="text">
      <style:text-properties style:font-name="Helvetica Neue" style:font-name-asian="Helvetica Neue" style:font-name-complex="Helvetica Neue"/>
    </style:style>
    <style:style style:name="T60_42" style:family="text">
      <style:text-properties style:font-name="Helvetica Neue" style:font-name-asian="Helvetica Neue" style:font-name-complex="Helvetica Neue"/>
    </style:style>
    <style:style style:name="T60_43" style:family="text">
      <style:text-properties style:font-name="Helvetica Neue" style:font-name-asian="Helvetica Neue" style:font-name-complex="Helvetica Neue"/>
    </style:style>
    <style:style style:name="T60_44" style:family="text">
      <style:text-properties style:font-name="Helvetica Neue" style:font-name-asian="Helvetica Neue" style:font-name-complex="Helvetica Neue"/>
    </style:style>
    <style:style style:name="T60_45" style:family="text">
      <style:text-properties style:font-name="Helvetica Neue" style:font-name-asian="Helvetica Neue" style:font-name-complex="Helvetica Neue"/>
    </style:style>
    <style:style style:name="T60_46" style:family="text">
      <style:text-properties style:font-name="Helvetica Neue" style:font-name-asian="Helvetica Neue" style:font-name-complex="Helvetica Neue"/>
    </style:style>
    <style:style style:name="T60_47" style:family="text">
      <style:text-properties style:font-name="Helvetica Neue" style:font-name-asian="Helvetica Neue" style:font-name-complex="Helvetica Neue"/>
    </style:style>
    <style:style style:name="T60_48" style:family="text">
      <style:text-properties style:font-name="Helvetica Neue" style:font-name-asian="Helvetica Neue" style:font-name-complex="Helvetica Neue"/>
    </style:style>
    <style:style style:name="T60_49" style:family="text">
      <style:text-properties style:font-name="Helvetica Neue" style:font-name-asian="Helvetica Neue" style:font-name-complex="Helvetica Neue"/>
    </style:style>
    <style:style style:name="T60_50" style:family="text">
      <style:text-properties style:font-name="Helvetica Neue" style:font-name-asian="Helvetica Neue" style:font-name-complex="Helvetica Neue"/>
    </style:style>
    <style:style style:name="T60_51" style:family="text">
      <style:text-properties style:font-name="Helvetica Neue" style:font-name-asian="Helvetica Neue" style:font-name-complex="Helvetica Neue"/>
    </style:style>
    <style:style style:name="T60_52" style:family="text">
      <style:text-properties style:font-name="Helvetica Neue" style:font-name-asian="Helvetica Neue" style:font-name-complex="Helvetica Neue"/>
    </style:style>
    <style:style style:name="T60_53" style:family="text">
      <style:text-properties style:font-name="Helvetica Neue" style:font-name-asian="Helvetica Neue" style:font-name-complex="Helvetica Neue"/>
    </style:style>
    <style:style style:name="T60_54" style:family="text">
      <style:text-properties style:font-name="Helvetica Neue" style:font-name-asian="Helvetica Neue" style:font-name-complex="Helvetica Neue"/>
    </style:style>
    <style:style style:name="T60_55" style:family="text">
      <style:text-properties style:font-name="Helvetica Neue" style:font-name-asian="Helvetica Neue" style:font-name-complex="Helvetica Neue"/>
    </style:style>
    <style:style style:name="T60_56" style:family="text">
      <style:text-properties style:font-name="Helvetica Neue" style:font-name-asian="Helvetica Neue" style:font-name-complex="Helvetica Neue"/>
    </style:style>
    <style:style style:name="T60_57" style:family="text">
      <style:text-properties style:font-name="Helvetica Neue" style:font-name-asian="Helvetica Neue" style:font-name-complex="Helvetica Neue"/>
    </style:style>
    <style:style style:name="T60_58" style:family="text">
      <style:text-properties style:font-name="Helvetica Neue" style:font-name-asian="Helvetica Neue" style:font-name-complex="Helvetica Neue"/>
    </style:style>
    <style:style style:name="T60_59" style:family="text">
      <style:text-properties style:font-name="Helvetica Neue" style:font-name-asian="Helvetica Neue" style:font-name-complex="Helvetica Neue"/>
    </style:style>
    <style:style style:name="T60_60" style:family="text">
      <style:text-properties style:font-name="Helvetica Neue" style:font-name-asian="Helvetica Neue" style:font-name-complex="Helvetica Neue"/>
    </style:style>
    <style:style style:name="T60_61" style:family="text">
      <style:text-properties style:font-name="Helvetica Neue" style:font-name-asian="Helvetica Neue" style:font-name-complex="Helvetica Neue"/>
    </style:style>
    <style:style style:name="T60_62" style:family="text">
      <style:text-properties style:font-name="Helvetica Neue" style:font-name-asian="Helvetica Neue" style:font-name-complex="Helvetica Neue"/>
    </style:style>
    <style:style style:name="T60_63" style:family="text">
      <style:text-properties style:font-name="Helvetica Neue" style:font-name-asian="Helvetica Neue" style:font-name-complex="Helvetica Neue"/>
    </style:style>
    <style:style style:name="T60_64" style:family="text">
      <style:text-properties style:font-name="Helvetica Neue" style:font-name-asian="Helvetica Neue" style:font-name-complex="Helvetica Neue"/>
    </style:style>
    <style:style style:name="T60_65" style:family="text">
      <style:text-properties style:font-name="Helvetica Neue" style:font-name-asian="Helvetica Neue" style:font-name-complex="Helvetica Neue"/>
    </style:style>
    <style:style style:name="T60_66" style:family="text">
      <style:text-properties style:font-name="Helvetica Neue" style:font-name-asian="Helvetica Neue" style:font-name-complex="Helvetica Neue"/>
    </style:style>
    <style:style style:name="T60_67" style:family="text">
      <style:text-properties style:font-name="Helvetica Neue" style:font-name-asian="Helvetica Neue" style:font-name-complex="Helvetica Neue"/>
    </style:style>
    <style:style style:name="T60_68" style:family="text">
      <style:text-properties style:font-name="Helvetica Neue" style:font-name-asian="Helvetica Neue" style:font-name-complex="Helvetica Neue"/>
    </style:style>
    <style:style style:name="T60_69" style:family="text">
      <style:text-properties style:font-name="Helvetica Neue" style:font-name-asian="Helvetica Neue" style:font-name-complex="Helvetica Neue"/>
    </style:style>
    <style:style style:name="T60_70" style:family="text">
      <style:text-properties style:font-name="Helvetica Neue" style:font-name-asian="Helvetica Neue" style:font-name-complex="Helvetica Neue"/>
    </style:style>
    <style:style style:name="T60_71" style:family="text">
      <style:text-properties style:font-name="Helvetica Neue" style:font-name-asian="Helvetica Neue" style:font-name-complex="Helvetica Neue"/>
    </style:style>
    <style:style style:name="T60_72" style:family="text">
      <style:text-properties style:font-name="Helvetica Neue" style:font-name-asian="Helvetica Neue" style:font-name-complex="Helvetica Neue"/>
    </style:style>
    <style:style style:name="T60_73" style:family="text">
      <style:text-properties style:font-name="Helvetica Neue" style:font-name-asian="Helvetica Neue" style:font-name-complex="Helvetica Neue"/>
    </style:style>
    <style:style style:name="T60_74" style:family="text">
      <style:text-properties style:font-name="Helvetica Neue" style:font-name-asian="Helvetica Neue" style:font-name-complex="Helvetica Neue"/>
    </style:style>
    <style:style style:name="T60_75" style:family="text">
      <style:text-properties style:font-name="Helvetica Neue" style:font-name-asian="Helvetica Neue" style:font-name-complex="Helvetica Neue"/>
    </style:style>
    <style:style style:name="T60_76" style:family="text">
      <style:text-properties style:font-name="Helvetica Neue" style:font-name-asian="Helvetica Neue" style:font-name-complex="Helvetica Neue"/>
    </style:style>
    <style:style style:name="T60_77" style:family="text">
      <style:text-properties style:font-name="Helvetica Neue" style:font-name-asian="Helvetica Neue" style:font-name-complex="Helvetica Neue"/>
    </style:style>
    <style:style style:name="T60_78" style:family="text">
      <style:text-properties style:font-name="Helvetica Neue" style:font-name-asian="Helvetica Neue" style:font-name-complex="Helvetica Neue"/>
    </style:style>
    <style:style style:name="T60_79" style:family="text">
      <style:text-properties style:font-name="Helvetica Neue" style:font-name-asian="Helvetica Neue" style:font-name-complex="Helvetica Neue"/>
    </style:style>
    <style:style style:name="T60_80" style:family="text">
      <style:text-properties style:font-name="Helvetica Neue" style:font-name-asian="Helvetica Neue" style:font-name-complex="Helvetica Neue"/>
    </style:style>
    <style:style style:name="T60_81" style:family="text">
      <style:text-properties style:font-name="Helvetica Neue" style:font-name-asian="Helvetica Neue" style:font-name-complex="Helvetica Neue"/>
    </style:style>
    <style:style style:name="T60_82" style:family="text">
      <style:text-properties style:font-name="Helvetica Neue" style:font-name-asian="Helvetica Neue" style:font-name-complex="Helvetica Neue"/>
    </style:style>
    <style:style style:name="T60_83" style:family="text">
      <style:text-properties style:font-name="Helvetica Neue" style:font-name-asian="Helvetica Neue" style:font-name-complex="Helvetica Neue"/>
    </style:style>
    <style:style style:name="T60_84" style:family="text">
      <style:text-properties style:font-name="Helvetica Neue" style:font-name-asian="Helvetica Neue" style:font-name-complex="Helvetica Neue"/>
    </style:style>
    <style:style style:name="T60_85" style:family="text">
      <style:text-properties style:font-name="Helvetica Neue" style:font-name-asian="Helvetica Neue" style:font-name-complex="Helvetica Neue"/>
    </style:style>
    <style:style style:name="T60_86" style:family="text">
      <style:text-properties style:font-name="Helvetica Neue" style:font-name-asian="Helvetica Neue" style:font-name-complex="Helvetica Neue"/>
    </style:style>
    <style:style style:name="T60_87" style:family="text">
      <style:text-properties style:font-name="Helvetica Neue" style:font-name-asian="Helvetica Neue" style:font-name-complex="Helvetica Neue"/>
    </style:style>
    <style:style style:name="T60_88" style:family="text">
      <style:text-properties style:font-name="Helvetica Neue" style:font-name-asian="Helvetica Neue" style:font-name-complex="Helvetica Neue"/>
    </style:style>
    <style:style style:name="T60_89" style:family="text">
      <style:text-properties style:font-name="Helvetica Neue" style:font-name-asian="Helvetica Neue" style:font-name-complex="Helvetica Neue"/>
    </style:style>
    <style:style style:name="T60_90" style:family="text">
      <style:text-properties style:font-name="Helvetica Neue" style:font-name-asian="Helvetica Neue" style:font-name-complex="Helvetica Neue"/>
    </style:style>
    <style:style style:name="T60_91" style:family="text">
      <style:text-properties style:font-name="Helvetica Neue" style:font-name-asian="Helvetica Neue" style:font-name-complex="Helvetica Neue"/>
    </style:style>
    <style:style style:name="T60_92" style:family="text">
      <style:text-properties style:font-name="Helvetica Neue" style:font-name-asian="Helvetica Neue" style:font-name-complex="Helvetica Neue"/>
    </style:style>
    <style:style style:name="P61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62" style:family="paragraph" style:parent-style-name="Standard">
      <style:paragraph-properties fo:break-before="auto" fo:line-height="150%" style:writing-mode="lr-tb"/>
    </style:style>
    <style:style style:name="T62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2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2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2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2_5" style:family="text">
      <style:text-properties style:font-name="Helvetica Neue" style:font-name-asian="Helvetica Neue" style:font-name-complex="Helvetica Neue"/>
    </style:style>
    <style:style style:name="T62_6" style:family="text">
      <style:text-properties style:font-name="Helvetica Neue" style:font-name-asian="Helvetica Neue" style:font-name-complex="Helvetica Neue"/>
    </style:style>
    <style:style style:name="T62_7" style:family="text">
      <style:text-properties style:font-name="Helvetica Neue" style:font-name-asian="Helvetica Neue" style:font-name-complex="Helvetica Neue"/>
    </style:style>
    <style:style style:name="T62_8" style:family="text">
      <style:text-properties style:font-name="Helvetica Neue" style:font-name-asian="Helvetica Neue" style:font-name-complex="Helvetica Neue"/>
    </style:style>
    <style:style style:name="T62_9" style:family="text">
      <style:text-properties style:font-name="Helvetica Neue" style:font-name-asian="Helvetica Neue" style:font-name-complex="Helvetica Neue"/>
    </style:style>
    <style:style style:name="T62_10" style:family="text">
      <style:text-properties style:font-name="Helvetica Neue" style:font-name-asian="Helvetica Neue" style:font-name-complex="Helvetica Neue"/>
    </style:style>
    <style:style style:name="T62_11" style:family="text">
      <style:text-properties style:font-name="Helvetica Neue" style:font-name-asian="Helvetica Neue" style:font-name-complex="Helvetica Neue"/>
    </style:style>
    <style:style style:name="T62_12" style:family="text">
      <style:text-properties style:font-name="Helvetica Neue" style:font-name-asian="Helvetica Neue" style:font-name-complex="Helvetica Neue"/>
    </style:style>
    <style:style style:name="T62_13" style:family="text">
      <style:text-properties style:font-name="Helvetica Neue" style:font-name-asian="Helvetica Neue" style:font-name-complex="Helvetica Neue"/>
    </style:style>
    <style:style style:name="T62_14" style:family="text">
      <style:text-properties style:font-name="Helvetica Neue" style:font-name-asian="Helvetica Neue" style:font-name-complex="Helvetica Neue"/>
    </style:style>
    <style:style style:name="T62_15" style:family="text">
      <style:text-properties style:font-name="Helvetica Neue" style:font-name-asian="Helvetica Neue" style:font-name-complex="Helvetica Neue"/>
    </style:style>
    <style:style style:name="T62_16" style:family="text">
      <style:text-properties style:font-name="Helvetica Neue" style:font-name-asian="Helvetica Neue" style:font-name-complex="Helvetica Neue"/>
    </style:style>
    <style:style style:name="T62_17" style:family="text">
      <style:text-properties style:font-name="Helvetica Neue" style:font-name-asian="Helvetica Neue" style:font-name-complex="Helvetica Neue"/>
    </style:style>
    <style:style style:name="T62_18" style:family="text">
      <style:text-properties style:font-name="Helvetica Neue" style:font-name-asian="Helvetica Neue" style:font-name-complex="Helvetica Neue"/>
    </style:style>
    <style:style style:name="T62_19" style:family="text">
      <style:text-properties style:font-name="Helvetica Neue" style:font-name-asian="Helvetica Neue" style:font-name-complex="Helvetica Neue"/>
    </style:style>
    <style:style style:name="T62_20" style:family="text">
      <style:text-properties style:font-name="Helvetica Neue" style:font-name-asian="Helvetica Neue" style:font-name-complex="Helvetica Neue"/>
    </style:style>
    <style:style style:name="T62_21" style:family="text">
      <style:text-properties style:font-name="Helvetica Neue" style:font-name-asian="Helvetica Neue" style:font-name-complex="Helvetica Neue"/>
    </style:style>
    <style:style style:name="T62_22" style:family="text">
      <style:text-properties style:font-name="Helvetica Neue" style:font-name-asian="Helvetica Neue" style:font-name-complex="Helvetica Neue"/>
    </style:style>
    <style:style style:name="T62_23" style:family="text">
      <style:text-properties style:font-name="Helvetica Neue" style:font-name-asian="Helvetica Neue" style:font-name-complex="Helvetica Neue"/>
    </style:style>
    <style:style style:name="T62_24" style:family="text">
      <style:text-properties style:font-name="Helvetica Neue" style:font-name-asian="Helvetica Neue" style:font-name-complex="Helvetica Neue"/>
    </style:style>
    <style:style style:name="T62_25" style:family="text">
      <style:text-properties style:font-name="Helvetica Neue" style:font-name-asian="Helvetica Neue" style:font-name-complex="Helvetica Neue"/>
    </style:style>
    <style:style style:name="T62_26" style:family="text">
      <style:text-properties style:font-name="Helvetica Neue" style:font-name-asian="Helvetica Neue" style:font-name-complex="Helvetica Neue"/>
    </style:style>
    <style:style style:name="T62_27" style:family="text">
      <style:text-properties style:font-name="Helvetica Neue" style:font-name-asian="Helvetica Neue" style:font-name-complex="Helvetica Neue"/>
    </style:style>
    <style:style style:name="T62_28" style:family="text">
      <style:text-properties style:font-name="Helvetica Neue" style:font-name-asian="Helvetica Neue" style:font-name-complex="Helvetica Neue"/>
    </style:style>
    <style:style style:name="T62_29" style:family="text">
      <style:text-properties style:font-name="Helvetica Neue" style:font-name-asian="Helvetica Neue" style:font-name-complex="Helvetica Neue"/>
    </style:style>
    <style:style style:name="T62_30" style:family="text">
      <style:text-properties style:font-name="Helvetica Neue" style:font-name-asian="Helvetica Neue" style:font-name-complex="Helvetica Neue"/>
    </style:style>
    <style:style style:name="T62_31" style:family="text">
      <style:text-properties style:font-name="Helvetica Neue" style:font-name-asian="Helvetica Neue" style:font-name-complex="Helvetica Neue"/>
    </style:style>
    <style:style style:name="T62_32" style:family="text">
      <style:text-properties style:font-name="Helvetica Neue" style:font-name-asian="Helvetica Neue" style:font-name-complex="Helvetica Neue"/>
    </style:style>
    <style:style style:name="T62_33" style:family="text">
      <style:text-properties style:font-name="Helvetica Neue" style:font-name-asian="Helvetica Neue" style:font-name-complex="Helvetica Neue"/>
    </style:style>
    <style:style style:name="T62_34" style:family="text">
      <style:text-properties style:font-name="Helvetica Neue" style:font-name-asian="Helvetica Neue" style:font-name-complex="Helvetica Neue"/>
    </style:style>
    <style:style style:name="T62_35" style:family="text">
      <style:text-properties style:font-name="Helvetica Neue" style:font-name-asian="Helvetica Neue" style:font-name-complex="Helvetica Neue"/>
    </style:style>
    <style:style style:name="T62_36" style:family="text">
      <style:text-properties style:font-name="Helvetica Neue" style:font-name-asian="Helvetica Neue" style:font-name-complex="Helvetica Neue"/>
    </style:style>
    <style:style style:name="T62_37" style:family="text">
      <style:text-properties style:font-name="Helvetica Neue" style:font-name-asian="Helvetica Neue" style:font-name-complex="Helvetica Neue"/>
    </style:style>
    <style:style style:name="T62_38" style:family="text">
      <style:text-properties style:font-name="Helvetica Neue" style:font-name-asian="Helvetica Neue" style:font-name-complex="Helvetica Neue"/>
    </style:style>
    <style:style style:name="T62_39" style:family="text">
      <style:text-properties style:font-name="Helvetica Neue" style:font-name-asian="Helvetica Neue" style:font-name-complex="Helvetica Neue"/>
    </style:style>
    <style:style style:name="T62_40" style:family="text">
      <style:text-properties style:font-name="Helvetica Neue" style:font-name-asian="Helvetica Neue" style:font-name-complex="Helvetica Neue"/>
    </style:style>
    <style:style style:name="T62_41" style:family="text">
      <style:text-properties style:font-name="Helvetica Neue" style:font-name-asian="Helvetica Neue" style:font-name-complex="Helvetica Neue"/>
    </style:style>
    <style:style style:name="T62_42" style:family="text">
      <style:text-properties style:font-name="Helvetica Neue" style:font-name-asian="Helvetica Neue" style:font-name-complex="Helvetica Neue"/>
    </style:style>
    <style:style style:name="T62_43" style:family="text">
      <style:text-properties style:font-name="Helvetica Neue" style:font-name-asian="Helvetica Neue" style:font-name-complex="Helvetica Neue"/>
    </style:style>
    <style:style style:name="T62_44" style:family="text">
      <style:text-properties style:font-name="Helvetica Neue" style:font-name-asian="Helvetica Neue" style:font-name-complex="Helvetica Neue"/>
    </style:style>
    <style:style style:name="T62_45" style:family="text">
      <style:text-properties style:font-name="Helvetica Neue" style:font-name-asian="Helvetica Neue" style:font-name-complex="Helvetica Neue"/>
    </style:style>
    <style:style style:name="T62_46" style:family="text">
      <style:text-properties style:font-name="Helvetica Neue" style:font-name-asian="Helvetica Neue" style:font-name-complex="Helvetica Neue"/>
    </style:style>
    <style:style style:name="T62_47" style:family="text">
      <style:text-properties style:font-name="Helvetica Neue" style:font-name-asian="Helvetica Neue" style:font-name-complex="Helvetica Neue"/>
    </style:style>
    <style:style style:name="T62_48" style:family="text">
      <style:text-properties style:font-name="Helvetica Neue" style:font-name-asian="Helvetica Neue" style:font-name-complex="Helvetica Neue"/>
    </style:style>
    <style:style style:name="T62_49" style:family="text">
      <style:text-properties style:font-name="Helvetica Neue" style:font-name-asian="Helvetica Neue" style:font-name-complex="Helvetica Neue"/>
    </style:style>
    <style:style style:name="T62_50" style:family="text">
      <style:text-properties style:font-name="Helvetica Neue" style:font-name-asian="Helvetica Neue" style:font-name-complex="Helvetica Neue"/>
    </style:style>
    <style:style style:name="T62_51" style:family="text">
      <style:text-properties style:font-name="Helvetica Neue" style:font-name-asian="Helvetica Neue" style:font-name-complex="Helvetica Neue"/>
    </style:style>
    <style:style style:name="T62_52" style:family="text">
      <style:text-properties style:font-name="Helvetica Neue" style:font-name-asian="Helvetica Neue" style:font-name-complex="Helvetica Neue"/>
    </style:style>
    <style:style style:name="T62_53" style:family="text">
      <style:text-properties style:font-name="Helvetica Neue" style:font-name-asian="Helvetica Neue" style:font-name-complex="Helvetica Neue"/>
    </style:style>
    <style:style style:name="T62_54" style:family="text">
      <style:text-properties style:font-name="Helvetica Neue" style:font-name-asian="Helvetica Neue" style:font-name-complex="Helvetica Neue"/>
    </style:style>
    <style:style style:name="T62_55" style:family="text">
      <style:text-properties style:font-name="Helvetica Neue" style:font-name-asian="Helvetica Neue" style:font-name-complex="Helvetica Neue"/>
    </style:style>
    <style:style style:name="T62_56" style:family="text">
      <style:text-properties style:font-name="Helvetica Neue" style:font-name-asian="Helvetica Neue" style:font-name-complex="Helvetica Neue"/>
    </style:style>
    <style:style style:name="T62_57" style:family="text">
      <style:text-properties style:font-name="Helvetica Neue" style:font-name-asian="Helvetica Neue" style:font-name-complex="Helvetica Neue"/>
    </style:style>
    <style:style style:name="T62_58" style:family="text">
      <style:text-properties style:font-name="Helvetica Neue" style:font-name-asian="Helvetica Neue" style:font-name-complex="Helvetica Neue"/>
    </style:style>
    <style:style style:name="T62_59" style:family="text">
      <style:text-properties style:font-name="Helvetica Neue" style:font-name-asian="Helvetica Neue" style:font-name-complex="Helvetica Neue"/>
    </style:style>
    <style:style style:name="T62_60" style:family="text">
      <style:text-properties style:font-name="Helvetica Neue" style:font-name-asian="Helvetica Neue" style:font-name-complex="Helvetica Neue"/>
    </style:style>
    <style:style style:name="T62_61" style:family="text">
      <style:text-properties style:font-name="Helvetica Neue" style:font-name-asian="Helvetica Neue" style:font-name-complex="Helvetica Neue"/>
    </style:style>
    <style:style style:name="T62_62" style:family="text">
      <style:text-properties style:font-name="Helvetica Neue" style:font-name-asian="Helvetica Neue" style:font-name-complex="Helvetica Neue"/>
    </style:style>
    <style:style style:name="T62_63" style:family="text">
      <style:text-properties style:font-name="Helvetica Neue" style:font-name-asian="Helvetica Neue" style:font-name-complex="Helvetica Neue"/>
    </style:style>
    <style:style style:name="T62_64" style:family="text">
      <style:text-properties style:font-name="Helvetica Neue" style:font-name-asian="Helvetica Neue" style:font-name-complex="Helvetica Neue"/>
    </style:style>
    <style:style style:name="T62_65" style:family="text">
      <style:text-properties style:font-name="Helvetica Neue" style:font-name-asian="Helvetica Neue" style:font-name-complex="Helvetica Neue"/>
    </style:style>
    <style:style style:name="T62_66" style:family="text">
      <style:text-properties style:font-name="Helvetica Neue" style:font-name-asian="Helvetica Neue" style:font-name-complex="Helvetica Neue"/>
    </style:style>
    <style:style style:name="T62_67" style:family="text">
      <style:text-properties style:font-name="Helvetica Neue" style:font-name-asian="Helvetica Neue" style:font-name-complex="Helvetica Neue"/>
    </style:style>
    <style:style style:name="T62_68" style:family="text">
      <style:text-properties style:font-name="Helvetica Neue" style:font-name-asian="Helvetica Neue" style:font-name-complex="Helvetica Neue"/>
    </style:style>
    <style:style style:name="P63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64" style:family="paragraph" style:parent-style-name="Standard">
      <style:paragraph-properties fo:break-before="auto" fo:line-height="150%" style:writing-mode="lr-tb"/>
    </style:style>
    <style:style style:name="T64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4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4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4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4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4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4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4_8" style:family="text">
      <style:text-properties style:font-name="Helvetica Neue" style:font-name-asian="Helvetica Neue" style:font-name-complex="Helvetica Neue"/>
    </style:style>
    <style:style style:name="T64_9" style:family="text">
      <style:text-properties style:font-name="Helvetica Neue" style:font-name-asian="Helvetica Neue" style:font-name-complex="Helvetica Neue"/>
    </style:style>
    <style:style style:name="T64_10" style:family="text">
      <style:text-properties style:font-name="Helvetica Neue" style:font-name-asian="Helvetica Neue" style:font-name-complex="Helvetica Neue"/>
    </style:style>
    <style:style style:name="T64_11" style:family="text">
      <style:text-properties style:font-name="Helvetica Neue" style:font-name-asian="Helvetica Neue" style:font-name-complex="Helvetica Neue"/>
    </style:style>
    <style:style style:name="T64_12" style:family="text">
      <style:text-properties style:font-name="Helvetica Neue" style:font-name-asian="Helvetica Neue" style:font-name-complex="Helvetica Neue"/>
    </style:style>
    <style:style style:name="T64_13" style:family="text">
      <style:text-properties style:font-name="Helvetica Neue" style:font-name-asian="Helvetica Neue" style:font-name-complex="Helvetica Neue"/>
    </style:style>
    <style:style style:name="T64_14" style:family="text">
      <style:text-properties style:font-name="Helvetica Neue" style:font-name-asian="Helvetica Neue" style:font-name-complex="Helvetica Neue"/>
    </style:style>
    <style:style style:name="T64_15" style:family="text">
      <style:text-properties style:font-name="Helvetica Neue" style:font-name-asian="Helvetica Neue" style:font-name-complex="Helvetica Neue"/>
    </style:style>
    <style:style style:name="T64_16" style:family="text">
      <style:text-properties style:font-name="Helvetica Neue" style:font-name-asian="Helvetica Neue" style:font-name-complex="Helvetica Neue"/>
    </style:style>
    <style:style style:name="T64_17" style:family="text">
      <style:text-properties style:font-name="Helvetica Neue" style:font-name-asian="Helvetica Neue" style:font-name-complex="Helvetica Neue"/>
    </style:style>
    <style:style style:name="T64_18" style:family="text">
      <style:text-properties style:font-name="Helvetica Neue" style:font-name-asian="Helvetica Neue" style:font-name-complex="Helvetica Neue"/>
    </style:style>
    <style:style style:name="T64_19" style:family="text">
      <style:text-properties style:font-name="Helvetica Neue" style:font-name-asian="Helvetica Neue" style:font-name-complex="Helvetica Neue"/>
    </style:style>
    <style:style style:name="T64_20" style:family="text">
      <style:text-properties style:font-name="Helvetica Neue" style:font-name-asian="Helvetica Neue" style:font-name-complex="Helvetica Neue"/>
    </style:style>
    <style:style style:name="T64_21" style:family="text">
      <style:text-properties style:font-name="Helvetica Neue" style:font-name-asian="Helvetica Neue" style:font-name-complex="Helvetica Neue"/>
    </style:style>
    <style:style style:name="T64_22" style:family="text">
      <style:text-properties style:font-name="Helvetica Neue" style:font-name-asian="Helvetica Neue" style:font-name-complex="Helvetica Neue"/>
    </style:style>
    <style:style style:name="T64_23" style:family="text">
      <style:text-properties style:font-name="Helvetica Neue" style:font-name-asian="Helvetica Neue" style:font-name-complex="Helvetica Neue"/>
    </style:style>
    <style:style style:name="T64_24" style:family="text">
      <style:text-properties style:font-name="Helvetica Neue" style:font-name-asian="Helvetica Neue" style:font-name-complex="Helvetica Neue"/>
    </style:style>
    <style:style style:name="T64_25" style:family="text">
      <style:text-properties style:font-name="Helvetica Neue" style:font-name-asian="Helvetica Neue" style:font-name-complex="Helvetica Neue"/>
    </style:style>
    <style:style style:name="T64_26" style:family="text">
      <style:text-properties style:font-name="Helvetica Neue" style:font-name-asian="Helvetica Neue" style:font-name-complex="Helvetica Neue"/>
    </style:style>
    <style:style style:name="T64_27" style:family="text">
      <style:text-properties style:font-name="Helvetica Neue" style:font-name-asian="Helvetica Neue" style:font-name-complex="Helvetica Neue"/>
    </style:style>
    <style:style style:name="T64_28" style:family="text">
      <style:text-properties style:font-name="Helvetica Neue" style:font-name-asian="Helvetica Neue" style:font-name-complex="Helvetica Neue"/>
    </style:style>
    <style:style style:name="T64_29" style:family="text">
      <style:text-properties style:font-name="Helvetica Neue" style:font-name-asian="Helvetica Neue" style:font-name-complex="Helvetica Neue"/>
    </style:style>
    <style:style style:name="T64_30" style:family="text">
      <style:text-properties style:font-name="Helvetica Neue" style:font-name-asian="Helvetica Neue" style:font-name-complex="Helvetica Neue"/>
    </style:style>
    <style:style style:name="T64_31" style:family="text">
      <style:text-properties style:font-name="Helvetica Neue" style:font-name-asian="Helvetica Neue" style:font-name-complex="Helvetica Neue"/>
    </style:style>
    <style:style style:name="T64_32" style:family="text">
      <style:text-properties style:font-name="Helvetica Neue" style:font-name-asian="Helvetica Neue" style:font-name-complex="Helvetica Neue"/>
    </style:style>
    <style:style style:name="T64_33" style:family="text">
      <style:text-properties style:font-name="Helvetica Neue" style:font-name-asian="Helvetica Neue" style:font-name-complex="Helvetica Neue"/>
    </style:style>
    <style:style style:name="T64_34" style:family="text">
      <style:text-properties style:font-name="Helvetica Neue" style:font-name-asian="Helvetica Neue" style:font-name-complex="Helvetica Neue"/>
    </style:style>
    <style:style style:name="T64_35" style:family="text">
      <style:text-properties style:font-name="Helvetica Neue" style:font-name-asian="Helvetica Neue" style:font-name-complex="Helvetica Neue"/>
    </style:style>
    <style:style style:name="T64_36" style:family="text">
      <style:text-properties style:font-name="Helvetica Neue" style:font-name-asian="Helvetica Neue" style:font-name-complex="Helvetica Neue"/>
    </style:style>
    <style:style style:name="T64_37" style:family="text">
      <style:text-properties style:font-name="Helvetica Neue" style:font-name-asian="Helvetica Neue" style:font-name-complex="Helvetica Neue"/>
    </style:style>
    <style:style style:name="T64_38" style:family="text">
      <style:text-properties style:font-name="Helvetica Neue" style:font-name-asian="Helvetica Neue" style:font-name-complex="Helvetica Neue"/>
    </style:style>
    <style:style style:name="P65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66" style:family="paragraph" style:parent-style-name="Standard">
      <style:paragraph-properties fo:break-before="auto" fo:line-height="150%" style:writing-mode="lr-tb"/>
    </style:style>
    <style:style style:name="T66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6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6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66_4" style:family="text">
      <style:text-properties style:font-name="Helvetica Neue" style:font-name-asian="Helvetica Neue" style:font-name-complex="Helvetica Neue"/>
    </style:style>
    <style:style style:name="T66_5" style:family="text">
      <style:text-properties style:font-name="Helvetica Neue" style:font-name-asian="Helvetica Neue" style:font-name-complex="Helvetica Neue"/>
    </style:style>
    <style:style style:name="T66_6" style:family="text">
      <style:text-properties style:font-name="Helvetica Neue" style:font-name-asian="Helvetica Neue" style:font-name-complex="Helvetica Neue"/>
    </style:style>
    <style:style style:name="T66_7" style:family="text">
      <style:text-properties style:font-name="Helvetica Neue" style:font-name-asian="Helvetica Neue" style:font-name-complex="Helvetica Neue"/>
    </style:style>
    <style:style style:name="T66_8" style:family="text">
      <style:text-properties style:font-name="Helvetica Neue" style:font-name-asian="Helvetica Neue" style:font-name-complex="Helvetica Neue"/>
    </style:style>
    <style:style style:name="T66_9" style:family="text">
      <style:text-properties style:font-name="Helvetica Neue" style:font-name-asian="Helvetica Neue" style:font-name-complex="Helvetica Neue"/>
    </style:style>
    <style:style style:name="T66_10" style:family="text">
      <style:text-properties style:font-name="Helvetica Neue" style:font-name-asian="Helvetica Neue" style:font-name-complex="Helvetica Neue"/>
    </style:style>
    <style:style style:name="T66_11" style:family="text">
      <style:text-properties style:font-name="Helvetica Neue" style:font-name-asian="Helvetica Neue" style:font-name-complex="Helvetica Neue"/>
    </style:style>
    <style:style style:name="T66_12" style:family="text">
      <style:text-properties style:font-name="Helvetica Neue" style:font-name-asian="Helvetica Neue" style:font-name-complex="Helvetica Neue"/>
    </style:style>
    <style:style style:name="T66_13" style:family="text">
      <style:text-properties style:font-name="Helvetica Neue" style:font-name-asian="Helvetica Neue" style:font-name-complex="Helvetica Neue"/>
    </style:style>
    <style:style style:name="T66_14" style:family="text">
      <style:text-properties style:font-name="Helvetica Neue" style:font-name-asian="Helvetica Neue" style:font-name-complex="Helvetica Neue"/>
    </style:style>
    <style:style style:name="T66_15" style:family="text">
      <style:text-properties style:font-name="Helvetica Neue" style:font-name-asian="Helvetica Neue" style:font-name-complex="Helvetica Neue"/>
    </style:style>
    <style:style style:name="T66_16" style:family="text">
      <style:text-properties style:font-name="Helvetica Neue" style:font-name-asian="Helvetica Neue" style:font-name-complex="Helvetica Neue"/>
    </style:style>
    <style:style style:name="T66_17" style:family="text">
      <style:text-properties style:font-name="Helvetica Neue" style:font-name-asian="Helvetica Neue" style:font-name-complex="Helvetica Neue"/>
    </style:style>
    <style:style style:name="T66_18" style:family="text">
      <style:text-properties style:font-name="Helvetica Neue" style:font-name-asian="Helvetica Neue" style:font-name-complex="Helvetica Neue"/>
    </style:style>
    <style:style style:name="T66_19" style:family="text">
      <style:text-properties style:font-name="Helvetica Neue" style:font-name-asian="Helvetica Neue" style:font-name-complex="Helvetica Neue"/>
    </style:style>
    <style:style style:name="T66_20" style:family="text">
      <style:text-properties style:font-name="Helvetica Neue" style:font-name-asian="Helvetica Neue" style:font-name-complex="Helvetica Neue"/>
    </style:style>
    <style:style style:name="T66_21" style:family="text">
      <style:text-properties style:font-name="Helvetica Neue" style:font-name-asian="Helvetica Neue" style:font-name-complex="Helvetica Neue"/>
    </style:style>
    <style:style style:name="T66_22" style:family="text">
      <style:text-properties style:font-name="Helvetica Neue" style:font-name-asian="Helvetica Neue" style:font-name-complex="Helvetica Neue"/>
    </style:style>
    <style:style style:name="T66_23" style:family="text">
      <style:text-properties style:font-name="Helvetica Neue" style:font-name-asian="Helvetica Neue" style:font-name-complex="Helvetica Neue"/>
    </style:style>
    <style:style style:name="T66_24" style:family="text">
      <style:text-properties style:font-name="Helvetica Neue" style:font-name-asian="Helvetica Neue" style:font-name-complex="Helvetica Neue"/>
    </style:style>
    <style:style style:name="T66_25" style:family="text">
      <style:text-properties style:font-name="Helvetica Neue" style:font-name-asian="Helvetica Neue" style:font-name-complex="Helvetica Neue"/>
    </style:style>
    <style:style style:name="T66_26" style:family="text">
      <style:text-properties style:font-name="Helvetica Neue" style:font-name-asian="Helvetica Neue" style:font-name-complex="Helvetica Neue"/>
    </style:style>
    <style:style style:name="T66_27" style:family="text">
      <style:text-properties style:font-name="Helvetica Neue" style:font-name-asian="Helvetica Neue" style:font-name-complex="Helvetica Neue"/>
    </style:style>
    <style:style style:name="T66_28" style:family="text">
      <style:text-properties style:font-name="Helvetica Neue" style:font-name-asian="Helvetica Neue" style:font-name-complex="Helvetica Neue"/>
    </style:style>
    <style:style style:name="T66_29" style:family="text">
      <style:text-properties style:font-name="Helvetica Neue" style:font-name-asian="Helvetica Neue" style:font-name-complex="Helvetica Neue"/>
    </style:style>
    <style:style style:name="T66_30" style:family="text">
      <style:text-properties style:font-name="Helvetica Neue" style:font-name-asian="Helvetica Neue" style:font-name-complex="Helvetica Neue"/>
    </style:style>
    <style:style style:name="T66_31" style:family="text">
      <style:text-properties style:font-name="Helvetica Neue" style:font-name-asian="Helvetica Neue" style:font-name-complex="Helvetica Neue"/>
    </style:style>
    <style:style style:name="T66_32" style:family="text">
      <style:text-properties style:font-name="Helvetica Neue" style:font-name-asian="Helvetica Neue" style:font-name-complex="Helvetica Neue"/>
    </style:style>
    <style:style style:name="T66_33" style:family="text">
      <style:text-properties style:font-name="Helvetica Neue" style:font-name-asian="Helvetica Neue" style:font-name-complex="Helvetica Neue"/>
    </style:style>
    <style:style style:name="T66_34" style:family="text">
      <style:text-properties style:font-name="Helvetica Neue" style:font-name-asian="Helvetica Neue" style:font-name-complex="Helvetica Neue"/>
    </style:style>
    <style:style style:name="T66_35" style:family="text">
      <style:text-properties style:font-name="Helvetica Neue" style:font-name-asian="Helvetica Neue" style:font-name-complex="Helvetica Neue"/>
    </style:style>
    <style:style style:name="T66_36" style:family="text">
      <style:text-properties style:font-name="Helvetica Neue" style:font-name-asian="Helvetica Neue" style:font-name-complex="Helvetica Neue"/>
    </style:style>
    <style:style style:name="T66_37" style:family="text">
      <style:text-properties style:font-name="Helvetica Neue" style:font-name-asian="Helvetica Neue" style:font-name-complex="Helvetica Neue"/>
    </style:style>
    <style:style style:name="T66_38" style:family="text">
      <style:text-properties style:font-name="Helvetica Neue" style:font-name-asian="Helvetica Neue" style:font-name-complex="Helvetica Neue"/>
    </style:style>
    <style:style style:name="T66_39" style:family="text">
      <style:text-properties style:font-name="Helvetica Neue" style:font-name-asian="Helvetica Neue" style:font-name-complex="Helvetica Neue"/>
    </style:style>
    <style:style style:name="T66_40" style:family="text">
      <style:text-properties style:font-name="Helvetica Neue" style:font-name-asian="Helvetica Neue" style:font-name-complex="Helvetica Neue"/>
    </style:style>
    <style:style style:name="T66_41" style:family="text">
      <style:text-properties style:font-name="Helvetica Neue" style:font-name-asian="Helvetica Neue" style:font-name-complex="Helvetica Neue"/>
    </style:style>
    <style:style style:name="T66_42" style:family="text">
      <style:text-properties style:font-name="Helvetica Neue" style:font-name-asian="Helvetica Neue" style:font-name-complex="Helvetica Neue"/>
    </style:style>
    <style:style style:name="T66_43" style:family="text">
      <style:text-properties style:font-name="Helvetica Neue" style:font-name-asian="Helvetica Neue" style:font-name-complex="Helvetica Neue"/>
    </style:style>
    <style:style style:name="T66_44" style:family="text">
      <style:text-properties style:font-name="Helvetica Neue" style:font-name-asian="Helvetica Neue" style:font-name-complex="Helvetica Neue"/>
    </style:style>
    <style:style style:name="T66_45" style:family="text">
      <style:text-properties style:font-name="Helvetica Neue" style:font-name-asian="Helvetica Neue" style:font-name-complex="Helvetica Neue"/>
    </style:style>
    <style:style style:name="T66_46" style:family="text">
      <style:text-properties style:font-name="Helvetica Neue" style:font-name-asian="Helvetica Neue" style:font-name-complex="Helvetica Neue"/>
    </style:style>
    <style:style style:name="T66_47" style:family="text">
      <style:text-properties style:font-name="Helvetica Neue" style:font-name-asian="Helvetica Neue" style:font-name-complex="Helvetica Neue"/>
    </style:style>
    <style:style style:name="T66_48" style:family="text">
      <style:text-properties style:font-name="Helvetica Neue" style:font-name-asian="Helvetica Neue" style:font-name-complex="Helvetica Neue"/>
    </style:style>
    <style:style style:name="P67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68" style:family="paragraph" style:parent-style-name="Heading_20_1">
      <style:paragraph-properties fo:break-before="auto" fo:line-height="150%" fo:margin-top="0.847cm" style:writing-mode="lr-tb"/>
    </style:style>
    <style:style style:name="T68_1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P69" style:family="paragraph" style:parent-style-name="Standard">
      <style:paragraph-properties fo:break-before="auto" fo:line-height="150%" style:writing-mode="lr-tb"/>
    </style:style>
    <style:style style:name="T69_1" style:family="text">
      <style:text-properties style:font-name="Helvetica Neue" style:font-name-asian="Helvetica Neue" style:font-name-complex="Helvetica Neue"/>
    </style:style>
    <style:style style:name="T69_2" style:family="text">
      <style:text-properties style:font-name="Helvetica Neue" style:font-name-asian="Helvetica Neue" style:font-name-complex="Helvetica Neue"/>
    </style:style>
    <style:style style:name="T69_3" style:family="text">
      <style:text-properties style:font-name="Helvetica Neue" style:font-name-asian="Helvetica Neue" style:font-name-complex="Helvetica Neue"/>
    </style:style>
    <style:style style:name="T69_4" style:family="text">
      <style:text-properties style:font-name="Helvetica Neue" style:font-name-asian="Helvetica Neue" style:font-name-complex="Helvetica Neue"/>
    </style:style>
    <style:style style:name="T69_5" style:family="text">
      <style:text-properties style:font-name="Helvetica Neue" style:font-name-asian="Helvetica Neue" style:font-name-complex="Helvetica Neue"/>
    </style:style>
    <style:style style:name="T69_6" style:family="text">
      <style:text-properties style:font-name="Helvetica Neue" style:font-name-asian="Helvetica Neue" style:font-name-complex="Helvetica Neue"/>
    </style:style>
    <style:style style:name="T69_7" style:family="text">
      <style:text-properties style:font-name="Helvetica Neue" style:font-name-asian="Helvetica Neue" style:font-name-complex="Helvetica Neue"/>
    </style:style>
    <style:style style:name="T69_8" style:family="text">
      <style:text-properties style:font-name="Helvetica Neue" style:font-name-asian="Helvetica Neue" style:font-name-complex="Helvetica Neue"/>
    </style:style>
    <style:style style:name="T69_9" style:family="text">
      <style:text-properties style:font-name="Helvetica Neue" style:font-name-asian="Helvetica Neue" style:font-name-complex="Helvetica Neue"/>
    </style:style>
    <style:style style:name="T69_10" style:family="text">
      <style:text-properties style:font-name="Helvetica Neue" style:font-name-asian="Helvetica Neue" style:font-name-complex="Helvetica Neue"/>
    </style:style>
    <style:style style:name="T69_11" style:family="text">
      <style:text-properties style:font-name="Helvetica Neue" style:font-name-asian="Helvetica Neue" style:font-name-complex="Helvetica Neue"/>
    </style:style>
    <style:style style:name="T69_12" style:family="text">
      <style:text-properties style:font-name="Helvetica Neue" style:font-name-asian="Helvetica Neue" style:font-name-complex="Helvetica Neue"/>
    </style:style>
    <style:style style:name="T69_13" style:family="text">
      <style:text-properties style:font-name="Helvetica Neue" style:font-name-asian="Helvetica Neue" style:font-name-complex="Helvetica Neue"/>
    </style:style>
    <style:style style:name="T69_14" style:family="text">
      <style:text-properties style:font-name="Helvetica Neue" style:font-name-asian="Helvetica Neue" style:font-name-complex="Helvetica Neue"/>
    </style:style>
    <style:style style:name="T69_15" style:family="text">
      <style:text-properties style:font-name="Helvetica Neue" style:font-name-asian="Helvetica Neue" style:font-name-complex="Helvetica Neue"/>
    </style:style>
    <style:style style:name="T69_16" style:family="text">
      <style:text-properties style:font-name="Helvetica Neue" style:font-name-asian="Helvetica Neue" style:font-name-complex="Helvetica Neue"/>
    </style:style>
    <style:style style:name="T69_17" style:family="text">
      <style:text-properties style:font-name="Helvetica Neue" style:font-name-asian="Helvetica Neue" style:font-name-complex="Helvetica Neue"/>
    </style:style>
    <style:style style:name="T69_18" style:family="text">
      <style:text-properties style:font-name="Helvetica Neue" style:font-name-asian="Helvetica Neue" style:font-name-complex="Helvetica Neue"/>
    </style:style>
    <style:style style:name="T69_19" style:family="text">
      <style:text-properties style:font-name="Helvetica Neue" style:font-name-asian="Helvetica Neue" style:font-name-complex="Helvetica Neue"/>
    </style:style>
    <style:style style:name="T69_20" style:family="text">
      <style:text-properties style:font-name="Helvetica Neue" style:font-name-asian="Helvetica Neue" style:font-name-complex="Helvetica Neue"/>
    </style:style>
    <style:style style:name="T69_21" style:family="text">
      <style:text-properties style:font-name="Helvetica Neue" style:font-name-asian="Helvetica Neue" style:font-name-complex="Helvetica Neue"/>
    </style:style>
    <style:style style:name="T69_22" style:family="text">
      <style:text-properties style:font-name="Helvetica Neue" style:font-name-asian="Helvetica Neue" style:font-name-complex="Helvetica Neue"/>
    </style:style>
    <style:style style:name="T69_23" style:family="text">
      <style:text-properties style:font-name="Helvetica Neue" style:font-name-asian="Helvetica Neue" style:font-name-complex="Helvetica Neue"/>
    </style:style>
    <style:style style:name="T69_24" style:family="text">
      <style:text-properties style:font-name="Helvetica Neue" style:font-name-asian="Helvetica Neue" style:font-name-complex="Helvetica Neue"/>
    </style:style>
    <style:style style:name="T69_25" style:family="text">
      <style:text-properties style:font-name="Helvetica Neue" style:font-name-asian="Helvetica Neue" style:font-name-complex="Helvetica Neue"/>
    </style:style>
    <style:style style:name="T69_26" style:family="text">
      <style:text-properties style:font-name="Helvetica Neue" style:font-name-asian="Helvetica Neue" style:font-name-complex="Helvetica Neue"/>
    </style:style>
    <style:style style:name="T69_27" style:family="text">
      <style:text-properties style:font-name="Helvetica Neue" style:font-name-asian="Helvetica Neue" style:font-name-complex="Helvetica Neue"/>
    </style:style>
    <style:style style:name="T69_28" style:family="text">
      <style:text-properties style:font-name="Helvetica Neue" style:font-name-asian="Helvetica Neue" style:font-name-complex="Helvetica Neue"/>
    </style:style>
    <style:style style:name="P70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71" style:family="paragraph" style:parent-style-name="Heading_20_1">
      <style:paragraph-properties fo:break-before="auto" fo:line-height="150%" fo:margin-top="0cm" style:writing-mode="lr-tb"/>
    </style:style>
    <style:style style:name="P72" style:family="paragraph" style:parent-style-name="Heading_20_1">
      <style:paragraph-properties fo:break-before="page" fo:line-height="150%" fo:margin-top="0cm" style:writing-mode="lr-tb"/>
    </style:style>
    <style:style style:name="T72_1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P73" style:family="paragraph" style:parent-style-name="Standard">
      <style:paragraph-properties fo:break-before="auto" fo:line-height="150%" style:writing-mode="lr-tb"/>
    </style:style>
    <style:style style:name="T73_1" style:family="text">
      <style:text-properties style:font-name="Helvetica Neue" style:font-name-asian="Helvetica Neue" style:font-name-complex="Helvetica Neue"/>
    </style:style>
    <style:style style:name="T73_2" style:family="text">
      <style:text-properties style:font-name="Helvetica Neue" style:font-name-asian="Helvetica Neue" style:font-name-complex="Helvetica Neue"/>
    </style:style>
    <style:style style:name="T73_3" style:family="text">
      <style:text-properties style:font-name="Helvetica Neue" style:font-name-asian="Helvetica Neue" style:font-name-complex="Helvetica Neue"/>
    </style:style>
    <style:style style:name="T73_4" style:family="text">
      <style:text-properties style:font-name="Helvetica Neue" style:font-name-asian="Helvetica Neue" style:font-name-complex="Helvetica Neue"/>
    </style:style>
    <style:style style:name="T73_5" style:family="text">
      <style:text-properties style:font-name="Helvetica Neue" style:font-name-asian="Helvetica Neue" style:font-name-complex="Helvetica Neue"/>
    </style:style>
    <style:style style:name="T73_6" style:family="text">
      <style:text-properties style:font-name="Helvetica Neue" style:font-name-asian="Helvetica Neue" style:font-name-complex="Helvetica Neue"/>
    </style:style>
    <style:style style:name="T73_7" style:family="text">
      <style:text-properties style:font-name="Helvetica Neue" style:font-name-asian="Helvetica Neue" style:font-name-complex="Helvetica Neue"/>
    </style:style>
    <style:style style:name="T73_8" style:family="text">
      <style:text-properties style:font-name="Helvetica Neue" style:font-name-asian="Helvetica Neue" style:font-name-complex="Helvetica Neue"/>
    </style:style>
    <style:style style:name="T73_9" style:family="text">
      <style:text-properties style:font-name="Helvetica Neue" style:font-name-asian="Helvetica Neue" style:font-name-complex="Helvetica Neue"/>
    </style:style>
    <style:style style:name="T73_10" style:family="text">
      <style:text-properties style:font-name="Helvetica Neue" style:font-name-asian="Helvetica Neue" style:font-name-complex="Helvetica Neue"/>
    </style:style>
    <style:style style:name="T73_11" style:family="text">
      <style:text-properties style:font-name="Helvetica Neue" style:font-name-asian="Helvetica Neue" style:font-name-complex="Helvetica Neue"/>
    </style:style>
    <style:style style:name="T73_12" style:family="text">
      <style:text-properties style:font-name="Helvetica Neue" style:font-name-asian="Helvetica Neue" style:font-name-complex="Helvetica Neue"/>
    </style:style>
    <style:style style:name="T73_13" style:family="text">
      <style:text-properties style:font-name="Helvetica Neue" style:font-name-asian="Helvetica Neue" style:font-name-complex="Helvetica Neue"/>
    </style:style>
    <style:style style:name="T73_14" style:family="text">
      <style:text-properties style:font-name="Helvetica Neue" style:font-name-asian="Helvetica Neue" style:font-name-complex="Helvetica Neue"/>
    </style:style>
    <style:style style:name="T73_15" style:family="text">
      <style:text-properties style:font-name="Helvetica Neue" style:font-name-asian="Helvetica Neue" style:font-name-complex="Helvetica Neue"/>
    </style:style>
    <style:style style:name="T73_16" style:family="text">
      <style:text-properties style:font-name="Helvetica Neue" style:font-name-asian="Helvetica Neue" style:font-name-complex="Helvetica Neue"/>
    </style:style>
    <style:style style:name="T73_17" style:family="text">
      <style:text-properties style:font-name="Helvetica Neue" style:font-name-asian="Helvetica Neue" style:font-name-complex="Helvetica Neue"/>
    </style:style>
    <style:style style:name="T73_18" style:family="text">
      <style:text-properties style:font-name="Helvetica Neue" style:font-name-asian="Helvetica Neue" style:font-name-complex="Helvetica Neue"/>
    </style:style>
    <style:style style:name="T73_19" style:family="text">
      <style:text-properties style:font-name="Helvetica Neue" style:font-name-asian="Helvetica Neue" style:font-name-complex="Helvetica Neue"/>
    </style:style>
    <style:style style:name="T73_20" style:family="text">
      <style:text-properties style:font-name="Helvetica Neue" style:font-name-asian="Helvetica Neue" style:font-name-complex="Helvetica Neue"/>
    </style:style>
    <style:style style:name="T73_21" style:family="text">
      <style:text-properties style:font-name="Helvetica Neue" style:font-name-asian="Helvetica Neue" style:font-name-complex="Helvetica Neue"/>
    </style:style>
    <style:style style:name="T73_22" style:family="text">
      <style:text-properties style:font-name="Helvetica Neue" style:font-name-asian="Helvetica Neue" style:font-name-complex="Helvetica Neue"/>
    </style:style>
    <style:style style:name="T73_23" style:family="text">
      <style:text-properties style:font-name="Helvetica Neue" style:font-name-asian="Helvetica Neue" style:font-name-complex="Helvetica Neue"/>
    </style:style>
    <style:style style:name="T73_24" style:family="text">
      <style:text-properties style:font-name="Helvetica Neue" style:font-name-asian="Helvetica Neue" style:font-name-complex="Helvetica Neue"/>
    </style:style>
    <style:style style:name="T73_25" style:family="text">
      <style:text-properties style:font-name="Helvetica Neue" style:font-name-asian="Helvetica Neue" style:font-name-complex="Helvetica Neue"/>
    </style:style>
    <style:style style:name="T73_26" style:family="text">
      <style:text-properties style:font-name="Helvetica Neue" style:font-name-asian="Helvetica Neue" style:font-name-complex="Helvetica Neue"/>
    </style:style>
    <style:style style:name="T73_27" style:family="text">
      <style:text-properties style:font-name="Helvetica Neue" style:font-name-asian="Helvetica Neue" style:font-name-complex="Helvetica Neue"/>
    </style:style>
    <style:style style:name="T73_28" style:family="text">
      <style:text-properties style:font-name="Helvetica Neue" style:font-name-asian="Helvetica Neue" style:font-name-complex="Helvetica Neue"/>
    </style:style>
    <style:style style:name="T73_29" style:family="text">
      <style:text-properties style:font-name="Helvetica Neue" style:font-name-asian="Helvetica Neue" style:font-name-complex="Helvetica Neue"/>
    </style:style>
    <style:style style:name="T73_30" style:family="text">
      <style:text-properties style:font-name="Helvetica Neue" style:font-name-asian="Helvetica Neue" style:font-name-complex="Helvetica Neue"/>
    </style:style>
    <style:style style:name="T73_31" style:family="text">
      <style:text-properties style:font-name="Helvetica Neue" style:font-name-asian="Helvetica Neue" style:font-name-complex="Helvetica Neue"/>
    </style:style>
    <style:style style:name="T73_32" style:family="text">
      <style:text-properties style:font-name="Helvetica Neue" style:font-name-asian="Helvetica Neue" style:font-name-complex="Helvetica Neue"/>
    </style:style>
    <style:style style:name="T73_33" style:family="text">
      <style:text-properties style:font-name="Helvetica Neue" style:font-name-asian="Helvetica Neue" style:font-name-complex="Helvetica Neue"/>
    </style:style>
    <style:style style:name="T73_34" style:family="text">
      <style:text-properties style:font-name="Helvetica Neue" style:font-name-asian="Helvetica Neue" style:font-name-complex="Helvetica Neue"/>
    </style:style>
    <style:style style:name="T73_35" style:family="text">
      <style:text-properties style:font-name="Helvetica Neue" style:font-name-asian="Helvetica Neue" style:font-name-complex="Helvetica Neue"/>
    </style:style>
    <style:style style:name="T73_36" style:family="text">
      <style:text-properties style:font-name="Helvetica Neue" style:font-name-asian="Helvetica Neue" style:font-name-complex="Helvetica Neue"/>
    </style:style>
    <style:style style:name="T73_37" style:family="text">
      <style:text-properties style:font-name="Helvetica Neue" style:font-name-asian="Helvetica Neue" style:font-name-complex="Helvetica Neue"/>
    </style:style>
    <style:style style:name="T73_38" style:family="text">
      <style:text-properties style:font-name="Helvetica Neue" style:font-name-asian="Helvetica Neue" style:font-name-complex="Helvetica Neue"/>
    </style:style>
    <style:style style:name="T73_39" style:family="text">
      <style:text-properties style:font-name="Helvetica Neue" style:font-name-asian="Helvetica Neue" style:font-name-complex="Helvetica Neue"/>
    </style:style>
    <style:style style:name="T73_40" style:family="text">
      <style:text-properties style:font-name="Helvetica Neue" style:font-name-asian="Helvetica Neue" style:font-name-complex="Helvetica Neue"/>
    </style:style>
    <style:style style:name="T73_41" style:family="text">
      <style:text-properties style:font-name="Helvetica Neue" style:font-name-asian="Helvetica Neue" style:font-name-complex="Helvetica Neue"/>
    </style:style>
    <style:style style:name="T73_42" style:family="text">
      <style:text-properties style:font-name="Helvetica Neue" style:font-name-asian="Helvetica Neue" style:font-name-complex="Helvetica Neue"/>
    </style:style>
    <style:style style:name="T73_43" style:family="text">
      <style:text-properties style:font-name="Helvetica Neue" style:font-name-asian="Helvetica Neue" style:font-name-complex="Helvetica Neue"/>
    </style:style>
    <style:style style:name="T73_44" style:family="text">
      <style:text-properties style:font-name="Helvetica Neue" style:font-name-asian="Helvetica Neue" style:font-name-complex="Helvetica Neue"/>
    </style:style>
    <style:style style:name="T73_45" style:family="text">
      <style:text-properties style:font-name="Helvetica Neue" style:font-name-asian="Helvetica Neue" style:font-name-complex="Helvetica Neue"/>
    </style:style>
    <style:style style:name="T73_46" style:family="text">
      <style:text-properties style:font-name="Helvetica Neue" style:font-name-asian="Helvetica Neue" style:font-name-complex="Helvetica Neue"/>
    </style:style>
    <style:style style:name="T73_47" style:family="text">
      <style:text-properties style:font-name="Helvetica Neue" style:font-name-asian="Helvetica Neue" style:font-name-complex="Helvetica Neue"/>
    </style:style>
    <style:style style:name="T73_48" style:family="text">
      <style:text-properties style:font-name="Helvetica Neue" style:font-name-asian="Helvetica Neue" style:font-name-complex="Helvetica Neue"/>
    </style:style>
    <style:style style:name="T73_49" style:family="text">
      <style:text-properties style:font-name="Helvetica Neue" style:font-name-asian="Helvetica Neue" style:font-name-complex="Helvetica Neue"/>
    </style:style>
    <style:style style:name="T73_50" style:family="text">
      <style:text-properties style:font-name="Helvetica Neue" style:font-name-asian="Helvetica Neue" style:font-name-complex="Helvetica Neue"/>
    </style:style>
    <style:style style:name="T73_51" style:family="text">
      <style:text-properties style:font-name="Helvetica Neue" style:font-name-asian="Helvetica Neue" style:font-name-complex="Helvetica Neue"/>
    </style:style>
    <style:style style:name="T73_52" style:family="text">
      <style:text-properties style:font-name="Helvetica Neue" style:font-name-asian="Helvetica Neue" style:font-name-complex="Helvetica Neue"/>
    </style:style>
    <style:style style:name="T73_53" style:family="text">
      <style:text-properties style:font-name="Helvetica Neue" style:font-name-asian="Helvetica Neue" style:font-name-complex="Helvetica Neue"/>
    </style:style>
    <style:style style:name="T73_54" style:family="text">
      <style:text-properties style:font-name="Helvetica Neue" style:font-name-asian="Helvetica Neue" style:font-name-complex="Helvetica Neue"/>
    </style:style>
    <style:style style:name="T73_55" style:family="text">
      <style:text-properties style:font-name="Helvetica Neue" style:font-name-asian="Helvetica Neue" style:font-name-complex="Helvetica Neue"/>
    </style:style>
    <style:style style:name="T73_56" style:family="text">
      <style:text-properties style:font-name="Helvetica Neue" style:font-name-asian="Helvetica Neue" style:font-name-complex="Helvetica Neue"/>
    </style:style>
    <style:style style:name="T73_57" style:family="text">
      <style:text-properties style:font-name="Helvetica Neue" style:font-name-asian="Helvetica Neue" style:font-name-complex="Helvetica Neue"/>
    </style:style>
    <style:style style:name="T73_58" style:family="text">
      <style:text-properties style:font-name="Helvetica Neue" style:font-name-asian="Helvetica Neue" style:font-name-complex="Helvetica Neue"/>
    </style:style>
    <style:style style:name="T73_59" style:family="text">
      <style:text-properties style:font-name="Helvetica Neue" style:font-name-asian="Helvetica Neue" style:font-name-complex="Helvetica Neue"/>
    </style:style>
    <style:style style:name="T73_60" style:family="text">
      <style:text-properties style:font-name="Helvetica Neue" style:font-name-asian="Helvetica Neue" style:font-name-complex="Helvetica Neue"/>
    </style:style>
    <style:style style:name="T73_61" style:family="text">
      <style:text-properties style:font-name="Helvetica Neue" style:font-name-asian="Helvetica Neue" style:font-name-complex="Helvetica Neue"/>
    </style:style>
    <style:style style:name="T73_62" style:family="text">
      <style:text-properties style:font-name="Helvetica Neue" style:font-name-asian="Helvetica Neue" style:font-name-complex="Helvetica Neue"/>
    </style:style>
    <style:style style:name="T73_63" style:family="text">
      <style:text-properties style:font-name="Helvetica Neue" style:font-name-asian="Helvetica Neue" style:font-name-complex="Helvetica Neue"/>
    </style:style>
    <style:style style:name="T73_64" style:family="text">
      <style:text-properties style:font-name="Helvetica Neue" style:font-name-asian="Helvetica Neue" style:font-name-complex="Helvetica Neue"/>
    </style:style>
    <style:style style:name="T73_65" style:family="text">
      <style:text-properties style:font-name="Helvetica Neue" style:font-name-asian="Helvetica Neue" style:font-name-complex="Helvetica Neue"/>
    </style:style>
    <style:style style:name="T73_66" style:family="text">
      <style:text-properties style:font-name="Helvetica Neue" style:font-name-asian="Helvetica Neue" style:font-name-complex="Helvetica Neue"/>
    </style:style>
    <style:style style:name="T73_67" style:family="text">
      <style:text-properties style:font-name="Helvetica Neue" style:font-name-asian="Helvetica Neue" style:font-name-complex="Helvetica Neue"/>
    </style:style>
    <style:style style:name="T73_68" style:family="text">
      <style:text-properties style:font-name="Helvetica Neue" style:font-name-asian="Helvetica Neue" style:font-name-complex="Helvetica Neue"/>
    </style:style>
    <style:style style:name="T73_69" style:family="text">
      <style:text-properties style:font-name="Helvetica Neue" style:font-name-asian="Helvetica Neue" style:font-name-complex="Helvetica Neue"/>
    </style:style>
    <style:style style:name="T73_70" style:family="text">
      <style:text-properties style:font-name="Helvetica Neue" style:font-name-asian="Helvetica Neue" style:font-name-complex="Helvetica Neue"/>
    </style:style>
    <style:style style:name="T73_71" style:family="text">
      <style:text-properties style:font-name="Helvetica Neue" style:font-name-asian="Helvetica Neue" style:font-name-complex="Helvetica Neue"/>
    </style:style>
    <style:style style:name="T73_72" style:family="text">
      <style:text-properties style:font-name="Helvetica Neue" style:font-name-asian="Helvetica Neue" style:font-name-complex="Helvetica Neue"/>
    </style:style>
    <style:style style:name="T73_73" style:family="text">
      <style:text-properties style:font-name="Helvetica Neue" style:font-name-asian="Helvetica Neue" style:font-name-complex="Helvetica Neue"/>
    </style:style>
    <style:style style:name="T73_74" style:family="text">
      <style:text-properties style:font-name="Helvetica Neue" style:font-name-asian="Helvetica Neue" style:font-name-complex="Helvetica Neue"/>
    </style:style>
    <style:style style:name="T73_75" style:family="text">
      <style:text-properties style:font-name="Helvetica Neue" style:font-name-asian="Helvetica Neue" style:font-name-complex="Helvetica Neue"/>
    </style:style>
    <style:style style:name="T73_76" style:family="text">
      <style:text-properties style:font-name="Helvetica Neue" style:font-name-asian="Helvetica Neue" style:font-name-complex="Helvetica Neue"/>
    </style:style>
    <style:style style:name="T73_77" style:family="text">
      <style:text-properties style:font-name="Helvetica Neue" style:font-name-asian="Helvetica Neue" style:font-name-complex="Helvetica Neue"/>
    </style:style>
    <style:style style:name="T73_78" style:family="text">
      <style:text-properties style:font-name="Helvetica Neue" style:font-name-asian="Helvetica Neue" style:font-name-complex="Helvetica Neue"/>
    </style:style>
    <style:style style:name="T73_79" style:family="text"/>
    <style:style style:name="T73_80" style:family="text">
      <style:text-properties style:font-name="Helvetica Neue" style:font-name-asian="Helvetica Neue" style:font-name-complex="Helvetica Neue"/>
    </style:style>
    <style:style style:name="T73_81" style:family="text"/>
    <style:style style:name="T73_8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73_83" style:family="text"/>
    <style:style style:name="T73_8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73_85" style:family="text"/>
    <style:style style:name="T73_8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73_87" style:family="text"/>
    <style:style style:name="T73_8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73_89" style:family="text">
      <style:text-properties style:font-name="Helvetica Neue" style:font-name-asian="Helvetica Neue" style:font-name-complex="Helvetica Neue"/>
    </style:style>
    <style:style style:name="P74" style:family="paragraph" style:parent-style-name="Heading_20_2">
      <style:paragraph-properties fo:break-before="auto" fo:line-height="150%" fo:margin-bottom="0.141cm" style:writing-mode="lr-tb"/>
    </style:style>
    <style:style style:name="T74_1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P75" style:family="paragraph" style:parent-style-name="Standard">
      <style:paragraph-properties fo:break-before="auto" fo:line-height="150%" style:writing-mode="lr-tb"/>
    </style:style>
    <style:style style:name="T75_1" style:family="text">
      <style:text-properties style:font-name="Helvetica Neue" style:font-name-asian="Helvetica Neue" style:font-name-complex="Helvetica Neue"/>
    </style:style>
    <style:style style:name="T75_2" style:family="text">
      <style:text-properties style:font-name="Helvetica Neue" style:font-name-asian="Helvetica Neue" style:font-name-complex="Helvetica Neue"/>
    </style:style>
    <style:style style:name="T75_3" style:family="text">
      <style:text-properties style:font-name="Helvetica Neue" style:font-name-asian="Helvetica Neue" style:font-name-complex="Helvetica Neue"/>
    </style:style>
    <style:style style:name="T75_4" style:family="text">
      <style:text-properties style:font-name="Helvetica Neue" style:font-name-asian="Helvetica Neue" style:font-name-complex="Helvetica Neue"/>
    </style:style>
    <style:style style:name="T75_5" style:family="text">
      <style:text-properties style:font-name="Helvetica Neue" style:font-name-asian="Helvetica Neue" style:font-name-complex="Helvetica Neue"/>
    </style:style>
    <style:style style:name="T75_6" style:family="text">
      <style:text-properties style:font-name="Helvetica Neue" style:font-name-asian="Helvetica Neue" style:font-name-complex="Helvetica Neue"/>
    </style:style>
    <style:style style:name="T75_7" style:family="text">
      <style:text-properties style:font-name="Helvetica Neue" style:font-name-asian="Helvetica Neue" style:font-name-complex="Helvetica Neue"/>
    </style:style>
    <style:style style:name="T75_8" style:family="text">
      <style:text-properties style:font-name="Helvetica Neue" style:font-name-asian="Helvetica Neue" style:font-name-complex="Helvetica Neue"/>
    </style:style>
    <style:style style:name="P76" style:family="paragraph" style:parent-style-name="Standard">
      <style:paragraph-properties fo:break-before="auto" fo:line-height="150%" fo:margin-top="0cm" style:writing-mode="lr-tb"/>
    </style:style>
    <style:style style:name="T76_1" style:family="text">
      <style:text-properties style:font-name="Helvetica Neue" style:font-name-asian="Helvetica Neue" style:font-name-complex="Helvetica Neue"/>
    </style:style>
    <style:style style:name="T76_2" style:family="text">
      <style:text-properties style:font-name="Helvetica Neue" style:font-name-asian="Helvetica Neue" style:font-name-complex="Helvetica Neue"/>
    </style:style>
    <style:style style:name="T76_3" style:family="text">
      <style:text-properties style:font-name="Helvetica Neue" style:font-name-asian="Helvetica Neue" style:font-name-complex="Helvetica Neue"/>
    </style:style>
    <style:style style:name="T76_4" style:family="text">
      <style:text-properties style:font-name="Helvetica Neue" style:font-name-asian="Helvetica Neue" style:font-name-complex="Helvetica Neue"/>
    </style:style>
    <style:style style:name="T76_5" style:family="text">
      <style:text-properties style:font-name="Helvetica Neue" style:font-name-asian="Helvetica Neue" style:font-name-complex="Helvetica Neue"/>
    </style:style>
    <style:style style:name="T76_6" style:family="text">
      <style:text-properties style:font-name="Helvetica Neue" style:font-name-asian="Helvetica Neue" style:font-name-complex="Helvetica Neue"/>
    </style:style>
    <style:style style:name="T76_7" style:family="text">
      <style:text-properties style:font-name="Helvetica Neue" style:font-name-asian="Helvetica Neue" style:font-name-complex="Helvetica Neue"/>
    </style:style>
    <style:style style:name="T76_8" style:family="text">
      <style:text-properties style:font-name="Helvetica Neue" style:font-name-asian="Helvetica Neue" style:font-name-complex="Helvetica Neue"/>
    </style:style>
    <style:style style:name="T76_9" style:family="text">
      <style:text-properties style:font-name="Helvetica Neue" style:font-name-asian="Helvetica Neue" style:font-name-complex="Helvetica Neue"/>
    </style:style>
    <style:style style:name="T76_10" style:family="text">
      <style:text-properties style:font-name="Helvetica Neue" style:font-name-asian="Helvetica Neue" style:font-name-complex="Helvetica Neue"/>
    </style:style>
    <style:style style:name="P77" style:family="paragraph" style:parent-style-name="Standard">
      <style:paragraph-properties fo:break-before="auto" fo:line-height="150%" fo:margin-top="0cm" style:writing-mode="lr-tb"/>
    </style:style>
    <style:style style:name="T77_1" style:family="text">
      <style:text-properties style:font-name="Helvetica Neue" style:font-name-asian="Helvetica Neue" style:font-name-complex="Helvetica Neue"/>
    </style:style>
    <style:style style:name="T77_2" style:family="text">
      <style:text-properties style:font-name="Helvetica Neue" style:font-name-asian="Helvetica Neue" style:font-name-complex="Helvetica Neue"/>
    </style:style>
    <style:style style:name="T77_3" style:family="text">
      <style:text-properties style:font-name="Helvetica Neue" style:font-name-asian="Helvetica Neue" style:font-name-complex="Helvetica Neue"/>
    </style:style>
    <style:style style:name="T77_4" style:family="text">
      <style:text-properties style:font-name="Helvetica Neue" style:font-name-asian="Helvetica Neue" style:font-name-complex="Helvetica Neue"/>
    </style:style>
    <style:style style:name="T77_5" style:family="text">
      <style:text-properties style:font-name="Helvetica Neue" style:font-name-asian="Helvetica Neue" style:font-name-complex="Helvetica Neue"/>
    </style:style>
    <style:style style:name="T77_6" style:family="text">
      <style:text-properties style:font-name="Helvetica Neue" style:font-name-asian="Helvetica Neue" style:font-name-complex="Helvetica Neue"/>
    </style:style>
    <style:style style:name="T77_7" style:family="text">
      <style:text-properties style:font-name="Helvetica Neue" style:font-name-asian="Helvetica Neue" style:font-name-complex="Helvetica Neue"/>
    </style:style>
    <style:style style:name="T77_8" style:family="text">
      <style:text-properties style:font-name="Helvetica Neue" style:font-name-asian="Helvetica Neue" style:font-name-complex="Helvetica Neue"/>
    </style:style>
    <style:style style:name="T77_9" style:family="text">
      <style:text-properties style:font-name="Helvetica Neue" style:font-name-asian="Helvetica Neue" style:font-name-complex="Helvetica Neue"/>
    </style:style>
    <style:style style:name="T77_10" style:family="text">
      <style:text-properties style:font-name="Helvetica Neue" style:font-name-asian="Helvetica Neue" style:font-name-complex="Helvetica Neue"/>
    </style:style>
    <style:style style:name="T77_11" style:family="text">
      <style:text-properties style:font-name="Helvetica Neue" style:font-name-asian="Helvetica Neue" style:font-name-complex="Helvetica Neue"/>
    </style:style>
    <style:style style:name="T77_12" style:family="text">
      <style:text-properties style:font-name="Helvetica Neue" style:font-name-asian="Helvetica Neue" style:font-name-complex="Helvetica Neue"/>
    </style:style>
    <style:style style:name="T77_13" style:family="text">
      <style:text-properties style:font-name="Helvetica Neue" style:font-name-asian="Helvetica Neue" style:font-name-complex="Helvetica Neue"/>
    </style:style>
    <style:style style:name="T77_14" style:family="text">
      <style:text-properties style:font-name="Helvetica Neue" style:font-name-asian="Helvetica Neue" style:font-name-complex="Helvetica Neue"/>
    </style:style>
    <style:style style:name="T77_15" style:family="text">
      <style:text-properties style:font-name="Helvetica Neue" style:font-name-asian="Helvetica Neue" style:font-name-complex="Helvetica Neue"/>
    </style:style>
    <style:style style:name="T77_16" style:family="text">
      <style:text-properties style:font-name="Helvetica Neue" style:font-name-asian="Helvetica Neue" style:font-name-complex="Helvetica Neue"/>
    </style:style>
    <style:style style:name="T77_17" style:family="text">
      <style:text-properties style:font-name="Helvetica Neue" style:font-name-asian="Helvetica Neue" style:font-name-complex="Helvetica Neue"/>
    </style:style>
    <style:style style:name="T77_18" style:family="text">
      <style:text-properties style:font-name="Helvetica Neue" style:font-name-asian="Helvetica Neue" style:font-name-complex="Helvetica Neue"/>
    </style:style>
    <style:style style:name="P78" style:family="paragraph" style:parent-style-name="Standard">
      <style:paragraph-properties fo:break-before="auto" fo:line-height="150%" fo:margin-top="0cm" style:writing-mode="lr-tb"/>
    </style:style>
    <style:style style:name="T78_1" style:family="text">
      <style:text-properties style:font-name="Helvetica Neue" style:font-name-asian="Helvetica Neue" style:font-name-complex="Helvetica Neue"/>
    </style:style>
    <style:style style:name="T78_2" style:family="text">
      <style:text-properties style:font-name="Helvetica Neue" style:font-name-asian="Helvetica Neue" style:font-name-complex="Helvetica Neue"/>
    </style:style>
    <style:style style:name="T78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78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78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78_6" style:family="text">
      <style:text-properties style:font-name="Helvetica Neue" style:font-name-asian="Helvetica Neue" style:font-name-complex="Helvetica Neue"/>
    </style:style>
    <style:style style:name="T78_7" style:family="text">
      <style:text-properties style:font-name="Helvetica Neue" style:font-name-asian="Helvetica Neue" style:font-name-complex="Helvetica Neue"/>
    </style:style>
    <style:style style:name="T78_8" style:family="text">
      <style:text-properties style:font-name="Helvetica Neue" style:font-name-asian="Helvetica Neue" style:font-name-complex="Helvetica Neue"/>
    </style:style>
    <style:style style:name="T78_9" style:family="text">
      <style:text-properties style:font-name="Helvetica Neue" style:font-name-asian="Helvetica Neue" style:font-name-complex="Helvetica Neue"/>
    </style:style>
    <style:style style:name="T78_10" style:family="text">
      <style:text-properties style:font-name="Helvetica Neue" style:font-name-asian="Helvetica Neue" style:font-name-complex="Helvetica Neue"/>
    </style:style>
    <style:style style:name="T78_11" style:family="text">
      <style:text-properties style:font-name="Helvetica Neue" style:font-name-asian="Helvetica Neue" style:font-name-complex="Helvetica Neue"/>
    </style:style>
    <style:style style:name="T78_12" style:family="text">
      <style:text-properties style:font-name="Helvetica Neue" style:font-name-asian="Helvetica Neue" style:font-name-complex="Helvetica Neue"/>
    </style:style>
    <style:style style:name="T78_13" style:family="text">
      <style:text-properties style:font-name="Helvetica Neue" style:font-name-asian="Helvetica Neue" style:font-name-complex="Helvetica Neue"/>
    </style:style>
    <style:style style:name="T78_14" style:family="text">
      <style:text-properties style:font-name="Helvetica Neue" style:font-name-asian="Helvetica Neue" style:font-name-complex="Helvetica Neue"/>
    </style:style>
    <style:style style:name="T78_15" style:family="text">
      <style:text-properties style:font-name="Helvetica Neue" style:font-name-asian="Helvetica Neue" style:font-name-complex="Helvetica Neue"/>
    </style:style>
    <style:style style:name="T78_16" style:family="text">
      <style:text-properties style:font-name="Helvetica Neue" style:font-name-asian="Helvetica Neue" style:font-name-complex="Helvetica Neue"/>
    </style:style>
    <style:style style:name="T78_17" style:family="text">
      <style:text-properties style:font-name="Helvetica Neue" style:font-name-asian="Helvetica Neue" style:font-name-complex="Helvetica Neue"/>
    </style:style>
    <style:style style:name="T78_18" style:family="text">
      <style:text-properties style:font-name="Helvetica Neue" style:font-name-asian="Helvetica Neue" style:font-name-complex="Helvetica Neue"/>
    </style:style>
    <style:style style:name="P79" style:family="paragraph" style:parent-style-name="Standard">
      <style:paragraph-properties fo:break-before="auto" fo:line-height="150%" fo:margin-top="0cm" style:writing-mode="lr-tb"/>
    </style:style>
    <style:style style:name="T79_1" style:family="text">
      <style:text-properties style:font-name="Helvetica Neue" style:font-name-asian="Helvetica Neue" style:font-name-complex="Helvetica Neue"/>
    </style:style>
    <style:style style:name="T79_2" style:family="text">
      <style:text-properties style:font-name="Helvetica Neue" style:font-name-asian="Helvetica Neue" style:font-name-complex="Helvetica Neue"/>
    </style:style>
    <style:style style:name="T79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79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79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79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79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79_8" style:family="text">
      <style:text-properties style:font-name="Helvetica Neue" style:font-name-asian="Helvetica Neue" style:font-name-complex="Helvetica Neue"/>
    </style:style>
    <style:style style:name="T79_9" style:family="text">
      <style:text-properties style:font-name="Helvetica Neue" style:font-name-asian="Helvetica Neue" style:font-name-complex="Helvetica Neue"/>
    </style:style>
    <style:style style:name="T79_10" style:family="text">
      <style:text-properties style:font-name="Helvetica Neue" style:font-name-asian="Helvetica Neue" style:font-name-complex="Helvetica Neue"/>
    </style:style>
    <style:style style:name="T79_11" style:family="text">
      <style:text-properties style:font-name="Helvetica Neue" style:font-name-asian="Helvetica Neue" style:font-name-complex="Helvetica Neue"/>
    </style:style>
    <style:style style:name="T79_12" style:family="text">
      <style:text-properties style:font-name="Helvetica Neue" style:font-name-asian="Helvetica Neue" style:font-name-complex="Helvetica Neue"/>
    </style:style>
    <style:style style:name="T79_13" style:family="text">
      <style:text-properties style:font-name="Helvetica Neue" style:font-name-asian="Helvetica Neue" style:font-name-complex="Helvetica Neue"/>
    </style:style>
    <style:style style:name="T79_14" style:family="text">
      <style:text-properties style:font-name="Helvetica Neue" style:font-name-asian="Helvetica Neue" style:font-name-complex="Helvetica Neue"/>
    </style:style>
    <style:style style:name="T79_15" style:family="text">
      <style:text-properties style:font-name="Helvetica Neue" style:font-name-asian="Helvetica Neue" style:font-name-complex="Helvetica Neue"/>
    </style:style>
    <style:style style:name="T79_16" style:family="text">
      <style:text-properties style:font-name="Helvetica Neue" style:font-name-asian="Helvetica Neue" style:font-name-complex="Helvetica Neue"/>
    </style:style>
    <style:style style:name="P80" style:family="paragraph" style:parent-style-name="Standard">
      <style:paragraph-properties fo:break-before="auto" fo:line-height="150%" fo:margin-top="0cm" fo:margin-bottom="0cm" style:writing-mode="lr-tb"/>
    </style:style>
    <style:style style:name="T80_1" style:family="text">
      <style:text-properties style:font-name="Helvetica Neue" style:font-name-asian="Helvetica Neue" style:font-name-complex="Helvetica Neue"/>
    </style:style>
    <style:style style:name="T80_2" style:family="text">
      <style:text-properties style:font-name="Helvetica Neue" style:font-name-asian="Helvetica Neue" style:font-name-complex="Helvetica Neue"/>
    </style:style>
    <style:style style:name="T80_3" style:family="text">
      <style:text-properties style:font-name="Helvetica Neue" style:font-name-asian="Helvetica Neue" style:font-name-complex="Helvetica Neue"/>
    </style:style>
    <style:style style:name="T80_4" style:family="text">
      <style:text-properties style:font-name="Helvetica Neue" style:font-name-asian="Helvetica Neue" style:font-name-complex="Helvetica Neue"/>
    </style:style>
    <style:style style:name="T80_5" style:family="text">
      <style:text-properties style:font-name="Helvetica Neue" style:font-name-asian="Helvetica Neue" style:font-name-complex="Helvetica Neue"/>
    </style:style>
    <style:style style:name="T80_6" style:family="text">
      <style:text-properties style:font-name="Helvetica Neue" style:font-name-asian="Helvetica Neue" style:font-name-complex="Helvetica Neue"/>
    </style:style>
    <style:style style:name="T80_7" style:family="text">
      <style:text-properties style:font-name="Helvetica Neue" style:font-name-asian="Helvetica Neue" style:font-name-complex="Helvetica Neue"/>
    </style:style>
    <style:style style:name="T80_8" style:family="text">
      <style:text-properties style:font-name="Helvetica Neue" style:font-name-asian="Helvetica Neue" style:font-name-complex="Helvetica Neue"/>
    </style:style>
    <style:style style:name="T80_9" style:family="text">
      <style:text-properties style:font-name="Helvetica Neue" style:font-name-asian="Helvetica Neue" style:font-name-complex="Helvetica Neue"/>
    </style:style>
    <style:style style:name="T80_10" style:family="text">
      <style:text-properties style:font-name="Helvetica Neue" style:font-name-asian="Helvetica Neue" style:font-name-complex="Helvetica Neue"/>
    </style:style>
    <style:style style:name="T80_11" style:family="text">
      <style:text-properties style:font-name="Helvetica Neue" style:font-name-asian="Helvetica Neue" style:font-name-complex="Helvetica Neue"/>
    </style:style>
    <style:style style:name="T80_12" style:family="text">
      <style:text-properties style:font-name="Helvetica Neue" style:font-name-asian="Helvetica Neue" style:font-name-complex="Helvetica Neue"/>
    </style:style>
    <style:style style:name="T80_13" style:family="text">
      <style:text-properties style:font-name="Helvetica Neue" style:font-name-asian="Helvetica Neue" style:font-name-complex="Helvetica Neue"/>
    </style:style>
    <style:style style:name="T80_14" style:family="text">
      <style:text-properties style:font-name="Helvetica Neue" style:font-name-asian="Helvetica Neue" style:font-name-complex="Helvetica Neue"/>
    </style:style>
    <style:style style:name="T80_15" style:family="text">
      <style:text-properties style:font-name="Helvetica Neue" style:font-name-asian="Helvetica Neue" style:font-name-complex="Helvetica Neue"/>
    </style:style>
    <style:style style:name="T80_16" style:family="text">
      <style:text-properties style:font-name="Helvetica Neue" style:font-name-asian="Helvetica Neue" style:font-name-complex="Helvetica Neue"/>
    </style:style>
    <style:style style:name="T80_17" style:family="text">
      <style:text-properties style:font-name="Helvetica Neue" style:font-name-asian="Helvetica Neue" style:font-name-complex="Helvetica Neue"/>
    </style:style>
    <style:style style:name="T80_18" style:family="text">
      <style:text-properties style:font-name="Helvetica Neue" style:font-name-asian="Helvetica Neue" style:font-name-complex="Helvetica Neue"/>
    </style:style>
    <style:style style:name="T80_19" style:family="text">
      <style:text-properties style:font-name="Helvetica Neue" style:font-name-asian="Helvetica Neue" style:font-name-complex="Helvetica Neue"/>
    </style:style>
    <style:style style:name="T80_20" style:family="text">
      <style:text-properties style:font-name="Helvetica Neue" style:font-name-asian="Helvetica Neue" style:font-name-complex="Helvetica Neue"/>
    </style:style>
    <style:style style:name="T80_21" style:family="text">
      <style:text-properties style:font-name="Helvetica Neue" style:font-name-asian="Helvetica Neue" style:font-name-complex="Helvetica Neue"/>
    </style:style>
    <style:style style:name="T80_22" style:family="text">
      <style:text-properties style:font-name="Helvetica Neue" style:font-name-asian="Helvetica Neue" style:font-name-complex="Helvetica Neue"/>
    </style:style>
    <style:style style:name="T80_23" style:family="text">
      <style:text-properties style:font-name="Helvetica Neue" style:font-name-asian="Helvetica Neue" style:font-name-complex="Helvetica Neue"/>
    </style:style>
    <style:style style:name="P81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82" style:family="paragraph" style:parent-style-name="Heading_20_2">
      <style:paragraph-properties fo:break-before="auto" fo:line-height="150%" fo:margin-bottom="0.141cm" style:writing-mode="lr-tb"/>
    </style:style>
    <style:style style:name="T82_1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82_2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82_3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82_4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82_5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82_6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82_7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82_8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82_9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P83" style:family="paragraph" style:parent-style-name="Standard">
      <style:paragraph-properties fo:break-before="auto" fo:line-height="150%" style:writing-mode="lr-tb"/>
    </style:style>
    <style:style style:name="T83_1" style:family="text">
      <style:text-properties style:font-name="Helvetica Neue" style:font-name-asian="Helvetica Neue" style:font-name-complex="Helvetica Neue"/>
    </style:style>
    <style:style style:name="T83_2" style:family="text">
      <style:text-properties style:font-name="Helvetica Neue" style:font-name-asian="Helvetica Neue" style:font-name-complex="Helvetica Neue"/>
    </style:style>
    <style:style style:name="T83_3" style:family="text">
      <style:text-properties style:font-name="Helvetica Neue" style:font-name-asian="Helvetica Neue" style:font-name-complex="Helvetica Neue"/>
    </style:style>
    <style:style style:name="T83_4" style:family="text">
      <style:text-properties style:font-name="Helvetica Neue" style:font-name-asian="Helvetica Neue" style:font-name-complex="Helvetica Neue"/>
    </style:style>
    <style:style style:name="T83_5" style:family="text">
      <style:text-properties style:font-name="Helvetica Neue" style:font-name-asian="Helvetica Neue" style:font-name-complex="Helvetica Neue"/>
    </style:style>
    <style:style style:name="T83_6" style:family="text">
      <style:text-properties style:font-name="Helvetica Neue" style:font-name-asian="Helvetica Neue" style:font-name-complex="Helvetica Neue"/>
    </style:style>
    <style:style style:name="T83_7" style:family="text">
      <style:text-properties style:font-name="Helvetica Neue" style:font-name-asian="Helvetica Neue" style:font-name-complex="Helvetica Neue"/>
    </style:style>
    <style:style style:name="T83_8" style:family="text">
      <style:text-properties style:font-name="Helvetica Neue" style:font-name-asian="Helvetica Neue" style:font-name-complex="Helvetica Neue"/>
    </style:style>
    <style:style style:name="T83_9" style:family="text">
      <style:text-properties style:font-name="Helvetica Neue" style:font-name-asian="Helvetica Neue" style:font-name-complex="Helvetica Neue"/>
    </style:style>
    <style:style style:name="T83_10" style:family="text">
      <style:text-properties style:font-name="Helvetica Neue" style:font-name-asian="Helvetica Neue" style:font-name-complex="Helvetica Neue"/>
    </style:style>
    <style:style style:name="T83_11" style:family="text">
      <style:text-properties style:font-name="Helvetica Neue" style:font-name-asian="Helvetica Neue" style:font-name-complex="Helvetica Neue"/>
    </style:style>
    <style:style style:name="T83_12" style:family="text">
      <style:text-properties style:font-name="Helvetica Neue" style:font-name-asian="Helvetica Neue" style:font-name-complex="Helvetica Neue"/>
    </style:style>
    <style:style style:name="T83_13" style:family="text">
      <style:text-properties style:font-name="Helvetica Neue" style:font-name-asian="Helvetica Neue" style:font-name-complex="Helvetica Neue"/>
    </style:style>
    <style:style style:name="T83_14" style:family="text">
      <style:text-properties style:font-name="Helvetica Neue" style:font-name-asian="Helvetica Neue" style:font-name-complex="Helvetica Neue"/>
    </style:style>
    <style:style style:name="T83_15" style:family="text">
      <style:text-properties style:font-name="Helvetica Neue" style:font-name-asian="Helvetica Neue" style:font-name-complex="Helvetica Neue"/>
    </style:style>
    <style:style style:name="P84" style:family="paragraph" style:parent-style-name="Standard">
      <style:paragraph-properties fo:break-before="auto" fo:line-height="150%" fo:margin-top="0cm" style:writing-mode="lr-tb"/>
    </style:style>
    <style:style style:name="T84_1" style:family="text">
      <style:text-properties style:font-name="Helvetica Neue" style:font-name-asian="Helvetica Neue" style:font-name-complex="Helvetica Neue"/>
    </style:style>
    <style:style style:name="T84_2" style:family="text">
      <style:text-properties style:font-name="Helvetica Neue" style:font-name-asian="Helvetica Neue" style:font-name-complex="Helvetica Neue"/>
    </style:style>
    <style:style style:name="T84_3" style:family="text">
      <style:text-properties style:font-name="Helvetica Neue" style:font-name-asian="Helvetica Neue" style:font-name-complex="Helvetica Neue"/>
    </style:style>
    <style:style style:name="T84_4" style:family="text">
      <style:text-properties style:font-name="Helvetica Neue" style:font-name-asian="Helvetica Neue" style:font-name-complex="Helvetica Neue"/>
    </style:style>
    <style:style style:name="T84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1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14" style:family="text">
      <style:text-properties style:font-name="Helvetica Neue" style:font-name-asian="Helvetica Neue" style:font-name-complex="Helvetica Neue"/>
    </style:style>
    <style:style style:name="T84_15" style:family="text">
      <style:text-properties style:font-name="Helvetica Neue" style:font-name-asian="Helvetica Neue" style:font-name-complex="Helvetica Neue"/>
    </style:style>
    <style:style style:name="T84_1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1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1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1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2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2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2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2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2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4_25" style:family="text">
      <style:text-properties style:font-name="Helvetica Neue" style:font-name-asian="Helvetica Neue" style:font-name-complex="Helvetica Neue"/>
    </style:style>
    <style:style style:name="T84_26" style:family="text">
      <style:text-properties style:font-name="Helvetica Neue" style:font-name-asian="Helvetica Neue" style:font-name-complex="Helvetica Neue"/>
    </style:style>
    <style:style style:name="T84_27" style:family="text">
      <style:text-properties style:font-name="Helvetica Neue" style:font-name-asian="Helvetica Neue" style:font-name-complex="Helvetica Neue"/>
    </style:style>
    <style:style style:name="T84_28" style:family="text">
      <style:text-properties style:font-name="Helvetica Neue" style:font-name-asian="Helvetica Neue" style:font-name-complex="Helvetica Neue"/>
    </style:style>
    <style:style style:name="T84_29" style:family="text">
      <style:text-properties style:font-name="Helvetica Neue" style:font-name-asian="Helvetica Neue" style:font-name-complex="Helvetica Neue"/>
    </style:style>
    <style:style style:name="T84_30" style:family="text">
      <style:text-properties style:font-name="Helvetica Neue" style:font-name-asian="Helvetica Neue" style:font-name-complex="Helvetica Neue"/>
    </style:style>
    <style:style style:name="T84_31" style:family="text">
      <style:text-properties style:font-name="Helvetica Neue" style:font-name-asian="Helvetica Neue" style:font-name-complex="Helvetica Neue"/>
    </style:style>
    <style:style style:name="T84_32" style:family="text">
      <style:text-properties style:font-name="Helvetica Neue" style:font-name-asian="Helvetica Neue" style:font-name-complex="Helvetica Neue"/>
    </style:style>
    <style:style style:name="P85" style:family="paragraph" style:parent-style-name="Standard">
      <style:paragraph-properties fo:break-before="auto" fo:line-height="150%" fo:margin-top="0cm" style:writing-mode="lr-tb"/>
    </style:style>
    <style:style style:name="T85_1" style:family="text"/>
    <style:style style:name="T85_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5_3" style:family="text"/>
    <style:style style:name="T85_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5_5" style:family="text"/>
    <style:style style:name="T85_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5_7" style:family="text"/>
    <style:style style:name="T85_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5_9" style:family="text"/>
    <style:style style:name="T85_1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5_11" style:family="text"/>
    <style:style style:name="T85_1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5_13" style:family="text"/>
    <style:style style:name="T85_1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5_15" style:family="text"/>
    <style:style style:name="T85_1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5_17" style:family="text"/>
    <style:style style:name="T85_1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5_19" style:family="text"/>
    <style:style style:name="T85_2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5_21" style:family="text"/>
    <style:style style:name="T85_2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5_23" style:family="text"/>
    <style:style style:name="T85_2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5_25" style:family="text"/>
    <style:style style:name="T85_2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P86" style:family="paragraph" style:parent-style-name="Standard">
      <style:paragraph-properties fo:break-before="auto" fo:line-height="150%" fo:margin-top="0cm" style:writing-mode="lr-tb"/>
    </style:style>
    <style:style style:name="T86_1" style:family="text"/>
    <style:style style:name="T86_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6_3" style:family="text"/>
    <style:style style:name="T86_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6_5" style:family="text"/>
    <style:style style:name="T86_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6_7" style:family="text"/>
    <style:style style:name="T86_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6_9" style:family="text"/>
    <style:style style:name="T86_1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6_11" style:family="text"/>
    <style:style style:name="T86_1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6_13" style:family="text"/>
    <style:style style:name="T86_1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6_15" style:family="text"/>
    <style:style style:name="T86_1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6_17" style:family="text"/>
    <style:style style:name="T86_1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6_19" style:family="text"/>
    <style:style style:name="T86_2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6_21" style:family="text"/>
    <style:style style:name="T86_2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6_23" style:family="text"/>
    <style:style style:name="T86_2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6_25" style:family="text"/>
    <style:style style:name="T86_2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P87" style:family="paragraph" style:parent-style-name="Standard">
      <style:paragraph-properties fo:break-before="auto" fo:line-height="150%" fo:margin-top="0cm" style:writing-mode="lr-tb"/>
    </style:style>
    <style:style style:name="T87_1" style:family="text">
      <style:text-properties style:font-name="Helvetica Neue" style:font-name-asian="Helvetica Neue" style:font-name-complex="Helvetica Neue"/>
    </style:style>
    <style:style style:name="T87_2" style:family="text">
      <style:text-properties style:font-name="Helvetica Neue" style:font-name-asian="Helvetica Neue" style:font-name-complex="Helvetica Neue"/>
    </style:style>
    <style:style style:name="T87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7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7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7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7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87_8" style:family="text">
      <style:text-properties style:font-name="Helvetica Neue" style:font-name-asian="Helvetica Neue" style:font-name-complex="Helvetica Neue"/>
    </style:style>
    <style:style style:name="T87_9" style:family="text">
      <style:text-properties style:font-name="Helvetica Neue" style:font-name-asian="Helvetica Neue" style:font-name-complex="Helvetica Neue"/>
    </style:style>
    <style:style style:name="T87_10" style:family="text">
      <style:text-properties style:font-name="Helvetica Neue" style:font-name-asian="Helvetica Neue" style:font-name-complex="Helvetica Neue"/>
    </style:style>
    <style:style style:name="T87_11" style:family="text">
      <style:text-properties style:font-name="Helvetica Neue" style:font-name-asian="Helvetica Neue" style:font-name-complex="Helvetica Neue"/>
    </style:style>
    <style:style style:name="T87_12" style:family="text">
      <style:text-properties style:font-name="Helvetica Neue" style:font-name-asian="Helvetica Neue" style:font-name-complex="Helvetica Neue"/>
    </style:style>
    <style:style style:name="T87_13" style:family="text">
      <style:text-properties style:font-name="Helvetica Neue" style:font-name-asian="Helvetica Neue" style:font-name-complex="Helvetica Neue"/>
    </style:style>
    <style:style style:name="T87_14" style:family="text">
      <style:text-properties style:font-name="Helvetica Neue" style:font-name-asian="Helvetica Neue" style:font-name-complex="Helvetica Neue"/>
    </style:style>
    <style:style style:name="T87_15" style:family="text">
      <style:text-properties style:font-name="Helvetica Neue" style:font-name-asian="Helvetica Neue" style:font-name-complex="Helvetica Neue"/>
    </style:style>
    <style:style style:name="T87_16" style:family="text">
      <style:text-properties style:font-name="Helvetica Neue" style:font-name-asian="Helvetica Neue" style:font-name-complex="Helvetica Neue"/>
    </style:style>
    <style:style style:name="T87_17" style:family="text">
      <style:text-properties style:font-name="Helvetica Neue" style:font-name-asian="Helvetica Neue" style:font-name-complex="Helvetica Neue"/>
    </style:style>
    <style:style style:name="T87_18" style:family="text">
      <style:text-properties style:font-name="Helvetica Neue" style:font-name-asian="Helvetica Neue" style:font-name-complex="Helvetica Neue"/>
    </style:style>
    <style:style style:name="T87_19" style:family="text">
      <style:text-properties style:font-name="Helvetica Neue" style:font-name-asian="Helvetica Neue" style:font-name-complex="Helvetica Neue"/>
    </style:style>
    <style:style style:name="T87_20" style:family="text">
      <style:text-properties style:font-name="Helvetica Neue" style:font-name-asian="Helvetica Neue" style:font-name-complex="Helvetica Neue"/>
    </style:style>
    <style:style style:name="T87_21" style:family="text">
      <style:text-properties style:font-name="Helvetica Neue" style:font-name-asian="Helvetica Neue" style:font-name-complex="Helvetica Neue"/>
    </style:style>
    <style:style style:name="T87_22" style:family="text">
      <style:text-properties style:font-name="Helvetica Neue" style:font-name-asian="Helvetica Neue" style:font-name-complex="Helvetica Neue"/>
    </style:style>
    <style:style style:name="T87_23" style:family="text">
      <style:text-properties style:font-name="Helvetica Neue" style:font-name-asian="Helvetica Neue" style:font-name-complex="Helvetica Neue"/>
    </style:style>
    <style:style style:name="T87_24" style:family="text">
      <style:text-properties style:font-name="Helvetica Neue" style:font-name-asian="Helvetica Neue" style:font-name-complex="Helvetica Neue"/>
    </style:style>
    <style:style style:name="T87_25" style:family="text">
      <style:text-properties style:font-name="Helvetica Neue" style:font-name-asian="Helvetica Neue" style:font-name-complex="Helvetica Neue"/>
    </style:style>
    <style:style style:name="T87_26" style:family="text">
      <style:text-properties style:font-name="Helvetica Neue" style:font-name-asian="Helvetica Neue" style:font-name-complex="Helvetica Neue"/>
    </style:style>
    <style:style style:name="T87_27" style:family="text">
      <style:text-properties style:font-name="Helvetica Neue" style:font-name-asian="Helvetica Neue" style:font-name-complex="Helvetica Neue"/>
    </style:style>
    <style:style style:name="T87_28" style:family="text">
      <style:text-properties style:font-name="Helvetica Neue" style:font-name-asian="Helvetica Neue" style:font-name-complex="Helvetica Neue"/>
    </style:style>
    <style:style style:name="T87_29" style:family="text">
      <style:text-properties style:font-name="Helvetica Neue" style:font-name-asian="Helvetica Neue" style:font-name-complex="Helvetica Neue"/>
    </style:style>
    <style:style style:name="T87_30" style:family="text">
      <style:text-properties style:font-name="Helvetica Neue" style:font-name-asian="Helvetica Neue" style:font-name-complex="Helvetica Neue"/>
    </style:style>
    <style:style style:name="T87_31" style:family="text">
      <style:text-properties style:font-name="Helvetica Neue" style:font-name-asian="Helvetica Neue" style:font-name-complex="Helvetica Neue"/>
    </style:style>
    <style:style style:name="T87_32" style:family="text">
      <style:text-properties style:font-name="Helvetica Neue" style:font-name-asian="Helvetica Neue" style:font-name-complex="Helvetica Neue"/>
    </style:style>
    <style:style style:name="T87_33" style:family="text">
      <style:text-properties style:font-name="Helvetica Neue" style:font-name-asian="Helvetica Neue" style:font-name-complex="Helvetica Neue"/>
    </style:style>
    <style:style style:name="T87_34" style:family="text">
      <style:text-properties style:font-name="Helvetica Neue" style:font-name-asian="Helvetica Neue" style:font-name-complex="Helvetica Neue"/>
    </style:style>
    <style:style style:name="T87_35" style:family="text">
      <style:text-properties style:font-name="Helvetica Neue" style:font-name-asian="Helvetica Neue" style:font-name-complex="Helvetica Neue"/>
    </style:style>
    <style:style style:name="T87_36" style:family="text">
      <style:text-properties style:font-name="Helvetica Neue" style:font-name-asian="Helvetica Neue" style:font-name-complex="Helvetica Neue"/>
    </style:style>
    <style:style style:name="P88" style:family="paragraph" style:parent-style-name="Standard">
      <style:paragraph-properties fo:break-before="auto" fo:line-height="150%" fo:margin-top="0cm" style:writing-mode="lr-tb"/>
    </style:style>
    <style:style style:name="T88_1" style:family="text">
      <style:text-properties style:font-name="Helvetica Neue" style:font-name-asian="Helvetica Neue" style:font-name-complex="Helvetica Neue"/>
    </style:style>
    <style:style style:name="T88_2" style:family="text">
      <style:text-properties style:font-name="Helvetica Neue" style:font-name-asian="Helvetica Neue" style:font-name-complex="Helvetica Neue"/>
    </style:style>
    <style:style style:name="T88_3" style:family="text">
      <style:text-properties style:font-name="Helvetica Neue" style:font-name-asian="Helvetica Neue" style:font-name-complex="Helvetica Neue"/>
    </style:style>
    <style:style style:name="T88_4" style:family="text">
      <style:text-properties style:font-name="Helvetica Neue" style:font-name-asian="Helvetica Neue" style:font-name-complex="Helvetica Neue"/>
    </style:style>
    <style:style style:name="T88_5" style:family="text">
      <style:text-properties style:font-name="Helvetica Neue" style:font-name-asian="Helvetica Neue" style:font-name-complex="Helvetica Neue"/>
    </style:style>
    <style:style style:name="T88_6" style:family="text">
      <style:text-properties style:font-name="Helvetica Neue" style:font-name-asian="Helvetica Neue" style:font-name-complex="Helvetica Neue"/>
    </style:style>
    <style:style style:name="T88_7" style:family="text">
      <style:text-properties style:font-name="Helvetica Neue" style:font-name-asian="Helvetica Neue" style:font-name-complex="Helvetica Neue"/>
    </style:style>
    <style:style style:name="T88_8" style:family="text">
      <style:text-properties style:font-name="Helvetica Neue" style:font-name-asian="Helvetica Neue" style:font-name-complex="Helvetica Neue"/>
    </style:style>
    <style:style style:name="T88_9" style:family="text">
      <style:text-properties style:font-name="Helvetica Neue" style:font-name-asian="Helvetica Neue" style:font-name-complex="Helvetica Neue"/>
    </style:style>
    <style:style style:name="T88_10" style:family="text">
      <style:text-properties style:font-name="Helvetica Neue" style:font-name-asian="Helvetica Neue" style:font-name-complex="Helvetica Neue"/>
    </style:style>
    <style:style style:name="T88_11" style:family="text">
      <style:text-properties style:font-name="Helvetica Neue" style:font-name-asian="Helvetica Neue" style:font-name-complex="Helvetica Neue"/>
    </style:style>
    <style:style style:name="T88_12" style:family="text">
      <style:text-properties style:font-name="Helvetica Neue" style:font-name-asian="Helvetica Neue" style:font-name-complex="Helvetica Neue"/>
    </style:style>
    <style:style style:name="T88_13" style:family="text">
      <style:text-properties style:font-name="Helvetica Neue" style:font-name-asian="Helvetica Neue" style:font-name-complex="Helvetica Neue"/>
    </style:style>
    <style:style style:name="T88_14" style:family="text">
      <style:text-properties style:font-name="Helvetica Neue" style:font-name-asian="Helvetica Neue" style:font-name-complex="Helvetica Neue"/>
    </style:style>
    <style:style style:name="T88_15" style:family="text">
      <style:text-properties style:font-name="Helvetica Neue" style:font-name-asian="Helvetica Neue" style:font-name-complex="Helvetica Neue"/>
    </style:style>
    <style:style style:name="T88_16" style:family="text">
      <style:text-properties style:font-name="Helvetica Neue" style:font-name-asian="Helvetica Neue" style:font-name-complex="Helvetica Neue"/>
    </style:style>
    <style:style style:name="T88_17" style:family="text"/>
    <style:style style:name="T88_1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19" style:family="text"/>
    <style:style style:name="T88_2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21" style:family="text"/>
    <style:style style:name="T88_2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23" style:family="text"/>
    <style:style style:name="T88_2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25" style:family="text"/>
    <style:style style:name="T88_2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27" style:family="text"/>
    <style:style style:name="T88_2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29" style:family="text"/>
    <style:style style:name="T88_3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31" style:family="text"/>
    <style:style style:name="T88_3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33" style:family="text"/>
    <style:style style:name="T88_3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35" style:family="text"/>
    <style:style style:name="T88_3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37" style:family="text"/>
    <style:style style:name="T88_3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39" style:family="text"/>
    <style:style style:name="T88_4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41" style:family="text"/>
    <style:style style:name="T88_4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43" style:family="text"/>
    <style:style style:name="T88_4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45" style:family="text"/>
    <style:style style:name="T88_4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47" style:family="text"/>
    <style:style style:name="T88_4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49" style:family="text"/>
    <style:style style:name="T88_5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88_51" style:family="text">
      <style:text-properties style:font-name="Helvetica Neue" style:font-name-asian="Helvetica Neue" style:font-name-complex="Helvetica Neue"/>
    </style:style>
    <style:style style:name="P89" style:family="paragraph" style:parent-style-name="Standard">
      <style:paragraph-properties fo:break-before="auto" fo:line-height="150%" fo:margin-top="0cm" style:writing-mode="lr-tb"/>
    </style:style>
    <style:style style:name="T89_1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2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3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4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5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6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7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8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9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10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11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12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13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14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15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16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17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18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19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89_20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P90" style:family="paragraph" style:parent-style-name="Standard">
      <style:paragraph-properties fo:break-before="auto" fo:line-height="150%" fo:margin-top="0cm" style:writing-mode="lr-tb"/>
    </style:style>
    <style:style style:name="T90_1" style:family="text">
      <style:text-properties style:font-name="Helvetica Neue" style:font-name-asian="Helvetica Neue" style:font-name-complex="Helvetica Neue"/>
    </style:style>
    <style:style style:name="T90_2" style:family="text">
      <style:text-properties style:font-name="Helvetica Neue" style:font-name-asian="Helvetica Neue" style:font-name-complex="Helvetica Neue"/>
    </style:style>
    <style:style style:name="T90_3" style:family="text">
      <style:text-properties style:font-name="Helvetica Neue" style:font-name-asian="Helvetica Neue" style:font-name-complex="Helvetica Neue"/>
    </style:style>
    <style:style style:name="T90_4" style:family="text">
      <style:text-properties style:font-name="Helvetica Neue" style:font-name-asian="Helvetica Neue" style:font-name-complex="Helvetica Neue"/>
    </style:style>
    <style:style style:name="T90_5" style:family="text">
      <style:text-properties style:font-name="Helvetica Neue" style:font-name-asian="Helvetica Neue" style:font-name-complex="Helvetica Neue"/>
    </style:style>
    <style:style style:name="T90_6" style:family="text">
      <style:text-properties style:font-name="Helvetica Neue" style:font-name-asian="Helvetica Neue" style:font-name-complex="Helvetica Neue"/>
    </style:style>
    <style:style style:name="T90_7" style:family="text">
      <style:text-properties style:font-name="Helvetica Neue" style:font-name-asian="Helvetica Neue" style:font-name-complex="Helvetica Neue"/>
    </style:style>
    <style:style style:name="T90_8" style:family="text">
      <style:text-properties style:font-name="Helvetica Neue" style:font-name-asian="Helvetica Neue" style:font-name-complex="Helvetica Neue"/>
    </style:style>
    <style:style style:name="T90_9" style:family="text">
      <style:text-properties style:font-name="Helvetica Neue" style:font-name-asian="Helvetica Neue" style:font-name-complex="Helvetica Neue"/>
    </style:style>
    <style:style style:name="T90_10" style:family="text">
      <style:text-properties style:font-name="Helvetica Neue" style:font-name-asian="Helvetica Neue" style:font-name-complex="Helvetica Neue"/>
    </style:style>
    <style:style style:name="T90_11" style:family="text">
      <style:text-properties style:font-name="Helvetica Neue" style:font-name-asian="Helvetica Neue" style:font-name-complex="Helvetica Neue"/>
    </style:style>
    <style:style style:name="T90_12" style:family="text">
      <style:text-properties style:font-name="Helvetica Neue" style:font-name-asian="Helvetica Neue" style:font-name-complex="Helvetica Neue"/>
    </style:style>
    <style:style style:name="T90_13" style:family="text">
      <style:text-properties style:font-name="Helvetica Neue" style:font-name-asian="Helvetica Neue" style:font-name-complex="Helvetica Neue"/>
    </style:style>
    <style:style style:name="T90_14" style:family="text">
      <style:text-properties style:font-name="Helvetica Neue" style:font-name-asian="Helvetica Neue" style:font-name-complex="Helvetica Neue"/>
    </style:style>
    <style:style style:name="T90_15" style:family="text">
      <style:text-properties style:font-name="Helvetica Neue" style:font-name-asian="Helvetica Neue" style:font-name-complex="Helvetica Neue"/>
    </style:style>
    <style:style style:name="T90_16" style:family="text">
      <style:text-properties style:font-name="Helvetica Neue" style:font-name-asian="Helvetica Neue" style:font-name-complex="Helvetica Neue"/>
    </style:style>
    <style:style style:name="T90_17" style:family="text">
      <style:text-properties style:font-name="Helvetica Neue" style:font-name-asian="Helvetica Neue" style:font-name-complex="Helvetica Neue"/>
    </style:style>
    <style:style style:name="T90_18" style:family="text">
      <style:text-properties style:font-name="Helvetica Neue" style:font-name-asian="Helvetica Neue" style:font-name-complex="Helvetica Neue"/>
    </style:style>
    <style:style style:name="T90_19" style:family="text">
      <style:text-properties style:font-name="Helvetica Neue" style:font-name-asian="Helvetica Neue" style:font-name-complex="Helvetica Neue"/>
    </style:style>
    <style:style style:name="T90_20" style:family="text">
      <style:text-properties style:font-name="Helvetica Neue" style:font-name-asian="Helvetica Neue" style:font-name-complex="Helvetica Neue"/>
    </style:style>
    <style:style style:name="T90_21" style:family="text">
      <style:text-properties style:font-name="Helvetica Neue" style:font-name-asian="Helvetica Neue" style:font-name-complex="Helvetica Neue"/>
    </style:style>
    <style:style style:name="T90_22" style:family="text">
      <style:text-properties style:font-name="Helvetica Neue" style:font-name-asian="Helvetica Neue" style:font-name-complex="Helvetica Neue"/>
    </style:style>
    <style:style style:name="T90_23" style:family="text">
      <style:text-properties style:font-name="Helvetica Neue" style:font-name-asian="Helvetica Neue" style:font-name-complex="Helvetica Neue"/>
    </style:style>
    <style:style style:name="T90_24" style:family="text">
      <style:text-properties style:font-name="Helvetica Neue" style:font-name-asian="Helvetica Neue" style:font-name-complex="Helvetica Neue"/>
    </style:style>
    <style:style style:name="T90_25" style:family="text">
      <style:text-properties style:font-name="Helvetica Neue" style:font-name-asian="Helvetica Neue" style:font-name-complex="Helvetica Neue"/>
    </style:style>
    <style:style style:name="T90_26" style:family="text">
      <style:text-properties style:font-name="Helvetica Neue" style:font-name-asian="Helvetica Neue" style:font-name-complex="Helvetica Neue"/>
    </style:style>
    <style:style style:name="T90_27" style:family="text">
      <style:text-properties style:font-name="Helvetica Neue" style:font-name-asian="Helvetica Neue" style:font-name-complex="Helvetica Neue"/>
    </style:style>
    <style:style style:name="T90_28" style:family="text">
      <style:text-properties style:font-name="Helvetica Neue" style:font-name-asian="Helvetica Neue" style:font-name-complex="Helvetica Neue"/>
    </style:style>
    <style:style style:name="T90_29" style:family="text">
      <style:text-properties style:font-name="Helvetica Neue" style:font-name-asian="Helvetica Neue" style:font-name-complex="Helvetica Neue"/>
    </style:style>
    <style:style style:name="T90_30" style:family="text">
      <style:text-properties style:font-name="Helvetica Neue" style:font-name-asian="Helvetica Neue" style:font-name-complex="Helvetica Neue"/>
    </style:style>
    <style:style style:name="P91" style:family="paragraph" style:parent-style-name="Standard">
      <style:paragraph-properties fo:break-before="auto" fo:line-height="150%" fo:margin-top="0cm" style:writing-mode="lr-tb"/>
    </style:style>
    <style:style style:name="T91_1" style:family="text">
      <style:text-properties style:font-name="Helvetica Neue" style:font-name-asian="Helvetica Neue" style:font-name-complex="Helvetica Neue"/>
    </style:style>
    <style:style style:name="T91_2" style:family="text">
      <style:text-properties style:font-name="Helvetica Neue" style:font-name-asian="Helvetica Neue" style:font-name-complex="Helvetica Neue"/>
    </style:style>
    <style:style style:name="T91_3" style:family="text">
      <style:text-properties style:font-name="Helvetica Neue" style:font-name-asian="Helvetica Neue" style:font-name-complex="Helvetica Neue"/>
    </style:style>
    <style:style style:name="T91_4" style:family="text">
      <style:text-properties style:font-name="Helvetica Neue" style:font-name-asian="Helvetica Neue" style:font-name-complex="Helvetica Neue"/>
    </style:style>
    <style:style style:name="T91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91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91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91_8" style:family="text">
      <style:text-properties style:font-name="Helvetica Neue" style:font-name-asian="Helvetica Neue" style:font-name-complex="Helvetica Neue"/>
    </style:style>
    <style:style style:name="T91_9" style:family="text">
      <style:text-properties style:font-name="Helvetica Neue" style:font-name-asian="Helvetica Neue" style:font-name-complex="Helvetica Neue"/>
    </style:style>
    <style:style style:name="T91_10" style:family="text">
      <style:text-properties style:font-name="Helvetica Neue" style:font-name-asian="Helvetica Neue" style:font-name-complex="Helvetica Neue"/>
    </style:style>
    <style:style style:name="T91_11" style:family="text">
      <style:text-properties style:font-name="Helvetica Neue" style:font-name-asian="Helvetica Neue" style:font-name-complex="Helvetica Neue"/>
    </style:style>
    <style:style style:name="T91_12" style:family="text">
      <style:text-properties style:font-name="Helvetica Neue" style:font-name-asian="Helvetica Neue" style:font-name-complex="Helvetica Neue"/>
    </style:style>
    <style:style style:name="T91_13" style:family="text">
      <style:text-properties style:font-name="Helvetica Neue" style:font-name-asian="Helvetica Neue" style:font-name-complex="Helvetica Neue"/>
    </style:style>
    <style:style style:name="T91_14" style:family="text">
      <style:text-properties style:font-name="Helvetica Neue" style:font-name-asian="Helvetica Neue" style:font-name-complex="Helvetica Neue"/>
    </style:style>
    <style:style style:name="T91_15" style:family="text">
      <style:text-properties style:font-name="Helvetica Neue" style:font-name-asian="Helvetica Neue" style:font-name-complex="Helvetica Neue"/>
    </style:style>
    <style:style style:name="T91_16" style:family="text">
      <style:text-properties style:font-name="Helvetica Neue" style:font-name-asian="Helvetica Neue" style:font-name-complex="Helvetica Neue"/>
    </style:style>
    <style:style style:name="T91_17" style:family="text">
      <style:text-properties style:font-name="Helvetica Neue" style:font-name-asian="Helvetica Neue" style:font-name-complex="Helvetica Neue"/>
    </style:style>
    <style:style style:name="T91_18" style:family="text">
      <style:text-properties style:font-name="Helvetica Neue" style:font-name-asian="Helvetica Neue" style:font-name-complex="Helvetica Neue"/>
    </style:style>
    <style:style style:name="P92" style:family="paragraph" style:parent-style-name="Standard">
      <style:paragraph-properties fo:break-before="auto" fo:line-height="150%" fo:margin-top="0cm" style:writing-mode="lr-tb"/>
    </style:style>
    <style:style style:name="T92_1" style:family="text">
      <style:text-properties style:font-name="Helvetica Neue" style:font-name-asian="Helvetica Neue" style:font-name-complex="Helvetica Neue"/>
    </style:style>
    <style:style style:name="T92_2" style:family="text">
      <style:text-properties style:font-name="Helvetica Neue" style:font-name-asian="Helvetica Neue" style:font-name-complex="Helvetica Neue"/>
    </style:style>
    <style:style style:name="T92_3" style:family="text">
      <style:text-properties style:font-name="Helvetica Neue" style:font-name-asian="Helvetica Neue" style:font-name-complex="Helvetica Neue"/>
    </style:style>
    <style:style style:name="T92_4" style:family="text">
      <style:text-properties style:font-name="Helvetica Neue" style:font-name-asian="Helvetica Neue" style:font-name-complex="Helvetica Neue"/>
    </style:style>
    <style:style style:name="T92_5" style:family="text">
      <style:text-properties style:font-name="Helvetica Neue" style:font-name-asian="Helvetica Neue" style:font-name-complex="Helvetica Neue"/>
    </style:style>
    <style:style style:name="T92_6" style:family="text">
      <style:text-properties style:font-name="Helvetica Neue" style:font-name-asian="Helvetica Neue" style:font-name-complex="Helvetica Neue"/>
    </style:style>
    <style:style style:name="T92_7" style:family="text">
      <style:text-properties style:font-name="Helvetica Neue" style:font-name-asian="Helvetica Neue" style:font-name-complex="Helvetica Neue"/>
    </style:style>
    <style:style style:name="T92_8" style:family="text">
      <style:text-properties style:font-name="Helvetica Neue" style:font-name-asian="Helvetica Neue" style:font-name-complex="Helvetica Neue"/>
    </style:style>
    <style:style style:name="T92_9" style:family="text">
      <style:text-properties style:font-name="Helvetica Neue" style:font-name-asian="Helvetica Neue" style:font-name-complex="Helvetica Neue"/>
    </style:style>
    <style:style style:name="T92_10" style:family="text">
      <style:text-properties style:font-name="Helvetica Neue" style:font-name-asian="Helvetica Neue" style:font-name-complex="Helvetica Neue"/>
    </style:style>
    <style:style style:name="T92_11" style:family="text">
      <style:text-properties style:font-name="Helvetica Neue" style:font-name-asian="Helvetica Neue" style:font-name-complex="Helvetica Neue"/>
    </style:style>
    <style:style style:name="T92_12" style:family="text">
      <style:text-properties style:font-name="Helvetica Neue" style:font-name-asian="Helvetica Neue" style:font-name-complex="Helvetica Neue"/>
    </style:style>
    <style:style style:name="T92_13" style:family="text">
      <style:text-properties style:font-name="Helvetica Neue" style:font-name-asian="Helvetica Neue" style:font-name-complex="Helvetica Neue"/>
    </style:style>
    <style:style style:name="T92_14" style:family="text">
      <style:text-properties style:font-name="Helvetica Neue" style:font-name-asian="Helvetica Neue" style:font-name-complex="Helvetica Neue"/>
    </style:style>
    <style:style style:name="T92_15" style:family="text">
      <style:text-properties style:font-name="Helvetica Neue" style:font-name-asian="Helvetica Neue" style:font-name-complex="Helvetica Neue"/>
    </style:style>
    <style:style style:name="T92_16" style:family="text">
      <style:text-properties style:font-name="Helvetica Neue" style:font-name-asian="Helvetica Neue" style:font-name-complex="Helvetica Neue"/>
    </style:style>
    <style:style style:name="T92_17" style:family="text">
      <style:text-properties style:font-name="Helvetica Neue" style:font-name-asian="Helvetica Neue" style:font-name-complex="Helvetica Neue"/>
    </style:style>
    <style:style style:name="T92_18" style:family="text">
      <style:text-properties style:font-name="Helvetica Neue" style:font-name-asian="Helvetica Neue" style:font-name-complex="Helvetica Neue"/>
    </style:style>
    <style:style style:name="T92_1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92_2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92_2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92_22" style:family="text">
      <style:text-properties style:font-name="Helvetica Neue" style:font-name-asian="Helvetica Neue" style:font-name-complex="Helvetica Neue"/>
    </style:style>
    <style:style style:name="T92_2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92_2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92_2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92_26" style:family="text">
      <style:text-properties style:font-name="Helvetica Neue" style:font-name-asian="Helvetica Neue" style:font-name-complex="Helvetica Neue"/>
    </style:style>
    <style:style style:name="T92_27" style:family="text">
      <style:text-properties style:font-name="Helvetica Neue" style:font-name-asian="Helvetica Neue" style:font-name-complex="Helvetica Neue"/>
    </style:style>
    <style:style style:name="T92_28" style:family="text">
      <style:text-properties style:font-name="Helvetica Neue" style:font-name-asian="Helvetica Neue" style:font-name-complex="Helvetica Neue"/>
    </style:style>
    <style:style style:name="T92_2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92_3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92_3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92_32" style:family="text">
      <style:text-properties style:font-name="Helvetica Neue" style:font-name-asian="Helvetica Neue" style:font-name-complex="Helvetica Neue"/>
    </style:style>
    <style:style style:name="T92_33" style:family="text">
      <style:text-properties style:font-name="Helvetica Neue" style:font-name-asian="Helvetica Neue" style:font-name-complex="Helvetica Neue"/>
    </style:style>
    <style:style style:name="T92_34" style:family="text">
      <style:text-properties style:font-name="Helvetica Neue" style:font-name-asian="Helvetica Neue" style:font-name-complex="Helvetica Neue"/>
    </style:style>
    <style:style style:name="T92_35" style:family="text">
      <style:text-properties style:font-name="Helvetica Neue" style:font-name-asian="Helvetica Neue" style:font-name-complex="Helvetica Neue"/>
    </style:style>
    <style:style style:name="T92_36" style:family="text">
      <style:text-properties style:font-name="Helvetica Neue" style:font-name-asian="Helvetica Neue" style:font-name-complex="Helvetica Neue"/>
    </style:style>
    <style:style style:name="T92_37" style:family="text">
      <style:text-properties style:font-name="Helvetica Neue" style:font-name-asian="Helvetica Neue" style:font-name-complex="Helvetica Neue"/>
    </style:style>
    <style:style style:name="T92_38" style:family="text">
      <style:text-properties style:font-name="Helvetica Neue" style:font-name-asian="Helvetica Neue" style:font-name-complex="Helvetica Neue"/>
    </style:style>
    <style:style style:name="T92_39" style:family="text">
      <style:text-properties style:font-name="Helvetica Neue" style:font-name-asian="Helvetica Neue" style:font-name-complex="Helvetica Neue"/>
    </style:style>
    <style:style style:name="T92_40" style:family="text">
      <style:text-properties style:font-name="Helvetica Neue" style:font-name-asian="Helvetica Neue" style:font-name-complex="Helvetica Neue"/>
    </style:style>
    <style:style style:name="T92_41" style:family="text">
      <style:text-properties style:font-name="Helvetica Neue" style:font-name-asian="Helvetica Neue" style:font-name-complex="Helvetica Neue"/>
    </style:style>
    <style:style style:name="T92_42" style:family="text">
      <style:text-properties style:font-name="Helvetica Neue" style:font-name-asian="Helvetica Neue" style:font-name-complex="Helvetica Neue"/>
    </style:style>
    <style:style style:name="T92_43" style:family="text">
      <style:text-properties style:font-name="Helvetica Neue" style:font-name-asian="Helvetica Neue" style:font-name-complex="Helvetica Neue"/>
    </style:style>
    <style:style style:name="T92_44" style:family="text">
      <style:text-properties style:font-name="Helvetica Neue" style:font-name-asian="Helvetica Neue" style:font-name-complex="Helvetica Neue"/>
    </style:style>
    <style:style style:name="T92_45" style:family="text">
      <style:text-properties style:font-name="Helvetica Neue" style:font-name-asian="Helvetica Neue" style:font-name-complex="Helvetica Neue"/>
    </style:style>
    <style:style style:name="T92_46" style:family="text">
      <style:text-properties style:font-name="Helvetica Neue" style:font-name-asian="Helvetica Neue" style:font-name-complex="Helvetica Neue"/>
    </style:style>
    <style:style style:name="T92_47" style:family="text">
      <style:text-properties style:font-name="Helvetica Neue" style:font-name-asian="Helvetica Neue" style:font-name-complex="Helvetica Neue"/>
    </style:style>
    <style:style style:name="T92_48" style:family="text">
      <style:text-properties style:font-name="Helvetica Neue" style:font-name-asian="Helvetica Neue" style:font-name-complex="Helvetica Neue"/>
    </style:style>
    <style:style style:name="T92_49" style:family="text">
      <style:text-properties style:font-name="Helvetica Neue" style:font-name-asian="Helvetica Neue" style:font-name-complex="Helvetica Neue"/>
    </style:style>
    <style:style style:name="T92_50" style:family="text">
      <style:text-properties style:font-name="Helvetica Neue" style:font-name-asian="Helvetica Neue" style:font-name-complex="Helvetica Neue"/>
    </style:style>
    <style:style style:name="T92_51" style:family="text">
      <style:text-properties style:font-name="Helvetica Neue" style:font-name-asian="Helvetica Neue" style:font-name-complex="Helvetica Neue"/>
    </style:style>
    <style:style style:name="T92_52" style:family="text">
      <style:text-properties style:font-name="Helvetica Neue" style:font-name-asian="Helvetica Neue" style:font-name-complex="Helvetica Neue"/>
    </style:style>
    <style:style style:name="T92_53" style:family="text">
      <style:text-properties style:font-name="Helvetica Neue" style:font-name-asian="Helvetica Neue" style:font-name-complex="Helvetica Neue"/>
    </style:style>
    <style:style style:name="T92_54" style:family="text">
      <style:text-properties style:font-name="Helvetica Neue" style:font-name-asian="Helvetica Neue" style:font-name-complex="Helvetica Neue"/>
    </style:style>
    <style:style style:name="P93" style:family="paragraph" style:parent-style-name="Standard">
      <style:paragraph-properties fo:break-before="auto" fo:line-height="150%" fo:margin-top="0cm" style:writing-mode="lr-tb"/>
    </style:style>
    <style:style style:name="T93_1" style:family="text">
      <style:text-properties style:font-name="Helvetica Neue" style:font-name-asian="Helvetica Neue" style:font-name-complex="Helvetica Neue"/>
    </style:style>
    <style:style style:name="T93_2" style:family="text">
      <style:text-properties style:font-name="Helvetica Neue" style:font-name-asian="Helvetica Neue" style:font-name-complex="Helvetica Neue"/>
    </style:style>
    <style:style style:name="T93_3" style:family="text">
      <style:text-properties style:font-name="Helvetica Neue" style:font-name-asian="Helvetica Neue" style:font-name-complex="Helvetica Neue"/>
    </style:style>
    <style:style style:name="T93_4" style:family="text">
      <style:text-properties style:font-name="Helvetica Neue" style:font-name-asian="Helvetica Neue" style:font-name-complex="Helvetica Neue"/>
    </style:style>
    <style:style style:name="T93_5" style:family="text">
      <style:text-properties style:font-name="Helvetica Neue" style:font-name-asian="Helvetica Neue" style:font-name-complex="Helvetica Neue"/>
    </style:style>
    <style:style style:name="T93_6" style:family="text">
      <style:text-properties style:font-name="Helvetica Neue" style:font-name-asian="Helvetica Neue" style:font-name-complex="Helvetica Neue"/>
    </style:style>
    <style:style style:name="P94" style:family="paragraph" style:parent-style-name="Standard">
      <style:paragraph-properties fo:break-before="auto" fo:line-height="150%" fo:margin-top="0cm" style:writing-mode="lr-tb"/>
    </style:style>
    <style:style style:name="T94_1" style:family="text">
      <style:text-properties style:font-name="Helvetica Neue" style:font-name-asian="Helvetica Neue" style:font-name-complex="Helvetica Neue"/>
    </style:style>
    <style:style style:name="T94_2" style:family="text">
      <style:text-properties style:font-name="Helvetica Neue" style:font-name-asian="Helvetica Neue" style:font-name-complex="Helvetica Neue"/>
    </style:style>
    <style:style style:name="T94_3" style:family="text">
      <style:text-properties style:font-name="Helvetica Neue" style:font-name-asian="Helvetica Neue" style:font-name-complex="Helvetica Neue"/>
    </style:style>
    <style:style style:name="T94_4" style:family="text">
      <style:text-properties style:font-name="Helvetica Neue" style:font-name-asian="Helvetica Neue" style:font-name-complex="Helvetica Neue"/>
    </style:style>
    <style:style style:name="T94_5" style:family="text">
      <style:text-properties style:font-name="Helvetica Neue" style:font-name-asian="Helvetica Neue" style:font-name-complex="Helvetica Neue"/>
    </style:style>
    <style:style style:name="T94_6" style:family="text">
      <style:text-properties style:font-name="Helvetica Neue" style:font-name-asian="Helvetica Neue" style:font-name-complex="Helvetica Neue"/>
    </style:style>
    <style:style style:name="T94_7" style:family="text">
      <style:text-properties style:font-name="Helvetica Neue" style:font-name-asian="Helvetica Neue" style:font-name-complex="Helvetica Neue"/>
    </style:style>
    <style:style style:name="T94_8" style:family="text">
      <style:text-properties style:font-name="Helvetica Neue" style:font-name-asian="Helvetica Neue" style:font-name-complex="Helvetica Neue"/>
    </style:style>
    <style:style style:name="T94_9" style:family="text">
      <style:text-properties style:font-name="Helvetica Neue" style:font-name-asian="Helvetica Neue" style:font-name-complex="Helvetica Neue"/>
    </style:style>
    <style:style style:name="T94_10" style:family="text">
      <style:text-properties style:font-name="Helvetica Neue" style:font-name-asian="Helvetica Neue" style:font-name-complex="Helvetica Neue"/>
    </style:style>
    <style:style style:name="T94_11" style:family="text">
      <style:text-properties style:font-name="Helvetica Neue" style:font-name-asian="Helvetica Neue" style:font-name-complex="Helvetica Neue"/>
    </style:style>
    <style:style style:name="T94_12" style:family="text">
      <style:text-properties style:font-name="Helvetica Neue" style:font-name-asian="Helvetica Neue" style:font-name-complex="Helvetica Neue"/>
    </style:style>
    <style:style style:name="T94_13" style:family="text">
      <style:text-properties style:font-name="Helvetica Neue" style:font-name-asian="Helvetica Neue" style:font-name-complex="Helvetica Neue"/>
    </style:style>
    <style:style style:name="T94_14" style:family="text">
      <style:text-properties style:font-name="Helvetica Neue" style:font-name-asian="Helvetica Neue" style:font-name-complex="Helvetica Neue"/>
    </style:style>
    <style:style style:name="T94_15" style:family="text"/>
    <style:style style:name="T94_1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17" style:family="text"/>
    <style:style style:name="T94_1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19" style:family="text"/>
    <style:style style:name="T94_2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21" style:family="text"/>
    <style:style style:name="T94_2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23" style:family="text"/>
    <style:style style:name="T94_2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25" style:family="text"/>
    <style:style style:name="T94_2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27" style:family="text"/>
    <style:style style:name="T94_2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29" style:family="text"/>
    <style:style style:name="T94_3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31" style:family="text"/>
    <style:style style:name="T94_3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33" style:family="text"/>
    <style:style style:name="T94_3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35" style:family="text"/>
    <style:style style:name="T94_3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37" style:family="text"/>
    <style:style style:name="T94_3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39" style:family="text"/>
    <style:style style:name="T94_4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41" style:family="text"/>
    <style:style style:name="T94_4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43" style:family="text"/>
    <style:style style:name="T94_4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45" style:family="text"/>
    <style:style style:name="T94_4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47" style:family="text"/>
    <style:style style:name="T94_4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49" style:family="text"/>
    <style:style style:name="T94_5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4_51" style:family="text"/>
    <style:style style:name="T94_5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P95" style:family="paragraph" style:parent-style-name="Standard">
      <style:paragraph-properties fo:break-before="auto" fo:line-height="150%" fo:margin-top="0cm" style:writing-mode="lr-tb"/>
    </style:style>
    <style:style style:name="T95_1" style:family="text">
      <style:text-properties style:font-name="Helvetica Neue" style:font-name-asian="Helvetica Neue" style:font-name-complex="Helvetica Neue"/>
    </style:style>
    <style:style style:name="T95_2" style:family="text">
      <style:text-properties style:font-name="Helvetica Neue" style:font-name-asian="Helvetica Neue" style:font-name-complex="Helvetica Neue"/>
    </style:style>
    <style:style style:name="T95_3" style:family="text">
      <style:text-properties style:font-name="Helvetica Neue" style:font-name-asian="Helvetica Neue" style:font-name-complex="Helvetica Neue"/>
    </style:style>
    <style:style style:name="T95_4" style:family="text">
      <style:text-properties style:font-name="Helvetica Neue" style:font-name-asian="Helvetica Neue" style:font-name-complex="Helvetica Neue"/>
    </style:style>
    <style:style style:name="T95_5" style:family="text">
      <style:text-properties style:font-name="Helvetica Neue" style:font-name-asian="Helvetica Neue" style:font-name-complex="Helvetica Neue"/>
    </style:style>
    <style:style style:name="T95_6" style:family="text">
      <style:text-properties style:font-name="Helvetica Neue" style:font-name-asian="Helvetica Neue" style:font-name-complex="Helvetica Neue"/>
    </style:style>
    <style:style style:name="T95_7" style:family="text">
      <style:text-properties style:font-name="Helvetica Neue" style:font-name-asian="Helvetica Neue" style:font-name-complex="Helvetica Neue"/>
    </style:style>
    <style:style style:name="T95_8" style:family="text">
      <style:text-properties style:font-name="Helvetica Neue" style:font-name-asian="Helvetica Neue" style:font-name-complex="Helvetica Neue"/>
    </style:style>
    <style:style style:name="T95_9" style:family="text">
      <style:text-properties style:font-name="Helvetica Neue" style:font-name-asian="Helvetica Neue" style:font-name-complex="Helvetica Neue"/>
    </style:style>
    <style:style style:name="T95_10" style:family="text">
      <style:text-properties style:font-name="Helvetica Neue" style:font-name-asian="Helvetica Neue" style:font-name-complex="Helvetica Neue"/>
    </style:style>
    <style:style style:name="T95_11" style:family="text">
      <style:text-properties style:font-name="Helvetica Neue" style:font-name-asian="Helvetica Neue" style:font-name-complex="Helvetica Neue"/>
    </style:style>
    <style:style style:name="T95_12" style:family="text">
      <style:text-properties style:font-name="Helvetica Neue" style:font-name-asian="Helvetica Neue" style:font-name-complex="Helvetica Neue"/>
    </style:style>
    <style:style style:name="T95_13" style:family="text">
      <style:text-properties style:font-name="Helvetica Neue" style:font-name-asian="Helvetica Neue" style:font-name-complex="Helvetica Neue"/>
    </style:style>
    <style:style style:name="T95_14" style:family="text">
      <style:text-properties style:font-name="Helvetica Neue" style:font-name-asian="Helvetica Neue" style:font-name-complex="Helvetica Neue"/>
    </style:style>
    <style:style style:name="T95_15" style:family="text">
      <style:text-properties style:font-name="Helvetica Neue" style:font-name-asian="Helvetica Neue" style:font-name-complex="Helvetica Neue"/>
    </style:style>
    <style:style style:name="T95_16" style:family="text">
      <style:text-properties style:font-name="Helvetica Neue" style:font-name-asian="Helvetica Neue" style:font-name-complex="Helvetica Neue"/>
    </style:style>
    <style:style style:name="T95_17" style:family="text"/>
    <style:style style:name="T95_1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19" style:family="text"/>
    <style:style style:name="T95_2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21" style:family="text"/>
    <style:style style:name="T95_2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23" style:family="text"/>
    <style:style style:name="T95_2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25" style:family="text"/>
    <style:style style:name="T95_2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27" style:family="text"/>
    <style:style style:name="T95_2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29" style:family="text"/>
    <style:style style:name="T95_3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31" style:family="text"/>
    <style:style style:name="T95_3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33" style:family="text"/>
    <style:style style:name="T95_3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35" style:family="text"/>
    <style:style style:name="T95_3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37" style:family="text"/>
    <style:style style:name="T95_3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39" style:family="text"/>
    <style:style style:name="T95_4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41" style:family="text"/>
    <style:style style:name="T95_4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43" style:family="text"/>
    <style:style style:name="T95_4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45" style:family="text"/>
    <style:style style:name="T95_4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47" style:family="text"/>
    <style:style style:name="T95_4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49" style:family="text"/>
    <style:style style:name="T95_5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51" style:family="text"/>
    <style:style style:name="T95_5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95_53" style:family="text"/>
    <style:style style:name="T95_5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P96" style:family="paragraph" style:parent-style-name="Standard">
      <style:paragraph-properties fo:break-before="auto" fo:line-height="150%" fo:margin-top="0cm" style:writing-mode="lr-tb"/>
    </style:style>
    <style:style style:name="T96_1" style:family="text">
      <style:text-properties style:font-name="Helvetica Neue" style:font-name-asian="Helvetica Neue" style:font-name-complex="Helvetica Neue"/>
    </style:style>
    <style:style style:name="T96_2" style:family="text">
      <style:text-properties style:font-name="Helvetica Neue" style:font-name-asian="Helvetica Neue" style:font-name-complex="Helvetica Neue"/>
    </style:style>
    <style:style style:name="T96_3" style:family="text">
      <style:text-properties style:font-name="Helvetica Neue" style:font-name-asian="Helvetica Neue" style:font-name-complex="Helvetica Neue"/>
    </style:style>
    <style:style style:name="T96_4" style:family="text">
      <style:text-properties style:font-name="Helvetica Neue" style:font-name-asian="Helvetica Neue" style:font-name-complex="Helvetica Neue"/>
    </style:style>
    <style:style style:name="T96_5" style:family="text">
      <style:text-properties style:font-name="Helvetica Neue" style:font-name-asian="Helvetica Neue" style:font-name-complex="Helvetica Neue"/>
    </style:style>
    <style:style style:name="T96_6" style:family="text">
      <style:text-properties style:font-name="Helvetica Neue" style:font-name-asian="Helvetica Neue" style:font-name-complex="Helvetica Neue"/>
    </style:style>
    <style:style style:name="T96_7" style:family="text">
      <style:text-properties style:font-name="Helvetica Neue" style:font-name-asian="Helvetica Neue" style:font-name-complex="Helvetica Neue"/>
    </style:style>
    <style:style style:name="T96_8" style:family="text">
      <style:text-properties style:font-name="Helvetica Neue" style:font-name-asian="Helvetica Neue" style:font-name-complex="Helvetica Neue"/>
    </style:style>
    <style:style style:name="T96_9" style:family="text">
      <style:text-properties style:font-name="Helvetica Neue" style:font-name-asian="Helvetica Neue" style:font-name-complex="Helvetica Neue"/>
    </style:style>
    <style:style style:name="T96_10" style:family="text">
      <style:text-properties style:font-name="Helvetica Neue" style:font-name-asian="Helvetica Neue" style:font-name-complex="Helvetica Neue"/>
    </style:style>
    <style:style style:name="T96_11" style:family="text">
      <style:text-properties style:font-name="Helvetica Neue" style:font-name-asian="Helvetica Neue" style:font-name-complex="Helvetica Neue"/>
    </style:style>
    <style:style style:name="T96_12" style:family="text">
      <style:text-properties style:font-name="Helvetica Neue" style:font-name-asian="Helvetica Neue" style:font-name-complex="Helvetica Neue"/>
    </style:style>
    <style:style style:name="T96_13" style:family="text">
      <style:text-properties style:font-name="Helvetica Neue" style:font-name-asian="Helvetica Neue" style:font-name-complex="Helvetica Neue"/>
    </style:style>
    <style:style style:name="T96_14" style:family="text">
      <style:text-properties style:font-name="Helvetica Neue" style:font-name-asian="Helvetica Neue" style:font-name-complex="Helvetica Neue"/>
    </style:style>
    <style:style style:name="T96_15" style:family="text">
      <style:text-properties style:font-name="Helvetica Neue" style:font-name-asian="Helvetica Neue" style:font-name-complex="Helvetica Neue"/>
    </style:style>
    <style:style style:name="T96_16" style:family="text">
      <style:text-properties style:font-name="Helvetica Neue" style:font-name-asian="Helvetica Neue" style:font-name-complex="Helvetica Neue"/>
    </style:style>
    <style:style style:name="T96_17" style:family="text">
      <style:text-properties style:font-name="Helvetica Neue" style:font-name-asian="Helvetica Neue" style:font-name-complex="Helvetica Neue"/>
    </style:style>
    <style:style style:name="T96_18" style:family="text">
      <style:text-properties style:font-name="Helvetica Neue" style:font-name-asian="Helvetica Neue" style:font-name-complex="Helvetica Neue"/>
    </style:style>
    <style:style style:name="T96_19" style:family="text">
      <style:text-properties style:font-name="Helvetica Neue" style:font-name-asian="Helvetica Neue" style:font-name-complex="Helvetica Neue"/>
    </style:style>
    <style:style style:name="T96_20" style:family="text">
      <style:text-properties style:font-name="Helvetica Neue" style:font-name-asian="Helvetica Neue" style:font-name-complex="Helvetica Neue"/>
    </style:style>
    <style:style style:name="T96_21" style:family="text">
      <style:text-properties style:font-name="Helvetica Neue" style:font-name-asian="Helvetica Neue" style:font-name-complex="Helvetica Neue"/>
    </style:style>
    <style:style style:name="T96_22" style:family="text">
      <style:text-properties style:font-name="Helvetica Neue" style:font-name-asian="Helvetica Neue" style:font-name-complex="Helvetica Neue"/>
    </style:style>
    <style:style style:name="T96_23" style:family="text">
      <style:text-properties style:font-name="Helvetica Neue" style:font-name-asian="Helvetica Neue" style:font-name-complex="Helvetica Neue"/>
    </style:style>
    <style:style style:name="T96_24" style:family="text">
      <style:text-properties style:font-name="Helvetica Neue" style:font-name-asian="Helvetica Neue" style:font-name-complex="Helvetica Neue"/>
    </style:style>
    <style:style style:name="P97" style:family="paragraph" style:parent-style-name="Standard">
      <style:paragraph-properties fo:break-before="auto" fo:line-height="150%" fo:margin-top="0cm" style:writing-mode="lr-tb"/>
    </style:style>
    <style:style style:name="T97_1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2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3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4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5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6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7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97_8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97_9" style:family="text">
      <style:text-properties fo:font-style="italic" style:font-style-asian="italic" style:font-style-complex="italic" style:font-name="Helvetica Neue" style:font-name-asian="Helvetica Neue" style:font-name-complex="Helvetica Neue" fo:font-weight="bold" style:font-weight-asian="bold" style:font-weight-complex="bold"/>
    </style:style>
    <style:style style:name="T97_10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11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12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13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14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15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16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17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18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19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20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21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22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23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24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25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26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27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28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29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30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97_31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P98" style:family="paragraph" style:parent-style-name="Heading_20_1">
      <style:paragraph-properties fo:break-before="auto" fo:line-height="150%" fo:margin-top="0cm" style:writing-mode="lr-tb"/>
    </style:style>
    <style:style style:name="P99" style:family="paragraph" style:parent-style-name="Heading_20_1">
      <style:paragraph-properties fo:break-before="page" fo:line-height="150%" fo:margin-top="0cm" style:writing-mode="lr-tb"/>
    </style:style>
    <style:style style:name="T99_1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P100" style:family="paragraph" style:parent-style-name="Standard">
      <style:paragraph-properties fo:break-before="auto" fo:line-height="150%" style:writing-mode="lr-tb"/>
    </style:style>
    <style:style style:name="T100_1" style:family="text">
      <style:text-properties style:font-name="Helvetica Neue" style:font-name-asian="Helvetica Neue" style:font-name-complex="Helvetica Neue"/>
    </style:style>
    <style:style style:name="T100_2" style:family="text">
      <style:text-properties style:font-name="Helvetica Neue" style:font-name-asian="Helvetica Neue" style:font-name-complex="Helvetica Neue"/>
    </style:style>
    <style:style style:name="T100_3" style:family="text">
      <style:text-properties style:font-name="Helvetica Neue" style:font-name-asian="Helvetica Neue" style:font-name-complex="Helvetica Neue"/>
    </style:style>
    <style:style style:name="T100_4" style:family="text">
      <style:text-properties style:font-name="Helvetica Neue" style:font-name-asian="Helvetica Neue" style:font-name-complex="Helvetica Neue"/>
    </style:style>
    <style:style style:name="T100_5" style:family="text">
      <style:text-properties style:font-name="Helvetica Neue" style:font-name-asian="Helvetica Neue" style:font-name-complex="Helvetica Neue"/>
    </style:style>
    <style:style style:name="T100_6" style:family="text">
      <style:text-properties style:font-name="Helvetica Neue" style:font-name-asian="Helvetica Neue" style:font-name-complex="Helvetica Neue"/>
    </style:style>
    <style:style style:name="T100_7" style:family="text">
      <style:text-properties style:font-name="Helvetica Neue" style:font-name-asian="Helvetica Neue" style:font-name-complex="Helvetica Neue"/>
    </style:style>
    <style:style style:name="T100_8" style:family="text">
      <style:text-properties style:font-name="Helvetica Neue" style:font-name-asian="Helvetica Neue" style:font-name-complex="Helvetica Neue"/>
    </style:style>
    <style:style style:name="T100_9" style:family="text">
      <style:text-properties style:font-name="Helvetica Neue" style:font-name-asian="Helvetica Neue" style:font-name-complex="Helvetica Neue"/>
    </style:style>
    <style:style style:name="T100_10" style:family="text">
      <style:text-properties style:font-name="Helvetica Neue" style:font-name-asian="Helvetica Neue" style:font-name-complex="Helvetica Neue"/>
    </style:style>
    <style:style style:name="T100_11" style:family="text">
      <style:text-properties style:font-name="Helvetica Neue" style:font-name-asian="Helvetica Neue" style:font-name-complex="Helvetica Neue"/>
    </style:style>
    <style:style style:name="T100_12" style:family="text">
      <style:text-properties style:font-name="Helvetica Neue" style:font-name-asian="Helvetica Neue" style:font-name-complex="Helvetica Neue"/>
    </style:style>
    <style:style style:name="T100_13" style:family="text">
      <style:text-properties style:font-name="Helvetica Neue" style:font-name-asian="Helvetica Neue" style:font-name-complex="Helvetica Neue"/>
    </style:style>
    <style:style style:name="T100_14" style:family="text">
      <style:text-properties style:font-name="Helvetica Neue" style:font-name-asian="Helvetica Neue" style:font-name-complex="Helvetica Neue"/>
    </style:style>
    <style:style style:name="T100_15" style:family="text">
      <style:text-properties style:font-name="Helvetica Neue" style:font-name-asian="Helvetica Neue" style:font-name-complex="Helvetica Neue"/>
    </style:style>
    <style:style style:name="T100_16" style:family="text">
      <style:text-properties style:font-name="Helvetica Neue" style:font-name-asian="Helvetica Neue" style:font-name-complex="Helvetica Neue"/>
    </style:style>
    <style:style style:name="T100_17" style:family="text">
      <style:text-properties style:font-name="Helvetica Neue" style:font-name-asian="Helvetica Neue" style:font-name-complex="Helvetica Neue"/>
    </style:style>
    <style:style style:name="T100_18" style:family="text">
      <style:text-properties style:font-name="Helvetica Neue" style:font-name-asian="Helvetica Neue" style:font-name-complex="Helvetica Neue"/>
    </style:style>
    <style:style style:name="T100_19" style:family="text">
      <style:text-properties style:font-name="Helvetica Neue" style:font-name-asian="Helvetica Neue" style:font-name-complex="Helvetica Neue"/>
    </style:style>
    <style:style style:name="T100_20" style:family="text">
      <style:text-properties style:font-name="Helvetica Neue" style:font-name-asian="Helvetica Neue" style:font-name-complex="Helvetica Neue"/>
    </style:style>
    <style:style style:name="T100_21" style:family="text">
      <style:text-properties style:font-name="Helvetica Neue" style:font-name-asian="Helvetica Neue" style:font-name-complex="Helvetica Neue"/>
    </style:style>
    <style:style style:name="T100_22" style:family="text">
      <style:text-properties style:font-name="Helvetica Neue" style:font-name-asian="Helvetica Neue" style:font-name-complex="Helvetica Neue"/>
    </style:style>
    <style:style style:name="T100_23" style:family="text">
      <style:text-properties style:font-name="Helvetica Neue" style:font-name-asian="Helvetica Neue" style:font-name-complex="Helvetica Neue"/>
    </style:style>
    <style:style style:name="T100_24" style:family="text">
      <style:text-properties style:font-name="Helvetica Neue" style:font-name-asian="Helvetica Neue" style:font-name-complex="Helvetica Neue"/>
    </style:style>
    <style:style style:name="T100_25" style:family="text">
      <style:text-properties style:font-name="Helvetica Neue" style:font-name-asian="Helvetica Neue" style:font-name-complex="Helvetica Neue"/>
    </style:style>
    <style:style style:name="T100_26" style:family="text">
      <style:text-properties style:font-name="Helvetica Neue" style:font-name-asian="Helvetica Neue" style:font-name-complex="Helvetica Neue"/>
    </style:style>
    <style:style style:name="T100_27" style:family="text">
      <style:text-properties style:font-name="Helvetica Neue" style:font-name-asian="Helvetica Neue" style:font-name-complex="Helvetica Neue"/>
    </style:style>
    <style:style style:name="T100_28" style:family="text">
      <style:text-properties style:font-name="Helvetica Neue" style:font-name-asian="Helvetica Neue" style:font-name-complex="Helvetica Neue"/>
    </style:style>
    <style:style style:name="T100_29" style:family="text">
      <style:text-properties style:font-name="Helvetica Neue" style:font-name-asian="Helvetica Neue" style:font-name-complex="Helvetica Neue"/>
    </style:style>
    <style:style style:name="T100_30" style:family="text">
      <style:text-properties style:font-name="Helvetica Neue" style:font-name-asian="Helvetica Neue" style:font-name-complex="Helvetica Neue"/>
    </style:style>
    <style:style style:name="T100_31" style:family="text">
      <style:text-properties style:font-name="Helvetica Neue" style:font-name-asian="Helvetica Neue" style:font-name-complex="Helvetica Neue"/>
    </style:style>
    <style:style style:name="T100_32" style:family="text">
      <style:text-properties style:font-name="Helvetica Neue" style:font-name-asian="Helvetica Neue" style:font-name-complex="Helvetica Neue"/>
    </style:style>
    <style:style style:name="T100_33" style:family="text">
      <style:text-properties style:font-name="Helvetica Neue" style:font-name-asian="Helvetica Neue" style:font-name-complex="Helvetica Neue"/>
    </style:style>
    <style:style style:name="T100_34" style:family="text">
      <style:text-properties style:font-name="Helvetica Neue" style:font-name-asian="Helvetica Neue" style:font-name-complex="Helvetica Neue"/>
    </style:style>
    <style:style style:name="T100_35" style:family="text">
      <style:text-properties style:font-name="Helvetica Neue" style:font-name-asian="Helvetica Neue" style:font-name-complex="Helvetica Neue"/>
    </style:style>
    <style:style style:name="T100_36" style:family="text">
      <style:text-properties style:font-name="Helvetica Neue" style:font-name-asian="Helvetica Neue" style:font-name-complex="Helvetica Neue"/>
    </style:style>
    <style:style style:name="T100_37" style:family="text">
      <style:text-properties style:font-name="Helvetica Neue" style:font-name-asian="Helvetica Neue" style:font-name-complex="Helvetica Neue"/>
    </style:style>
    <style:style style:name="T100_38" style:family="text">
      <style:text-properties style:font-name="Helvetica Neue" style:font-name-asian="Helvetica Neue" style:font-name-complex="Helvetica Neue"/>
    </style:style>
    <style:style style:name="T100_39" style:family="text">
      <style:text-properties style:font-name="Helvetica Neue" style:font-name-asian="Helvetica Neue" style:font-name-complex="Helvetica Neue"/>
    </style:style>
    <style:style style:name="T100_40" style:family="text">
      <style:text-properties style:font-name="Helvetica Neue" style:font-name-asian="Helvetica Neue" style:font-name-complex="Helvetica Neue"/>
    </style:style>
    <style:style style:name="T100_41" style:family="text">
      <style:text-properties style:font-name="Helvetica Neue" style:font-name-asian="Helvetica Neue" style:font-name-complex="Helvetica Neue"/>
    </style:style>
    <style:style style:name="T100_42" style:family="text">
      <style:text-properties style:font-name="Helvetica Neue" style:font-name-asian="Helvetica Neue" style:font-name-complex="Helvetica Neue"/>
    </style:style>
    <style:style style:name="T100_43" style:family="text">
      <style:text-properties style:font-name="Helvetica Neue" style:font-name-asian="Helvetica Neue" style:font-name-complex="Helvetica Neue"/>
    </style:style>
    <style:style style:name="T100_44" style:family="text">
      <style:text-properties style:font-name="Helvetica Neue" style:font-name-asian="Helvetica Neue" style:font-name-complex="Helvetica Neue"/>
    </style:style>
    <style:style style:name="T100_45" style:family="text">
      <style:text-properties style:font-name="Helvetica Neue" style:font-name-asian="Helvetica Neue" style:font-name-complex="Helvetica Neue"/>
    </style:style>
    <style:style style:name="T100_46" style:family="text">
      <style:text-properties style:font-name="Helvetica Neue" style:font-name-asian="Helvetica Neue" style:font-name-complex="Helvetica Neue"/>
    </style:style>
    <style:style style:name="T100_47" style:family="text">
      <style:text-properties style:font-name="Helvetica Neue" style:font-name-asian="Helvetica Neue" style:font-name-complex="Helvetica Neue"/>
    </style:style>
    <style:style style:name="T100_48" style:family="text">
      <style:text-properties style:font-name="Helvetica Neue" style:font-name-asian="Helvetica Neue" style:font-name-complex="Helvetica Neue"/>
    </style:style>
    <style:style style:name="T100_49" style:family="text">
      <style:text-properties style:font-name="Helvetica Neue" style:font-name-asian="Helvetica Neue" style:font-name-complex="Helvetica Neue"/>
    </style:style>
    <style:style style:name="T100_50" style:family="text">
      <style:text-properties style:font-name="Helvetica Neue" style:font-name-asian="Helvetica Neue" style:font-name-complex="Helvetica Neue"/>
    </style:style>
    <style:style style:name="T100_51" style:family="text">
      <style:text-properties style:font-name="Helvetica Neue" style:font-name-asian="Helvetica Neue" style:font-name-complex="Helvetica Neue"/>
    </style:style>
    <style:style style:name="T100_52" style:family="text">
      <style:text-properties style:font-name="Helvetica Neue" style:font-name-asian="Helvetica Neue" style:font-name-complex="Helvetica Neue"/>
    </style:style>
    <style:style style:name="T100_53" style:family="text">
      <style:text-properties style:font-name="Helvetica Neue" style:font-name-asian="Helvetica Neue" style:font-name-complex="Helvetica Neue"/>
    </style:style>
    <style:style style:name="T100_54" style:family="text">
      <style:text-properties style:font-name="Helvetica Neue" style:font-name-asian="Helvetica Neue" style:font-name-complex="Helvetica Neue"/>
    </style:style>
    <style:style style:name="T100_55" style:family="text">
      <style:text-properties style:font-name="Helvetica Neue" style:font-name-asian="Helvetica Neue" style:font-name-complex="Helvetica Neue"/>
    </style:style>
    <style:style style:name="T100_56" style:family="text">
      <style:text-properties style:font-name="Helvetica Neue" style:font-name-asian="Helvetica Neue" style:font-name-complex="Helvetica Neue"/>
    </style:style>
    <style:style style:name="T100_57" style:family="text">
      <style:text-properties style:font-name="Helvetica Neue" style:font-name-asian="Helvetica Neue" style:font-name-complex="Helvetica Neue"/>
    </style:style>
    <style:style style:name="T100_58" style:family="text">
      <style:text-properties style:font-name="Helvetica Neue" style:font-name-asian="Helvetica Neue" style:font-name-complex="Helvetica Neue"/>
    </style:style>
    <style:style style:name="T100_59" style:family="text">
      <style:text-properties style:font-name="Helvetica Neue" style:font-name-asian="Helvetica Neue" style:font-name-complex="Helvetica Neue"/>
    </style:style>
    <style:style style:name="T100_60" style:family="text">
      <style:text-properties style:font-name="Helvetica Neue" style:font-name-asian="Helvetica Neue" style:font-name-complex="Helvetica Neue"/>
    </style:style>
    <style:style style:name="T100_61" style:family="text">
      <style:text-properties style:font-name="Helvetica Neue" style:font-name-asian="Helvetica Neue" style:font-name-complex="Helvetica Neue"/>
    </style:style>
    <style:style style:name="T100_62" style:family="text">
      <style:text-properties style:font-name="Helvetica Neue" style:font-name-asian="Helvetica Neue" style:font-name-complex="Helvetica Neue"/>
    </style:style>
    <style:style style:name="T100_63" style:family="text">
      <style:text-properties style:font-name="Helvetica Neue" style:font-name-asian="Helvetica Neue" style:font-name-complex="Helvetica Neue"/>
    </style:style>
    <style:style style:name="T100_64" style:family="text">
      <style:text-properties style:font-name="Helvetica Neue" style:font-name-asian="Helvetica Neue" style:font-name-complex="Helvetica Neue"/>
    </style:style>
    <style:style style:name="T100_65" style:family="text">
      <style:text-properties style:font-name="Helvetica Neue" style:font-name-asian="Helvetica Neue" style:font-name-complex="Helvetica Neue"/>
    </style:style>
    <style:style style:name="T100_66" style:family="text">
      <style:text-properties style:font-name="Helvetica Neue" style:font-name-asian="Helvetica Neue" style:font-name-complex="Helvetica Neue"/>
    </style:style>
    <style:style style:name="T100_67" style:family="text">
      <style:text-properties style:font-name="Helvetica Neue" style:font-name-asian="Helvetica Neue" style:font-name-complex="Helvetica Neue"/>
    </style:style>
    <style:style style:name="T100_68" style:family="text">
      <style:text-properties style:font-name="Helvetica Neue" style:font-name-asian="Helvetica Neue" style:font-name-complex="Helvetica Neue"/>
    </style:style>
    <style:style style:name="T100_69" style:family="text">
      <style:text-properties style:font-name="Helvetica Neue" style:font-name-asian="Helvetica Neue" style:font-name-complex="Helvetica Neue"/>
    </style:style>
    <style:style style:name="T100_70" style:family="text">
      <style:text-properties style:font-name="Helvetica Neue" style:font-name-asian="Helvetica Neue" style:font-name-complex="Helvetica Neue"/>
    </style:style>
    <style:style style:name="T100_71" style:family="text">
      <style:text-properties style:font-name="Helvetica Neue" style:font-name-asian="Helvetica Neue" style:font-name-complex="Helvetica Neue"/>
    </style:style>
    <style:style style:name="T100_72" style:family="text">
      <style:text-properties style:font-name="Helvetica Neue" style:font-name-asian="Helvetica Neue" style:font-name-complex="Helvetica Neue"/>
    </style:style>
    <style:style style:name="T100_73" style:family="text">
      <style:text-properties style:font-name="Helvetica Neue" style:font-name-asian="Helvetica Neue" style:font-name-complex="Helvetica Neue"/>
    </style:style>
    <style:style style:name="T100_74" style:family="text">
      <style:text-properties style:font-name="Helvetica Neue" style:font-name-asian="Helvetica Neue" style:font-name-complex="Helvetica Neue"/>
    </style:style>
    <style:style style:name="T100_75" style:family="text">
      <style:text-properties style:font-name="Helvetica Neue" style:font-name-asian="Helvetica Neue" style:font-name-complex="Helvetica Neue"/>
    </style:style>
    <style:style style:name="T100_76" style:family="text">
      <style:text-properties style:font-name="Helvetica Neue" style:font-name-asian="Helvetica Neue" style:font-name-complex="Helvetica Neue"/>
    </style:style>
    <style:style style:name="T100_77" style:family="text">
      <style:text-properties style:font-name="Helvetica Neue" style:font-name-asian="Helvetica Neue" style:font-name-complex="Helvetica Neue"/>
    </style:style>
    <style:style style:name="T100_78" style:family="text">
      <style:text-properties style:font-name="Helvetica Neue" style:font-name-asian="Helvetica Neue" style:font-name-complex="Helvetica Neue"/>
    </style:style>
    <style:style style:name="T100_79" style:family="text">
      <style:text-properties style:font-name="Helvetica Neue" style:font-name-asian="Helvetica Neue" style:font-name-complex="Helvetica Neue"/>
    </style:style>
    <style:style style:name="T100_80" style:family="text">
      <style:text-properties style:font-name="Helvetica Neue" style:font-name-asian="Helvetica Neue" style:font-name-complex="Helvetica Neue"/>
    </style:style>
    <style:style style:name="T100_81" style:family="text">
      <style:text-properties style:font-name="Helvetica Neue" style:font-name-asian="Helvetica Neue" style:font-name-complex="Helvetica Neue"/>
    </style:style>
    <style:style style:name="T100_82" style:family="text">
      <style:text-properties style:font-name="Helvetica Neue" style:font-name-asian="Helvetica Neue" style:font-name-complex="Helvetica Neue"/>
    </style:style>
    <style:style style:name="T100_83" style:family="text">
      <style:text-properties style:font-name="Helvetica Neue" style:font-name-asian="Helvetica Neue" style:font-name-complex="Helvetica Neue"/>
    </style:style>
    <style:style style:name="T100_84" style:family="text">
      <style:text-properties style:font-name="Helvetica Neue" style:font-name-asian="Helvetica Neue" style:font-name-complex="Helvetica Neue"/>
    </style:style>
    <style:style style:name="T100_85" style:family="text">
      <style:text-properties style:font-name="Helvetica Neue" style:font-name-asian="Helvetica Neue" style:font-name-complex="Helvetica Neue"/>
    </style:style>
    <style:style style:name="T100_86" style:family="text">
      <style:text-properties style:font-name="Helvetica Neue" style:font-name-asian="Helvetica Neue" style:font-name-complex="Helvetica Neue"/>
    </style:style>
    <style:style style:name="T100_87" style:family="text">
      <style:text-properties style:font-name="Helvetica Neue" style:font-name-asian="Helvetica Neue" style:font-name-complex="Helvetica Neue"/>
    </style:style>
    <style:style style:name="T100_88" style:family="text">
      <style:text-properties style:font-name="Helvetica Neue" style:font-name-asian="Helvetica Neue" style:font-name-complex="Helvetica Neue"/>
    </style:style>
    <style:style style:name="T100_89" style:family="text">
      <style:text-properties style:font-name="Helvetica Neue" style:font-name-asian="Helvetica Neue" style:font-name-complex="Helvetica Neue"/>
    </style:style>
    <style:style style:name="T100_90" style:family="text">
      <style:text-properties style:font-name="Helvetica Neue" style:font-name-asian="Helvetica Neue" style:font-name-complex="Helvetica Neue"/>
    </style:style>
    <style:style style:name="T100_91" style:family="text">
      <style:text-properties style:font-name="Helvetica Neue" style:font-name-asian="Helvetica Neue" style:font-name-complex="Helvetica Neue"/>
    </style:style>
    <style:style style:name="T100_92" style:family="text">
      <style:text-properties style:font-name="Helvetica Neue" style:font-name-asian="Helvetica Neue" style:font-name-complex="Helvetica Neue"/>
    </style:style>
    <style:style style:name="T100_93" style:family="text">
      <style:text-properties style:font-name="Helvetica Neue" style:font-name-asian="Helvetica Neue" style:font-name-complex="Helvetica Neue"/>
    </style:style>
    <style:style style:name="T100_94" style:family="text">
      <style:text-properties style:font-name="Helvetica Neue" style:font-name-asian="Helvetica Neue" style:font-name-complex="Helvetica Neue"/>
    </style:style>
    <style:style style:name="T100_95" style:family="text">
      <style:text-properties style:font-name="Helvetica Neue" style:font-name-asian="Helvetica Neue" style:font-name-complex="Helvetica Neue"/>
    </style:style>
    <style:style style:name="T100_96" style:family="text">
      <style:text-properties style:font-name="Helvetica Neue" style:font-name-asian="Helvetica Neue" style:font-name-complex="Helvetica Neue"/>
    </style:style>
    <style:style style:name="T100_97" style:family="text">
      <style:text-properties style:font-name="Helvetica Neue" style:font-name-asian="Helvetica Neue" style:font-name-complex="Helvetica Neue"/>
    </style:style>
    <style:style style:name="T100_98" style:family="text">
      <style:text-properties style:font-name="Helvetica Neue" style:font-name-asian="Helvetica Neue" style:font-name-complex="Helvetica Neue"/>
    </style:style>
    <style:style style:name="T100_99" style:family="text">
      <style:text-properties style:font-name="Helvetica Neue" style:font-name-asian="Helvetica Neue" style:font-name-complex="Helvetica Neue"/>
    </style:style>
    <style:style style:name="T100_100" style:family="text">
      <style:text-properties style:font-name="Helvetica Neue" style:font-name-asian="Helvetica Neue" style:font-name-complex="Helvetica Neue"/>
    </style:style>
    <style:style style:name="T100_101" style:family="text">
      <style:text-properties style:font-name="Helvetica Neue" style:font-name-asian="Helvetica Neue" style:font-name-complex="Helvetica Neue"/>
    </style:style>
    <style:style style:name="T100_102" style:family="text">
      <style:text-properties style:font-name="Helvetica Neue" style:font-name-asian="Helvetica Neue" style:font-name-complex="Helvetica Neue"/>
    </style:style>
    <style:style style:name="T100_103" style:family="text">
      <style:text-properties style:font-name="Helvetica Neue" style:font-name-asian="Helvetica Neue" style:font-name-complex="Helvetica Neue"/>
    </style:style>
    <style:style style:name="T100_104" style:family="text">
      <style:text-properties style:font-name="Helvetica Neue" style:font-name-asian="Helvetica Neue" style:font-name-complex="Helvetica Neue"/>
    </style:style>
    <style:style style:name="T100_105" style:family="text">
      <style:text-properties style:font-name="Helvetica Neue" style:font-name-asian="Helvetica Neue" style:font-name-complex="Helvetica Neue"/>
    </style:style>
    <style:style style:name="T100_106" style:family="text">
      <style:text-properties style:font-name="Helvetica Neue" style:font-name-asian="Helvetica Neue" style:font-name-complex="Helvetica Neue"/>
    </style:style>
    <style:style style:name="T100_107" style:family="text">
      <style:text-properties style:font-name="Helvetica Neue" style:font-name-asian="Helvetica Neue" style:font-name-complex="Helvetica Neue"/>
    </style:style>
    <style:style style:name="T100_108" style:family="text">
      <style:text-properties style:font-name="Helvetica Neue" style:font-name-asian="Helvetica Neue" style:font-name-complex="Helvetica Neue"/>
    </style:style>
    <style:style style:name="T100_109" style:family="text">
      <style:text-properties style:font-name="Helvetica Neue" style:font-name-asian="Helvetica Neue" style:font-name-complex="Helvetica Neue"/>
    </style:style>
    <style:style style:name="T100_110" style:family="text">
      <style:text-properties style:font-name="Helvetica Neue" style:font-name-asian="Helvetica Neue" style:font-name-complex="Helvetica Neue"/>
    </style:style>
    <style:style style:name="T100_111" style:family="text">
      <style:text-properties style:font-name="Helvetica Neue" style:font-name-asian="Helvetica Neue" style:font-name-complex="Helvetica Neue"/>
    </style:style>
    <style:style style:name="T100_112" style:family="text">
      <style:text-properties style:font-name="Helvetica Neue" style:font-name-asian="Helvetica Neue" style:font-name-complex="Helvetica Neue"/>
    </style:style>
    <style:style style:name="T100_113" style:family="text">
      <style:text-properties style:font-name="Helvetica Neue" style:font-name-asian="Helvetica Neue" style:font-name-complex="Helvetica Neue"/>
    </style:style>
    <style:style style:name="T100_114" style:family="text">
      <style:text-properties style:font-name="Helvetica Neue" style:font-name-asian="Helvetica Neue" style:font-name-complex="Helvetica Neue"/>
    </style:style>
    <style:style style:name="T100_115" style:family="text">
      <style:text-properties style:font-name="Helvetica Neue" style:font-name-asian="Helvetica Neue" style:font-name-complex="Helvetica Neue"/>
    </style:style>
    <style:style style:name="T100_116" style:family="text">
      <style:text-properties style:font-name="Helvetica Neue" style:font-name-asian="Helvetica Neue" style:font-name-complex="Helvetica Neue"/>
    </style:style>
    <style:style style:name="T100_117" style:family="text">
      <style:text-properties style:font-name="Helvetica Neue" style:font-name-asian="Helvetica Neue" style:font-name-complex="Helvetica Neue"/>
    </style:style>
    <style:style style:name="T100_118" style:family="text">
      <style:text-properties style:font-name="Helvetica Neue" style:font-name-asian="Helvetica Neue" style:font-name-complex="Helvetica Neue"/>
    </style:style>
    <style:style style:name="T100_119" style:family="text">
      <style:text-properties style:font-name="Helvetica Neue" style:font-name-asian="Helvetica Neue" style:font-name-complex="Helvetica Neue"/>
    </style:style>
    <style:style style:name="T100_120" style:family="text">
      <style:text-properties style:font-name="Helvetica Neue" style:font-name-asian="Helvetica Neue" style:font-name-complex="Helvetica Neue"/>
    </style:style>
    <style:style style:name="T100_121" style:family="text">
      <style:text-properties style:font-name="Helvetica Neue" style:font-name-asian="Helvetica Neue" style:font-name-complex="Helvetica Neue"/>
    </style:style>
    <style:style style:name="T100_122" style:family="text">
      <style:text-properties style:font-name="Helvetica Neue" style:font-name-asian="Helvetica Neue" style:font-name-complex="Helvetica Neue"/>
    </style:style>
    <style:style style:name="T100_123" style:family="text">
      <style:text-properties style:font-name="Helvetica Neue" style:font-name-asian="Helvetica Neue" style:font-name-complex="Helvetica Neue"/>
    </style:style>
    <style:style style:name="T100_124" style:family="text">
      <style:text-properties style:font-name="Helvetica Neue" style:font-name-asian="Helvetica Neue" style:font-name-complex="Helvetica Neue"/>
    </style:style>
    <style:style style:name="T100_125" style:family="text">
      <style:text-properties style:font-name="Helvetica Neue" style:font-name-asian="Helvetica Neue" style:font-name-complex="Helvetica Neue"/>
    </style:style>
    <style:style style:name="T100_126" style:family="text">
      <style:text-properties style:font-name="Helvetica Neue" style:font-name-asian="Helvetica Neue" style:font-name-complex="Helvetica Neue"/>
    </style:style>
    <style:style style:name="T100_127" style:family="text">
      <style:text-properties style:font-name="Helvetica Neue" style:font-name-asian="Helvetica Neue" style:font-name-complex="Helvetica Neue"/>
    </style:style>
    <style:style style:name="T100_128" style:family="text">
      <style:text-properties style:font-name="Helvetica Neue" style:font-name-asian="Helvetica Neue" style:font-name-complex="Helvetica Neue"/>
    </style:style>
    <style:style style:name="P101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102" style:family="paragraph" style:parent-style-name="Standard">
      <style:paragraph-properties fo:break-before="auto" fo:line-height="150%" style:writing-mode="lr-tb"/>
    </style:style>
    <style:style style:name="T102_1" style:family="text">
      <style:text-properties style:font-name="Helvetica Neue" style:font-name-asian="Helvetica Neue" style:font-name-complex="Helvetica Neue"/>
    </style:style>
    <style:style style:name="T102_2" style:family="text">
      <style:text-properties style:font-name="Helvetica Neue" style:font-name-asian="Helvetica Neue" style:font-name-complex="Helvetica Neue"/>
    </style:style>
    <style:style style:name="T102_3" style:family="text">
      <style:text-properties style:font-name="Helvetica Neue" style:font-name-asian="Helvetica Neue" style:font-name-complex="Helvetica Neue"/>
    </style:style>
    <style:style style:name="T102_4" style:family="text">
      <style:text-properties style:font-name="Helvetica Neue" style:font-name-asian="Helvetica Neue" style:font-name-complex="Helvetica Neue"/>
    </style:style>
    <style:style style:name="T102_5" style:family="text">
      <style:text-properties style:font-name="Helvetica Neue" style:font-name-asian="Helvetica Neue" style:font-name-complex="Helvetica Neue"/>
    </style:style>
    <style:style style:name="T102_6" style:family="text">
      <style:text-properties style:font-name="Helvetica Neue" style:font-name-asian="Helvetica Neue" style:font-name-complex="Helvetica Neue"/>
    </style:style>
    <style:style style:name="T102_7" style:family="text">
      <style:text-properties style:font-name="Helvetica Neue" style:font-name-asian="Helvetica Neue" style:font-name-complex="Helvetica Neue"/>
    </style:style>
    <style:style style:name="T102_8" style:family="text">
      <style:text-properties style:font-name="Helvetica Neue" style:font-name-asian="Helvetica Neue" style:font-name-complex="Helvetica Neue"/>
    </style:style>
    <style:style style:name="T102_9" style:family="text">
      <style:text-properties style:font-name="Helvetica Neue" style:font-name-asian="Helvetica Neue" style:font-name-complex="Helvetica Neue"/>
    </style:style>
    <style:style style:name="T102_10" style:family="text">
      <style:text-properties style:font-name="Helvetica Neue" style:font-name-asian="Helvetica Neue" style:font-name-complex="Helvetica Neue"/>
    </style:style>
    <style:style style:name="T102_11" style:family="text">
      <style:text-properties style:font-name="Helvetica Neue" style:font-name-asian="Helvetica Neue" style:font-name-complex="Helvetica Neue"/>
    </style:style>
    <style:style style:name="T102_12" style:family="text">
      <style:text-properties style:font-name="Helvetica Neue" style:font-name-asian="Helvetica Neue" style:font-name-complex="Helvetica Neue"/>
    </style:style>
    <style:style style:name="T102_13" style:family="text">
      <style:text-properties style:font-name="Helvetica Neue" style:font-name-asian="Helvetica Neue" style:font-name-complex="Helvetica Neue"/>
    </style:style>
    <style:style style:name="T102_14" style:family="text">
      <style:text-properties style:font-name="Helvetica Neue" style:font-name-asian="Helvetica Neue" style:font-name-complex="Helvetica Neue"/>
    </style:style>
    <style:style style:name="T102_1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02_1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02_1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02_1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02_1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02_20" style:family="text">
      <style:text-properties style:font-name="Helvetica Neue" style:font-name-asian="Helvetica Neue" style:font-name-complex="Helvetica Neue"/>
    </style:style>
    <style:style style:name="T102_21" style:family="text">
      <style:text-properties style:font-name="Helvetica Neue" style:font-name-asian="Helvetica Neue" style:font-name-complex="Helvetica Neue"/>
    </style:style>
    <style:style style:name="T102_22" style:family="text">
      <style:text-properties style:font-name="Helvetica Neue" style:font-name-asian="Helvetica Neue" style:font-name-complex="Helvetica Neue"/>
    </style:style>
    <style:style style:name="T102_23" style:family="text">
      <style:text-properties style:font-name="Helvetica Neue" style:font-name-asian="Helvetica Neue" style:font-name-complex="Helvetica Neue"/>
    </style:style>
    <style:style style:name="T102_24" style:family="text">
      <style:text-properties style:font-name="Helvetica Neue" style:font-name-asian="Helvetica Neue" style:font-name-complex="Helvetica Neue"/>
    </style:style>
    <style:style style:name="T102_25" style:family="text">
      <style:text-properties style:font-name="Helvetica Neue" style:font-name-asian="Helvetica Neue" style:font-name-complex="Helvetica Neue"/>
    </style:style>
    <style:style style:name="T102_26" style:family="text">
      <style:text-properties style:font-name="Helvetica Neue" style:font-name-asian="Helvetica Neue" style:font-name-complex="Helvetica Neue"/>
    </style:style>
    <style:style style:name="T102_27" style:family="text">
      <style:text-properties style:font-name="Helvetica Neue" style:font-name-asian="Helvetica Neue" style:font-name-complex="Helvetica Neue"/>
    </style:style>
    <style:style style:name="T102_28" style:family="text">
      <style:text-properties style:font-name="Helvetica Neue" style:font-name-asian="Helvetica Neue" style:font-name-complex="Helvetica Neue"/>
    </style:style>
    <style:style style:name="T102_29" style:family="text">
      <style:text-properties style:font-name="Helvetica Neue" style:font-name-asian="Helvetica Neue" style:font-name-complex="Helvetica Neue"/>
    </style:style>
    <style:style style:name="T102_30" style:family="text">
      <style:text-properties style:font-name="Helvetica Neue" style:font-name-asian="Helvetica Neue" style:font-name-complex="Helvetica Neue"/>
    </style:style>
    <style:style style:name="T102_31" style:family="text">
      <style:text-properties style:font-name="Helvetica Neue" style:font-name-asian="Helvetica Neue" style:font-name-complex="Helvetica Neue"/>
    </style:style>
    <style:style style:name="T102_32" style:family="text">
      <style:text-properties style:font-name="Helvetica Neue" style:font-name-asian="Helvetica Neue" style:font-name-complex="Helvetica Neue"/>
    </style:style>
    <style:style style:name="T102_33" style:family="text">
      <style:text-properties style:font-name="Helvetica Neue" style:font-name-asian="Helvetica Neue" style:font-name-complex="Helvetica Neue"/>
    </style:style>
    <style:style style:name="T102_34" style:family="text">
      <style:text-properties style:font-name="Helvetica Neue" style:font-name-asian="Helvetica Neue" style:font-name-complex="Helvetica Neue"/>
    </style:style>
    <style:style style:name="T102_35" style:family="text">
      <style:text-properties style:font-name="Helvetica Neue" style:font-name-asian="Helvetica Neue" style:font-name-complex="Helvetica Neue"/>
    </style:style>
    <style:style style:name="T102_36" style:family="text">
      <style:text-properties style:font-name="Helvetica Neue" style:font-name-asian="Helvetica Neue" style:font-name-complex="Helvetica Neue"/>
    </style:style>
    <style:style style:name="T102_37" style:family="text">
      <style:text-properties style:font-name="Helvetica Neue" style:font-name-asian="Helvetica Neue" style:font-name-complex="Helvetica Neue"/>
    </style:style>
    <style:style style:name="T102_38" style:family="text">
      <style:text-properties style:font-name="Helvetica Neue" style:font-name-asian="Helvetica Neue" style:font-name-complex="Helvetica Neue"/>
    </style:style>
    <style:style style:name="T102_39" style:family="text">
      <style:text-properties style:font-name="Helvetica Neue" style:font-name-asian="Helvetica Neue" style:font-name-complex="Helvetica Neue"/>
    </style:style>
    <style:style style:name="T102_40" style:family="text">
      <style:text-properties style:font-name="Helvetica Neue" style:font-name-asian="Helvetica Neue" style:font-name-complex="Helvetica Neue"/>
    </style:style>
    <style:style style:name="T102_41" style:family="text">
      <style:text-properties style:font-name="Helvetica Neue" style:font-name-asian="Helvetica Neue" style:font-name-complex="Helvetica Neue"/>
    </style:style>
    <style:style style:name="T102_42" style:family="text">
      <style:text-properties style:font-name="Helvetica Neue" style:font-name-asian="Helvetica Neue" style:font-name-complex="Helvetica Neue"/>
    </style:style>
    <style:style style:name="T102_43" style:family="text">
      <style:text-properties style:font-name="Helvetica Neue" style:font-name-asian="Helvetica Neue" style:font-name-complex="Helvetica Neue"/>
    </style:style>
    <style:style style:name="T102_44" style:family="text">
      <style:text-properties style:font-name="Helvetica Neue" style:font-name-asian="Helvetica Neue" style:font-name-complex="Helvetica Neue"/>
    </style:style>
    <style:style style:name="T102_4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02_4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02_4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02_4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02_4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02_5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02_5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02_5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02_5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02_5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02_5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02_56" style:family="text">
      <style:text-properties style:font-name="Helvetica Neue" style:font-name-asian="Helvetica Neue" style:font-name-complex="Helvetica Neue"/>
    </style:style>
    <style:style style:name="T102_57" style:family="text">
      <style:text-properties style:font-name="Helvetica Neue" style:font-name-asian="Helvetica Neue" style:font-name-complex="Helvetica Neue"/>
    </style:style>
    <style:style style:name="T102_58" style:family="text">
      <style:text-properties style:font-name="Helvetica Neue" style:font-name-asian="Helvetica Neue" style:font-name-complex="Helvetica Neue"/>
    </style:style>
    <style:style style:name="T102_59" style:family="text">
      <style:text-properties style:font-name="Helvetica Neue" style:font-name-asian="Helvetica Neue" style:font-name-complex="Helvetica Neue"/>
    </style:style>
    <style:style style:name="T102_60" style:family="text">
      <style:text-properties style:font-name="Helvetica Neue" style:font-name-asian="Helvetica Neue" style:font-name-complex="Helvetica Neue"/>
    </style:style>
    <style:style style:name="T102_61" style:family="text">
      <style:text-properties style:font-name="Helvetica Neue" style:font-name-asian="Helvetica Neue" style:font-name-complex="Helvetica Neue"/>
    </style:style>
    <style:style style:name="T102_62" style:family="text">
      <style:text-properties style:font-name="Helvetica Neue" style:font-name-asian="Helvetica Neue" style:font-name-complex="Helvetica Neue"/>
    </style:style>
    <style:style style:name="T102_63" style:family="text">
      <style:text-properties style:font-name="Helvetica Neue" style:font-name-asian="Helvetica Neue" style:font-name-complex="Helvetica Neue"/>
    </style:style>
    <style:style style:name="T102_64" style:family="text">
      <style:text-properties style:font-name="Helvetica Neue" style:font-name-asian="Helvetica Neue" style:font-name-complex="Helvetica Neue"/>
    </style:style>
    <style:style style:name="T102_65" style:family="text">
      <style:text-properties style:font-name="Helvetica Neue" style:font-name-asian="Helvetica Neue" style:font-name-complex="Helvetica Neue"/>
    </style:style>
    <style:style style:name="T102_66" style:family="text">
      <style:text-properties style:font-name="Helvetica Neue" style:font-name-asian="Helvetica Neue" style:font-name-complex="Helvetica Neue"/>
    </style:style>
    <style:style style:name="T102_67" style:family="text">
      <style:text-properties style:font-name="Helvetica Neue" style:font-name-asian="Helvetica Neue" style:font-name-complex="Helvetica Neue"/>
    </style:style>
    <style:style style:name="T102_68" style:family="text">
      <style:text-properties style:font-name="Helvetica Neue" style:font-name-asian="Helvetica Neue" style:font-name-complex="Helvetica Neue"/>
    </style:style>
    <style:style style:name="T102_69" style:family="text">
      <style:text-properties style:font-name="Helvetica Neue" style:font-name-asian="Helvetica Neue" style:font-name-complex="Helvetica Neue"/>
    </style:style>
    <style:style style:name="T102_70" style:family="text">
      <style:text-properties style:font-name="Helvetica Neue" style:font-name-asian="Helvetica Neue" style:font-name-complex="Helvetica Neue"/>
    </style:style>
    <style:style style:name="T102_71" style:family="text">
      <style:text-properties style:font-name="Helvetica Neue" style:font-name-asian="Helvetica Neue" style:font-name-complex="Helvetica Neue"/>
    </style:style>
    <style:style style:name="T102_72" style:family="text">
      <style:text-properties style:font-name="Helvetica Neue" style:font-name-asian="Helvetica Neue" style:font-name-complex="Helvetica Neue"/>
    </style:style>
    <style:style style:name="T102_73" style:family="text">
      <style:text-properties style:font-name="Helvetica Neue" style:font-name-asian="Helvetica Neue" style:font-name-complex="Helvetica Neue"/>
    </style:style>
    <style:style style:name="T102_74" style:family="text">
      <style:text-properties style:font-name="Helvetica Neue" style:font-name-asian="Helvetica Neue" style:font-name-complex="Helvetica Neue"/>
    </style:style>
    <style:style style:name="T102_75" style:family="text"/>
    <style:style style:name="T102_76" style:family="text">
      <style:text-properties style:font-name="Helvetica Neue" style:font-name-asian="Helvetica Neue" style:font-name-complex="Helvetica Neue"/>
    </style:style>
    <style:style style:name="T102_77" style:family="text"/>
    <style:style style:name="T102_7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02_79" style:family="text"/>
    <style:style style:name="T102_8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02_81" style:family="text"/>
    <style:style style:name="T102_8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02_83" style:family="text"/>
    <style:style style:name="T102_8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02_85" style:family="text"/>
    <style:style style:name="T102_8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02_87" style:family="text"/>
    <style:style style:name="T102_8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02_89" style:family="text"/>
    <style:style style:name="T102_9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02_91" style:family="text"/>
    <style:style style:name="T102_9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02_93" style:family="text"/>
    <style:style style:name="T102_9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02_95" style:family="text"/>
    <style:style style:name="T102_9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02_97" style:family="text"/>
    <style:style style:name="T102_9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02_99" style:family="text"/>
    <style:style style:name="T102_10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02_101" style:family="text"/>
    <style:style style:name="T102_10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02_103" style:family="text"/>
    <style:style style:name="T102_10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02_105" style:family="text"/>
    <style:style style:name="T102_10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02_107" style:family="text">
      <style:text-properties style:font-name="Helvetica Neue" style:font-name-asian="Helvetica Neue" style:font-name-complex="Helvetica Neue"/>
    </style:style>
    <style:style style:name="P103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104" style:family="paragraph" style:parent-style-name="Heading_20_2">
      <style:paragraph-properties fo:break-before="auto" fo:line-height="150%" fo:margin-bottom="0.141cm" style:writing-mode="lr-tb"/>
    </style:style>
    <style:style style:name="T104_1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104_2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104_3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style:font-name="Helvetica Neue" style:font-name-asian="Helvetica Neue" style:font-name-complex="Helvetica Neue"/>
    </style:style>
    <style:style style:name="T105_2" style:family="text">
      <style:text-properties style:font-name="Helvetica Neue" style:font-name-asian="Helvetica Neue" style:font-name-complex="Helvetica Neue"/>
    </style:style>
    <style:style style:name="T105_3" style:family="text">
      <style:text-properties style:font-name="Helvetica Neue" style:font-name-asian="Helvetica Neue" style:font-name-complex="Helvetica Neue"/>
    </style:style>
    <style:style style:name="T105_4" style:family="text">
      <style:text-properties style:font-name="Helvetica Neue" style:font-name-asian="Helvetica Neue" style:font-name-complex="Helvetica Neue"/>
    </style:style>
    <style:style style:name="T105_5" style:family="text">
      <style:text-properties style:font-name="Helvetica Neue" style:font-name-asian="Helvetica Neue" style:font-name-complex="Helvetica Neue"/>
    </style:style>
    <style:style style:name="T105_6" style:family="text">
      <style:text-properties style:font-name="Helvetica Neue" style:font-name-asian="Helvetica Neue" style:font-name-complex="Helvetica Neue"/>
    </style:style>
    <style:style style:name="T105_7" style:family="text">
      <style:text-properties style:font-name="Helvetica Neue" style:font-name-asian="Helvetica Neue" style:font-name-complex="Helvetica Neue"/>
    </style:style>
    <style:style style:name="T105_8" style:family="text">
      <style:text-properties style:font-name="Helvetica Neue" style:font-name-asian="Helvetica Neue" style:font-name-complex="Helvetica Neue"/>
    </style:style>
    <style:style style:name="T105_9" style:family="text">
      <style:text-properties style:font-name="Helvetica Neue" style:font-name-asian="Helvetica Neue" style:font-name-complex="Helvetica Neue"/>
    </style:style>
    <style:style style:name="T105_10" style:family="text">
      <style:text-properties style:font-name="Helvetica Neue" style:font-name-asian="Helvetica Neue" style:font-name-complex="Helvetica Neue"/>
    </style:style>
    <style:style style:name="T105_11" style:family="text">
      <style:text-properties style:font-name="Helvetica Neue" style:font-name-asian="Helvetica Neue" style:font-name-complex="Helvetica Neue"/>
    </style:style>
    <style:style style:name="T105_12" style:family="text">
      <style:text-properties style:font-name="Helvetica Neue" style:font-name-asian="Helvetica Neue" style:font-name-complex="Helvetica Neue"/>
    </style:style>
    <style:style style:name="T105_13" style:family="text">
      <style:text-properties style:font-name="Helvetica Neue" style:font-name-asian="Helvetica Neue" style:font-name-complex="Helvetica Neue"/>
    </style:style>
    <style:style style:name="T105_14" style:family="text">
      <style:text-properties style:font-name="Helvetica Neue" style:font-name-asian="Helvetica Neue" style:font-name-complex="Helvetica Neue"/>
    </style:style>
    <style:style style:name="T105_15" style:family="text">
      <style:text-properties style:font-name="Helvetica Neue" style:font-name-asian="Helvetica Neue" style:font-name-complex="Helvetica Neue"/>
    </style:style>
    <style:style style:name="T105_16" style:family="text">
      <style:text-properties style:font-name="Helvetica Neue" style:font-name-asian="Helvetica Neue" style:font-name-complex="Helvetica Neue"/>
    </style:style>
    <style:style style:name="T105_17" style:family="text">
      <style:text-properties style:font-name="Helvetica Neue" style:font-name-asian="Helvetica Neue" style:font-name-complex="Helvetica Neue"/>
    </style:style>
    <style:style style:name="T105_18" style:family="text">
      <style:text-properties style:font-name="Helvetica Neue" style:font-name-asian="Helvetica Neue" style:font-name-complex="Helvetica Neue"/>
    </style:style>
    <style:style style:name="T105_19" style:family="text">
      <style:text-properties style:font-name="Helvetica Neue" style:font-name-asian="Helvetica Neue" style:font-name-complex="Helvetica Neue"/>
    </style:style>
    <style:style style:name="T105_20" style:family="text">
      <style:text-properties style:font-name="Helvetica Neue" style:font-name-asian="Helvetica Neue" style:font-name-complex="Helvetica Neue"/>
    </style:style>
    <style:style style:name="T105_21" style:family="text">
      <style:text-properties style:font-name="Helvetica Neue" style:font-name-asian="Helvetica Neue" style:font-name-complex="Helvetica Neue"/>
    </style:style>
    <style:style style:name="T105_22" style:family="text">
      <style:text-properties style:font-name="Helvetica Neue" style:font-name-asian="Helvetica Neue" style:font-name-complex="Helvetica Neue"/>
    </style:style>
    <style:style style:name="T105_23" style:family="text">
      <style:text-properties style:font-name="Helvetica Neue" style:font-name-asian="Helvetica Neue" style:font-name-complex="Helvetica Neue"/>
    </style:style>
    <style:style style:name="T105_24" style:family="text">
      <style:text-properties style:font-name="Helvetica Neue" style:font-name-asian="Helvetica Neue" style:font-name-complex="Helvetica Neue"/>
    </style:style>
    <style:style style:name="P106" style:family="paragraph" style:parent-style-name="Heading_20_2">
      <style:paragraph-properties fo:break-before="auto" fo:text-indent="0cm" fo:line-height="150%" fo:margin-bottom="0.141cm" fo:margin-left="0cm" style:writing-mode="lr-tb"/>
    </style:style>
    <style:style style:name="T106_1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06_2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06_3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able1" style:family="table">
      <style:table-properties table:align="left" style:width="18.971cm" fo:margin-left="0.079cm"/>
    </style:style>
    <style:style style:name="Column1" style:family="table-column">
      <style:table-column-properties style:column-width="4.26cm"/>
    </style:style>
    <style:style style:name="Column2" style:family="table-column">
      <style:table-column-properties style:column-width="14.711cm"/>
    </style:style>
    <style:style style:name="Row1" style:family="table-row"/>
    <style:style style:name="Cell1" style:family="table-cell">
      <style:table-cell-properties style:vertical-align="top" fo:padding-top="0.176cm" fo:border-top="#d9d9d9 0.035cm solid" fo:padding-bottom="0.176cm" fo:border-bottom="#007cc2 0.053cm solid" fo:padding-left="0.176cm" fo:border-left="#d9d9d9 0.035cm solid" fo:padding-right="0.176cm" fo:border-right="#d9d9d9 0.035cm solid"/>
    </style:style>
    <style:style style:name="P10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7cc2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d9d9d9 0.035cm solid" fo:padding-bottom="0.176cm" fo:border-bottom="#007cc2 0.053cm solid" fo:padding-left="0.176cm" fo:border-left="#d9d9d9 0.035cm solid" fo:padding-right="0.176cm" fo:border-right="#d9d9d9 0.035cm solid"/>
    </style:style>
    <style:style style:name="P10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7cc2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7cc2 0.053cm solid" fo:padding-bottom="0.176cm" fo:border-bottom="#d9d9d9 0.035cm solid" fo:padding-left="0.176cm" fo:border-left="#d9d9d9 0.035cm solid" fo:padding-right="0.176cm" fo:border-right="#d9d9d9 0.035cm solid"/>
    </style:style>
    <style:style style:name="P10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7cc2 0.053cm solid" fo:padding-bottom="0.176cm" fo:border-bottom="#d9d9d9 0.035cm solid" fo:padding-left="0.176cm" fo:border-left="#d9d9d9 0.035cm solid" fo:padding-right="0.176cm" fo:border-right="#d9d9d9 0.035cm solid"/>
    </style:style>
    <style:style style:name="P11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6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1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1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10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1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6_2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8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2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0_2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121" style:family="paragraph" style:parent-style-name="Heading_20_2">
      <style:paragraph-properties fo:break-before="auto" fo:text-indent="0cm" fo:line-height="150%" fo:margin-top="0cm" fo:margin-bottom="0.141cm" fo:margin-left="0cm" style:writing-mode="lr-tb"/>
    </style:style>
    <style:style style:name="P122" style:family="paragraph" style:parent-style-name="Heading_20_2">
      <style:paragraph-properties fo:break-before="auto" fo:text-indent="0cm" fo:line-height="150%" fo:margin-top="0cm" fo:margin-bottom="0.141cm" fo:margin-left="0cm" style:writing-mode="lr-tb"/>
    </style:style>
    <style:style style:name="P123" style:family="paragraph" style:parent-style-name="Heading_20_2">
      <style:paragraph-properties fo:break-before="page" fo:text-indent="0cm" fo:line-height="150%" fo:margin-top="0cm" fo:margin-bottom="0.141cm" fo:margin-left="0cm" style:writing-mode="lr-tb"/>
    </style:style>
    <style:style style:name="T123_1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23_2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23_3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23_4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23_5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23_6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23_7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23_8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23_9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23_10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23_11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able2" style:family="table">
      <style:table-properties table:align="left" style:width="18.944cm" fo:margin-left="0.106cm"/>
    </style:style>
    <style:style style:name="Column3" style:family="table-column">
      <style:table-column-properties style:column-width="4.233cm"/>
    </style:style>
    <style:style style:name="Column4" style:family="table-column">
      <style:table-column-properties style:column-width="14.711cm"/>
    </style:style>
    <style:style style:name="Row8" style:family="table-row"/>
    <style:style style:name="Cell15" style:family="table-cell">
      <style:table-cell-properties style:vertical-align="top" fo:padding-top="0.176cm" fo:border-top="#d9d9d9 0.035cm solid" fo:padding-bottom="0.176cm" fo:border-bottom="#007cc2 0.053cm solid" fo:padding-left="0.176cm" fo:border-left="#d9d9d9 0.035cm solid" fo:padding-right="0.176cm" fo:border-right="#d9d9d9 0.035cm solid"/>
    </style:style>
    <style:style style:name="P12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7cc2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padding-top="0.176cm" fo:border-top="#d9d9d9 0.035cm solid" fo:padding-bottom="0.176cm" fo:border-bottom="#007cc2 0.053cm solid" fo:padding-left="0.176cm" fo:border-left="#d9d9d9 0.035cm solid" fo:padding-right="0.176cm" fo:border-right="#d9d9d9 0.035cm solid"/>
    </style:style>
    <style:style style:name="P12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7cc2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7cc2 0.053cm solid" fo:padding-bottom="0.176cm" fo:border-bottom="#d9d9d9 0.035cm solid" fo:padding-left="0.176cm" fo:border-left="#d9d9d9 0.035cm solid" fo:padding-right="0.176cm" fo:border-right="#d9d9d9 0.035cm solid"/>
    </style:style>
    <style:style style:name="P12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7cc2 0.053cm solid" fo:padding-bottom="0.176cm" fo:border-bottom="#d9d9d9 0.035cm solid" fo:padding-left="0.176cm" fo:border-left="#d9d9d9 0.035cm solid" fo:padding-right="0.176cm" fo:border-right="#d9d9d9 0.035cm solid"/>
    </style:style>
    <style:style style:name="P12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7_2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20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2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29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3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2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2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1_2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24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33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2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2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2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2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2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2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3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3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3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3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3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3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3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3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3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3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4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4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4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4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3_4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135" style:family="paragraph" style:parent-style-name="Heading_20_2">
      <style:paragraph-properties fo:break-before="auto" fo:text-indent="0cm" fo:line-height="150%" fo:margin-bottom="0.141cm" fo:margin-left="1.27cm" style:writing-mode="lr-tb"/>
    </style:style>
    <style:style style:name="P136" style:family="paragraph" style:parent-style-name="Heading_20_2">
      <style:paragraph-properties fo:break-before="auto" fo:text-indent="0cm" fo:line-height="150%" fo:margin-bottom="0.141cm" fo:margin-left="0cm" style:writing-mode="lr-tb"/>
    </style:style>
    <style:style style:name="T136_1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136_2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136_3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136_4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136_5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style:font-name="Helvetica Neue" style:font-name-asian="Helvetica Neue" style:font-name-complex="Helvetica Neue"/>
    </style:style>
    <style:style style:name="T137_2" style:family="text">
      <style:text-properties style:font-name="Helvetica Neue" style:font-name-asian="Helvetica Neue" style:font-name-complex="Helvetica Neue"/>
    </style:style>
    <style:style style:name="T137_3" style:family="text">
      <style:text-properties style:font-name="Helvetica Neue" style:font-name-asian="Helvetica Neue" style:font-name-complex="Helvetica Neue"/>
    </style:style>
    <style:style style:name="T137_4" style:family="text">
      <style:text-properties style:font-name="Helvetica Neue" style:font-name-asian="Helvetica Neue" style:font-name-complex="Helvetica Neue"/>
    </style:style>
    <style:style style:name="T137_5" style:family="text">
      <style:text-properties style:font-name="Helvetica Neue" style:font-name-asian="Helvetica Neue" style:font-name-complex="Helvetica Neue"/>
    </style:style>
    <style:style style:name="T137_6" style:family="text">
      <style:text-properties style:font-name="Helvetica Neue" style:font-name-asian="Helvetica Neue" style:font-name-complex="Helvetica Neue"/>
    </style:style>
    <style:style style:name="T137_7" style:family="text">
      <style:text-properties style:font-name="Helvetica Neue" style:font-name-asian="Helvetica Neue" style:font-name-complex="Helvetica Neue"/>
    </style:style>
    <style:style style:name="T137_8" style:family="text">
      <style:text-properties style:font-name="Helvetica Neue" style:font-name-asian="Helvetica Neue" style:font-name-complex="Helvetica Neue"/>
    </style:style>
    <style:style style:name="T137_9" style:family="text">
      <style:text-properties style:font-name="Helvetica Neue" style:font-name-asian="Helvetica Neue" style:font-name-complex="Helvetica Neue"/>
    </style:style>
    <style:style style:name="T137_10" style:family="text">
      <style:text-properties style:font-name="Helvetica Neue" style:font-name-asian="Helvetica Neue" style:font-name-complex="Helvetica Neue"/>
    </style:style>
    <style:style style:name="T137_11" style:family="text">
      <style:text-properties style:font-name="Helvetica Neue" style:font-name-asian="Helvetica Neue" style:font-name-complex="Helvetica Neue"/>
    </style:style>
    <style:style style:name="T137_12" style:family="text">
      <style:text-properties style:font-name="Helvetica Neue" style:font-name-asian="Helvetica Neue" style:font-name-complex="Helvetica Neue"/>
    </style:style>
    <style:style style:name="T137_13" style:family="text">
      <style:text-properties style:font-name="Helvetica Neue" style:font-name-asian="Helvetica Neue" style:font-name-complex="Helvetica Neue"/>
    </style:style>
    <style:style style:name="T137_14" style:family="text">
      <style:text-properties style:font-name="Helvetica Neue" style:font-name-asian="Helvetica Neue" style:font-name-complex="Helvetica Neue"/>
    </style:style>
    <style:style style:name="T137_15" style:family="text">
      <style:text-properties style:font-name="Helvetica Neue" style:font-name-asian="Helvetica Neue" style:font-name-complex="Helvetica Neue"/>
    </style:style>
    <style:style style:name="T137_16" style:family="text">
      <style:text-properties style:font-name="Helvetica Neue" style:font-name-asian="Helvetica Neue" style:font-name-complex="Helvetica Neue"/>
    </style:style>
    <style:style style:name="T137_17" style:family="text">
      <style:text-properties style:font-name="Helvetica Neue" style:font-name-asian="Helvetica Neue" style:font-name-complex="Helvetica Neue"/>
    </style:style>
    <style:style style:name="T137_18" style:family="text">
      <style:text-properties style:font-name="Helvetica Neue" style:font-name-asian="Helvetica Neue" style:font-name-complex="Helvetica Neue"/>
    </style:style>
    <style:style style:name="T137_19" style:family="text">
      <style:text-properties style:font-name="Helvetica Neue" style:font-name-asian="Helvetica Neue" style:font-name-complex="Helvetica Neue"/>
    </style:style>
    <style:style style:name="T137_20" style:family="text">
      <style:text-properties style:font-name="Helvetica Neue" style:font-name-asian="Helvetica Neue" style:font-name-complex="Helvetica Neue"/>
    </style:style>
    <style:style style:name="T137_21" style:family="text">
      <style:text-properties style:font-name="Helvetica Neue" style:font-name-asian="Helvetica Neue" style:font-name-complex="Helvetica Neue"/>
    </style:style>
    <style:style style:name="T137_22" style:family="text">
      <style:text-properties style:font-name="Helvetica Neue" style:font-name-asian="Helvetica Neue" style:font-name-complex="Helvetica Neue"/>
    </style:style>
    <style:style style:name="T137_23" style:family="text">
      <style:text-properties style:font-name="Helvetica Neue" style:font-name-asian="Helvetica Neue" style:font-name-complex="Helvetica Neue"/>
    </style:style>
    <style:style style:name="T137_24" style:family="text">
      <style:text-properties style:font-name="Helvetica Neue" style:font-name-asian="Helvetica Neue" style:font-name-complex="Helvetica Neue"/>
    </style:style>
    <style:style style:name="T137_25" style:family="text">
      <style:text-properties style:font-name="Helvetica Neue" style:font-name-asian="Helvetica Neue" style:font-name-complex="Helvetica Neue"/>
    </style:style>
    <style:style style:name="T137_26" style:family="text">
      <style:text-properties style:font-name="Helvetica Neue" style:font-name-asian="Helvetica Neue" style:font-name-complex="Helvetica Neue"/>
    </style:style>
    <style:style style:name="T137_27" style:family="text">
      <style:text-properties style:font-name="Helvetica Neue" style:font-name-asian="Helvetica Neue" style:font-name-complex="Helvetica Neue"/>
    </style:style>
    <style:style style:name="T137_28" style:family="text">
      <style:text-properties style:font-name="Helvetica Neue" style:font-name-asian="Helvetica Neue" style:font-name-complex="Helvetica Neue"/>
    </style:style>
    <style:style style:name="T137_29" style:family="text">
      <style:text-properties style:font-name="Helvetica Neue" style:font-name-asian="Helvetica Neue" style:font-name-complex="Helvetica Neue"/>
    </style:style>
    <style:style style:name="T137_30" style:family="text">
      <style:text-properties style:font-name="Helvetica Neue" style:font-name-asian="Helvetica Neue" style:font-name-complex="Helvetica Neue"/>
    </style:style>
    <style:style style:name="T137_31" style:family="text">
      <style:text-properties style:font-name="Helvetica Neue" style:font-name-asian="Helvetica Neue" style:font-name-complex="Helvetica Neue"/>
    </style:style>
    <style:style style:name="T137_32" style:family="text">
      <style:text-properties style:font-name="Helvetica Neue" style:font-name-asian="Helvetica Neue" style:font-name-complex="Helvetica Neue"/>
    </style:style>
    <style:style style:name="T137_33" style:family="text">
      <style:text-properties style:font-name="Helvetica Neue" style:font-name-asian="Helvetica Neue" style:font-name-complex="Helvetica Neue"/>
    </style:style>
    <style:style style:name="T137_34" style:family="text">
      <style:text-properties style:font-name="Helvetica Neue" style:font-name-asian="Helvetica Neue" style:font-name-complex="Helvetica Neue"/>
    </style:style>
    <style:style style:name="T137_35" style:family="text">
      <style:text-properties style:font-name="Helvetica Neue" style:font-name-asian="Helvetica Neue" style:font-name-complex="Helvetica Neue"/>
    </style:style>
    <style:style style:name="T137_36" style:family="text">
      <style:text-properties style:font-name="Helvetica Neue" style:font-name-asian="Helvetica Neue" style:font-name-complex="Helvetica Neue"/>
    </style:style>
    <style:style style:name="T137_37" style:family="text">
      <style:text-properties style:font-name="Helvetica Neue" style:font-name-asian="Helvetica Neue" style:font-name-complex="Helvetica Neue"/>
    </style:style>
    <style:style style:name="T137_38" style:family="text">
      <style:text-properties style:font-name="Helvetica Neue" style:font-name-asian="Helvetica Neue" style:font-name-complex="Helvetica Neue"/>
    </style:style>
    <style:style style:name="T137_39" style:family="text">
      <style:text-properties style:font-name="Helvetica Neue" style:font-name-asian="Helvetica Neue" style:font-name-complex="Helvetica Neue"/>
    </style:style>
    <style:style style:name="T137_40" style:family="text">
      <style:text-properties style:font-name="Helvetica Neue" style:font-name-asian="Helvetica Neue" style:font-name-complex="Helvetica Neue"/>
    </style:style>
    <style:style style:name="T137_41" style:family="text">
      <style:text-properties style:font-name="Helvetica Neue" style:font-name-asian="Helvetica Neue" style:font-name-complex="Helvetica Neue"/>
    </style:style>
    <style:style style:name="T137_42" style:family="text">
      <style:text-properties style:font-name="Helvetica Neue" style:font-name-asian="Helvetica Neue" style:font-name-complex="Helvetica Neue"/>
    </style:style>
    <style:style style:name="T137_43" style:family="text">
      <style:text-properties style:font-name="Helvetica Neue" style:font-name-asian="Helvetica Neue" style:font-name-complex="Helvetica Neue"/>
    </style:style>
    <style:style style:name="T137_44" style:family="text">
      <style:text-properties style:font-name="Helvetica Neue" style:font-name-asian="Helvetica Neue" style:font-name-complex="Helvetica Neue"/>
    </style:style>
    <style:style style:name="T137_45" style:family="text">
      <style:text-properties style:font-name="Helvetica Neue" style:font-name-asian="Helvetica Neue" style:font-name-complex="Helvetica Neue"/>
    </style:style>
    <style:style style:name="T137_46" style:family="text">
      <style:text-properties style:font-name="Helvetica Neue" style:font-name-asian="Helvetica Neue" style:font-name-complex="Helvetica Neue"/>
    </style:style>
    <style:style style:name="T137_47" style:family="text">
      <style:text-properties style:font-name="Helvetica Neue" style:font-name-asian="Helvetica Neue" style:font-name-complex="Helvetica Neue"/>
    </style:style>
    <style:style style:name="T137_48" style:family="text">
      <style:text-properties style:font-name="Helvetica Neue" style:font-name-asian="Helvetica Neue" style:font-name-complex="Helvetica Neue"/>
    </style:style>
    <style:style style:name="T137_49" style:family="text">
      <style:text-properties style:font-name="Helvetica Neue" style:font-name-asian="Helvetica Neue" style:font-name-complex="Helvetica Neue"/>
    </style:style>
    <style:style style:name="T137_50" style:family="text">
      <style:text-properties style:font-name="Helvetica Neue" style:font-name-asian="Helvetica Neue" style:font-name-complex="Helvetica Neue"/>
    </style:style>
    <style:style style:name="T137_51" style:family="text">
      <style:text-properties style:font-name="Helvetica Neue" style:font-name-asian="Helvetica Neue" style:font-name-complex="Helvetica Neue"/>
    </style:style>
    <style:style style:name="T137_52" style:family="text">
      <style:text-properties style:font-name="Helvetica Neue" style:font-name-asian="Helvetica Neue" style:font-name-complex="Helvetica Neue"/>
    </style:style>
    <style:style style:name="T137_53" style:family="text">
      <style:text-properties style:font-name="Helvetica Neue" style:font-name-asian="Helvetica Neue" style:font-name-complex="Helvetica Neue"/>
    </style:style>
    <style:style style:name="T137_54" style:family="text">
      <style:text-properties style:font-name="Helvetica Neue" style:font-name-asian="Helvetica Neue" style:font-name-complex="Helvetica Neue"/>
    </style:style>
    <style:style style:name="T137_55" style:family="text">
      <style:text-properties style:font-name="Helvetica Neue" style:font-name-asian="Helvetica Neue" style:font-name-complex="Helvetica Neue"/>
    </style:style>
    <style:style style:name="T137_56" style:family="text">
      <style:text-properties style:font-name="Helvetica Neue" style:font-name-asian="Helvetica Neue" style:font-name-complex="Helvetica Neue"/>
    </style:style>
    <style:style style:name="T137_57" style:family="text">
      <style:text-properties style:font-name="Helvetica Neue" style:font-name-asian="Helvetica Neue" style:font-name-complex="Helvetica Neue"/>
    </style:style>
    <style:style style:name="T137_58" style:family="text">
      <style:text-properties style:font-name="Helvetica Neue" style:font-name-asian="Helvetica Neue" style:font-name-complex="Helvetica Neue"/>
    </style:style>
    <style:style style:name="T137_59" style:family="text">
      <style:text-properties style:font-name="Helvetica Neue" style:font-name-asian="Helvetica Neue" style:font-name-complex="Helvetica Neue"/>
    </style:style>
    <style:style style:name="T137_60" style:family="text">
      <style:text-properties style:font-name="Helvetica Neue" style:font-name-asian="Helvetica Neue" style:font-name-complex="Helvetica Neue"/>
    </style:style>
    <style:style style:name="T137_61" style:family="text">
      <style:text-properties style:font-name="Helvetica Neue" style:font-name-asian="Helvetica Neue" style:font-name-complex="Helvetica Neue"/>
    </style:style>
    <style:style style:name="T137_62" style:family="text">
      <style:text-properties style:font-name="Helvetica Neue" style:font-name-asian="Helvetica Neue" style:font-name-complex="Helvetica Neue"/>
    </style:style>
    <style:style style:name="T137_63" style:family="text">
      <style:text-properties style:font-name="Helvetica Neue" style:font-name-asian="Helvetica Neue" style:font-name-complex="Helvetica Neue"/>
    </style:style>
    <style:style style:name="T137_64" style:family="text">
      <style:text-properties style:font-name="Helvetica Neue" style:font-name-asian="Helvetica Neue" style:font-name-complex="Helvetica Neue"/>
    </style:style>
    <style:style style:name="T137_65" style:family="text">
      <style:text-properties style:font-name="Helvetica Neue" style:font-name-asian="Helvetica Neue" style:font-name-complex="Helvetica Neue"/>
    </style:style>
    <style:style style:name="T137_66" style:family="text">
      <style:text-properties style:font-name="Helvetica Neue" style:font-name-asian="Helvetica Neue" style:font-name-complex="Helvetica Neue"/>
    </style:style>
    <style:style style:name="T137_67" style:family="text">
      <style:text-properties style:font-name="Helvetica Neue" style:font-name-asian="Helvetica Neue" style:font-name-complex="Helvetica Neue"/>
    </style:style>
    <style:style style:name="T137_68" style:family="text">
      <style:text-properties style:font-name="Helvetica Neue" style:font-name-asian="Helvetica Neue" style:font-name-complex="Helvetica Neue"/>
    </style:style>
    <style:style style:name="T137_69" style:family="text">
      <style:text-properties style:font-name="Helvetica Neue" style:font-name-asian="Helvetica Neue" style:font-name-complex="Helvetica Neue"/>
    </style:style>
    <style:style style:name="T137_70" style:family="text">
      <style:text-properties style:font-name="Helvetica Neue" style:font-name-asian="Helvetica Neue" style:font-name-complex="Helvetica Neue"/>
    </style:style>
    <style:style style:name="T137_71" style:family="text">
      <style:text-properties style:font-name="Helvetica Neue" style:font-name-asian="Helvetica Neue" style:font-name-complex="Helvetica Neue"/>
    </style:style>
    <style:style style:name="T137_72" style:family="text">
      <style:text-properties style:font-name="Helvetica Neue" style:font-name-asian="Helvetica Neue" style:font-name-complex="Helvetica Neue"/>
    </style:style>
    <style:style style:name="T137_73" style:family="text">
      <style:text-properties style:font-name="Helvetica Neue" style:font-name-asian="Helvetica Neue" style:font-name-complex="Helvetica Neue"/>
    </style:style>
    <style:style style:name="T137_74" style:family="text">
      <style:text-properties style:font-name="Helvetica Neue" style:font-name-asian="Helvetica Neue" style:font-name-complex="Helvetica Neue"/>
    </style:style>
    <style:style style:name="T137_75" style:family="text">
      <style:text-properties style:font-name="Helvetica Neue" style:font-name-asian="Helvetica Neue" style:font-name-complex="Helvetica Neue"/>
    </style:style>
    <style:style style:name="T137_76" style:family="text">
      <style:text-properties style:font-name="Helvetica Neue" style:font-name-asian="Helvetica Neue" style:font-name-complex="Helvetica Neue"/>
    </style:style>
    <style:style style:name="T137_77" style:family="text">
      <style:text-properties style:font-name="Helvetica Neue" style:font-name-asian="Helvetica Neue" style:font-name-complex="Helvetica Neue"/>
    </style:style>
    <style:style style:name="T137_78" style:family="text">
      <style:text-properties style:font-name="Helvetica Neue" style:font-name-asian="Helvetica Neue" style:font-name-complex="Helvetica Neue"/>
    </style:style>
    <style:style style:name="T137_79" style:family="text">
      <style:text-properties style:font-name="Helvetica Neue" style:font-name-asian="Helvetica Neue" style:font-name-complex="Helvetica Neue"/>
    </style:style>
    <style:style style:name="T137_80" style:family="text">
      <style:text-properties style:font-name="Helvetica Neue" style:font-name-asian="Helvetica Neue" style:font-name-complex="Helvetica Neue"/>
    </style:style>
    <style:style style:name="T137_81" style:family="text">
      <style:text-properties style:font-name="Helvetica Neue" style:font-name-asian="Helvetica Neue" style:font-name-complex="Helvetica Neue"/>
    </style:style>
    <style:style style:name="T137_82" style:family="text">
      <style:text-properties style:font-name="Helvetica Neue" style:font-name-asian="Helvetica Neue" style:font-name-complex="Helvetica Neue"/>
    </style:style>
    <style:style style:name="T137_83" style:family="text">
      <style:text-properties style:font-name="Helvetica Neue" style:font-name-asian="Helvetica Neue" style:font-name-complex="Helvetica Neue"/>
    </style:style>
    <style:style style:name="T137_84" style:family="text">
      <style:text-properties style:font-name="Helvetica Neue" style:font-name-asian="Helvetica Neue" style:font-name-complex="Helvetica Neue"/>
    </style:style>
    <style:style style:name="T137_85" style:family="text">
      <style:text-properties style:font-name="Helvetica Neue" style:font-name-asian="Helvetica Neue" style:font-name-complex="Helvetica Neue"/>
    </style:style>
    <style:style style:name="T137_86" style:family="text">
      <style:text-properties style:font-name="Helvetica Neue" style:font-name-asian="Helvetica Neue" style:font-name-complex="Helvetica Neue"/>
    </style:style>
    <style:style style:name="T137_87" style:family="text">
      <style:text-properties style:font-name="Helvetica Neue" style:font-name-asian="Helvetica Neue" style:font-name-complex="Helvetica Neue"/>
    </style:style>
    <style:style style:name="T137_88" style:family="text">
      <style:text-properties style:font-name="Helvetica Neue" style:font-name-asian="Helvetica Neue" style:font-name-complex="Helvetica Neue"/>
    </style:style>
    <style:style style:name="T137_89" style:family="text">
      <style:text-properties style:font-name="Helvetica Neue" style:font-name-asian="Helvetica Neue" style:font-name-complex="Helvetica Neue"/>
    </style:style>
    <style:style style:name="T137_90" style:family="text">
      <style:text-properties style:font-name="Helvetica Neue" style:font-name-asian="Helvetica Neue" style:font-name-complex="Helvetica Neue"/>
    </style:style>
    <style:style style:name="T137_91" style:family="text">
      <style:text-properties style:font-name="Helvetica Neue" style:font-name-asian="Helvetica Neue" style:font-name-complex="Helvetica Neue"/>
    </style:style>
    <style:style style:name="T137_92" style:family="text">
      <style:text-properties style:font-name="Helvetica Neue" style:font-name-asian="Helvetica Neue" style:font-name-complex="Helvetica Neue"/>
    </style:style>
    <style:style style:name="T137_93" style:family="text">
      <style:text-properties style:font-name="Helvetica Neue" style:font-name-asian="Helvetica Neue" style:font-name-complex="Helvetica Neue"/>
    </style:style>
    <style:style style:name="T137_94" style:family="text">
      <style:text-properties style:font-name="Helvetica Neue" style:font-name-asian="Helvetica Neue" style:font-name-complex="Helvetica Neue"/>
    </style:style>
    <style:style style:name="T137_95" style:family="text">
      <style:text-properties style:font-name="Helvetica Neue" style:font-name-asian="Helvetica Neue" style:font-name-complex="Helvetica Neue"/>
    </style:style>
    <style:style style:name="T137_96" style:family="text">
      <style:text-properties style:font-name="Helvetica Neue" style:font-name-asian="Helvetica Neue" style:font-name-complex="Helvetica Neue"/>
    </style:style>
    <style:style style:name="T137_97" style:family="text">
      <style:text-properties style:font-name="Helvetica Neue" style:font-name-asian="Helvetica Neue" style:font-name-complex="Helvetica Neue"/>
    </style:style>
    <style:style style:name="T137_98" style:family="text">
      <style:text-properties style:font-name="Helvetica Neue" style:font-name-asian="Helvetica Neue" style:font-name-complex="Helvetica Neue"/>
    </style:style>
    <style:style style:name="T137_99" style:family="text">
      <style:text-properties style:font-name="Helvetica Neue" style:font-name-asian="Helvetica Neue" style:font-name-complex="Helvetica Neue"/>
    </style:style>
    <style:style style:name="T137_100" style:family="text">
      <style:text-properties style:font-name="Helvetica Neue" style:font-name-asian="Helvetica Neue" style:font-name-complex="Helvetica Neue"/>
    </style:style>
    <style:style style:name="T137_101" style:family="text">
      <style:text-properties style:font-name="Helvetica Neue" style:font-name-asian="Helvetica Neue" style:font-name-complex="Helvetica Neue"/>
    </style:style>
    <style:style style:name="T137_102" style:family="text">
      <style:text-properties style:font-name="Helvetica Neue" style:font-name-asian="Helvetica Neue" style:font-name-complex="Helvetica Neue"/>
    </style:style>
    <style:style style:name="T137_103" style:family="text">
      <style:text-properties style:font-name="Helvetica Neue" style:font-name-asian="Helvetica Neue" style:font-name-complex="Helvetica Neue"/>
    </style:style>
    <style:style style:name="T137_104" style:family="text">
      <style:text-properties style:font-name="Helvetica Neue" style:font-name-asian="Helvetica Neue" style:font-name-complex="Helvetica Neue"/>
    </style:style>
    <style:style style:name="T137_105" style:family="text">
      <style:text-properties style:font-name="Helvetica Neue" style:font-name-asian="Helvetica Neue" style:font-name-complex="Helvetica Neue"/>
    </style:style>
    <style:style style:name="T137_106" style:family="text">
      <style:text-properties style:font-name="Helvetica Neue" style:font-name-asian="Helvetica Neue" style:font-name-complex="Helvetica Neue"/>
    </style:style>
    <style:style style:name="T137_107" style:family="text">
      <style:text-properties style:font-name="Helvetica Neue" style:font-name-asian="Helvetica Neue" style:font-name-complex="Helvetica Neue"/>
    </style:style>
    <style:style style:name="T137_108" style:family="text">
      <style:text-properties style:font-name="Helvetica Neue" style:font-name-asian="Helvetica Neue" style:font-name-complex="Helvetica Neue"/>
    </style:style>
    <style:style style:name="T137_109" style:family="text">
      <style:text-properties style:font-name="Helvetica Neue" style:font-name-asian="Helvetica Neue" style:font-name-complex="Helvetica Neue"/>
    </style:style>
    <style:style style:name="T137_110" style:family="text">
      <style:text-properties style:font-name="Helvetica Neue" style:font-name-asian="Helvetica Neue" style:font-name-complex="Helvetica Neue"/>
    </style:style>
    <style:style style:name="T137_111" style:family="text">
      <style:text-properties style:font-name="Helvetica Neue" style:font-name-asian="Helvetica Neue" style:font-name-complex="Helvetica Neue"/>
    </style:style>
    <style:style style:name="T137_112" style:family="text">
      <style:text-properties style:font-name="Helvetica Neue" style:font-name-asian="Helvetica Neue" style:font-name-complex="Helvetica Neue"/>
    </style:style>
    <style:style style:name="T137_113" style:family="text">
      <style:text-properties style:font-name="Helvetica Neue" style:font-name-asian="Helvetica Neue" style:font-name-complex="Helvetica Neue"/>
    </style:style>
    <style:style style:name="T137_114" style:family="text">
      <style:text-properties style:font-name="Helvetica Neue" style:font-name-asian="Helvetica Neue" style:font-name-complex="Helvetica Neue"/>
    </style:style>
    <style:style style:name="T137_115" style:family="text">
      <style:text-properties style:font-name="Helvetica Neue" style:font-name-asian="Helvetica Neue" style:font-name-complex="Helvetica Neue"/>
    </style:style>
    <style:style style:name="T137_116" style:family="text">
      <style:text-properties style:font-name="Helvetica Neue" style:font-name-asian="Helvetica Neue" style:font-name-complex="Helvetica Neue"/>
    </style:style>
    <style:style style:name="T137_117" style:family="text">
      <style:text-properties style:font-name="Helvetica Neue" style:font-name-asian="Helvetica Neue" style:font-name-complex="Helvetica Neue"/>
    </style:style>
    <style:style style:name="T137_118" style:family="text">
      <style:text-properties style:font-name="Helvetica Neue" style:font-name-asian="Helvetica Neue" style:font-name-complex="Helvetica Neue"/>
    </style:style>
    <style:style style:name="T137_119" style:family="text"/>
    <style:style style:name="T137_12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37_121" style:family="text"/>
    <style:style style:name="T137_12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37_123" style:family="text"/>
    <style:style style:name="T137_12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37_125" style:family="text"/>
    <style:style style:name="T137_12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37_127" style:family="text"/>
    <style:style style:name="T137_12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37_129" style:family="text"/>
    <style:style style:name="T137_13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37_131" style:family="text"/>
    <style:style style:name="T137_13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37_133" style:family="text">
      <style:text-properties style:font-name="Helvetica Neue" style:font-name-asian="Helvetica Neue" style:font-name-complex="Helvetica Neue"/>
    </style:style>
    <style:style style:name="P138" style:family="paragraph" style:parent-style-name="Heading_20_2">
      <style:paragraph-properties fo:break-before="auto" fo:text-indent="0cm" fo:line-height="150%" fo:margin-bottom="0.141cm" fo:margin-left="0cm" style:writing-mode="lr-tb"/>
    </style:style>
    <style:style style:name="T138_1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38_2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38_3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38_4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38_5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able3" style:family="table">
      <style:table-properties table:align="left" style:width="18.997cm" fo:margin-left="0.053cm"/>
    </style:style>
    <style:style style:name="Column5" style:family="table-column">
      <style:table-column-properties style:column-width="4.286cm"/>
    </style:style>
    <style:style style:name="Column6" style:family="table-column">
      <style:table-column-properties style:column-width="14.711cm"/>
    </style:style>
    <style:style style:name="Row13" style:family="table-row"/>
    <style:style style:name="Cell25" style:family="table-cell">
      <style:table-cell-properties style:vertical-align="top" fo:padding-top="0.176cm" fo:border-top="#d9d9d9 0.035cm solid" fo:padding-bottom="0.176cm" fo:border-bottom="#007cc2 0.053cm solid" fo:padding-left="0.176cm" fo:border-left="#d9d9d9 0.035cm solid" fo:padding-right="0.176cm" fo:border-right="#d9d9d9 0.035cm solid"/>
    </style:style>
    <style:style style:name="P13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7cc2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d9d9d9 0.035cm solid" fo:padding-bottom="0.176cm" fo:border-bottom="#007cc2 0.053cm solid" fo:padding-left="0.176cm" fo:border-left="#d9d9d9 0.035cm solid" fo:padding-right="0.176cm" fo:border-right="#d9d9d9 0.035cm solid"/>
    </style:style>
    <style:style style:name="P14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7cc2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7cc2 0.053cm solid" fo:padding-bottom="0.176cm" fo:border-bottom="#d9d9d9 0.035cm solid" fo:padding-left="0.176cm" fo:border-left="#d9d9d9 0.035cm solid" fo:padding-right="0.176cm" fo:border-right="#d9d9d9 0.035cm solid"/>
    </style:style>
    <style:style style:name="P14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7cc2 0.053cm solid" fo:padding-bottom="0.176cm" fo:border-bottom="#d9d9d9 0.035cm solid" fo:padding-left="0.176cm" fo:border-left="#d9d9d9 0.035cm solid" fo:padding-right="0.176cm" fo:border-right="#d9d9d9 0.035cm solid"/>
    </style:style>
    <style:style style:name="P14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2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2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2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2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2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2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3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3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3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3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3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3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3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3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3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3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4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4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4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4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4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4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4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4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4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4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5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5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5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5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5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5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5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5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5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5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6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6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6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6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6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6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6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6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6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6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7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7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7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2_7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30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2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4_2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2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2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2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2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2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2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3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3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3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3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3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3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3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3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3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3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4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4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4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4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4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4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4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4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4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4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5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5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5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5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5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5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5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5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5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5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6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6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6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6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6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6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6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6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6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6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7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7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7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7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7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7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7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7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7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7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47_8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break-before="auto" fo:line-height="150%" style:writing-mode="lr-tb"/>
    </style:style>
    <style:style style:name="P149" style:family="paragraph" style:parent-style-name="Heading_20_1">
      <style:paragraph-properties fo:break-before="auto" fo:line-height="150%" fo:margin-top="0cm" style:writing-mode="lr-tb"/>
    </style:style>
    <style:style style:name="T149_1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P150" style:family="paragraph" style:parent-style-name="Standard">
      <style:paragraph-properties fo:break-before="auto" fo:line-height="150%" style:writing-mode="lr-tb"/>
    </style:style>
    <style:style style:name="T150_1" style:family="text">
      <style:text-properties style:font-name="Helvetica Neue" style:font-name-asian="Helvetica Neue" style:font-name-complex="Helvetica Neue"/>
    </style:style>
    <style:style style:name="T150_2" style:family="text">
      <style:text-properties style:font-name="Helvetica Neue" style:font-name-asian="Helvetica Neue" style:font-name-complex="Helvetica Neue"/>
    </style:style>
    <style:style style:name="T150_3" style:family="text">
      <style:text-properties style:font-name="Helvetica Neue" style:font-name-asian="Helvetica Neue" style:font-name-complex="Helvetica Neue"/>
    </style:style>
    <style:style style:name="T150_4" style:family="text">
      <style:text-properties style:font-name="Helvetica Neue" style:font-name-asian="Helvetica Neue" style:font-name-complex="Helvetica Neue"/>
    </style:style>
    <style:style style:name="T150_5" style:family="text">
      <style:text-properties style:font-name="Helvetica Neue" style:font-name-asian="Helvetica Neue" style:font-name-complex="Helvetica Neue"/>
    </style:style>
    <style:style style:name="T150_6" style:family="text">
      <style:text-properties style:font-name="Helvetica Neue" style:font-name-asian="Helvetica Neue" style:font-name-complex="Helvetica Neue"/>
    </style:style>
    <style:style style:name="T150_7" style:family="text">
      <style:text-properties style:font-name="Helvetica Neue" style:font-name-asian="Helvetica Neue" style:font-name-complex="Helvetica Neue"/>
    </style:style>
    <style:style style:name="T150_8" style:family="text">
      <style:text-properties style:font-name="Helvetica Neue" style:font-name-asian="Helvetica Neue" style:font-name-complex="Helvetica Neue"/>
    </style:style>
    <style:style style:name="T150_9" style:family="text">
      <style:text-properties style:font-name="Helvetica Neue" style:font-name-asian="Helvetica Neue" style:font-name-complex="Helvetica Neue"/>
    </style:style>
    <style:style style:name="T150_10" style:family="text">
      <style:text-properties style:font-name="Helvetica Neue" style:font-name-asian="Helvetica Neue" style:font-name-complex="Helvetica Neue"/>
    </style:style>
    <style:style style:name="T150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0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0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0_14" style:family="text">
      <style:text-properties style:font-name="Helvetica Neue" style:font-name-asian="Helvetica Neue" style:font-name-complex="Helvetica Neue"/>
    </style:style>
    <style:style style:name="T150_15" style:family="text">
      <style:text-properties style:font-name="Helvetica Neue" style:font-name-asian="Helvetica Neue" style:font-name-complex="Helvetica Neue"/>
    </style:style>
    <style:style style:name="T150_16" style:family="text">
      <style:text-properties style:font-name="Helvetica Neue" style:font-name-asian="Helvetica Neue" style:font-name-complex="Helvetica Neue"/>
    </style:style>
    <style:style style:name="T150_1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0_1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0_1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0_2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0_2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0_2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0_2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0_24" style:family="text">
      <style:text-properties style:font-name="Helvetica Neue" style:font-name-asian="Helvetica Neue" style:font-name-complex="Helvetica Neue"/>
    </style:style>
    <style:style style:name="T150_25" style:family="text">
      <style:text-properties style:font-name="Helvetica Neue" style:font-name-asian="Helvetica Neue" style:font-name-complex="Helvetica Neue"/>
    </style:style>
    <style:style style:name="T150_26" style:family="text">
      <style:text-properties style:font-name="Helvetica Neue" style:font-name-asian="Helvetica Neue" style:font-name-complex="Helvetica Neue"/>
    </style:style>
    <style:style style:name="T150_27" style:family="text">
      <style:text-properties style:font-name="Helvetica Neue" style:font-name-asian="Helvetica Neue" style:font-name-complex="Helvetica Neue"/>
    </style:style>
    <style:style style:name="T150_28" style:family="text">
      <style:text-properties style:font-name="Helvetica Neue" style:font-name-asian="Helvetica Neue" style:font-name-complex="Helvetica Neue"/>
    </style:style>
    <style:style style:name="T150_29" style:family="text">
      <style:text-properties style:font-name="Helvetica Neue" style:font-name-asian="Helvetica Neue" style:font-name-complex="Helvetica Neue"/>
    </style:style>
    <style:style style:name="T150_30" style:family="text">
      <style:text-properties style:font-name="Helvetica Neue" style:font-name-asian="Helvetica Neue" style:font-name-complex="Helvetica Neue"/>
    </style:style>
    <style:style style:name="T150_31" style:family="text">
      <style:text-properties style:font-name="Helvetica Neue" style:font-name-asian="Helvetica Neue" style:font-name-complex="Helvetica Neue"/>
    </style:style>
    <style:style style:name="T150_32" style:family="text">
      <style:text-properties style:font-name="Helvetica Neue" style:font-name-asian="Helvetica Neue" style:font-name-complex="Helvetica Neue"/>
    </style:style>
    <style:style style:name="T150_33" style:family="text">
      <style:text-properties style:font-name="Helvetica Neue" style:font-name-asian="Helvetica Neue" style:font-name-complex="Helvetica Neue"/>
    </style:style>
    <style:style style:name="T150_34" style:family="text">
      <style:text-properties style:font-name="Helvetica Neue" style:font-name-asian="Helvetica Neue" style:font-name-complex="Helvetica Neue"/>
    </style:style>
    <style:style style:name="T150_35" style:family="text">
      <style:text-properties style:font-name="Helvetica Neue" style:font-name-asian="Helvetica Neue" style:font-name-complex="Helvetica Neue"/>
    </style:style>
    <style:style style:name="T150_36" style:family="text">
      <style:text-properties style:font-name="Helvetica Neue" style:font-name-asian="Helvetica Neue" style:font-name-complex="Helvetica Neue"/>
    </style:style>
    <style:style style:name="T150_37" style:family="text">
      <style:text-properties style:font-name="Helvetica Neue" style:font-name-asian="Helvetica Neue" style:font-name-complex="Helvetica Neue"/>
    </style:style>
    <style:style style:name="T150_38" style:family="text">
      <style:text-properties style:font-name="Helvetica Neue" style:font-name-asian="Helvetica Neue" style:font-name-complex="Helvetica Neue"/>
    </style:style>
    <style:style style:name="T150_39" style:family="text">
      <style:text-properties style:font-name="Helvetica Neue" style:font-name-asian="Helvetica Neue" style:font-name-complex="Helvetica Neue"/>
    </style:style>
    <style:style style:name="T150_40" style:family="text">
      <style:text-properties style:font-name="Helvetica Neue" style:font-name-asian="Helvetica Neue" style:font-name-complex="Helvetica Neue"/>
    </style:style>
    <style:style style:name="T150_41" style:family="text">
      <style:text-properties style:font-name="Helvetica Neue" style:font-name-asian="Helvetica Neue" style:font-name-complex="Helvetica Neue"/>
    </style:style>
    <style:style style:name="T150_42" style:family="text">
      <style:text-properties style:font-name="Helvetica Neue" style:font-name-asian="Helvetica Neue" style:font-name-complex="Helvetica Neue"/>
    </style:style>
    <style:style style:name="T150_43" style:family="text">
      <style:text-properties style:font-name="Helvetica Neue" style:font-name-asian="Helvetica Neue" style:font-name-complex="Helvetica Neue"/>
    </style:style>
    <style:style style:name="T150_44" style:family="text">
      <style:text-properties style:font-name="Helvetica Neue" style:font-name-asian="Helvetica Neue" style:font-name-complex="Helvetica Neue"/>
    </style:style>
    <style:style style:name="T150_45" style:family="text">
      <style:text-properties style:font-name="Helvetica Neue" style:font-name-asian="Helvetica Neue" style:font-name-complex="Helvetica Neue"/>
    </style:style>
    <style:style style:name="T150_46" style:family="text">
      <style:text-properties style:font-name="Helvetica Neue" style:font-name-asian="Helvetica Neue" style:font-name-complex="Helvetica Neue"/>
    </style:style>
    <style:style style:name="T150_47" style:family="text">
      <style:text-properties style:font-name="Helvetica Neue" style:font-name-asian="Helvetica Neue" style:font-name-complex="Helvetica Neue"/>
    </style:style>
    <style:style style:name="T150_48" style:family="text">
      <style:text-properties style:font-name="Helvetica Neue" style:font-name-asian="Helvetica Neue" style:font-name-complex="Helvetica Neue"/>
    </style:style>
    <style:style style:name="T150_49" style:family="text">
      <style:text-properties style:font-name="Helvetica Neue" style:font-name-asian="Helvetica Neue" style:font-name-complex="Helvetica Neue"/>
    </style:style>
    <style:style style:name="T150_50" style:family="text">
      <style:text-properties style:font-name="Helvetica Neue" style:font-name-asian="Helvetica Neue" style:font-name-complex="Helvetica Neue"/>
    </style:style>
    <style:style style:name="T150_51" style:family="text">
      <style:text-properties style:font-name="Helvetica Neue" style:font-name-asian="Helvetica Neue" style:font-name-complex="Helvetica Neue"/>
    </style:style>
    <style:style style:name="T150_52" style:family="text">
      <style:text-properties style:font-name="Helvetica Neue" style:font-name-asian="Helvetica Neue" style:font-name-complex="Helvetica Neue"/>
    </style:style>
    <style:style style:name="T150_53" style:family="text">
      <style:text-properties style:font-name="Helvetica Neue" style:font-name-asian="Helvetica Neue" style:font-name-complex="Helvetica Neue"/>
    </style:style>
    <style:style style:name="T150_54" style:family="text">
      <style:text-properties style:font-name="Helvetica Neue" style:font-name-asian="Helvetica Neue" style:font-name-complex="Helvetica Neue"/>
    </style:style>
    <style:style style:name="T150_55" style:family="text">
      <style:text-properties style:font-name="Helvetica Neue" style:font-name-asian="Helvetica Neue" style:font-name-complex="Helvetica Neue"/>
    </style:style>
    <style:style style:name="T150_56" style:family="text">
      <style:text-properties style:font-name="Helvetica Neue" style:font-name-asian="Helvetica Neue" style:font-name-complex="Helvetica Neue"/>
    </style:style>
    <style:style style:name="T150_57" style:family="text">
      <style:text-properties style:font-name="Helvetica Neue" style:font-name-asian="Helvetica Neue" style:font-name-complex="Helvetica Neue"/>
    </style:style>
    <style:style style:name="T150_58" style:family="text">
      <style:text-properties style:font-name="Helvetica Neue" style:font-name-asian="Helvetica Neue" style:font-name-complex="Helvetica Neue"/>
    </style:style>
    <style:style style:name="T150_59" style:family="text">
      <style:text-properties style:font-name="Helvetica Neue" style:font-name-asian="Helvetica Neue" style:font-name-complex="Helvetica Neue"/>
    </style:style>
    <style:style style:name="T150_60" style:family="text">
      <style:text-properties style:font-name="Helvetica Neue" style:font-name-asian="Helvetica Neue" style:font-name-complex="Helvetica Neue"/>
    </style:style>
    <style:style style:name="T150_61" style:family="text">
      <style:text-properties style:font-name="Helvetica Neue" style:font-name-asian="Helvetica Neue" style:font-name-complex="Helvetica Neue"/>
    </style:style>
    <style:style style:name="T150_62" style:family="text">
      <style:text-properties style:font-name="Helvetica Neue" style:font-name-asian="Helvetica Neue" style:font-name-complex="Helvetica Neue"/>
    </style:style>
    <style:style style:name="T150_63" style:family="text">
      <style:text-properties style:font-name="Helvetica Neue" style:font-name-asian="Helvetica Neue" style:font-name-complex="Helvetica Neue"/>
    </style:style>
    <style:style style:name="T150_64" style:family="text">
      <style:text-properties style:font-name="Helvetica Neue" style:font-name-asian="Helvetica Neue" style:font-name-complex="Helvetica Neue"/>
    </style:style>
    <style:style style:name="T150_65" style:family="text">
      <style:text-properties style:font-name="Helvetica Neue" style:font-name-asian="Helvetica Neue" style:font-name-complex="Helvetica Neue"/>
    </style:style>
    <style:style style:name="T150_66" style:family="text">
      <style:text-properties style:font-name="Helvetica Neue" style:font-name-asian="Helvetica Neue" style:font-name-complex="Helvetica Neue"/>
    </style:style>
    <style:style style:name="T150_67" style:family="text">
      <style:text-properties style:font-name="Helvetica Neue" style:font-name-asian="Helvetica Neue" style:font-name-complex="Helvetica Neue"/>
    </style:style>
    <style:style style:name="T150_68" style:family="text">
      <style:text-properties style:font-name="Helvetica Neue" style:font-name-asian="Helvetica Neue" style:font-name-complex="Helvetica Neue"/>
    </style:style>
    <style:style style:name="T150_69" style:family="text">
      <style:text-properties style:font-name="Helvetica Neue" style:font-name-asian="Helvetica Neue" style:font-name-complex="Helvetica Neue"/>
    </style:style>
    <style:style style:name="T150_70" style:family="text">
      <style:text-properties style:font-name="Helvetica Neue" style:font-name-asian="Helvetica Neue" style:font-name-complex="Helvetica Neue"/>
    </style:style>
    <style:style style:name="T150_71" style:family="text">
      <style:text-properties style:font-name="Helvetica Neue" style:font-name-asian="Helvetica Neue" style:font-name-complex="Helvetica Neue"/>
    </style:style>
    <style:style style:name="T150_72" style:family="text">
      <style:text-properties style:font-name="Helvetica Neue" style:font-name-asian="Helvetica Neue" style:font-name-complex="Helvetica Neue"/>
    </style:style>
    <style:style style:name="T150_73" style:family="text">
      <style:text-properties style:font-name="Helvetica Neue" style:font-name-asian="Helvetica Neue" style:font-name-complex="Helvetica Neue"/>
    </style:style>
    <style:style style:name="T150_74" style:family="text">
      <style:text-properties style:font-name="Helvetica Neue" style:font-name-asian="Helvetica Neue" style:font-name-complex="Helvetica Neue"/>
    </style:style>
    <style:style style:name="T150_75" style:family="text">
      <style:text-properties style:font-name="Helvetica Neue" style:font-name-asian="Helvetica Neue" style:font-name-complex="Helvetica Neue"/>
    </style:style>
    <style:style style:name="T150_76" style:family="text">
      <style:text-properties style:font-name="Helvetica Neue" style:font-name-asian="Helvetica Neue" style:font-name-complex="Helvetica Neue"/>
    </style:style>
    <style:style style:name="T150_77" style:family="text">
      <style:text-properties style:font-name="Helvetica Neue" style:font-name-asian="Helvetica Neue" style:font-name-complex="Helvetica Neue"/>
    </style:style>
    <style:style style:name="T150_78" style:family="text">
      <style:text-properties style:font-name="Helvetica Neue" style:font-name-asian="Helvetica Neue" style:font-name-complex="Helvetica Neue"/>
    </style:style>
    <style:style style:name="T150_79" style:family="text">
      <style:text-properties style:font-name="Helvetica Neue" style:font-name-asian="Helvetica Neue" style:font-name-complex="Helvetica Neue"/>
    </style:style>
    <style:style style:name="T150_80" style:family="text">
      <style:text-properties style:font-name="Helvetica Neue" style:font-name-asian="Helvetica Neue" style:font-name-complex="Helvetica Neue"/>
    </style:style>
    <style:style style:name="P151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152" style:family="paragraph" style:parent-style-name="Standard">
      <style:paragraph-properties fo:break-before="auto" fo:line-height="150%" style:writing-mode="lr-tb"/>
    </style:style>
    <style:style style:name="T152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2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2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2_4" style:family="text">
      <style:text-properties style:font-name="Helvetica Neue" style:font-name-asian="Helvetica Neue" style:font-name-complex="Helvetica Neue"/>
    </style:style>
    <style:style style:name="T152_5" style:family="text">
      <style:text-properties style:font-name="Helvetica Neue" style:font-name-asian="Helvetica Neue" style:font-name-complex="Helvetica Neue"/>
    </style:style>
    <style:style style:name="T152_6" style:family="text">
      <style:text-properties style:font-name="Helvetica Neue" style:font-name-asian="Helvetica Neue" style:font-name-complex="Helvetica Neue"/>
    </style:style>
    <style:style style:name="T152_7" style:family="text">
      <style:text-properties style:font-name="Helvetica Neue" style:font-name-asian="Helvetica Neue" style:font-name-complex="Helvetica Neue"/>
    </style:style>
    <style:style style:name="T152_8" style:family="text">
      <style:text-properties style:font-name="Helvetica Neue" style:font-name-asian="Helvetica Neue" style:font-name-complex="Helvetica Neue"/>
    </style:style>
    <style:style style:name="T152_9" style:family="text">
      <style:text-properties style:font-name="Helvetica Neue" style:font-name-asian="Helvetica Neue" style:font-name-complex="Helvetica Neue"/>
    </style:style>
    <style:style style:name="T152_10" style:family="text">
      <style:text-properties style:font-name="Helvetica Neue" style:font-name-asian="Helvetica Neue" style:font-name-complex="Helvetica Neue"/>
    </style:style>
    <style:style style:name="T152_11" style:family="text">
      <style:text-properties style:font-name="Helvetica Neue" style:font-name-asian="Helvetica Neue" style:font-name-complex="Helvetica Neue"/>
    </style:style>
    <style:style style:name="T152_12" style:family="text">
      <style:text-properties style:font-name="Helvetica Neue" style:font-name-asian="Helvetica Neue" style:font-name-complex="Helvetica Neue"/>
    </style:style>
    <style:style style:name="T152_13" style:family="text">
      <style:text-properties style:font-name="Helvetica Neue" style:font-name-asian="Helvetica Neue" style:font-name-complex="Helvetica Neue"/>
    </style:style>
    <style:style style:name="T152_14" style:family="text">
      <style:text-properties style:font-name="Helvetica Neue" style:font-name-asian="Helvetica Neue" style:font-name-complex="Helvetica Neue"/>
    </style:style>
    <style:style style:name="T152_15" style:family="text">
      <style:text-properties style:font-name="Helvetica Neue" style:font-name-asian="Helvetica Neue" style:font-name-complex="Helvetica Neue"/>
    </style:style>
    <style:style style:name="T152_16" style:family="text">
      <style:text-properties style:font-name="Helvetica Neue" style:font-name-asian="Helvetica Neue" style:font-name-complex="Helvetica Neue"/>
    </style:style>
    <style:style style:name="T152_17" style:family="text">
      <style:text-properties style:font-name="Helvetica Neue" style:font-name-asian="Helvetica Neue" style:font-name-complex="Helvetica Neue"/>
    </style:style>
    <style:style style:name="T152_18" style:family="text">
      <style:text-properties style:font-name="Helvetica Neue" style:font-name-asian="Helvetica Neue" style:font-name-complex="Helvetica Neue"/>
    </style:style>
    <style:style style:name="T152_19" style:family="text">
      <style:text-properties style:font-name="Helvetica Neue" style:font-name-asian="Helvetica Neue" style:font-name-complex="Helvetica Neue"/>
    </style:style>
    <style:style style:name="T152_20" style:family="text">
      <style:text-properties style:font-name="Helvetica Neue" style:font-name-asian="Helvetica Neue" style:font-name-complex="Helvetica Neue"/>
    </style:style>
    <style:style style:name="T152_21" style:family="text">
      <style:text-properties style:font-name="Helvetica Neue" style:font-name-asian="Helvetica Neue" style:font-name-complex="Helvetica Neue"/>
    </style:style>
    <style:style style:name="T152_22" style:family="text">
      <style:text-properties style:font-name="Helvetica Neue" style:font-name-asian="Helvetica Neue" style:font-name-complex="Helvetica Neue"/>
    </style:style>
    <style:style style:name="T152_23" style:family="text">
      <style:text-properties style:font-name="Helvetica Neue" style:font-name-asian="Helvetica Neue" style:font-name-complex="Helvetica Neue"/>
    </style:style>
    <style:style style:name="T152_24" style:family="text">
      <style:text-properties style:font-name="Helvetica Neue" style:font-name-asian="Helvetica Neue" style:font-name-complex="Helvetica Neue"/>
    </style:style>
    <style:style style:name="T152_25" style:family="text">
      <style:text-properties style:font-name="Helvetica Neue" style:font-name-asian="Helvetica Neue" style:font-name-complex="Helvetica Neue"/>
    </style:style>
    <style:style style:name="T152_26" style:family="text">
      <style:text-properties style:font-name="Helvetica Neue" style:font-name-asian="Helvetica Neue" style:font-name-complex="Helvetica Neue"/>
    </style:style>
    <style:style style:name="T152_27" style:family="text">
      <style:text-properties style:font-name="Helvetica Neue" style:font-name-asian="Helvetica Neue" style:font-name-complex="Helvetica Neue"/>
    </style:style>
    <style:style style:name="T152_28" style:family="text">
      <style:text-properties style:font-name="Helvetica Neue" style:font-name-asian="Helvetica Neue" style:font-name-complex="Helvetica Neue"/>
    </style:style>
    <style:style style:name="T152_29" style:family="text">
      <style:text-properties style:font-name="Helvetica Neue" style:font-name-asian="Helvetica Neue" style:font-name-complex="Helvetica Neue"/>
    </style:style>
    <style:style style:name="T152_30" style:family="text">
      <style:text-properties style:font-name="Helvetica Neue" style:font-name-asian="Helvetica Neue" style:font-name-complex="Helvetica Neue"/>
    </style:style>
    <style:style style:name="T152_31" style:family="text">
      <style:text-properties style:font-name="Helvetica Neue" style:font-name-asian="Helvetica Neue" style:font-name-complex="Helvetica Neue"/>
    </style:style>
    <style:style style:name="T152_32" style:family="text">
      <style:text-properties style:font-name="Helvetica Neue" style:font-name-asian="Helvetica Neue" style:font-name-complex="Helvetica Neue"/>
    </style:style>
    <style:style style:name="T152_33" style:family="text">
      <style:text-properties style:font-name="Helvetica Neue" style:font-name-asian="Helvetica Neue" style:font-name-complex="Helvetica Neue"/>
    </style:style>
    <style:style style:name="T152_34" style:family="text">
      <style:text-properties style:font-name="Helvetica Neue" style:font-name-asian="Helvetica Neue" style:font-name-complex="Helvetica Neue"/>
    </style:style>
    <style:style style:name="T152_35" style:family="text">
      <style:text-properties style:font-name="Helvetica Neue" style:font-name-asian="Helvetica Neue" style:font-name-complex="Helvetica Neue"/>
    </style:style>
    <style:style style:name="T152_36" style:family="text">
      <style:text-properties style:font-name="Helvetica Neue" style:font-name-asian="Helvetica Neue" style:font-name-complex="Helvetica Neue"/>
    </style:style>
    <style:style style:name="T152_37" style:family="text">
      <style:text-properties style:font-name="Helvetica Neue" style:font-name-asian="Helvetica Neue" style:font-name-complex="Helvetica Neue"/>
    </style:style>
    <style:style style:name="T152_38" style:family="text">
      <style:text-properties style:font-name="Helvetica Neue" style:font-name-asian="Helvetica Neue" style:font-name-complex="Helvetica Neue"/>
    </style:style>
    <style:style style:name="T152_39" style:family="text">
      <style:text-properties style:font-name="Helvetica Neue" style:font-name-asian="Helvetica Neue" style:font-name-complex="Helvetica Neue"/>
    </style:style>
    <style:style style:name="T152_40" style:family="text">
      <style:text-properties style:font-name="Helvetica Neue" style:font-name-asian="Helvetica Neue" style:font-name-complex="Helvetica Neue"/>
    </style:style>
    <style:style style:name="T152_41" style:family="text">
      <style:text-properties style:font-name="Helvetica Neue" style:font-name-asian="Helvetica Neue" style:font-name-complex="Helvetica Neue"/>
    </style:style>
    <style:style style:name="T152_42" style:family="text">
      <style:text-properties style:font-name="Helvetica Neue" style:font-name-asian="Helvetica Neue" style:font-name-complex="Helvetica Neue"/>
    </style:style>
    <style:style style:name="T152_43" style:family="text">
      <style:text-properties style:font-name="Helvetica Neue" style:font-name-asian="Helvetica Neue" style:font-name-complex="Helvetica Neue"/>
    </style:style>
    <style:style style:name="T152_44" style:family="text">
      <style:text-properties style:font-name="Helvetica Neue" style:font-name-asian="Helvetica Neue" style:font-name-complex="Helvetica Neue"/>
    </style:style>
    <style:style style:name="T152_45" style:family="text">
      <style:text-properties style:font-name="Helvetica Neue" style:font-name-asian="Helvetica Neue" style:font-name-complex="Helvetica Neue"/>
    </style:style>
    <style:style style:name="T152_46" style:family="text">
      <style:text-properties style:font-name="Helvetica Neue" style:font-name-asian="Helvetica Neue" style:font-name-complex="Helvetica Neue"/>
    </style:style>
    <style:style style:name="T152_47" style:family="text">
      <style:text-properties style:font-name="Helvetica Neue" style:font-name-asian="Helvetica Neue" style:font-name-complex="Helvetica Neue"/>
    </style:style>
    <style:style style:name="T152_48" style:family="text">
      <style:text-properties style:font-name="Helvetica Neue" style:font-name-asian="Helvetica Neue" style:font-name-complex="Helvetica Neue"/>
    </style:style>
    <style:style style:name="T152_49" style:family="text">
      <style:text-properties style:font-name="Helvetica Neue" style:font-name-asian="Helvetica Neue" style:font-name-complex="Helvetica Neue"/>
    </style:style>
    <style:style style:name="T152_50" style:family="text">
      <style:text-properties style:font-name="Helvetica Neue" style:font-name-asian="Helvetica Neue" style:font-name-complex="Helvetica Neue"/>
    </style:style>
    <style:style style:name="T152_51" style:family="text">
      <style:text-properties style:font-name="Helvetica Neue" style:font-name-asian="Helvetica Neue" style:font-name-complex="Helvetica Neue"/>
    </style:style>
    <style:style style:name="T152_52" style:family="text">
      <style:text-properties style:font-name="Helvetica Neue" style:font-name-asian="Helvetica Neue" style:font-name-complex="Helvetica Neue"/>
    </style:style>
    <style:style style:name="T152_53" style:family="text">
      <style:text-properties style:font-name="Helvetica Neue" style:font-name-asian="Helvetica Neue" style:font-name-complex="Helvetica Neue"/>
    </style:style>
    <style:style style:name="T152_54" style:family="text">
      <style:text-properties style:font-name="Helvetica Neue" style:font-name-asian="Helvetica Neue" style:font-name-complex="Helvetica Neue"/>
    </style:style>
    <style:style style:name="T152_55" style:family="text">
      <style:text-properties style:font-name="Helvetica Neue" style:font-name-asian="Helvetica Neue" style:font-name-complex="Helvetica Neue"/>
    </style:style>
    <style:style style:name="T152_56" style:family="text">
      <style:text-properties style:font-name="Helvetica Neue" style:font-name-asian="Helvetica Neue" style:font-name-complex="Helvetica Neue"/>
    </style:style>
    <style:style style:name="T152_57" style:family="text">
      <style:text-properties style:font-name="Helvetica Neue" style:font-name-asian="Helvetica Neue" style:font-name-complex="Helvetica Neue"/>
    </style:style>
    <style:style style:name="T152_58" style:family="text">
      <style:text-properties style:font-name="Helvetica Neue" style:font-name-asian="Helvetica Neue" style:font-name-complex="Helvetica Neue"/>
    </style:style>
    <style:style style:name="T152_59" style:family="text">
      <style:text-properties style:font-name="Helvetica Neue" style:font-name-asian="Helvetica Neue" style:font-name-complex="Helvetica Neue"/>
    </style:style>
    <style:style style:name="T152_60" style:family="text">
      <style:text-properties style:font-name="Helvetica Neue" style:font-name-asian="Helvetica Neue" style:font-name-complex="Helvetica Neue"/>
    </style:style>
    <style:style style:name="P153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154" style:family="paragraph" style:parent-style-name="Standard">
      <style:paragraph-properties fo:break-before="auto" fo:line-height="150%" style:writing-mode="lr-tb"/>
    </style:style>
    <style:style style:name="T154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4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4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4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4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4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4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4_8" style:family="text">
      <style:text-properties style:font-name="Helvetica Neue" style:font-name-asian="Helvetica Neue" style:font-name-complex="Helvetica Neue"/>
    </style:style>
    <style:style style:name="T154_9" style:family="text">
      <style:text-properties style:font-name="Helvetica Neue" style:font-name-asian="Helvetica Neue" style:font-name-complex="Helvetica Neue"/>
    </style:style>
    <style:style style:name="T154_10" style:family="text">
      <style:text-properties style:font-name="Helvetica Neue" style:font-name-asian="Helvetica Neue" style:font-name-complex="Helvetica Neue"/>
    </style:style>
    <style:style style:name="T154_11" style:family="text">
      <style:text-properties style:font-name="Helvetica Neue" style:font-name-asian="Helvetica Neue" style:font-name-complex="Helvetica Neue"/>
    </style:style>
    <style:style style:name="T154_12" style:family="text">
      <style:text-properties style:font-name="Helvetica Neue" style:font-name-asian="Helvetica Neue" style:font-name-complex="Helvetica Neue"/>
    </style:style>
    <style:style style:name="T154_13" style:family="text">
      <style:text-properties style:font-name="Helvetica Neue" style:font-name-asian="Helvetica Neue" style:font-name-complex="Helvetica Neue"/>
    </style:style>
    <style:style style:name="T154_14" style:family="text">
      <style:text-properties style:font-name="Helvetica Neue" style:font-name-asian="Helvetica Neue" style:font-name-complex="Helvetica Neue"/>
    </style:style>
    <style:style style:name="T154_15" style:family="text">
      <style:text-properties style:font-name="Helvetica Neue" style:font-name-asian="Helvetica Neue" style:font-name-complex="Helvetica Neue"/>
    </style:style>
    <style:style style:name="T154_16" style:family="text">
      <style:text-properties style:font-name="Helvetica Neue" style:font-name-asian="Helvetica Neue" style:font-name-complex="Helvetica Neue"/>
    </style:style>
    <style:style style:name="T154_17" style:family="text">
      <style:text-properties style:font-name="Helvetica Neue" style:font-name-asian="Helvetica Neue" style:font-name-complex="Helvetica Neue"/>
    </style:style>
    <style:style style:name="T154_18" style:family="text">
      <style:text-properties style:font-name="Helvetica Neue" style:font-name-asian="Helvetica Neue" style:font-name-complex="Helvetica Neue"/>
    </style:style>
    <style:style style:name="T154_19" style:family="text">
      <style:text-properties style:font-name="Helvetica Neue" style:font-name-asian="Helvetica Neue" style:font-name-complex="Helvetica Neue"/>
    </style:style>
    <style:style style:name="T154_20" style:family="text">
      <style:text-properties style:font-name="Helvetica Neue" style:font-name-asian="Helvetica Neue" style:font-name-complex="Helvetica Neue"/>
    </style:style>
    <style:style style:name="T154_21" style:family="text">
      <style:text-properties style:font-name="Helvetica Neue" style:font-name-asian="Helvetica Neue" style:font-name-complex="Helvetica Neue"/>
    </style:style>
    <style:style style:name="T154_22" style:family="text">
      <style:text-properties style:font-name="Helvetica Neue" style:font-name-asian="Helvetica Neue" style:font-name-complex="Helvetica Neue"/>
    </style:style>
    <style:style style:name="T154_23" style:family="text">
      <style:text-properties style:font-name="Helvetica Neue" style:font-name-asian="Helvetica Neue" style:font-name-complex="Helvetica Neue"/>
    </style:style>
    <style:style style:name="T154_24" style:family="text">
      <style:text-properties style:font-name="Helvetica Neue" style:font-name-asian="Helvetica Neue" style:font-name-complex="Helvetica Neue"/>
    </style:style>
    <style:style style:name="T154_25" style:family="text">
      <style:text-properties style:font-name="Helvetica Neue" style:font-name-asian="Helvetica Neue" style:font-name-complex="Helvetica Neue"/>
    </style:style>
    <style:style style:name="T154_26" style:family="text">
      <style:text-properties style:font-name="Helvetica Neue" style:font-name-asian="Helvetica Neue" style:font-name-complex="Helvetica Neue"/>
    </style:style>
    <style:style style:name="T154_27" style:family="text">
      <style:text-properties style:font-name="Helvetica Neue" style:font-name-asian="Helvetica Neue" style:font-name-complex="Helvetica Neue"/>
    </style:style>
    <style:style style:name="T154_28" style:family="text">
      <style:text-properties style:font-name="Helvetica Neue" style:font-name-asian="Helvetica Neue" style:font-name-complex="Helvetica Neue"/>
    </style:style>
    <style:style style:name="T154_29" style:family="text">
      <style:text-properties style:font-name="Helvetica Neue" style:font-name-asian="Helvetica Neue" style:font-name-complex="Helvetica Neue"/>
    </style:style>
    <style:style style:name="T154_30" style:family="text">
      <style:text-properties style:font-name="Helvetica Neue" style:font-name-asian="Helvetica Neue" style:font-name-complex="Helvetica Neue"/>
    </style:style>
    <style:style style:name="T154_31" style:family="text">
      <style:text-properties style:font-name="Helvetica Neue" style:font-name-asian="Helvetica Neue" style:font-name-complex="Helvetica Neue"/>
    </style:style>
    <style:style style:name="T154_32" style:family="text">
      <style:text-properties style:font-name="Helvetica Neue" style:font-name-asian="Helvetica Neue" style:font-name-complex="Helvetica Neue"/>
    </style:style>
    <style:style style:name="T154_33" style:family="text">
      <style:text-properties style:font-name="Helvetica Neue" style:font-name-asian="Helvetica Neue" style:font-name-complex="Helvetica Neue"/>
    </style:style>
    <style:style style:name="T154_34" style:family="text">
      <style:text-properties style:font-name="Helvetica Neue" style:font-name-asian="Helvetica Neue" style:font-name-complex="Helvetica Neue"/>
    </style:style>
    <style:style style:name="T154_35" style:family="text">
      <style:text-properties style:font-name="Helvetica Neue" style:font-name-asian="Helvetica Neue" style:font-name-complex="Helvetica Neue"/>
    </style:style>
    <style:style style:name="T154_36" style:family="text">
      <style:text-properties style:font-name="Helvetica Neue" style:font-name-asian="Helvetica Neue" style:font-name-complex="Helvetica Neue"/>
    </style:style>
    <style:style style:name="T154_37" style:family="text">
      <style:text-properties style:font-name="Helvetica Neue" style:font-name-asian="Helvetica Neue" style:font-name-complex="Helvetica Neue"/>
    </style:style>
    <style:style style:name="T154_38" style:family="text">
      <style:text-properties style:font-name="Helvetica Neue" style:font-name-asian="Helvetica Neue" style:font-name-complex="Helvetica Neue"/>
    </style:style>
    <style:style style:name="T154_39" style:family="text">
      <style:text-properties style:font-name="Helvetica Neue" style:font-name-asian="Helvetica Neue" style:font-name-complex="Helvetica Neue"/>
    </style:style>
    <style:style style:name="T154_40" style:family="text">
      <style:text-properties style:font-name="Helvetica Neue" style:font-name-asian="Helvetica Neue" style:font-name-complex="Helvetica Neue"/>
    </style:style>
    <style:style style:name="T154_41" style:family="text">
      <style:text-properties style:font-name="Helvetica Neue" style:font-name-asian="Helvetica Neue" style:font-name-complex="Helvetica Neue"/>
    </style:style>
    <style:style style:name="T154_42" style:family="text">
      <style:text-properties style:font-name="Helvetica Neue" style:font-name-asian="Helvetica Neue" style:font-name-complex="Helvetica Neue"/>
    </style:style>
    <style:style style:name="T154_43" style:family="text">
      <style:text-properties style:font-name="Helvetica Neue" style:font-name-asian="Helvetica Neue" style:font-name-complex="Helvetica Neue"/>
    </style:style>
    <style:style style:name="T154_44" style:family="text">
      <style:text-properties style:font-name="Helvetica Neue" style:font-name-asian="Helvetica Neue" style:font-name-complex="Helvetica Neue"/>
    </style:style>
    <style:style style:name="T154_45" style:family="text">
      <style:text-properties style:font-name="Helvetica Neue" style:font-name-asian="Helvetica Neue" style:font-name-complex="Helvetica Neue"/>
    </style:style>
    <style:style style:name="T154_46" style:family="text">
      <style:text-properties style:font-name="Helvetica Neue" style:font-name-asian="Helvetica Neue" style:font-name-complex="Helvetica Neue"/>
    </style:style>
    <style:style style:name="T154_47" style:family="text">
      <style:text-properties style:font-name="Helvetica Neue" style:font-name-asian="Helvetica Neue" style:font-name-complex="Helvetica Neue"/>
    </style:style>
    <style:style style:name="T154_48" style:family="text">
      <style:text-properties style:font-name="Helvetica Neue" style:font-name-asian="Helvetica Neue" style:font-name-complex="Helvetica Neue"/>
    </style:style>
    <style:style style:name="T154_49" style:family="text">
      <style:text-properties style:font-name="Helvetica Neue" style:font-name-asian="Helvetica Neue" style:font-name-complex="Helvetica Neue"/>
    </style:style>
    <style:style style:name="T154_50" style:family="text">
      <style:text-properties style:font-name="Helvetica Neue" style:font-name-asian="Helvetica Neue" style:font-name-complex="Helvetica Neue"/>
    </style:style>
    <style:style style:name="T154_51" style:family="text">
      <style:text-properties style:font-name="Helvetica Neue" style:font-name-asian="Helvetica Neue" style:font-name-complex="Helvetica Neue"/>
    </style:style>
    <style:style style:name="T154_52" style:family="text">
      <style:text-properties style:font-name="Helvetica Neue" style:font-name-asian="Helvetica Neue" style:font-name-complex="Helvetica Neue"/>
    </style:style>
    <style:style style:name="T154_53" style:family="text">
      <style:text-properties style:font-name="Helvetica Neue" style:font-name-asian="Helvetica Neue" style:font-name-complex="Helvetica Neue"/>
    </style:style>
    <style:style style:name="T154_54" style:family="text">
      <style:text-properties style:font-name="Helvetica Neue" style:font-name-asian="Helvetica Neue" style:font-name-complex="Helvetica Neue"/>
    </style:style>
    <style:style style:name="T154_55" style:family="text">
      <style:text-properties style:font-name="Helvetica Neue" style:font-name-asian="Helvetica Neue" style:font-name-complex="Helvetica Neue"/>
    </style:style>
    <style:style style:name="T154_56" style:family="text">
      <style:text-properties style:font-name="Helvetica Neue" style:font-name-asian="Helvetica Neue" style:font-name-complex="Helvetica Neue"/>
    </style:style>
    <style:style style:name="T154_57" style:family="text">
      <style:text-properties style:font-name="Helvetica Neue" style:font-name-asian="Helvetica Neue" style:font-name-complex="Helvetica Neue"/>
    </style:style>
    <style:style style:name="T154_58" style:family="text">
      <style:text-properties style:font-name="Helvetica Neue" style:font-name-asian="Helvetica Neue" style:font-name-complex="Helvetica Neue"/>
    </style:style>
    <style:style style:name="T154_59" style:family="text">
      <style:text-properties style:font-name="Helvetica Neue" style:font-name-asian="Helvetica Neue" style:font-name-complex="Helvetica Neue"/>
    </style:style>
    <style:style style:name="T154_60" style:family="text">
      <style:text-properties style:font-name="Helvetica Neue" style:font-name-asian="Helvetica Neue" style:font-name-complex="Helvetica Neue"/>
    </style:style>
    <style:style style:name="T154_61" style:family="text">
      <style:text-properties style:font-name="Helvetica Neue" style:font-name-asian="Helvetica Neue" style:font-name-complex="Helvetica Neue"/>
    </style:style>
    <style:style style:name="T154_62" style:family="text">
      <style:text-properties style:font-name="Helvetica Neue" style:font-name-asian="Helvetica Neue" style:font-name-complex="Helvetica Neue"/>
    </style:style>
    <style:style style:name="T154_63" style:family="text">
      <style:text-properties style:font-name="Helvetica Neue" style:font-name-asian="Helvetica Neue" style:font-name-complex="Helvetica Neue"/>
    </style:style>
    <style:style style:name="T154_64" style:family="text">
      <style:text-properties style:font-name="Helvetica Neue" style:font-name-asian="Helvetica Neue" style:font-name-complex="Helvetica Neue"/>
    </style:style>
    <style:style style:name="T154_65" style:family="text">
      <style:text-properties style:font-name="Helvetica Neue" style:font-name-asian="Helvetica Neue" style:font-name-complex="Helvetica Neue"/>
    </style:style>
    <style:style style:name="T154_66" style:family="text">
      <style:text-properties style:font-name="Helvetica Neue" style:font-name-asian="Helvetica Neue" style:font-name-complex="Helvetica Neue"/>
    </style:style>
    <style:style style:name="T154_67" style:family="text">
      <style:text-properties style:font-name="Helvetica Neue" style:font-name-asian="Helvetica Neue" style:font-name-complex="Helvetica Neue"/>
    </style:style>
    <style:style style:name="T154_68" style:family="text">
      <style:text-properties style:font-name="Helvetica Neue" style:font-name-asian="Helvetica Neue" style:font-name-complex="Helvetica Neue"/>
    </style:style>
    <style:style style:name="T154_69" style:family="text">
      <style:text-properties style:font-name="Helvetica Neue" style:font-name-asian="Helvetica Neue" style:font-name-complex="Helvetica Neue"/>
    </style:style>
    <style:style style:name="T154_70" style:family="text">
      <style:text-properties style:font-name="Helvetica Neue" style:font-name-asian="Helvetica Neue" style:font-name-complex="Helvetica Neue"/>
    </style:style>
    <style:style style:name="T154_71" style:family="text">
      <style:text-properties style:font-name="Helvetica Neue" style:font-name-asian="Helvetica Neue" style:font-name-complex="Helvetica Neue"/>
    </style:style>
    <style:style style:name="T154_72" style:family="text">
      <style:text-properties style:font-name="Helvetica Neue" style:font-name-asian="Helvetica Neue" style:font-name-complex="Helvetica Neue"/>
    </style:style>
    <style:style style:name="T154_73" style:family="text">
      <style:text-properties style:font-name="Helvetica Neue" style:font-name-asian="Helvetica Neue" style:font-name-complex="Helvetica Neue"/>
    </style:style>
    <style:style style:name="T154_74" style:family="text">
      <style:text-properties style:font-name="Helvetica Neue" style:font-name-asian="Helvetica Neue" style:font-name-complex="Helvetica Neue"/>
    </style:style>
    <style:style style:name="T154_75" style:family="text">
      <style:text-properties style:font-name="Helvetica Neue" style:font-name-asian="Helvetica Neue" style:font-name-complex="Helvetica Neue"/>
    </style:style>
    <style:style style:name="T154_76" style:family="text">
      <style:text-properties style:font-name="Helvetica Neue" style:font-name-asian="Helvetica Neue" style:font-name-complex="Helvetica Neue"/>
    </style:style>
    <style:style style:name="T154_77" style:family="text">
      <style:text-properties style:font-name="Helvetica Neue" style:font-name-asian="Helvetica Neue" style:font-name-complex="Helvetica Neue"/>
    </style:style>
    <style:style style:name="T154_78" style:family="text">
      <style:text-properties style:font-name="Helvetica Neue" style:font-name-asian="Helvetica Neue" style:font-name-complex="Helvetica Neue"/>
    </style:style>
    <style:style style:name="T154_79" style:family="text">
      <style:text-properties style:font-name="Helvetica Neue" style:font-name-asian="Helvetica Neue" style:font-name-complex="Helvetica Neue"/>
    </style:style>
    <style:style style:name="T154_80" style:family="text">
      <style:text-properties style:font-name="Helvetica Neue" style:font-name-asian="Helvetica Neue" style:font-name-complex="Helvetica Neue"/>
    </style:style>
    <style:style style:name="P155" style:family="paragraph" style:parent-style-name="Heading_20_1">
      <style:paragraph-properties fo:break-before="auto" fo:line-height="150%" fo:margin-top="0cm" style:writing-mode="lr-tb"/>
    </style:style>
    <style:style style:name="P156" style:family="paragraph" style:parent-style-name="Heading_20_1">
      <style:paragraph-properties fo:break-before="auto" fo:line-height="150%" fo:margin-top="0cm" style:writing-mode="lr-tb"/>
    </style:style>
    <style:style style:name="T156_1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156_2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156_3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P157" style:family="paragraph" style:parent-style-name="Standard">
      <style:paragraph-properties fo:break-before="auto" fo:line-height="150%" style:writing-mode="lr-tb"/>
    </style:style>
    <style:style style:name="T157_1" style:family="text">
      <style:text-properties style:font-name="Helvetica Neue" style:font-name-asian="Helvetica Neue" style:font-name-complex="Helvetica Neue"/>
    </style:style>
    <style:style style:name="T157_2" style:family="text">
      <style:text-properties style:font-name="Helvetica Neue" style:font-name-asian="Helvetica Neue" style:font-name-complex="Helvetica Neue"/>
    </style:style>
    <style:style style:name="T157_3" style:family="text">
      <style:text-properties style:font-name="Helvetica Neue" style:font-name-asian="Helvetica Neue" style:font-name-complex="Helvetica Neue"/>
    </style:style>
    <style:style style:name="T157_4" style:family="text">
      <style:text-properties style:font-name="Helvetica Neue" style:font-name-asian="Helvetica Neue" style:font-name-complex="Helvetica Neue"/>
    </style:style>
    <style:style style:name="T157_5" style:family="text">
      <style:text-properties style:font-name="Helvetica Neue" style:font-name-asian="Helvetica Neue" style:font-name-complex="Helvetica Neue"/>
    </style:style>
    <style:style style:name="T157_6" style:family="text">
      <style:text-properties style:font-name="Helvetica Neue" style:font-name-asian="Helvetica Neue" style:font-name-complex="Helvetica Neue"/>
    </style:style>
    <style:style style:name="T157_7" style:family="text">
      <style:text-properties style:font-name="Helvetica Neue" style:font-name-asian="Helvetica Neue" style:font-name-complex="Helvetica Neue"/>
    </style:style>
    <style:style style:name="T157_8" style:family="text">
      <style:text-properties style:font-name="Helvetica Neue" style:font-name-asian="Helvetica Neue" style:font-name-complex="Helvetica Neue"/>
    </style:style>
    <style:style style:name="T157_9" style:family="text">
      <style:text-properties style:font-name="Helvetica Neue" style:font-name-asian="Helvetica Neue" style:font-name-complex="Helvetica Neue"/>
    </style:style>
    <style:style style:name="T157_10" style:family="text">
      <style:text-properties style:font-name="Helvetica Neue" style:font-name-asian="Helvetica Neue" style:font-name-complex="Helvetica Neue"/>
    </style:style>
    <style:style style:name="T157_11" style:family="text">
      <style:text-properties style:font-name="Helvetica Neue" style:font-name-asian="Helvetica Neue" style:font-name-complex="Helvetica Neue"/>
    </style:style>
    <style:style style:name="T157_12" style:family="text">
      <style:text-properties style:font-name="Helvetica Neue" style:font-name-asian="Helvetica Neue" style:font-name-complex="Helvetica Neue"/>
    </style:style>
    <style:style style:name="T157_13" style:family="text">
      <style:text-properties style:font-name="Helvetica Neue" style:font-name-asian="Helvetica Neue" style:font-name-complex="Helvetica Neue"/>
    </style:style>
    <style:style style:name="T157_14" style:family="text">
      <style:text-properties style:font-name="Helvetica Neue" style:font-name-asian="Helvetica Neue" style:font-name-complex="Helvetica Neue"/>
    </style:style>
    <style:style style:name="T157_15" style:family="text">
      <style:text-properties style:font-name="Helvetica Neue" style:font-name-asian="Helvetica Neue" style:font-name-complex="Helvetica Neue"/>
    </style:style>
    <style:style style:name="T157_16" style:family="text">
      <style:text-properties style:font-name="Helvetica Neue" style:font-name-asian="Helvetica Neue" style:font-name-complex="Helvetica Neue"/>
    </style:style>
    <style:style style:name="T157_17" style:family="text">
      <style:text-properties style:font-name="Helvetica Neue" style:font-name-asian="Helvetica Neue" style:font-name-complex="Helvetica Neue"/>
    </style:style>
    <style:style style:name="T157_18" style:family="text">
      <style:text-properties style:font-name="Helvetica Neue" style:font-name-asian="Helvetica Neue" style:font-name-complex="Helvetica Neue"/>
    </style:style>
    <style:style style:name="T157_19" style:family="text">
      <style:text-properties style:font-name="Helvetica Neue" style:font-name-asian="Helvetica Neue" style:font-name-complex="Helvetica Neue"/>
    </style:style>
    <style:style style:name="T157_20" style:family="text">
      <style:text-properties style:font-name="Helvetica Neue" style:font-name-asian="Helvetica Neue" style:font-name-complex="Helvetica Neue"/>
    </style:style>
    <style:style style:name="T157_2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7_2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7_2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7_2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7_2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7_26" style:family="text">
      <style:text-properties style:font-name="Helvetica Neue" style:font-name-asian="Helvetica Neue" style:font-name-complex="Helvetica Neue"/>
    </style:style>
    <style:style style:name="T157_27" style:family="text">
      <style:text-properties style:font-name="Helvetica Neue" style:font-name-asian="Helvetica Neue" style:font-name-complex="Helvetica Neue"/>
    </style:style>
    <style:style style:name="T157_28" style:family="text">
      <style:text-properties style:font-name="Helvetica Neue" style:font-name-asian="Helvetica Neue" style:font-name-complex="Helvetica Neue"/>
    </style:style>
    <style:style style:name="T157_29" style:family="text">
      <style:text-properties style:font-name="Helvetica Neue" style:font-name-asian="Helvetica Neue" style:font-name-complex="Helvetica Neue"/>
    </style:style>
    <style:style style:name="T157_30" style:family="text">
      <style:text-properties style:font-name="Helvetica Neue" style:font-name-asian="Helvetica Neue" style:font-name-complex="Helvetica Neue"/>
    </style:style>
    <style:style style:name="T157_31" style:family="text">
      <style:text-properties style:font-name="Helvetica Neue" style:font-name-asian="Helvetica Neue" style:font-name-complex="Helvetica Neue"/>
    </style:style>
    <style:style style:name="T157_32" style:family="text">
      <style:text-properties style:font-name="Helvetica Neue" style:font-name-asian="Helvetica Neue" style:font-name-complex="Helvetica Neue"/>
    </style:style>
    <style:style style:name="T157_33" style:family="text">
      <style:text-properties style:font-name="Helvetica Neue" style:font-name-asian="Helvetica Neue" style:font-name-complex="Helvetica Neue"/>
    </style:style>
    <style:style style:name="T157_34" style:family="text">
      <style:text-properties style:font-name="Helvetica Neue" style:font-name-asian="Helvetica Neue" style:font-name-complex="Helvetica Neue"/>
    </style:style>
    <style:style style:name="T157_35" style:family="text">
      <style:text-properties style:font-name="Helvetica Neue" style:font-name-asian="Helvetica Neue" style:font-name-complex="Helvetica Neue"/>
    </style:style>
    <style:style style:name="T157_36" style:family="text">
      <style:text-properties style:font-name="Helvetica Neue" style:font-name-asian="Helvetica Neue" style:font-name-complex="Helvetica Neue"/>
    </style:style>
    <style:style style:name="T157_37" style:family="text">
      <style:text-properties style:font-name="Helvetica Neue" style:font-name-asian="Helvetica Neue" style:font-name-complex="Helvetica Neue"/>
    </style:style>
    <style:style style:name="T157_38" style:family="text">
      <style:text-properties style:font-name="Helvetica Neue" style:font-name-asian="Helvetica Neue" style:font-name-complex="Helvetica Neue"/>
    </style:style>
    <style:style style:name="T157_39" style:family="text">
      <style:text-properties style:font-name="Helvetica Neue" style:font-name-asian="Helvetica Neue" style:font-name-complex="Helvetica Neue"/>
    </style:style>
    <style:style style:name="T157_40" style:family="text">
      <style:text-properties style:font-name="Helvetica Neue" style:font-name-asian="Helvetica Neue" style:font-name-complex="Helvetica Neue"/>
    </style:style>
    <style:style style:name="T157_41" style:family="text">
      <style:text-properties style:font-name="Helvetica Neue" style:font-name-asian="Helvetica Neue" style:font-name-complex="Helvetica Neue"/>
    </style:style>
    <style:style style:name="T157_42" style:family="text">
      <style:text-properties style:font-name="Helvetica Neue" style:font-name-asian="Helvetica Neue" style:font-name-complex="Helvetica Neue"/>
    </style:style>
    <style:style style:name="T157_43" style:family="text">
      <style:text-properties style:font-name="Helvetica Neue" style:font-name-asian="Helvetica Neue" style:font-name-complex="Helvetica Neue"/>
    </style:style>
    <style:style style:name="T157_44" style:family="text">
      <style:text-properties style:font-name="Helvetica Neue" style:font-name-asian="Helvetica Neue" style:font-name-complex="Helvetica Neue"/>
    </style:style>
    <style:style style:name="T157_45" style:family="text">
      <style:text-properties style:font-name="Helvetica Neue" style:font-name-asian="Helvetica Neue" style:font-name-complex="Helvetica Neue"/>
    </style:style>
    <style:style style:name="T157_46" style:family="text">
      <style:text-properties style:font-name="Helvetica Neue" style:font-name-asian="Helvetica Neue" style:font-name-complex="Helvetica Neue"/>
    </style:style>
    <style:style style:name="T157_47" style:family="text">
      <style:text-properties style:font-name="Helvetica Neue" style:font-name-asian="Helvetica Neue" style:font-name-complex="Helvetica Neue"/>
    </style:style>
    <style:style style:name="T157_48" style:family="text">
      <style:text-properties style:font-name="Helvetica Neue" style:font-name-asian="Helvetica Neue" style:font-name-complex="Helvetica Neue"/>
    </style:style>
    <style:style style:name="T157_49" style:family="text">
      <style:text-properties style:font-name="Helvetica Neue" style:font-name-asian="Helvetica Neue" style:font-name-complex="Helvetica Neue"/>
    </style:style>
    <style:style style:name="T157_50" style:family="text">
      <style:text-properties style:font-name="Helvetica Neue" style:font-name-asian="Helvetica Neue" style:font-name-complex="Helvetica Neue"/>
    </style:style>
    <style:style style:name="T157_51" style:family="text">
      <style:text-properties style:font-name="Helvetica Neue" style:font-name-asian="Helvetica Neue" style:font-name-complex="Helvetica Neue"/>
    </style:style>
    <style:style style:name="T157_52" style:family="text">
      <style:text-properties style:font-name="Helvetica Neue" style:font-name-asian="Helvetica Neue" style:font-name-complex="Helvetica Neue"/>
    </style:style>
    <style:style style:name="T157_53" style:family="text">
      <style:text-properties style:font-name="Helvetica Neue" style:font-name-asian="Helvetica Neue" style:font-name-complex="Helvetica Neue"/>
    </style:style>
    <style:style style:name="T157_54" style:family="text">
      <style:text-properties style:font-name="Helvetica Neue" style:font-name-asian="Helvetica Neue" style:font-name-complex="Helvetica Neue"/>
    </style:style>
    <style:style style:name="T157_55" style:family="text">
      <style:text-properties style:font-name="Helvetica Neue" style:font-name-asian="Helvetica Neue" style:font-name-complex="Helvetica Neue"/>
    </style:style>
    <style:style style:name="T157_56" style:family="text">
      <style:text-properties style:font-name="Helvetica Neue" style:font-name-asian="Helvetica Neue" style:font-name-complex="Helvetica Neue"/>
    </style:style>
    <style:style style:name="T157_57" style:family="text">
      <style:text-properties style:font-name="Helvetica Neue" style:font-name-asian="Helvetica Neue" style:font-name-complex="Helvetica Neue"/>
    </style:style>
    <style:style style:name="T157_58" style:family="text">
      <style:text-properties style:font-name="Helvetica Neue" style:font-name-asian="Helvetica Neue" style:font-name-complex="Helvetica Neue"/>
    </style:style>
    <style:style style:name="T157_59" style:family="text">
      <style:text-properties style:font-name="Helvetica Neue" style:font-name-asian="Helvetica Neue" style:font-name-complex="Helvetica Neue"/>
    </style:style>
    <style:style style:name="T157_60" style:family="text">
      <style:text-properties style:font-name="Helvetica Neue" style:font-name-asian="Helvetica Neue" style:font-name-complex="Helvetica Neue"/>
    </style:style>
    <style:style style:name="T157_61" style:family="text">
      <style:text-properties style:font-name="Helvetica Neue" style:font-name-asian="Helvetica Neue" style:font-name-complex="Helvetica Neue"/>
    </style:style>
    <style:style style:name="T157_62" style:family="text">
      <style:text-properties style:font-name="Helvetica Neue" style:font-name-asian="Helvetica Neue" style:font-name-complex="Helvetica Neue"/>
    </style:style>
    <style:style style:name="T157_63" style:family="text">
      <style:text-properties style:font-name="Helvetica Neue" style:font-name-asian="Helvetica Neue" style:font-name-complex="Helvetica Neue"/>
    </style:style>
    <style:style style:name="T157_64" style:family="text">
      <style:text-properties style:font-name="Helvetica Neue" style:font-name-asian="Helvetica Neue" style:font-name-complex="Helvetica Neue"/>
    </style:style>
    <style:style style:name="T157_65" style:family="text">
      <style:text-properties style:font-name="Helvetica Neue" style:font-name-asian="Helvetica Neue" style:font-name-complex="Helvetica Neue"/>
    </style:style>
    <style:style style:name="T157_66" style:family="text">
      <style:text-properties style:font-name="Helvetica Neue" style:font-name-asian="Helvetica Neue" style:font-name-complex="Helvetica Neue"/>
    </style:style>
    <style:style style:name="T157_67" style:family="text">
      <style:text-properties style:font-name="Helvetica Neue" style:font-name-asian="Helvetica Neue" style:font-name-complex="Helvetica Neue"/>
    </style:style>
    <style:style style:name="T157_68" style:family="text">
      <style:text-properties style:font-name="Helvetica Neue" style:font-name-asian="Helvetica Neue" style:font-name-complex="Helvetica Neue"/>
    </style:style>
    <style:style style:name="T157_69" style:family="text">
      <style:text-properties style:font-name="Helvetica Neue" style:font-name-asian="Helvetica Neue" style:font-name-complex="Helvetica Neue"/>
    </style:style>
    <style:style style:name="T157_70" style:family="text">
      <style:text-properties style:font-name="Helvetica Neue" style:font-name-asian="Helvetica Neue" style:font-name-complex="Helvetica Neue"/>
    </style:style>
    <style:style style:name="T157_71" style:family="text">
      <style:text-properties style:font-name="Helvetica Neue" style:font-name-asian="Helvetica Neue" style:font-name-complex="Helvetica Neue"/>
    </style:style>
    <style:style style:name="T157_72" style:family="text">
      <style:text-properties style:font-name="Helvetica Neue" style:font-name-asian="Helvetica Neue" style:font-name-complex="Helvetica Neue"/>
    </style:style>
    <style:style style:name="T157_73" style:family="text">
      <style:text-properties style:font-name="Helvetica Neue" style:font-name-asian="Helvetica Neue" style:font-name-complex="Helvetica Neue"/>
    </style:style>
    <style:style style:name="T157_74" style:family="text">
      <style:text-properties style:font-name="Helvetica Neue" style:font-name-asian="Helvetica Neue" style:font-name-complex="Helvetica Neue"/>
    </style:style>
    <style:style style:name="T157_75" style:family="text">
      <style:text-properties style:font-name="Helvetica Neue" style:font-name-asian="Helvetica Neue" style:font-name-complex="Helvetica Neue"/>
    </style:style>
    <style:style style:name="T157_76" style:family="text">
      <style:text-properties style:font-name="Helvetica Neue" style:font-name-asian="Helvetica Neue" style:font-name-complex="Helvetica Neue"/>
    </style:style>
    <style:style style:name="T157_77" style:family="text">
      <style:text-properties style:font-name="Helvetica Neue" style:font-name-asian="Helvetica Neue" style:font-name-complex="Helvetica Neue"/>
    </style:style>
    <style:style style:name="T157_78" style:family="text">
      <style:text-properties style:font-name="Helvetica Neue" style:font-name-asian="Helvetica Neue" style:font-name-complex="Helvetica Neue"/>
    </style:style>
    <style:style style:name="T157_79" style:family="text">
      <style:text-properties style:font-name="Helvetica Neue" style:font-name-asian="Helvetica Neue" style:font-name-complex="Helvetica Neue"/>
    </style:style>
    <style:style style:name="T157_80" style:family="text">
      <style:text-properties style:font-name="Helvetica Neue" style:font-name-asian="Helvetica Neue" style:font-name-complex="Helvetica Neue"/>
    </style:style>
    <style:style style:name="T157_81" style:family="text">
      <style:text-properties style:font-name="Helvetica Neue" style:font-name-asian="Helvetica Neue" style:font-name-complex="Helvetica Neue"/>
    </style:style>
    <style:style style:name="T157_82" style:family="text">
      <style:text-properties style:font-name="Helvetica Neue" style:font-name-asian="Helvetica Neue" style:font-name-complex="Helvetica Neue"/>
    </style:style>
    <style:style style:name="T157_83" style:family="text">
      <style:text-properties style:font-name="Helvetica Neue" style:font-name-asian="Helvetica Neue" style:font-name-complex="Helvetica Neue"/>
    </style:style>
    <style:style style:name="T157_84" style:family="text">
      <style:text-properties style:font-name="Helvetica Neue" style:font-name-asian="Helvetica Neue" style:font-name-complex="Helvetica Neue"/>
    </style:style>
    <style:style style:name="T157_85" style:family="text">
      <style:text-properties style:font-name="Helvetica Neue" style:font-name-asian="Helvetica Neue" style:font-name-complex="Helvetica Neue"/>
    </style:style>
    <style:style style:name="T157_86" style:family="text">
      <style:text-properties style:font-name="Helvetica Neue" style:font-name-asian="Helvetica Neue" style:font-name-complex="Helvetica Neue"/>
    </style:style>
    <style:style style:name="T157_87" style:family="text">
      <style:text-properties style:font-name="Helvetica Neue" style:font-name-asian="Helvetica Neue" style:font-name-complex="Helvetica Neue"/>
    </style:style>
    <style:style style:name="T157_88" style:family="text">
      <style:text-properties style:font-name="Helvetica Neue" style:font-name-asian="Helvetica Neue" style:font-name-complex="Helvetica Neue"/>
    </style:style>
    <style:style style:name="T157_89" style:family="text">
      <style:text-properties style:font-name="Helvetica Neue" style:font-name-asian="Helvetica Neue" style:font-name-complex="Helvetica Neue"/>
    </style:style>
    <style:style style:name="T157_90" style:family="text">
      <style:text-properties style:font-name="Helvetica Neue" style:font-name-asian="Helvetica Neue" style:font-name-complex="Helvetica Neue"/>
    </style:style>
    <style:style style:name="T157_91" style:family="text">
      <style:text-properties style:font-name="Helvetica Neue" style:font-name-asian="Helvetica Neue" style:font-name-complex="Helvetica Neue"/>
    </style:style>
    <style:style style:name="T157_92" style:family="text">
      <style:text-properties style:font-name="Helvetica Neue" style:font-name-asian="Helvetica Neue" style:font-name-complex="Helvetica Neue"/>
    </style:style>
    <style:style style:name="T157_93" style:family="text">
      <style:text-properties style:font-name="Helvetica Neue" style:font-name-asian="Helvetica Neue" style:font-name-complex="Helvetica Neue"/>
    </style:style>
    <style:style style:name="T157_94" style:family="text">
      <style:text-properties style:font-name="Helvetica Neue" style:font-name-asian="Helvetica Neue" style:font-name-complex="Helvetica Neue"/>
    </style:style>
    <style:style style:name="T157_95" style:family="text">
      <style:text-properties style:font-name="Helvetica Neue" style:font-name-asian="Helvetica Neue" style:font-name-complex="Helvetica Neue"/>
    </style:style>
    <style:style style:name="T157_96" style:family="text">
      <style:text-properties style:font-name="Helvetica Neue" style:font-name-asian="Helvetica Neue" style:font-name-complex="Helvetica Neue"/>
    </style:style>
    <style:style style:name="T157_97" style:family="text">
      <style:text-properties style:font-name="Helvetica Neue" style:font-name-asian="Helvetica Neue" style:font-name-complex="Helvetica Neue"/>
    </style:style>
    <style:style style:name="T157_98" style:family="text">
      <style:text-properties style:font-name="Helvetica Neue" style:font-name-asian="Helvetica Neue" style:font-name-complex="Helvetica Neue"/>
    </style:style>
    <style:style style:name="T157_99" style:family="text">
      <style:text-properties style:font-name="Helvetica Neue" style:font-name-asian="Helvetica Neue" style:font-name-complex="Helvetica Neue"/>
    </style:style>
    <style:style style:name="T157_100" style:family="text">
      <style:text-properties style:font-name="Helvetica Neue" style:font-name-asian="Helvetica Neue" style:font-name-complex="Helvetica Neue"/>
    </style:style>
    <style:style style:name="T157_101" style:family="text">
      <style:text-properties style:font-name="Helvetica Neue" style:font-name-asian="Helvetica Neue" style:font-name-complex="Helvetica Neue"/>
    </style:style>
    <style:style style:name="T157_102" style:family="text">
      <style:text-properties style:font-name="Helvetica Neue" style:font-name-asian="Helvetica Neue" style:font-name-complex="Helvetica Neue"/>
    </style:style>
    <style:style style:name="T157_103" style:family="text">
      <style:text-properties style:font-name="Helvetica Neue" style:font-name-asian="Helvetica Neue" style:font-name-complex="Helvetica Neue"/>
    </style:style>
    <style:style style:name="T157_104" style:family="text">
      <style:text-properties style:font-name="Helvetica Neue" style:font-name-asian="Helvetica Neue" style:font-name-complex="Helvetica Neue"/>
    </style:style>
    <style:style style:name="T157_105" style:family="text">
      <style:text-properties style:font-name="Helvetica Neue" style:font-name-asian="Helvetica Neue" style:font-name-complex="Helvetica Neue"/>
    </style:style>
    <style:style style:name="T157_106" style:family="text">
      <style:text-properties style:font-name="Helvetica Neue" style:font-name-asian="Helvetica Neue" style:font-name-complex="Helvetica Neue"/>
    </style:style>
    <style:style style:name="T157_107" style:family="text">
      <style:text-properties style:font-name="Helvetica Neue" style:font-name-asian="Helvetica Neue" style:font-name-complex="Helvetica Neue"/>
    </style:style>
    <style:style style:name="T157_108" style:family="text">
      <style:text-properties style:font-name="Helvetica Neue" style:font-name-asian="Helvetica Neue" style:font-name-complex="Helvetica Neue"/>
    </style:style>
    <style:style style:name="T157_109" style:family="text">
      <style:text-properties style:font-name="Helvetica Neue" style:font-name-asian="Helvetica Neue" style:font-name-complex="Helvetica Neue"/>
    </style:style>
    <style:style style:name="T157_110" style:family="text">
      <style:text-properties style:font-name="Helvetica Neue" style:font-name-asian="Helvetica Neue" style:font-name-complex="Helvetica Neue"/>
    </style:style>
    <style:style style:name="T157_111" style:family="text">
      <style:text-properties style:font-name="Helvetica Neue" style:font-name-asian="Helvetica Neue" style:font-name-complex="Helvetica Neue"/>
    </style:style>
    <style:style style:name="T157_112" style:family="text">
      <style:text-properties style:font-name="Helvetica Neue" style:font-name-asian="Helvetica Neue" style:font-name-complex="Helvetica Neue"/>
    </style:style>
    <style:style style:name="T157_113" style:family="text">
      <style:text-properties style:font-name="Helvetica Neue" style:font-name-asian="Helvetica Neue" style:font-name-complex="Helvetica Neue"/>
    </style:style>
    <style:style style:name="T157_114" style:family="text">
      <style:text-properties style:font-name="Helvetica Neue" style:font-name-asian="Helvetica Neue" style:font-name-complex="Helvetica Neue"/>
    </style:style>
    <style:style style:name="T157_115" style:family="text">
      <style:text-properties style:font-name="Helvetica Neue" style:font-name-asian="Helvetica Neue" style:font-name-complex="Helvetica Neue"/>
    </style:style>
    <style:style style:name="T157_116" style:family="text">
      <style:text-properties style:font-name="Helvetica Neue" style:font-name-asian="Helvetica Neue" style:font-name-complex="Helvetica Neue"/>
    </style:style>
    <style:style style:name="P158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159" style:family="paragraph" style:parent-style-name="Standard">
      <style:paragraph-properties fo:break-before="auto" fo:line-height="150%" style:writing-mode="lr-tb"/>
    </style:style>
    <style:style style:name="T159_1" style:family="text">
      <style:text-properties style:font-name="Helvetica Neue" style:font-name-asian="Helvetica Neue" style:font-name-complex="Helvetica Neue"/>
    </style:style>
    <style:style style:name="T159_2" style:family="text">
      <style:text-properties style:font-name="Helvetica Neue" style:font-name-asian="Helvetica Neue" style:font-name-complex="Helvetica Neue"/>
    </style:style>
    <style:style style:name="T159_3" style:family="text">
      <style:text-properties style:font-name="Helvetica Neue" style:font-name-asian="Helvetica Neue" style:font-name-complex="Helvetica Neue"/>
    </style:style>
    <style:style style:name="T159_4" style:family="text">
      <style:text-properties style:font-name="Helvetica Neue" style:font-name-asian="Helvetica Neue" style:font-name-complex="Helvetica Neue"/>
    </style:style>
    <style:style style:name="T159_5" style:family="text">
      <style:text-properties style:font-name="Helvetica Neue" style:font-name-asian="Helvetica Neue" style:font-name-complex="Helvetica Neue"/>
    </style:style>
    <style:style style:name="T159_6" style:family="text">
      <style:text-properties style:font-name="Helvetica Neue" style:font-name-asian="Helvetica Neue" style:font-name-complex="Helvetica Neue"/>
    </style:style>
    <style:style style:name="T159_7" style:family="text">
      <style:text-properties style:font-name="Helvetica Neue" style:font-name-asian="Helvetica Neue" style:font-name-complex="Helvetica Neue"/>
    </style:style>
    <style:style style:name="T159_8" style:family="text">
      <style:text-properties style:font-name="Helvetica Neue" style:font-name-asian="Helvetica Neue" style:font-name-complex="Helvetica Neue"/>
    </style:style>
    <style:style style:name="T159_9" style:family="text">
      <style:text-properties style:font-name="Helvetica Neue" style:font-name-asian="Helvetica Neue" style:font-name-complex="Helvetica Neue"/>
    </style:style>
    <style:style style:name="T159_10" style:family="text">
      <style:text-properties style:font-name="Helvetica Neue" style:font-name-asian="Helvetica Neue" style:font-name-complex="Helvetica Neue"/>
    </style:style>
    <style:style style:name="T159_11" style:family="text">
      <style:text-properties style:font-name="Helvetica Neue" style:font-name-asian="Helvetica Neue" style:font-name-complex="Helvetica Neue"/>
    </style:style>
    <style:style style:name="T159_12" style:family="text">
      <style:text-properties style:font-name="Helvetica Neue" style:font-name-asian="Helvetica Neue" style:font-name-complex="Helvetica Neue"/>
    </style:style>
    <style:style style:name="T159_13" style:family="text">
      <style:text-properties style:font-name="Helvetica Neue" style:font-name-asian="Helvetica Neue" style:font-name-complex="Helvetica Neue"/>
    </style:style>
    <style:style style:name="T159_14" style:family="text">
      <style:text-properties style:font-name="Helvetica Neue" style:font-name-asian="Helvetica Neue" style:font-name-complex="Helvetica Neue"/>
    </style:style>
    <style:style style:name="T159_15" style:family="text">
      <style:text-properties style:font-name="Helvetica Neue" style:font-name-asian="Helvetica Neue" style:font-name-complex="Helvetica Neue"/>
    </style:style>
    <style:style style:name="T159_16" style:family="text">
      <style:text-properties style:font-name="Helvetica Neue" style:font-name-asian="Helvetica Neue" style:font-name-complex="Helvetica Neue"/>
    </style:style>
    <style:style style:name="T159_17" style:family="text">
      <style:text-properties style:font-name="Helvetica Neue" style:font-name-asian="Helvetica Neue" style:font-name-complex="Helvetica Neue"/>
    </style:style>
    <style:style style:name="T159_18" style:family="text">
      <style:text-properties style:font-name="Helvetica Neue" style:font-name-asian="Helvetica Neue" style:font-name-complex="Helvetica Neue"/>
    </style:style>
    <style:style style:name="T159_1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9_2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9_2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9_2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9_2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9_24" style:family="text">
      <style:text-properties style:font-name="Helvetica Neue" style:font-name-asian="Helvetica Neue" style:font-name-complex="Helvetica Neue"/>
    </style:style>
    <style:style style:name="T159_25" style:family="text">
      <style:text-properties style:font-name="Helvetica Neue" style:font-name-asian="Helvetica Neue" style:font-name-complex="Helvetica Neue"/>
    </style:style>
    <style:style style:name="T159_26" style:family="text">
      <style:text-properties style:font-name="Helvetica Neue" style:font-name-asian="Helvetica Neue" style:font-name-complex="Helvetica Neue"/>
    </style:style>
    <style:style style:name="T159_27" style:family="text">
      <style:text-properties style:font-name="Helvetica Neue" style:font-name-asian="Helvetica Neue" style:font-name-complex="Helvetica Neue"/>
    </style:style>
    <style:style style:name="T159_28" style:family="text">
      <style:text-properties style:font-name="Helvetica Neue" style:font-name-asian="Helvetica Neue" style:font-name-complex="Helvetica Neue"/>
    </style:style>
    <style:style style:name="T159_29" style:family="text">
      <style:text-properties style:font-name="Helvetica Neue" style:font-name-asian="Helvetica Neue" style:font-name-complex="Helvetica Neue"/>
    </style:style>
    <style:style style:name="T159_30" style:family="text">
      <style:text-properties style:font-name="Helvetica Neue" style:font-name-asian="Helvetica Neue" style:font-name-complex="Helvetica Neue"/>
    </style:style>
    <style:style style:name="T159_31" style:family="text">
      <style:text-properties style:font-name="Helvetica Neue" style:font-name-asian="Helvetica Neue" style:font-name-complex="Helvetica Neue"/>
    </style:style>
    <style:style style:name="T159_32" style:family="text">
      <style:text-properties style:font-name="Helvetica Neue" style:font-name-asian="Helvetica Neue" style:font-name-complex="Helvetica Neue"/>
    </style:style>
    <style:style style:name="T159_3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9_3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9_3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9_3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9_3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9_3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9_3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59_40" style:family="text">
      <style:text-properties style:font-name="Helvetica Neue" style:font-name-asian="Helvetica Neue" style:font-name-complex="Helvetica Neue"/>
    </style:style>
    <style:style style:name="T159_41" style:family="text">
      <style:text-properties style:font-name="Helvetica Neue" style:font-name-asian="Helvetica Neue" style:font-name-complex="Helvetica Neue"/>
    </style:style>
    <style:style style:name="T159_42" style:family="text">
      <style:text-properties style:font-name="Helvetica Neue" style:font-name-asian="Helvetica Neue" style:font-name-complex="Helvetica Neue"/>
    </style:style>
    <style:style style:name="T159_43" style:family="text">
      <style:text-properties style:font-name="Helvetica Neue" style:font-name-asian="Helvetica Neue" style:font-name-complex="Helvetica Neue"/>
    </style:style>
    <style:style style:name="T159_44" style:family="text">
      <style:text-properties style:font-name="Helvetica Neue" style:font-name-asian="Helvetica Neue" style:font-name-complex="Helvetica Neue"/>
    </style:style>
    <style:style style:name="T159_45" style:family="text">
      <style:text-properties style:font-name="Helvetica Neue" style:font-name-asian="Helvetica Neue" style:font-name-complex="Helvetica Neue"/>
    </style:style>
    <style:style style:name="T159_46" style:family="text">
      <style:text-properties style:font-name="Helvetica Neue" style:font-name-asian="Helvetica Neue" style:font-name-complex="Helvetica Neue"/>
    </style:style>
    <style:style style:name="T159_47" style:family="text">
      <style:text-properties style:font-name="Helvetica Neue" style:font-name-asian="Helvetica Neue" style:font-name-complex="Helvetica Neue"/>
    </style:style>
    <style:style style:name="T159_48" style:family="text">
      <style:text-properties style:font-name="Helvetica Neue" style:font-name-asian="Helvetica Neue" style:font-name-complex="Helvetica Neue"/>
    </style:style>
    <style:style style:name="T159_49" style:family="text">
      <style:text-properties style:font-name="Helvetica Neue" style:font-name-asian="Helvetica Neue" style:font-name-complex="Helvetica Neue"/>
    </style:style>
    <style:style style:name="T159_50" style:family="text">
      <style:text-properties style:font-name="Helvetica Neue" style:font-name-asian="Helvetica Neue" style:font-name-complex="Helvetica Neue"/>
    </style:style>
    <style:style style:name="T159_51" style:family="text">
      <style:text-properties style:font-name="Helvetica Neue" style:font-name-asian="Helvetica Neue" style:font-name-complex="Helvetica Neue"/>
    </style:style>
    <style:style style:name="T159_52" style:family="text">
      <style:text-properties style:font-name="Helvetica Neue" style:font-name-asian="Helvetica Neue" style:font-name-complex="Helvetica Neue"/>
    </style:style>
    <style:style style:name="T159_53" style:family="text">
      <style:text-properties style:font-name="Helvetica Neue" style:font-name-asian="Helvetica Neue" style:font-name-complex="Helvetica Neue"/>
    </style:style>
    <style:style style:name="T159_54" style:family="text">
      <style:text-properties style:font-name="Helvetica Neue" style:font-name-asian="Helvetica Neue" style:font-name-complex="Helvetica Neue"/>
    </style:style>
    <style:style style:name="P160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161" style:family="paragraph" style:parent-style-name="Standard">
      <style:paragraph-properties fo:break-before="auto" fo:line-height="150%" style:writing-mode="lr-tb"/>
    </style:style>
    <style:style style:name="T161_1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2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3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4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5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6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7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8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9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10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11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12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13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14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15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16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17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18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19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20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21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22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23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61_24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P162" style:family="paragraph" style:parent-style-name="Heading_20_2">
      <style:paragraph-properties fo:break-before="auto" fo:line-height="150%" fo:margin-bottom="0.141cm" style:writing-mode="lr-tb"/>
    </style:style>
    <style:style style:name="T162_1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162_2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162_3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P163" style:family="paragraph" style:parent-style-name="Standard">
      <style:paragraph-properties fo:break-before="auto" fo:line-height="150%" style:writing-mode="lr-tb"/>
    </style:style>
    <style:style style:name="T163_1" style:family="text">
      <style:text-properties style:font-name="Helvetica Neue" style:font-name-asian="Helvetica Neue" style:font-name-complex="Helvetica Neue"/>
    </style:style>
    <style:style style:name="T163_2" style:family="text">
      <style:text-properties style:font-name="Helvetica Neue" style:font-name-asian="Helvetica Neue" style:font-name-complex="Helvetica Neue"/>
    </style:style>
    <style:style style:name="T163_3" style:family="text">
      <style:text-properties style:font-name="Helvetica Neue" style:font-name-asian="Helvetica Neue" style:font-name-complex="Helvetica Neue"/>
    </style:style>
    <style:style style:name="T163_4" style:family="text">
      <style:text-properties style:font-name="Helvetica Neue" style:font-name-asian="Helvetica Neue" style:font-name-complex="Helvetica Neue"/>
    </style:style>
    <style:style style:name="T163_5" style:family="text">
      <style:text-properties style:font-name="Helvetica Neue" style:font-name-asian="Helvetica Neue" style:font-name-complex="Helvetica Neue"/>
    </style:style>
    <style:style style:name="T163_6" style:family="text">
      <style:text-properties style:font-name="Helvetica Neue" style:font-name-asian="Helvetica Neue" style:font-name-complex="Helvetica Neue"/>
    </style:style>
    <style:style style:name="T163_7" style:family="text">
      <style:text-properties style:font-name="Helvetica Neue" style:font-name-asian="Helvetica Neue" style:font-name-complex="Helvetica Neue"/>
    </style:style>
    <style:style style:name="T163_8" style:family="text">
      <style:text-properties style:font-name="Helvetica Neue" style:font-name-asian="Helvetica Neue" style:font-name-complex="Helvetica Neue"/>
    </style:style>
    <style:style style:name="T163_9" style:family="text">
      <style:text-properties style:font-name="Helvetica Neue" style:font-name-asian="Helvetica Neue" style:font-name-complex="Helvetica Neue"/>
    </style:style>
    <style:style style:name="T163_10" style:family="text">
      <style:text-properties style:font-name="Helvetica Neue" style:font-name-asian="Helvetica Neue" style:font-name-complex="Helvetica Neue"/>
    </style:style>
    <style:style style:name="T163_11" style:family="text">
      <style:text-properties style:font-name="Helvetica Neue" style:font-name-asian="Helvetica Neue" style:font-name-complex="Helvetica Neue"/>
    </style:style>
    <style:style style:name="T163_12" style:family="text">
      <style:text-properties style:font-name="Helvetica Neue" style:font-name-asian="Helvetica Neue" style:font-name-complex="Helvetica Neue"/>
    </style:style>
    <style:style style:name="T163_13" style:family="text">
      <style:text-properties style:font-name="Helvetica Neue" style:font-name-asian="Helvetica Neue" style:font-name-complex="Helvetica Neue"/>
    </style:style>
    <style:style style:name="T163_14" style:family="text">
      <style:text-properties style:font-name="Helvetica Neue" style:font-name-asian="Helvetica Neue" style:font-name-complex="Helvetica Neue"/>
    </style:style>
    <style:style style:name="T163_15" style:family="text">
      <style:text-properties style:font-name="Helvetica Neue" style:font-name-asian="Helvetica Neue" style:font-name-complex="Helvetica Neue"/>
    </style:style>
    <style:style style:name="T163_16" style:family="text">
      <style:text-properties style:font-name="Helvetica Neue" style:font-name-asian="Helvetica Neue" style:font-name-complex="Helvetica Neue"/>
    </style:style>
    <style:style style:name="T163_17" style:family="text">
      <style:text-properties style:font-name="Helvetica Neue" style:font-name-asian="Helvetica Neue" style:font-name-complex="Helvetica Neue"/>
    </style:style>
    <style:style style:name="T163_18" style:family="text">
      <style:text-properties style:font-name="Helvetica Neue" style:font-name-asian="Helvetica Neue" style:font-name-complex="Helvetica Neue"/>
    </style:style>
    <style:style style:name="T163_19" style:family="text">
      <style:text-properties style:font-name="Helvetica Neue" style:font-name-asian="Helvetica Neue" style:font-name-complex="Helvetica Neue"/>
    </style:style>
    <style:style style:name="T163_20" style:family="text">
      <style:text-properties style:font-name="Helvetica Neue" style:font-name-asian="Helvetica Neue" style:font-name-complex="Helvetica Neue"/>
    </style:style>
    <style:style style:name="T163_21" style:family="text">
      <style:text-properties style:font-name="Helvetica Neue" style:font-name-asian="Helvetica Neue" style:font-name-complex="Helvetica Neue"/>
    </style:style>
    <style:style style:name="T163_22" style:family="text">
      <style:text-properties style:font-name="Helvetica Neue" style:font-name-asian="Helvetica Neue" style:font-name-complex="Helvetica Neue"/>
    </style:style>
    <style:style style:name="T163_23" style:family="text">
      <style:text-properties style:font-name="Helvetica Neue" style:font-name-asian="Helvetica Neue" style:font-name-complex="Helvetica Neue"/>
    </style:style>
    <style:style style:name="T163_24" style:family="text">
      <style:text-properties style:font-name="Helvetica Neue" style:font-name-asian="Helvetica Neue" style:font-name-complex="Helvetica Neue"/>
    </style:style>
    <style:style style:name="T163_25" style:family="text">
      <style:text-properties style:font-name="Helvetica Neue" style:font-name-asian="Helvetica Neue" style:font-name-complex="Helvetica Neue"/>
    </style:style>
    <style:style style:name="T163_26" style:family="text">
      <style:text-properties style:font-name="Helvetica Neue" style:font-name-asian="Helvetica Neue" style:font-name-complex="Helvetica Neue"/>
    </style:style>
    <style:style style:name="P164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165" style:family="paragraph" style:parent-style-name="Standard">
      <style:paragraph-properties fo:break-before="auto" fo:line-height="150%" fo:margin-top="0cm" fo:margin-bottom="0cm" style:writing-mode="lr-tb"/>
    </style:style>
    <style:style style:name="T165_1" style:family="text">
      <style:text-properties style:font-name="Helvetica Neue" style:font-name-asian="Helvetica Neue" style:font-name-complex="Helvetica Neue"/>
    </style:style>
    <style:style style:name="T165_2" style:family="text">
      <style:text-properties style:font-name="Helvetica Neue" style:font-name-asian="Helvetica Neue" style:font-name-complex="Helvetica Neue"/>
    </style:style>
    <style:style style:name="T165_3" style:family="text">
      <style:text-properties style:font-name="Helvetica Neue" style:font-name-asian="Helvetica Neue" style:font-name-complex="Helvetica Neue"/>
    </style:style>
    <style:style style:name="T165_4" style:family="text">
      <style:text-properties style:font-name="Helvetica Neue" style:font-name-asian="Helvetica Neue" style:font-name-complex="Helvetica Neue"/>
    </style:style>
    <style:style style:name="T165_5" style:family="text">
      <style:text-properties style:font-name="Helvetica Neue" style:font-name-asian="Helvetica Neue" style:font-name-complex="Helvetica Neue"/>
    </style:style>
    <style:style style:name="T165_6" style:family="text">
      <style:text-properties style:font-name="Helvetica Neue" style:font-name-asian="Helvetica Neue" style:font-name-complex="Helvetica Neue"/>
    </style:style>
    <style:style style:name="T165_7" style:family="text">
      <style:text-properties style:font-name="Helvetica Neue" style:font-name-asian="Helvetica Neue" style:font-name-complex="Helvetica Neue"/>
    </style:style>
    <style:style style:name="T165_8" style:family="text">
      <style:text-properties style:font-name="Helvetica Neue" style:font-name-asian="Helvetica Neue" style:font-name-complex="Helvetica Neue"/>
    </style:style>
    <style:style style:name="T165_9" style:family="text">
      <style:text-properties style:font-name="Helvetica Neue" style:font-name-asian="Helvetica Neue" style:font-name-complex="Helvetica Neue"/>
    </style:style>
    <style:style style:name="T165_10" style:family="text">
      <style:text-properties style:font-name="Helvetica Neue" style:font-name-asian="Helvetica Neue" style:font-name-complex="Helvetica Neue"/>
    </style:style>
    <style:style style:name="T165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65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65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65_1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65_1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65_16" style:family="text">
      <style:text-properties style:font-name="Helvetica Neue" style:font-name-asian="Helvetica Neue" style:font-name-complex="Helvetica Neue"/>
    </style:style>
    <style:style style:name="T165_17" style:family="text">
      <style:text-properties style:font-name="Helvetica Neue" style:font-name-asian="Helvetica Neue" style:font-name-complex="Helvetica Neue"/>
    </style:style>
    <style:style style:name="T165_18" style:family="text">
      <style:text-properties style:font-name="Helvetica Neue" style:font-name-asian="Helvetica Neue" style:font-name-complex="Helvetica Neue"/>
    </style:style>
    <style:style style:name="T165_19" style:family="text">
      <style:text-properties style:font-name="Helvetica Neue" style:font-name-asian="Helvetica Neue" style:font-name-complex="Helvetica Neue"/>
    </style:style>
    <style:style style:name="T165_20" style:family="text">
      <style:text-properties style:font-name="Helvetica Neue" style:font-name-asian="Helvetica Neue" style:font-name-complex="Helvetica Neue"/>
    </style:style>
    <style:style style:name="T165_21" style:family="text">
      <style:text-properties style:font-name="Helvetica Neue" style:font-name-asian="Helvetica Neue" style:font-name-complex="Helvetica Neue"/>
    </style:style>
    <style:style style:name="T165_22" style:family="text">
      <style:text-properties style:font-name="Helvetica Neue" style:font-name-asian="Helvetica Neue" style:font-name-complex="Helvetica Neue"/>
    </style:style>
    <style:style style:name="P166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167" style:family="paragraph" style:parent-style-name="Standard">
      <style:paragraph-properties fo:break-before="auto" fo:text-indent="1.27cm" fo:line-height="150%" style:writing-mode="lr-tb"/>
    </style:style>
    <style:style style:name="T1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8" style:family="paragraph" style:parent-style-name="Standard">
      <style:paragraph-properties fo:break-before="auto" fo:line-height="150%" fo:margin-top="0cm" fo:margin-bottom="0cm" style:writing-mode="lr-tb"/>
    </style:style>
    <style:style style:name="T168_1" style:family="text">
      <style:text-properties style:font-name="Helvetica Neue" style:font-name-asian="Helvetica Neue" style:font-name-complex="Helvetica Neue"/>
    </style:style>
    <style:style style:name="T168_2" style:family="text">
      <style:text-properties style:font-name="Helvetica Neue" style:font-name-asian="Helvetica Neue" style:font-name-complex="Helvetica Neue"/>
    </style:style>
    <style:style style:name="T168_3" style:family="text">
      <style:text-properties style:font-name="Helvetica Neue" style:font-name-asian="Helvetica Neue" style:font-name-complex="Helvetica Neue"/>
    </style:style>
    <style:style style:name="T168_4" style:family="text">
      <style:text-properties style:font-name="Helvetica Neue" style:font-name-asian="Helvetica Neue" style:font-name-complex="Helvetica Neue"/>
    </style:style>
    <style:style style:name="T168_5" style:family="text">
      <style:text-properties style:font-name="Helvetica Neue" style:font-name-asian="Helvetica Neue" style:font-name-complex="Helvetica Neue"/>
    </style:style>
    <style:style style:name="T168_6" style:family="text">
      <style:text-properties style:font-name="Helvetica Neue" style:font-name-asian="Helvetica Neue" style:font-name-complex="Helvetica Neue"/>
    </style:style>
    <style:style style:name="T168_7" style:family="text">
      <style:text-properties style:font-name="Helvetica Neue" style:font-name-asian="Helvetica Neue" style:font-name-complex="Helvetica Neue"/>
    </style:style>
    <style:style style:name="T168_8" style:family="text">
      <style:text-properties style:font-name="Helvetica Neue" style:font-name-asian="Helvetica Neue" style:font-name-complex="Helvetica Neue"/>
    </style:style>
    <style:style style:name="T168_9" style:family="text">
      <style:text-properties style:font-name="Helvetica Neue" style:font-name-asian="Helvetica Neue" style:font-name-complex="Helvetica Neue"/>
    </style:style>
    <style:style style:name="T168_10" style:family="text">
      <style:text-properties style:font-name="Helvetica Neue" style:font-name-asian="Helvetica Neue" style:font-name-complex="Helvetica Neue"/>
    </style:style>
    <style:style style:name="T168_11" style:family="text">
      <style:text-properties style:font-name="Helvetica Neue" style:font-name-asian="Helvetica Neue" style:font-name-complex="Helvetica Neue"/>
    </style:style>
    <style:style style:name="T168_12" style:family="text">
      <style:text-properties style:font-name="Helvetica Neue" style:font-name-asian="Helvetica Neue" style:font-name-complex="Helvetica Neue"/>
    </style:style>
    <style:style style:name="T168_13" style:family="text">
      <style:text-properties style:font-name="Helvetica Neue" style:font-name-asian="Helvetica Neue" style:font-name-complex="Helvetica Neue"/>
    </style:style>
    <style:style style:name="T168_14" style:family="text">
      <style:text-properties style:font-name="Helvetica Neue" style:font-name-asian="Helvetica Neue" style:font-name-complex="Helvetica Neue"/>
    </style:style>
    <style:style style:name="T168_15" style:family="text">
      <style:text-properties style:font-name="Helvetica Neue" style:font-name-asian="Helvetica Neue" style:font-name-complex="Helvetica Neue"/>
    </style:style>
    <style:style style:name="P169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170" style:family="paragraph" style:parent-style-name="Heading_20_2">
      <style:paragraph-properties fo:break-before="auto" fo:line-height="150%" fo:margin-bottom="0.141cm" style:writing-mode="lr-tb"/>
    </style:style>
    <style:style style:name="T170_1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170_2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170_3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170_4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170_5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P171" style:family="paragraph" style:parent-style-name="Standard">
      <style:paragraph-properties fo:break-before="auto" fo:line-height="150%" style:writing-mode="lr-tb"/>
    </style:style>
    <style:style style:name="T171_1" style:family="text">
      <style:text-properties style:font-name="Helvetica Neue" style:font-name-asian="Helvetica Neue" style:font-name-complex="Helvetica Neue"/>
    </style:style>
    <style:style style:name="T171_2" style:family="text">
      <style:text-properties style:font-name="Helvetica Neue" style:font-name-asian="Helvetica Neue" style:font-name-complex="Helvetica Neue"/>
    </style:style>
    <style:style style:name="T171_3" style:family="text">
      <style:text-properties style:font-name="Helvetica Neue" style:font-name-asian="Helvetica Neue" style:font-name-complex="Helvetica Neue"/>
    </style:style>
    <style:style style:name="T171_4" style:family="text">
      <style:text-properties style:font-name="Helvetica Neue" style:font-name-asian="Helvetica Neue" style:font-name-complex="Helvetica Neue"/>
    </style:style>
    <style:style style:name="T171_5" style:family="text">
      <style:text-properties style:font-name="Helvetica Neue" style:font-name-asian="Helvetica Neue" style:font-name-complex="Helvetica Neue"/>
    </style:style>
    <style:style style:name="T171_6" style:family="text">
      <style:text-properties style:font-name="Helvetica Neue" style:font-name-asian="Helvetica Neue" style:font-name-complex="Helvetica Neue"/>
    </style:style>
    <style:style style:name="T171_7" style:family="text">
      <style:text-properties style:font-name="Helvetica Neue" style:font-name-asian="Helvetica Neue" style:font-name-complex="Helvetica Neue"/>
    </style:style>
    <style:style style:name="T171_8" style:family="text">
      <style:text-properties style:font-name="Helvetica Neue" style:font-name-asian="Helvetica Neue" style:font-name-complex="Helvetica Neue"/>
    </style:style>
    <style:style style:name="T171_9" style:family="text">
      <style:text-properties style:font-name="Helvetica Neue" style:font-name-asian="Helvetica Neue" style:font-name-complex="Helvetica Neue"/>
    </style:style>
    <style:style style:name="T171_10" style:family="text">
      <style:text-properties style:font-name="Helvetica Neue" style:font-name-asian="Helvetica Neue" style:font-name-complex="Helvetica Neue"/>
    </style:style>
    <style:style style:name="T171_11" style:family="text">
      <style:text-properties style:font-name="Helvetica Neue" style:font-name-asian="Helvetica Neue" style:font-name-complex="Helvetica Neue"/>
    </style:style>
    <style:style style:name="T171_12" style:family="text">
      <style:text-properties style:font-name="Helvetica Neue" style:font-name-asian="Helvetica Neue" style:font-name-complex="Helvetica Neue"/>
    </style:style>
    <style:style style:name="T171_13" style:family="text">
      <style:text-properties style:font-name="Helvetica Neue" style:font-name-asian="Helvetica Neue" style:font-name-complex="Helvetica Neue"/>
    </style:style>
    <style:style style:name="T171_14" style:family="text">
      <style:text-properties style:font-name="Helvetica Neue" style:font-name-asian="Helvetica Neue" style:font-name-complex="Helvetica Neue"/>
    </style:style>
    <style:style style:name="T171_15" style:family="text">
      <style:text-properties style:font-name="Helvetica Neue" style:font-name-asian="Helvetica Neue" style:font-name-complex="Helvetica Neue"/>
    </style:style>
    <style:style style:name="T171_16" style:family="text">
      <style:text-properties style:font-name="Helvetica Neue" style:font-name-asian="Helvetica Neue" style:font-name-complex="Helvetica Neue"/>
    </style:style>
    <style:style style:name="T171_17" style:family="text">
      <style:text-properties style:font-name="Helvetica Neue" style:font-name-asian="Helvetica Neue" style:font-name-complex="Helvetica Neue"/>
    </style:style>
    <style:style style:name="T171_18" style:family="text">
      <style:text-properties style:font-name="Helvetica Neue" style:font-name-asian="Helvetica Neue" style:font-name-complex="Helvetica Neue"/>
    </style:style>
    <style:style style:name="T171_19" style:family="text">
      <style:text-properties style:font-name="Helvetica Neue" style:font-name-asian="Helvetica Neue" style:font-name-complex="Helvetica Neue"/>
    </style:style>
    <style:style style:name="T171_20" style:family="text">
      <style:text-properties style:font-name="Helvetica Neue" style:font-name-asian="Helvetica Neue" style:font-name-complex="Helvetica Neue"/>
    </style:style>
    <style:style style:name="T171_21" style:family="text">
      <style:text-properties style:font-name="Helvetica Neue" style:font-name-asian="Helvetica Neue" style:font-name-complex="Helvetica Neue"/>
    </style:style>
    <style:style style:name="T171_22" style:family="text">
      <style:text-properties style:font-name="Helvetica Neue" style:font-name-asian="Helvetica Neue" style:font-name-complex="Helvetica Neue"/>
    </style:style>
    <style:style style:name="T171_23" style:family="text">
      <style:text-properties style:font-name="Helvetica Neue" style:font-name-asian="Helvetica Neue" style:font-name-complex="Helvetica Neue"/>
    </style:style>
    <style:style style:name="T171_24" style:family="text">
      <style:text-properties style:font-name="Helvetica Neue" style:font-name-asian="Helvetica Neue" style:font-name-complex="Helvetica Neue"/>
    </style:style>
    <style:style style:name="T171_25" style:family="text">
      <style:text-properties style:font-name="Helvetica Neue" style:font-name-asian="Helvetica Neue" style:font-name-complex="Helvetica Neue"/>
    </style:style>
    <style:style style:name="T171_26" style:family="text">
      <style:text-properties style:font-name="Helvetica Neue" style:font-name-asian="Helvetica Neue" style:font-name-complex="Helvetica Neue"/>
    </style:style>
    <style:style style:name="P172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173" style:family="paragraph" style:parent-style-name="Standard">
      <style:paragraph-properties fo:break-before="auto" fo:line-height="150%" fo:margin-top="0cm" fo:margin-bottom="0cm" style:writing-mode="lr-tb"/>
    </style:style>
    <style:style style:name="T173_1" style:family="text">
      <style:text-properties style:font-name="Helvetica Neue" style:font-name-asian="Helvetica Neue" style:font-name-complex="Helvetica Neue"/>
    </style:style>
    <style:style style:name="T173_2" style:family="text">
      <style:text-properties style:font-name="Helvetica Neue" style:font-name-asian="Helvetica Neue" style:font-name-complex="Helvetica Neue"/>
    </style:style>
    <style:style style:name="T173_3" style:family="text">
      <style:text-properties style:font-name="Helvetica Neue" style:font-name-asian="Helvetica Neue" style:font-name-complex="Helvetica Neue"/>
    </style:style>
    <style:style style:name="T173_4" style:family="text">
      <style:text-properties style:font-name="Helvetica Neue" style:font-name-asian="Helvetica Neue" style:font-name-complex="Helvetica Neue"/>
    </style:style>
    <style:style style:name="T173_5" style:family="text">
      <style:text-properties style:font-name="Helvetica Neue" style:font-name-asian="Helvetica Neue" style:font-name-complex="Helvetica Neue"/>
    </style:style>
    <style:style style:name="T173_6" style:family="text">
      <style:text-properties style:font-name="Helvetica Neue" style:font-name-asian="Helvetica Neue" style:font-name-complex="Helvetica Neue"/>
    </style:style>
    <style:style style:name="T173_7" style:family="text">
      <style:text-properties style:font-name="Helvetica Neue" style:font-name-asian="Helvetica Neue" style:font-name-complex="Helvetica Neue"/>
    </style:style>
    <style:style style:name="T173_8" style:family="text">
      <style:text-properties style:font-name="Helvetica Neue" style:font-name-asian="Helvetica Neue" style:font-name-complex="Helvetica Neue"/>
    </style:style>
    <style:style style:name="T173_9" style:family="text">
      <style:text-properties style:font-name="Helvetica Neue" style:font-name-asian="Helvetica Neue" style:font-name-complex="Helvetica Neue"/>
    </style:style>
    <style:style style:name="T173_10" style:family="text">
      <style:text-properties style:font-name="Helvetica Neue" style:font-name-asian="Helvetica Neue" style:font-name-complex="Helvetica Neue"/>
    </style:style>
    <style:style style:name="T173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73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73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73_1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73_1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73_1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73_1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73_18" style:family="text">
      <style:text-properties style:font-name="Helvetica Neue" style:font-name-asian="Helvetica Neue" style:font-name-complex="Helvetica Neue"/>
    </style:style>
    <style:style style:name="T173_19" style:family="text">
      <style:text-properties style:font-name="Helvetica Neue" style:font-name-asian="Helvetica Neue" style:font-name-complex="Helvetica Neue"/>
    </style:style>
    <style:style style:name="T173_20" style:family="text">
      <style:text-properties style:font-name="Helvetica Neue" style:font-name-asian="Helvetica Neue" style:font-name-complex="Helvetica Neue"/>
    </style:style>
    <style:style style:name="T173_21" style:family="text">
      <style:text-properties style:font-name="Helvetica Neue" style:font-name-asian="Helvetica Neue" style:font-name-complex="Helvetica Neue"/>
    </style:style>
    <style:style style:name="T173_22" style:family="text">
      <style:text-properties style:font-name="Helvetica Neue" style:font-name-asian="Helvetica Neue" style:font-name-complex="Helvetica Neue"/>
    </style:style>
    <style:style style:name="T173_23" style:family="text">
      <style:text-properties style:font-name="Helvetica Neue" style:font-name-asian="Helvetica Neue" style:font-name-complex="Helvetica Neue"/>
    </style:style>
    <style:style style:name="T173_24" style:family="text">
      <style:text-properties style:font-name="Helvetica Neue" style:font-name-asian="Helvetica Neue" style:font-name-complex="Helvetica Neue"/>
    </style:style>
    <style:style style:name="P174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175" style:family="paragraph" style:parent-style-name="Standard">
      <style:paragraph-properties fo:break-before="auto" fo:text-indent="0cm" fo:line-height="150%" fo:margin-left="1.27cm" style:writing-mode="lr-tb"/>
    </style:style>
    <style:style style:name="T1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6" style:family="paragraph" style:parent-style-name="Standard">
      <style:paragraph-properties fo:break-before="auto" fo:line-height="15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7" style:family="paragraph" style:parent-style-name="Standard">
      <style:paragraph-properties fo:break-before="auto" fo:line-height="150%" fo:margin-top="0cm" fo:margin-bottom="0cm" style:writing-mode="lr-tb"/>
    </style:style>
    <style:style style:name="T177_1" style:family="text">
      <style:text-properties style:font-name="Helvetica Neue" style:font-name-asian="Helvetica Neue" style:font-name-complex="Helvetica Neue"/>
    </style:style>
    <style:style style:name="T177_2" style:family="text">
      <style:text-properties style:font-name="Helvetica Neue" style:font-name-asian="Helvetica Neue" style:font-name-complex="Helvetica Neue"/>
    </style:style>
    <style:style style:name="T177_3" style:family="text">
      <style:text-properties style:font-name="Helvetica Neue" style:font-name-asian="Helvetica Neue" style:font-name-complex="Helvetica Neue"/>
    </style:style>
    <style:style style:name="T177_4" style:family="text">
      <style:text-properties style:font-name="Helvetica Neue" style:font-name-asian="Helvetica Neue" style:font-name-complex="Helvetica Neue"/>
    </style:style>
    <style:style style:name="T177_5" style:family="text">
      <style:text-properties style:font-name="Helvetica Neue" style:font-name-asian="Helvetica Neue" style:font-name-complex="Helvetica Neue"/>
    </style:style>
    <style:style style:name="T177_6" style:family="text">
      <style:text-properties style:font-name="Helvetica Neue" style:font-name-asian="Helvetica Neue" style:font-name-complex="Helvetica Neue"/>
    </style:style>
    <style:style style:name="T177_7" style:family="text">
      <style:text-properties style:font-name="Helvetica Neue" style:font-name-asian="Helvetica Neue" style:font-name-complex="Helvetica Neue"/>
    </style:style>
    <style:style style:name="T177_8" style:family="text">
      <style:text-properties style:font-name="Helvetica Neue" style:font-name-asian="Helvetica Neue" style:font-name-complex="Helvetica Neue"/>
    </style:style>
    <style:style style:name="T177_9" style:family="text">
      <style:text-properties style:font-name="Helvetica Neue" style:font-name-asian="Helvetica Neue" style:font-name-complex="Helvetica Neue"/>
    </style:style>
    <style:style style:name="T177_10" style:family="text">
      <style:text-properties style:font-name="Helvetica Neue" style:font-name-asian="Helvetica Neue" style:font-name-complex="Helvetica Neue"/>
    </style:style>
    <style:style style:name="T177_11" style:family="text">
      <style:text-properties style:font-name="Helvetica Neue" style:font-name-asian="Helvetica Neue" style:font-name-complex="Helvetica Neue"/>
    </style:style>
    <style:style style:name="T177_12" style:family="text">
      <style:text-properties style:font-name="Helvetica Neue" style:font-name-asian="Helvetica Neue" style:font-name-complex="Helvetica Neue"/>
    </style:style>
    <style:style style:name="T177_13" style:family="text">
      <style:text-properties style:font-name="Helvetica Neue" style:font-name-asian="Helvetica Neue" style:font-name-complex="Helvetica Neue"/>
    </style:style>
    <style:style style:name="T177_14" style:family="text">
      <style:text-properties style:font-name="Helvetica Neue" style:font-name-asian="Helvetica Neue" style:font-name-complex="Helvetica Neue"/>
    </style:style>
    <style:style style:name="T177_15" style:family="text">
      <style:text-properties style:font-name="Helvetica Neue" style:font-name-asian="Helvetica Neue" style:font-name-complex="Helvetica Neue"/>
    </style:style>
    <style:style style:name="P178" style:family="paragraph" style:parent-style-name="Standard">
      <style:paragraph-properties fo:break-before="auto" fo:line-height="15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79" style:family="paragraph" style:parent-style-name="Heading_20_2">
      <style:paragraph-properties fo:break-before="auto" fo:line-height="150%" fo:margin-bottom="0.141cm" style:writing-mode="lr-tb"/>
    </style:style>
    <style:style style:name="T179_1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179_2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179_3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179_4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179_5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P180" style:family="paragraph" style:parent-style-name="Standard">
      <style:paragraph-properties fo:break-before="auto" fo:line-height="150%" style:writing-mode="lr-tb"/>
    </style:style>
    <style:style style:name="T180_1" style:family="text">
      <style:text-properties style:font-name="Helvetica Neue" style:font-name-asian="Helvetica Neue" style:font-name-complex="Helvetica Neue"/>
    </style:style>
    <style:style style:name="T180_2" style:family="text">
      <style:text-properties style:font-name="Helvetica Neue" style:font-name-asian="Helvetica Neue" style:font-name-complex="Helvetica Neue"/>
    </style:style>
    <style:style style:name="T180_3" style:family="text">
      <style:text-properties style:font-name="Helvetica Neue" style:font-name-asian="Helvetica Neue" style:font-name-complex="Helvetica Neue"/>
    </style:style>
    <style:style style:name="T180_4" style:family="text">
      <style:text-properties style:font-name="Helvetica Neue" style:font-name-asian="Helvetica Neue" style:font-name-complex="Helvetica Neue"/>
    </style:style>
    <style:style style:name="T180_5" style:family="text">
      <style:text-properties style:font-name="Helvetica Neue" style:font-name-asian="Helvetica Neue" style:font-name-complex="Helvetica Neue"/>
    </style:style>
    <style:style style:name="T180_6" style:family="text">
      <style:text-properties style:font-name="Helvetica Neue" style:font-name-asian="Helvetica Neue" style:font-name-complex="Helvetica Neue"/>
    </style:style>
    <style:style style:name="T180_7" style:family="text">
      <style:text-properties style:font-name="Helvetica Neue" style:font-name-asian="Helvetica Neue" style:font-name-complex="Helvetica Neue"/>
    </style:style>
    <style:style style:name="T180_8" style:family="text">
      <style:text-properties style:font-name="Helvetica Neue" style:font-name-asian="Helvetica Neue" style:font-name-complex="Helvetica Neue"/>
    </style:style>
    <style:style style:name="T180_9" style:family="text">
      <style:text-properties style:font-name="Helvetica Neue" style:font-name-asian="Helvetica Neue" style:font-name-complex="Helvetica Neue"/>
    </style:style>
    <style:style style:name="T180_10" style:family="text">
      <style:text-properties style:font-name="Helvetica Neue" style:font-name-asian="Helvetica Neue" style:font-name-complex="Helvetica Neue"/>
    </style:style>
    <style:style style:name="T180_11" style:family="text">
      <style:text-properties style:font-name="Helvetica Neue" style:font-name-asian="Helvetica Neue" style:font-name-complex="Helvetica Neue"/>
    </style:style>
    <style:style style:name="T180_12" style:family="text">
      <style:text-properties style:font-name="Helvetica Neue" style:font-name-asian="Helvetica Neue" style:font-name-complex="Helvetica Neue"/>
    </style:style>
    <style:style style:name="T180_13" style:family="text">
      <style:text-properties style:font-name="Helvetica Neue" style:font-name-asian="Helvetica Neue" style:font-name-complex="Helvetica Neue"/>
    </style:style>
    <style:style style:name="T180_14" style:family="text">
      <style:text-properties style:font-name="Helvetica Neue" style:font-name-asian="Helvetica Neue" style:font-name-complex="Helvetica Neue"/>
    </style:style>
    <style:style style:name="T180_15" style:family="text">
      <style:text-properties style:font-name="Helvetica Neue" style:font-name-asian="Helvetica Neue" style:font-name-complex="Helvetica Neue"/>
    </style:style>
    <style:style style:name="T180_16" style:family="text">
      <style:text-properties style:font-name="Helvetica Neue" style:font-name-asian="Helvetica Neue" style:font-name-complex="Helvetica Neue"/>
    </style:style>
    <style:style style:name="T180_17" style:family="text">
      <style:text-properties style:font-name="Helvetica Neue" style:font-name-asian="Helvetica Neue" style:font-name-complex="Helvetica Neue"/>
    </style:style>
    <style:style style:name="T180_18" style:family="text">
      <style:text-properties style:font-name="Helvetica Neue" style:font-name-asian="Helvetica Neue" style:font-name-complex="Helvetica Neue"/>
    </style:style>
    <style:style style:name="T180_19" style:family="text">
      <style:text-properties style:font-name="Helvetica Neue" style:font-name-asian="Helvetica Neue" style:font-name-complex="Helvetica Neue"/>
    </style:style>
    <style:style style:name="T180_20" style:family="text">
      <style:text-properties style:font-name="Helvetica Neue" style:font-name-asian="Helvetica Neue" style:font-name-complex="Helvetica Neue"/>
    </style:style>
    <style:style style:name="T180_21" style:family="text">
      <style:text-properties style:font-name="Helvetica Neue" style:font-name-asian="Helvetica Neue" style:font-name-complex="Helvetica Neue"/>
    </style:style>
    <style:style style:name="T180_22" style:family="text">
      <style:text-properties style:font-name="Helvetica Neue" style:font-name-asian="Helvetica Neue" style:font-name-complex="Helvetica Neue"/>
    </style:style>
    <style:style style:name="T180_23" style:family="text">
      <style:text-properties style:font-name="Helvetica Neue" style:font-name-asian="Helvetica Neue" style:font-name-complex="Helvetica Neue"/>
    </style:style>
    <style:style style:name="T180_24" style:family="text">
      <style:text-properties style:font-name="Helvetica Neue" style:font-name-asian="Helvetica Neue" style:font-name-complex="Helvetica Neue"/>
    </style:style>
    <style:style style:name="T180_25" style:family="text">
      <style:text-properties style:font-name="Helvetica Neue" style:font-name-asian="Helvetica Neue" style:font-name-complex="Helvetica Neue"/>
    </style:style>
    <style:style style:name="T180_26" style:family="text">
      <style:text-properties style:font-name="Helvetica Neue" style:font-name-asian="Helvetica Neue" style:font-name-complex="Helvetica Neue"/>
    </style:style>
    <style:style style:name="T180_27" style:family="text">
      <style:text-properties style:font-name="Helvetica Neue" style:font-name-asian="Helvetica Neue" style:font-name-complex="Helvetica Neue"/>
    </style:style>
    <style:style style:name="T180_28" style:family="text">
      <style:text-properties style:font-name="Helvetica Neue" style:font-name-asian="Helvetica Neue" style:font-name-complex="Helvetica Neue"/>
    </style:style>
    <style:style style:name="T180_29" style:family="text">
      <style:text-properties style:font-name="Helvetica Neue" style:font-name-asian="Helvetica Neue" style:font-name-complex="Helvetica Neue"/>
    </style:style>
    <style:style style:name="T180_30" style:family="text">
      <style:text-properties style:font-name="Helvetica Neue" style:font-name-asian="Helvetica Neue" style:font-name-complex="Helvetica Neue"/>
    </style:style>
    <style:style style:name="T180_31" style:family="text">
      <style:text-properties style:font-name="Helvetica Neue" style:font-name-asian="Helvetica Neue" style:font-name-complex="Helvetica Neue"/>
    </style:style>
    <style:style style:name="T180_32" style:family="text">
      <style:text-properties style:font-name="Helvetica Neue" style:font-name-asian="Helvetica Neue" style:font-name-complex="Helvetica Neue"/>
    </style:style>
    <style:style style:name="P181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182" style:family="paragraph" style:parent-style-name="Standard">
      <style:paragraph-properties fo:break-before="auto" fo:line-height="150%" fo:margin-top="0cm" style:writing-mode="lr-tb"/>
    </style:style>
    <style:style style:name="T182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2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2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2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2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183" style:family="paragraph" style:parent-style-name="Standard">
      <style:paragraph-properties fo:break-before="auto" fo:line-height="150%" fo:margin-top="0cm" fo:margin-bottom="0cm" style:writing-mode="lr-tb"/>
    </style:style>
    <style:style style:name="T183_1" style:family="text">
      <style:text-properties style:font-name="Helvetica Neue" style:font-name-asian="Helvetica Neue" style:font-name-complex="Helvetica Neue"/>
    </style:style>
    <style:style style:name="T183_2" style:family="text">
      <style:text-properties style:font-name="Helvetica Neue" style:font-name-asian="Helvetica Neue" style:font-name-complex="Helvetica Neue"/>
    </style:style>
    <style:style style:name="T183_3" style:family="text">
      <style:text-properties style:font-name="Helvetica Neue" style:font-name-asian="Helvetica Neue" style:font-name-complex="Helvetica Neue"/>
    </style:style>
    <style:style style:name="T183_4" style:family="text">
      <style:text-properties style:font-name="Helvetica Neue" style:font-name-asian="Helvetica Neue" style:font-name-complex="Helvetica Neue"/>
    </style:style>
    <style:style style:name="T183_5" style:family="text">
      <style:text-properties style:font-name="Helvetica Neue" style:font-name-asian="Helvetica Neue" style:font-name-complex="Helvetica Neue"/>
    </style:style>
    <style:style style:name="T183_6" style:family="text">
      <style:text-properties style:font-name="Helvetica Neue" style:font-name-asian="Helvetica Neue" style:font-name-complex="Helvetica Neue"/>
    </style:style>
    <style:style style:name="T183_7" style:family="text">
      <style:text-properties style:font-name="Helvetica Neue" style:font-name-asian="Helvetica Neue" style:font-name-complex="Helvetica Neue"/>
    </style:style>
    <style:style style:name="T183_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3_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3_1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3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3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3_13" style:family="text">
      <style:text-properties style:font-name="Helvetica Neue" style:font-name-asian="Helvetica Neue" style:font-name-complex="Helvetica Neue"/>
    </style:style>
    <style:style style:name="T183_14" style:family="text">
      <style:text-properties style:font-name="Helvetica Neue" style:font-name-asian="Helvetica Neue" style:font-name-complex="Helvetica Neue"/>
    </style:style>
    <style:style style:name="T183_15" style:family="text">
      <style:text-properties style:font-name="Helvetica Neue" style:font-name-asian="Helvetica Neue" style:font-name-complex="Helvetica Neue"/>
    </style:style>
    <style:style style:name="T183_16" style:family="text">
      <style:text-properties style:font-name="Helvetica Neue" style:font-name-asian="Helvetica Neue" style:font-name-complex="Helvetica Neue"/>
    </style:style>
    <style:style style:name="T183_17" style:family="text">
      <style:text-properties style:font-name="Helvetica Neue" style:font-name-asian="Helvetica Neue" style:font-name-complex="Helvetica Neue"/>
    </style:style>
    <style:style style:name="T183_18" style:family="text">
      <style:text-properties style:font-name="Helvetica Neue" style:font-name-asian="Helvetica Neue" style:font-name-complex="Helvetica Neue"/>
    </style:style>
    <style:style style:name="T183_19" style:family="text">
      <style:text-properties style:font-name="Helvetica Neue" style:font-name-asian="Helvetica Neue" style:font-name-complex="Helvetica Neue"/>
    </style:style>
    <style:style style:name="T183_20" style:family="text">
      <style:text-properties style:font-name="Helvetica Neue" style:font-name-asian="Helvetica Neue" style:font-name-complex="Helvetica Neue"/>
    </style:style>
    <style:style style:name="T183_21" style:family="text">
      <style:text-properties style:font-name="Helvetica Neue" style:font-name-asian="Helvetica Neue" style:font-name-complex="Helvetica Neue"/>
    </style:style>
    <style:style style:name="T183_22" style:family="text">
      <style:text-properties style:font-name="Helvetica Neue" style:font-name-asian="Helvetica Neue" style:font-name-complex="Helvetica Neue"/>
    </style:style>
    <style:style style:name="T183_23" style:family="text">
      <style:text-properties style:font-name="Helvetica Neue" style:font-name-asian="Helvetica Neue" style:font-name-complex="Helvetica Neue"/>
    </style:style>
    <style:style style:name="T183_24" style:family="text">
      <style:text-properties style:font-name="Helvetica Neue" style:font-name-asian="Helvetica Neue" style:font-name-complex="Helvetica Neue"/>
    </style:style>
    <style:style style:name="T183_25" style:family="text">
      <style:text-properties style:font-name="Helvetica Neue" style:font-name-asian="Helvetica Neue" style:font-name-complex="Helvetica Neue"/>
    </style:style>
    <style:style style:name="T183_26" style:family="text">
      <style:text-properties style:font-name="Helvetica Neue" style:font-name-asian="Helvetica Neue" style:font-name-complex="Helvetica Neue"/>
    </style:style>
    <style:style style:name="T183_27" style:family="text">
      <style:text-properties style:font-name="Helvetica Neue" style:font-name-asian="Helvetica Neue" style:font-name-complex="Helvetica Neue"/>
    </style:style>
    <style:style style:name="T183_28" style:family="text">
      <style:text-properties style:font-name="Helvetica Neue" style:font-name-asian="Helvetica Neue" style:font-name-complex="Helvetica Neue"/>
    </style:style>
    <style:style style:name="T183_29" style:family="text">
      <style:text-properties style:font-name="Helvetica Neue" style:font-name-asian="Helvetica Neue" style:font-name-complex="Helvetica Neue"/>
    </style:style>
    <style:style style:name="T183_30" style:family="text">
      <style:text-properties style:font-name="Helvetica Neue" style:font-name-asian="Helvetica Neue" style:font-name-complex="Helvetica Neue"/>
    </style:style>
    <style:style style:name="T183_31" style:family="text">
      <style:text-properties style:font-name="Helvetica Neue" style:font-name-asian="Helvetica Neue" style:font-name-complex="Helvetica Neue"/>
    </style:style>
    <style:style style:name="T183_3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3_33" style:family="text">
      <style:text-properties style:font-name="Helvetica Neue" style:font-name-asian="Helvetica Neue" style:font-name-complex="Helvetica Neue"/>
    </style:style>
    <style:style style:name="T183_34" style:family="text">
      <style:text-properties style:font-name="Helvetica Neue" style:font-name-asian="Helvetica Neue" style:font-name-complex="Helvetica Neue"/>
    </style:style>
    <style:style style:name="T183_35" style:family="text">
      <style:text-properties style:font-name="Helvetica Neue" style:font-name-asian="Helvetica Neue" style:font-name-complex="Helvetica Neue"/>
    </style:style>
    <style:style style:name="T183_36" style:family="text">
      <style:text-properties style:font-name="Helvetica Neue" style:font-name-asian="Helvetica Neue" style:font-name-complex="Helvetica Neue"/>
    </style:style>
    <style:style style:name="T183_37" style:family="text">
      <style:text-properties style:font-name="Helvetica Neue" style:font-name-asian="Helvetica Neue" style:font-name-complex="Helvetica Neue"/>
    </style:style>
    <style:style style:name="T183_3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3_3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3_4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3_41" style:family="text">
      <style:text-properties style:font-name="Helvetica Neue" style:font-name-asian="Helvetica Neue" style:font-name-complex="Helvetica Neue"/>
    </style:style>
    <style:style style:name="T183_42" style:family="text">
      <style:text-properties style:font-name="Helvetica Neue" style:font-name-asian="Helvetica Neue" style:font-name-complex="Helvetica Neue"/>
    </style:style>
    <style:style style:name="P184" style:family="paragraph" style:parent-style-name="Standard">
      <style:paragraph-properties fo:break-before="auto" fo:text-indent="0cm" fo:line-height="150%" fo:margin-left="1.27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tandard">
      <style:paragraph-properties fo:break-before="auto" fo:text-indent="1.27cm" fo:line-height="150%" fo:margin-left="1.27cm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6" style:family="paragraph" style:parent-style-name="Standard">
      <style:paragraph-properties fo:break-before="auto" fo:text-indent="1.27cm" fo:line-height="150%" fo:margin-left="1.27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7" style:family="paragraph" style:parent-style-name="Standard">
      <style:paragraph-properties fo:break-before="auto" fo:line-height="150%" fo:margin-top="0cm" fo:margin-bottom="0cm" style:writing-mode="lr-tb"/>
    </style:style>
    <style:style style:name="T187_1" style:family="text">
      <style:text-properties style:font-name="Helvetica Neue" style:font-name-asian="Helvetica Neue" style:font-name-complex="Helvetica Neue"/>
    </style:style>
    <style:style style:name="T187_2" style:family="text">
      <style:text-properties style:font-name="Helvetica Neue" style:font-name-asian="Helvetica Neue" style:font-name-complex="Helvetica Neue"/>
    </style:style>
    <style:style style:name="T187_3" style:family="text">
      <style:text-properties style:font-name="Helvetica Neue" style:font-name-asian="Helvetica Neue" style:font-name-complex="Helvetica Neue"/>
    </style:style>
    <style:style style:name="T187_4" style:family="text">
      <style:text-properties style:font-name="Helvetica Neue" style:font-name-asian="Helvetica Neue" style:font-name-complex="Helvetica Neue"/>
    </style:style>
    <style:style style:name="T187_5" style:family="text">
      <style:text-properties style:font-name="Helvetica Neue" style:font-name-asian="Helvetica Neue" style:font-name-complex="Helvetica Neue"/>
    </style:style>
    <style:style style:name="T187_6" style:family="text">
      <style:text-properties style:font-name="Helvetica Neue" style:font-name-asian="Helvetica Neue" style:font-name-complex="Helvetica Neue"/>
    </style:style>
    <style:style style:name="T187_7" style:family="text">
      <style:text-properties style:font-name="Helvetica Neue" style:font-name-asian="Helvetica Neue" style:font-name-complex="Helvetica Neue"/>
    </style:style>
    <style:style style:name="T187_8" style:family="text">
      <style:text-properties style:font-name="Helvetica Neue" style:font-name-asian="Helvetica Neue" style:font-name-complex="Helvetica Neue"/>
    </style:style>
    <style:style style:name="T187_9" style:family="text">
      <style:text-properties style:font-name="Helvetica Neue" style:font-name-asian="Helvetica Neue" style:font-name-complex="Helvetica Neue"/>
    </style:style>
    <style:style style:name="T187_10" style:family="text">
      <style:text-properties style:font-name="Helvetica Neue" style:font-name-asian="Helvetica Neue" style:font-name-complex="Helvetica Neue"/>
    </style:style>
    <style:style style:name="T187_11" style:family="text">
      <style:text-properties style:font-name="Helvetica Neue" style:font-name-asian="Helvetica Neue" style:font-name-complex="Helvetica Neue"/>
    </style:style>
    <style:style style:name="T187_12" style:family="text">
      <style:text-properties style:font-name="Helvetica Neue" style:font-name-asian="Helvetica Neue" style:font-name-complex="Helvetica Neue"/>
    </style:style>
    <style:style style:name="T187_13" style:family="text">
      <style:text-properties style:font-name="Helvetica Neue" style:font-name-asian="Helvetica Neue" style:font-name-complex="Helvetica Neue"/>
    </style:style>
    <style:style style:name="T187_14" style:family="text">
      <style:text-properties style:font-name="Helvetica Neue" style:font-name-asian="Helvetica Neue" style:font-name-complex="Helvetica Neue"/>
    </style:style>
    <style:style style:name="T187_15" style:family="text">
      <style:text-properties style:font-name="Helvetica Neue" style:font-name-asian="Helvetica Neue" style:font-name-complex="Helvetica Neue"/>
    </style:style>
    <style:style style:name="T187_16" style:family="text">
      <style:text-properties style:font-name="Helvetica Neue" style:font-name-asian="Helvetica Neue" style:font-name-complex="Helvetica Neue"/>
    </style:style>
    <style:style style:name="T187_17" style:family="text">
      <style:text-properties style:font-name="Helvetica Neue" style:font-name-asian="Helvetica Neue" style:font-name-complex="Helvetica Neue"/>
    </style:style>
    <style:style style:name="T187_18" style:family="text">
      <style:text-properties style:font-name="Helvetica Neue" style:font-name-asian="Helvetica Neue" style:font-name-complex="Helvetica Neue"/>
    </style:style>
    <style:style style:name="T187_19" style:family="text">
      <style:text-properties style:font-name="Helvetica Neue" style:font-name-asian="Helvetica Neue" style:font-name-complex="Helvetica Neue"/>
    </style:style>
    <style:style style:name="T187_20" style:family="text">
      <style:text-properties style:font-name="Helvetica Neue" style:font-name-asian="Helvetica Neue" style:font-name-complex="Helvetica Neue"/>
    </style:style>
    <style:style style:name="T187_21" style:family="text">
      <style:text-properties style:font-name="Helvetica Neue" style:font-name-asian="Helvetica Neue" style:font-name-complex="Helvetica Neue"/>
    </style:style>
    <style:style style:name="T187_22" style:family="text">
      <style:text-properties style:font-name="Helvetica Neue" style:font-name-asian="Helvetica Neue" style:font-name-complex="Helvetica Neue"/>
    </style:style>
    <style:style style:name="T187_23" style:family="text">
      <style:text-properties style:font-name="Helvetica Neue" style:font-name-asian="Helvetica Neue" style:font-name-complex="Helvetica Neue"/>
    </style:style>
    <style:style style:name="T187_24" style:family="text">
      <style:text-properties style:font-name="Helvetica Neue" style:font-name-asian="Helvetica Neue" style:font-name-complex="Helvetica Neue"/>
    </style:style>
    <style:style style:name="T187_2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7_26" style:family="text">
      <style:text-properties style:font-name="Helvetica Neue" style:font-name-asian="Helvetica Neue" style:font-name-complex="Helvetica Neue"/>
    </style:style>
    <style:style style:name="T187_27" style:family="text">
      <style:text-properties style:font-name="Helvetica Neue" style:font-name-asian="Helvetica Neue" style:font-name-complex="Helvetica Neue"/>
    </style:style>
    <style:style style:name="T187_28" style:family="text">
      <style:text-properties style:font-name="Helvetica Neue" style:font-name-asian="Helvetica Neue" style:font-name-complex="Helvetica Neue"/>
    </style:style>
    <style:style style:name="T187_29" style:family="text">
      <style:text-properties style:font-name="Helvetica Neue" style:font-name-asian="Helvetica Neue" style:font-name-complex="Helvetica Neue"/>
    </style:style>
    <style:style style:name="T187_30" style:family="text">
      <style:text-properties style:font-name="Helvetica Neue" style:font-name-asian="Helvetica Neue" style:font-name-complex="Helvetica Neue"/>
    </style:style>
    <style:style style:name="T187_3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7_3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7_3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7_34" style:family="text">
      <style:text-properties style:font-name="Helvetica Neue" style:font-name-asian="Helvetica Neue" style:font-name-complex="Helvetica Neue"/>
    </style:style>
    <style:style style:name="T187_35" style:family="text">
      <style:text-properties style:font-name="Helvetica Neue" style:font-name-asian="Helvetica Neue" style:font-name-complex="Helvetica Neue"/>
    </style:style>
    <style:style style:name="P188" style:family="paragraph" style:parent-style-name="Standard">
      <style:paragraph-properties fo:break-before="auto" fo:text-indent="0cm" fo:line-height="150%" fo:margin-left="2.54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9" style:family="paragraph" style:parent-style-name="Standard">
      <style:paragraph-properties fo:break-before="auto" fo:text-indent="0cm" fo:line-height="150%" fo:margin-left="2.54cm" style:writing-mode="lr-tb"/>
    </style:style>
    <style:style style:name="T1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0" style:family="paragraph" style:parent-style-name="Standard">
      <style:paragraph-properties fo:break-before="auto" fo:text-indent="0cm" fo:line-height="150%" fo:margin-left="2.54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91" style:family="paragraph" style:parent-style-name="Standard">
      <style:paragraph-properties fo:break-before="auto" fo:line-height="150%" fo:margin-top="0cm" style:writing-mode="lr-tb"/>
    </style:style>
    <style:style style:name="T191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91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91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91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91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192" style:family="paragraph" style:parent-style-name="Standard">
      <style:paragraph-properties fo:break-before="auto" fo:line-height="150%" fo:margin-top="0cm" fo:margin-bottom="0cm" style:writing-mode="lr-tb"/>
    </style:style>
    <style:style style:name="T192_1" style:family="text">
      <style:text-properties style:font-name="Helvetica Neue" style:font-name-asian="Helvetica Neue" style:font-name-complex="Helvetica Neue"/>
    </style:style>
    <style:style style:name="T192_2" style:family="text">
      <style:text-properties style:font-name="Helvetica Neue" style:font-name-asian="Helvetica Neue" style:font-name-complex="Helvetica Neue"/>
    </style:style>
    <style:style style:name="T192_3" style:family="text">
      <style:text-properties style:font-name="Helvetica Neue" style:font-name-asian="Helvetica Neue" style:font-name-complex="Helvetica Neue"/>
    </style:style>
    <style:style style:name="T192_4" style:family="text">
      <style:text-properties style:font-name="Helvetica Neue" style:font-name-asian="Helvetica Neue" style:font-name-complex="Helvetica Neue"/>
    </style:style>
    <style:style style:name="T192_5" style:family="text">
      <style:text-properties style:font-name="Helvetica Neue" style:font-name-asian="Helvetica Neue" style:font-name-complex="Helvetica Neue"/>
    </style:style>
    <style:style style:name="T192_6" style:family="text">
      <style:text-properties style:font-name="Helvetica Neue" style:font-name-asian="Helvetica Neue" style:font-name-complex="Helvetica Neue"/>
    </style:style>
    <style:style style:name="T192_7" style:family="text">
      <style:text-properties style:font-name="Helvetica Neue" style:font-name-asian="Helvetica Neue" style:font-name-complex="Helvetica Neue"/>
    </style:style>
    <style:style style:name="T192_8" style:family="text">
      <style:text-properties style:font-name="Helvetica Neue" style:font-name-asian="Helvetica Neue" style:font-name-complex="Helvetica Neue"/>
    </style:style>
    <style:style style:name="T192_9" style:family="text">
      <style:text-properties style:font-name="Helvetica Neue" style:font-name-asian="Helvetica Neue" style:font-name-complex="Helvetica Neue"/>
    </style:style>
    <style:style style:name="T192_10" style:family="text">
      <style:text-properties style:font-name="Helvetica Neue" style:font-name-asian="Helvetica Neue" style:font-name-complex="Helvetica Neue"/>
    </style:style>
    <style:style style:name="T192_11" style:family="text">
      <style:text-properties style:font-name="Helvetica Neue" style:font-name-asian="Helvetica Neue" style:font-name-complex="Helvetica Neue"/>
    </style:style>
    <style:style style:name="T192_12" style:family="text">
      <style:text-properties style:font-name="Helvetica Neue" style:font-name-asian="Helvetica Neue" style:font-name-complex="Helvetica Neue"/>
    </style:style>
    <style:style style:name="T192_13" style:family="text">
      <style:text-properties style:font-name="Helvetica Neue" style:font-name-asian="Helvetica Neue" style:font-name-complex="Helvetica Neue"/>
    </style:style>
    <style:style style:name="T192_14" style:family="text">
      <style:text-properties style:font-name="Helvetica Neue" style:font-name-asian="Helvetica Neue" style:font-name-complex="Helvetica Neue"/>
    </style:style>
    <style:style style:name="T192_15" style:family="text">
      <style:text-properties style:font-name="Helvetica Neue" style:font-name-asian="Helvetica Neue" style:font-name-complex="Helvetica Neue"/>
    </style:style>
    <style:style style:name="T192_16" style:family="text">
      <style:text-properties style:font-name="Helvetica Neue" style:font-name-asian="Helvetica Neue" style:font-name-complex="Helvetica Neue"/>
    </style:style>
    <style:style style:name="T192_17" style:family="text">
      <style:text-properties style:font-name="Helvetica Neue" style:font-name-asian="Helvetica Neue" style:font-name-complex="Helvetica Neue"/>
    </style:style>
    <style:style style:name="P193" style:family="paragraph" style:parent-style-name="Standard">
      <style:paragraph-properties fo:break-before="auto" fo:text-indent="0cm" fo:line-height="150%" fo:margin-left="1.27cm" style:writing-mode="lr-tb"/>
      <style:text-properties style:font-name="Helvetica Neue" style:font-name-asian="Helvetica Neue" style:font-name-complex="Helvetica Neue"/>
    </style:style>
    <style:style style:name="P194" style:family="paragraph" style:parent-style-name="Standard">
      <style:paragraph-properties fo:break-before="auto" fo:line-height="150%" fo:margin-top="0cm" style:writing-mode="lr-tb"/>
    </style:style>
    <style:style style:name="T194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94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94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195" style:family="paragraph" style:parent-style-name="Standard">
      <style:paragraph-properties fo:break-before="auto" fo:line-height="150%" fo:margin-top="0cm" fo:margin-bottom="0cm" style:writing-mode="lr-tb"/>
    </style:style>
    <style:style style:name="T195_1" style:family="text">
      <style:text-properties style:font-name="Helvetica Neue" style:font-name-asian="Helvetica Neue" style:font-name-complex="Helvetica Neue"/>
    </style:style>
    <style:style style:name="T195_2" style:family="text">
      <style:text-properties style:font-name="Helvetica Neue" style:font-name-asian="Helvetica Neue" style:font-name-complex="Helvetica Neue"/>
    </style:style>
    <style:style style:name="T195_3" style:family="text">
      <style:text-properties style:font-name="Helvetica Neue" style:font-name-asian="Helvetica Neue" style:font-name-complex="Helvetica Neue"/>
    </style:style>
    <style:style style:name="T195_4" style:family="text">
      <style:text-properties style:font-name="Helvetica Neue" style:font-name-asian="Helvetica Neue" style:font-name-complex="Helvetica Neue"/>
    </style:style>
    <style:style style:name="T195_5" style:family="text">
      <style:text-properties style:font-name="Helvetica Neue" style:font-name-asian="Helvetica Neue" style:font-name-complex="Helvetica Neue"/>
    </style:style>
    <style:style style:name="T195_6" style:family="text">
      <style:text-properties style:font-name="Helvetica Neue" style:font-name-asian="Helvetica Neue" style:font-name-complex="Helvetica Neue"/>
    </style:style>
    <style:style style:name="T195_7" style:family="text">
      <style:text-properties style:font-name="Helvetica Neue" style:font-name-asian="Helvetica Neue" style:font-name-complex="Helvetica Neue"/>
    </style:style>
    <style:style style:name="T195_8" style:family="text">
      <style:text-properties style:font-name="Helvetica Neue" style:font-name-asian="Helvetica Neue" style:font-name-complex="Helvetica Neue"/>
    </style:style>
    <style:style style:name="T195_9" style:family="text">
      <style:text-properties style:font-name="Helvetica Neue" style:font-name-asian="Helvetica Neue" style:font-name-complex="Helvetica Neue"/>
    </style:style>
    <style:style style:name="T195_10" style:family="text">
      <style:text-properties style:font-name="Helvetica Neue" style:font-name-asian="Helvetica Neue" style:font-name-complex="Helvetica Neue"/>
    </style:style>
    <style:style style:name="T195_11" style:family="text">
      <style:text-properties style:font-name="Helvetica Neue" style:font-name-asian="Helvetica Neue" style:font-name-complex="Helvetica Neue"/>
    </style:style>
    <style:style style:name="T195_12" style:family="text">
      <style:text-properties style:font-name="Helvetica Neue" style:font-name-asian="Helvetica Neue" style:font-name-complex="Helvetica Neue"/>
    </style:style>
    <style:style style:name="T195_13" style:family="text">
      <style:text-properties style:font-name="Helvetica Neue" style:font-name-asian="Helvetica Neue" style:font-name-complex="Helvetica Neue"/>
    </style:style>
    <style:style style:name="T195_14" style:family="text">
      <style:text-properties style:font-name="Helvetica Neue" style:font-name-asian="Helvetica Neue" style:font-name-complex="Helvetica Neue"/>
    </style:style>
    <style:style style:name="T195_15" style:family="text">
      <style:text-properties style:font-name="Helvetica Neue" style:font-name-asian="Helvetica Neue" style:font-name-complex="Helvetica Neue"/>
    </style:style>
    <style:style style:name="T195_16" style:family="text">
      <style:text-properties style:font-name="Helvetica Neue" style:font-name-asian="Helvetica Neue" style:font-name-complex="Helvetica Neue"/>
    </style:style>
    <style:style style:name="T195_17" style:family="text">
      <style:text-properties style:font-name="Helvetica Neue" style:font-name-asian="Helvetica Neue" style:font-name-complex="Helvetica Neue"/>
    </style:style>
    <style:style style:name="T195_18" style:family="text">
      <style:text-properties style:font-name="Helvetica Neue" style:font-name-asian="Helvetica Neue" style:font-name-complex="Helvetica Neue"/>
    </style:style>
    <style:style style:name="T195_19" style:family="text">
      <style:text-properties style:font-name="Helvetica Neue" style:font-name-asian="Helvetica Neue" style:font-name-complex="Helvetica Neue"/>
    </style:style>
    <style:style style:name="T195_20" style:family="text">
      <style:text-properties style:font-name="Helvetica Neue" style:font-name-asian="Helvetica Neue" style:font-name-complex="Helvetica Neue"/>
    </style:style>
    <style:style style:name="T195_21" style:family="text">
      <style:text-properties style:font-name="Helvetica Neue" style:font-name-asian="Helvetica Neue" style:font-name-complex="Helvetica Neue"/>
    </style:style>
    <style:style style:name="P196" style:family="paragraph" style:parent-style-name="Standard">
      <style:paragraph-properties fo:break-before="auto" fo:text-indent="0cm" fo:line-height="150%" fo:margin-left="0cm" style:writing-mode="lr-tb"/>
      <style:text-properties style:font-name="Helvetica Neue" style:font-name-asian="Helvetica Neue" style:font-name-complex="Helvetica Neue"/>
    </style:style>
    <style:style style:name="P197" style:family="paragraph" style:parent-style-name="Heading_20_1">
      <style:paragraph-properties fo:break-before="auto" fo:line-height="150%" fo:margin-top="0.847cm" style:writing-mode="lr-tb"/>
    </style:style>
    <style:style style:name="T197_1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197_2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197_3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197_4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197_5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197_6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197_7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197_8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P198" style:family="paragraph" style:parent-style-name="Standard">
      <style:paragraph-properties fo:break-before="auto" fo:line-height="150%" style:writing-mode="lr-tb"/>
    </style:style>
    <style:style style:name="T198_1" style:family="text">
      <style:text-properties style:font-name="Helvetica Neue" style:font-name-asian="Helvetica Neue" style:font-name-complex="Helvetica Neue"/>
    </style:style>
    <style:style style:name="T198_2" style:family="text">
      <style:text-properties style:font-name="Helvetica Neue" style:font-name-asian="Helvetica Neue" style:font-name-complex="Helvetica Neue"/>
    </style:style>
    <style:style style:name="T198_3" style:family="text">
      <style:text-properties style:font-name="Helvetica Neue" style:font-name-asian="Helvetica Neue" style:font-name-complex="Helvetica Neue"/>
    </style:style>
    <style:style style:name="T198_4" style:family="text">
      <style:text-properties style:font-name="Helvetica Neue" style:font-name-asian="Helvetica Neue" style:font-name-complex="Helvetica Neue"/>
    </style:style>
    <style:style style:name="T198_5" style:family="text">
      <style:text-properties style:font-name="Helvetica Neue" style:font-name-asian="Helvetica Neue" style:font-name-complex="Helvetica Neue"/>
    </style:style>
    <style:style style:name="T198_6" style:family="text">
      <style:text-properties style:font-name="Helvetica Neue" style:font-name-asian="Helvetica Neue" style:font-name-complex="Helvetica Neue"/>
    </style:style>
    <style:style style:name="T198_7" style:family="text">
      <style:text-properties style:font-name="Helvetica Neue" style:font-name-asian="Helvetica Neue" style:font-name-complex="Helvetica Neue"/>
    </style:style>
    <style:style style:name="T198_8" style:family="text">
      <style:text-properties style:font-name="Helvetica Neue" style:font-name-asian="Helvetica Neue" style:font-name-complex="Helvetica Neue"/>
    </style:style>
    <style:style style:name="T198_9" style:family="text">
      <style:text-properties style:font-name="Helvetica Neue" style:font-name-asian="Helvetica Neue" style:font-name-complex="Helvetica Neue"/>
    </style:style>
    <style:style style:name="T198_10" style:family="text">
      <style:text-properties style:font-name="Helvetica Neue" style:font-name-asian="Helvetica Neue" style:font-name-complex="Helvetica Neue"/>
    </style:style>
    <style:style style:name="T198_11" style:family="text">
      <style:text-properties style:font-name="Helvetica Neue" style:font-name-asian="Helvetica Neue" style:font-name-complex="Helvetica Neue"/>
    </style:style>
    <style:style style:name="T198_12" style:family="text">
      <style:text-properties style:font-name="Helvetica Neue" style:font-name-asian="Helvetica Neue" style:font-name-complex="Helvetica Neue"/>
    </style:style>
    <style:style style:name="T198_13" style:family="text">
      <style:text-properties style:font-name="Helvetica Neue" style:font-name-asian="Helvetica Neue" style:font-name-complex="Helvetica Neue"/>
    </style:style>
    <style:style style:name="T198_14" style:family="text">
      <style:text-properties style:font-name="Helvetica Neue" style:font-name-asian="Helvetica Neue" style:font-name-complex="Helvetica Neue"/>
    </style:style>
    <style:style style:name="T198_15" style:family="text">
      <style:text-properties style:font-name="Helvetica Neue" style:font-name-asian="Helvetica Neue" style:font-name-complex="Helvetica Neue"/>
    </style:style>
    <style:style style:name="T198_16" style:family="text">
      <style:text-properties style:font-name="Helvetica Neue" style:font-name-asian="Helvetica Neue" style:font-name-complex="Helvetica Neue"/>
    </style:style>
    <style:style style:name="T198_17" style:family="text">
      <style:text-properties style:font-name="Helvetica Neue" style:font-name-asian="Helvetica Neue" style:font-name-complex="Helvetica Neue"/>
    </style:style>
    <style:style style:name="T198_18" style:family="text">
      <style:text-properties style:font-name="Helvetica Neue" style:font-name-asian="Helvetica Neue" style:font-name-complex="Helvetica Neue"/>
    </style:style>
    <style:style style:name="T198_19" style:family="text">
      <style:text-properties style:font-name="Helvetica Neue" style:font-name-asian="Helvetica Neue" style:font-name-complex="Helvetica Neue"/>
    </style:style>
    <style:style style:name="T198_20" style:family="text">
      <style:text-properties style:font-name="Helvetica Neue" style:font-name-asian="Helvetica Neue" style:font-name-complex="Helvetica Neue"/>
    </style:style>
    <style:style style:name="T198_21" style:family="text">
      <style:text-properties style:font-name="Helvetica Neue" style:font-name-asian="Helvetica Neue" style:font-name-complex="Helvetica Neue"/>
    </style:style>
    <style:style style:name="T198_22" style:family="text">
      <style:text-properties style:font-name="Helvetica Neue" style:font-name-asian="Helvetica Neue" style:font-name-complex="Helvetica Neue"/>
    </style:style>
    <style:style style:name="T198_23" style:family="text">
      <style:text-properties style:font-name="Helvetica Neue" style:font-name-asian="Helvetica Neue" style:font-name-complex="Helvetica Neue"/>
    </style:style>
    <style:style style:name="T198_24" style:family="text">
      <style:text-properties style:font-name="Helvetica Neue" style:font-name-asian="Helvetica Neue" style:font-name-complex="Helvetica Neue"/>
    </style:style>
    <style:style style:name="T198_25" style:family="text">
      <style:text-properties style:font-name="Helvetica Neue" style:font-name-asian="Helvetica Neue" style:font-name-complex="Helvetica Neue"/>
    </style:style>
    <style:style style:name="T198_26" style:family="text">
      <style:text-properties style:font-name="Helvetica Neue" style:font-name-asian="Helvetica Neue" style:font-name-complex="Helvetica Neue"/>
    </style:style>
    <style:style style:name="T198_27" style:family="text">
      <style:text-properties style:font-name="Helvetica Neue" style:font-name-asian="Helvetica Neue" style:font-name-complex="Helvetica Neue"/>
    </style:style>
    <style:style style:name="T198_28" style:family="text">
      <style:text-properties style:font-name="Helvetica Neue" style:font-name-asian="Helvetica Neue" style:font-name-complex="Helvetica Neue"/>
    </style:style>
    <style:style style:name="T198_29" style:family="text">
      <style:text-properties style:font-name="Helvetica Neue" style:font-name-asian="Helvetica Neue" style:font-name-complex="Helvetica Neue"/>
    </style:style>
    <style:style style:name="T198_30" style:family="text">
      <style:text-properties style:font-name="Helvetica Neue" style:font-name-asian="Helvetica Neue" style:font-name-complex="Helvetica Neue"/>
    </style:style>
    <style:style style:name="T198_31" style:family="text">
      <style:text-properties style:font-name="Helvetica Neue" style:font-name-asian="Helvetica Neue" style:font-name-complex="Helvetica Neue"/>
    </style:style>
    <style:style style:name="T198_32" style:family="text">
      <style:text-properties style:font-name="Helvetica Neue" style:font-name-asian="Helvetica Neue" style:font-name-complex="Helvetica Neue"/>
    </style:style>
    <style:style style:name="P199" style:family="paragraph" style:parent-style-name="Standard">
      <style:paragraph-properties fo:break-before="auto" fo:line-height="150%" style:writing-mode="lr-tb"/>
    </style:style>
    <style:style style:name="T199_1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2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3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4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5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6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7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8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9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10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11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12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13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14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15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16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17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18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19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20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21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22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23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T199_24" style:family="text">
      <style:text-properties fo:font-style="italic" style:font-style-asian="italic" style:font-style-complex="italic" style:font-name="Helvetica Neue" style:font-name-asian="Helvetica Neue" style:font-name-complex="Helvetica Neue"/>
    </style:style>
    <style:style style:name="P200" style:family="paragraph" style:parent-style-name="Heading_20_2">
      <style:paragraph-properties fo:break-before="auto" fo:line-height="150%" fo:margin-bottom="0.141cm" style:writing-mode="lr-tb"/>
    </style:style>
    <style:style style:name="T200_1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200_2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200_3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P201" style:family="paragraph" style:parent-style-name="Standard">
      <style:paragraph-properties fo:break-before="auto" fo:line-height="150%" style:writing-mode="lr-tb"/>
    </style:style>
    <style:style style:name="T201_1" style:family="text">
      <style:text-properties style:font-name="Helvetica Neue" style:font-name-asian="Helvetica Neue" style:font-name-complex="Helvetica Neue"/>
    </style:style>
    <style:style style:name="T201_2" style:family="text">
      <style:text-properties style:font-name="Helvetica Neue" style:font-name-asian="Helvetica Neue" style:font-name-complex="Helvetica Neue"/>
    </style:style>
    <style:style style:name="T201_3" style:family="text">
      <style:text-properties style:font-name="Helvetica Neue" style:font-name-asian="Helvetica Neue" style:font-name-complex="Helvetica Neue"/>
    </style:style>
    <style:style style:name="T201_4" style:family="text">
      <style:text-properties style:font-name="Helvetica Neue" style:font-name-asian="Helvetica Neue" style:font-name-complex="Helvetica Neue"/>
    </style:style>
    <style:style style:name="T201_5" style:family="text">
      <style:text-properties style:font-name="Helvetica Neue" style:font-name-asian="Helvetica Neue" style:font-name-complex="Helvetica Neue"/>
    </style:style>
    <style:style style:name="T201_6" style:family="text">
      <style:text-properties style:font-name="Helvetica Neue" style:font-name-asian="Helvetica Neue" style:font-name-complex="Helvetica Neue"/>
    </style:style>
    <style:style style:name="T201_7" style:family="text">
      <style:text-properties style:font-name="Helvetica Neue" style:font-name-asian="Helvetica Neue" style:font-name-complex="Helvetica Neue"/>
    </style:style>
    <style:style style:name="T201_8" style:family="text">
      <style:text-properties style:font-name="Helvetica Neue" style:font-name-asian="Helvetica Neue" style:font-name-complex="Helvetica Neue"/>
    </style:style>
    <style:style style:name="T201_9" style:family="text">
      <style:text-properties style:font-name="Helvetica Neue" style:font-name-asian="Helvetica Neue" style:font-name-complex="Helvetica Neue"/>
    </style:style>
    <style:style style:name="T201_10" style:family="text">
      <style:text-properties style:font-name="Helvetica Neue" style:font-name-asian="Helvetica Neue" style:font-name-complex="Helvetica Neue"/>
    </style:style>
    <style:style style:name="T201_11" style:family="text">
      <style:text-properties style:font-name="Helvetica Neue" style:font-name-asian="Helvetica Neue" style:font-name-complex="Helvetica Neue"/>
    </style:style>
    <style:style style:name="T201_12" style:family="text">
      <style:text-properties style:font-name="Helvetica Neue" style:font-name-asian="Helvetica Neue" style:font-name-complex="Helvetica Neue"/>
    </style:style>
    <style:style style:name="T201_13" style:family="text">
      <style:text-properties style:font-name="Helvetica Neue" style:font-name-asian="Helvetica Neue" style:font-name-complex="Helvetica Neue"/>
    </style:style>
    <style:style style:name="T201_14" style:family="text">
      <style:text-properties style:font-name="Helvetica Neue" style:font-name-asian="Helvetica Neue" style:font-name-complex="Helvetica Neue"/>
    </style:style>
    <style:style style:name="T201_15" style:family="text">
      <style:text-properties style:font-name="Helvetica Neue" style:font-name-asian="Helvetica Neue" style:font-name-complex="Helvetica Neue"/>
    </style:style>
    <style:style style:name="T201_16" style:family="text">
      <style:text-properties style:font-name="Helvetica Neue" style:font-name-asian="Helvetica Neue" style:font-name-complex="Helvetica Neue"/>
    </style:style>
    <style:style style:name="T201_17" style:family="text">
      <style:text-properties style:font-name="Helvetica Neue" style:font-name-asian="Helvetica Neue" style:font-name-complex="Helvetica Neue"/>
    </style:style>
    <style:style style:name="T201_18" style:family="text">
      <style:text-properties style:font-name="Helvetica Neue" style:font-name-asian="Helvetica Neue" style:font-name-complex="Helvetica Neue"/>
    </style:style>
    <style:style style:name="T201_19" style:family="text">
      <style:text-properties style:font-name="Helvetica Neue" style:font-name-asian="Helvetica Neue" style:font-name-complex="Helvetica Neue"/>
    </style:style>
    <style:style style:name="T201_20" style:family="text">
      <style:text-properties style:font-name="Helvetica Neue" style:font-name-asian="Helvetica Neue" style:font-name-complex="Helvetica Neue"/>
    </style:style>
    <style:style style:name="T201_21" style:family="text">
      <style:text-properties style:font-name="Helvetica Neue" style:font-name-asian="Helvetica Neue" style:font-name-complex="Helvetica Neue"/>
    </style:style>
    <style:style style:name="T201_22" style:family="text">
      <style:text-properties style:font-name="Helvetica Neue" style:font-name-asian="Helvetica Neue" style:font-name-complex="Helvetica Neue"/>
    </style:style>
    <style:style style:name="T201_23" style:family="text">
      <style:text-properties style:font-name="Helvetica Neue" style:font-name-asian="Helvetica Neue" style:font-name-complex="Helvetica Neue"/>
    </style:style>
    <style:style style:name="T201_24" style:family="text">
      <style:text-properties style:font-name="Helvetica Neue" style:font-name-asian="Helvetica Neue" style:font-name-complex="Helvetica Neue"/>
    </style:style>
    <style:style style:name="T201_25" style:family="text">
      <style:text-properties style:font-name="Helvetica Neue" style:font-name-asian="Helvetica Neue" style:font-name-complex="Helvetica Neue"/>
    </style:style>
    <style:style style:name="P202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03" style:family="paragraph" style:parent-style-name="Standard">
      <style:paragraph-properties fo:break-before="auto" fo:line-height="150%" style:writing-mode="lr-tb"/>
    </style:style>
    <style:style style:name="T2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4" style:family="paragraph" style:parent-style-name="Standard">
      <style:paragraph-properties fo:break-before="auto" fo:line-height="15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5" style:family="paragraph" style:parent-style-name="Heading_20_3">
      <style:paragraph-properties fo:break-before="auto" fo:line-height="150%" fo:margin-top="0.494cm" style:writing-mode="lr-tb"/>
    </style:style>
    <style:style style:name="T205_1" style:family="text">
      <style:text-properties fo:color="#000000" style:font-name="Helvetica Neue" fo:font-size="17pt" style:font-name-asian="Helvetica Neue" style:font-size-asian="17pt" style:font-name-complex="Helvetica Neue" style:font-size-complex="17pt"/>
    </style:style>
    <style:style style:name="T205_2" style:family="text">
      <style:text-properties fo:color="#000000" style:font-name="Helvetica Neue" fo:font-size="17pt" style:font-name-asian="Helvetica Neue" style:font-size-asian="17pt" style:font-name-complex="Helvetica Neue" style:font-size-complex="17pt"/>
    </style:style>
    <style:style style:name="T205_3" style:family="text">
      <style:text-properties fo:color="#000000" style:font-name="Helvetica Neue" fo:font-size="17pt" style:font-name-asian="Helvetica Neue" style:font-size-asian="17pt" style:font-name-complex="Helvetica Neue" style:font-size-complex="17pt"/>
    </style:style>
    <style:style style:name="T205_4" style:family="text">
      <style:text-properties fo:color="#000000" style:font-name="Helvetica Neue" fo:font-size="17pt" style:font-name-asian="Helvetica Neue" style:font-size-asian="17pt" style:font-name-complex="Helvetica Neue" style:font-size-complex="17pt"/>
    </style:style>
    <style:style style:name="T205_5" style:family="text">
      <style:text-properties fo:color="#000000" style:font-name="Helvetica Neue" fo:font-size="17pt" style:font-name-asian="Helvetica Neue" style:font-size-asian="17pt" style:font-name-complex="Helvetica Neue" style:font-size-complex="17pt"/>
    </style:style>
    <style:style style:name="P206" style:family="paragraph" style:parent-style-name="Standard">
      <style:paragraph-properties fo:break-before="auto" fo:line-height="150%" style:writing-mode="lr-tb"/>
    </style:style>
    <style:style style:name="T206_1" style:family="text">
      <style:text-properties style:font-name="Helvetica Neue" style:font-name-asian="Helvetica Neue" style:font-name-complex="Helvetica Neue"/>
    </style:style>
    <style:style style:name="T206_2" style:family="text">
      <style:text-properties style:font-name="Helvetica Neue" style:font-name-asian="Helvetica Neue" style:font-name-complex="Helvetica Neue"/>
    </style:style>
    <style:style style:name="T206_3" style:family="text">
      <style:text-properties style:font-name="Helvetica Neue" style:font-name-asian="Helvetica Neue" style:font-name-complex="Helvetica Neue"/>
    </style:style>
    <style:style style:name="T206_4" style:family="text">
      <style:text-properties style:font-name="Helvetica Neue" style:font-name-asian="Helvetica Neue" style:font-name-complex="Helvetica Neue"/>
    </style:style>
    <style:style style:name="T206_5" style:family="text">
      <style:text-properties style:font-name="Helvetica Neue" style:font-name-asian="Helvetica Neue" style:font-name-complex="Helvetica Neue"/>
    </style:style>
    <style:style style:name="T206_6" style:family="text">
      <style:text-properties style:font-name="Helvetica Neue" style:font-name-asian="Helvetica Neue" style:font-name-complex="Helvetica Neue"/>
    </style:style>
    <style:style style:name="T206_7" style:family="text">
      <style:text-properties style:font-name="Helvetica Neue" style:font-name-asian="Helvetica Neue" style:font-name-complex="Helvetica Neue"/>
    </style:style>
    <style:style style:name="T206_8" style:family="text">
      <style:text-properties style:font-name="Helvetica Neue" style:font-name-asian="Helvetica Neue" style:font-name-complex="Helvetica Neue"/>
    </style:style>
    <style:style style:name="T206_9" style:family="text">
      <style:text-properties style:font-name="Helvetica Neue" style:font-name-asian="Helvetica Neue" style:font-name-complex="Helvetica Neue"/>
    </style:style>
    <style:style style:name="T206_10" style:family="text">
      <style:text-properties style:font-name="Helvetica Neue" style:font-name-asian="Helvetica Neue" style:font-name-complex="Helvetica Neue"/>
    </style:style>
    <style:style style:name="T206_11" style:family="text">
      <style:text-properties style:font-name="Helvetica Neue" style:font-name-asian="Helvetica Neue" style:font-name-complex="Helvetica Neue"/>
    </style:style>
    <style:style style:name="T206_12" style:family="text">
      <style:text-properties style:font-name="Helvetica Neue" style:font-name-asian="Helvetica Neue" style:font-name-complex="Helvetica Neue"/>
    </style:style>
    <style:style style:name="T206_13" style:family="text">
      <style:text-properties style:font-name="Helvetica Neue" style:font-name-asian="Helvetica Neue" style:font-name-complex="Helvetica Neue"/>
    </style:style>
    <style:style style:name="T206_14" style:family="text">
      <style:text-properties style:font-name="Helvetica Neue" style:font-name-asian="Helvetica Neue" style:font-name-complex="Helvetica Neue"/>
    </style:style>
    <style:style style:name="T206_15" style:family="text">
      <style:text-properties style:font-name="Helvetica Neue" style:font-name-asian="Helvetica Neue" style:font-name-complex="Helvetica Neue"/>
    </style:style>
    <style:style style:name="T206_16" style:family="text">
      <style:text-properties style:font-name="Helvetica Neue" style:font-name-asian="Helvetica Neue" style:font-name-complex="Helvetica Neue"/>
    </style:style>
    <style:style style:name="T206_17" style:family="text">
      <style:text-properties style:font-name="Helvetica Neue" style:font-name-asian="Helvetica Neue" style:font-name-complex="Helvetica Neue"/>
    </style:style>
    <style:style style:name="T206_18" style:family="text">
      <style:text-properties style:font-name="Helvetica Neue" style:font-name-asian="Helvetica Neue" style:font-name-complex="Helvetica Neue"/>
    </style:style>
    <style:style style:name="T206_19" style:family="text">
      <style:text-properties style:font-name="Helvetica Neue" style:font-name-asian="Helvetica Neue" style:font-name-complex="Helvetica Neue"/>
    </style:style>
    <style:style style:name="T206_20" style:family="text">
      <style:text-properties style:font-name="Helvetica Neue" style:font-name-asian="Helvetica Neue" style:font-name-complex="Helvetica Neue"/>
    </style:style>
    <style:style style:name="T206_21" style:family="text">
      <style:text-properties style:font-name="Helvetica Neue" style:font-name-asian="Helvetica Neue" style:font-name-complex="Helvetica Neue"/>
    </style:style>
    <style:style style:name="T206_22" style:family="text">
      <style:text-properties style:font-name="Helvetica Neue" style:font-name-asian="Helvetica Neue" style:font-name-complex="Helvetica Neue"/>
    </style:style>
    <style:style style:name="T206_23" style:family="text">
      <style:text-properties style:font-name="Helvetica Neue" style:font-name-asian="Helvetica Neue" style:font-name-complex="Helvetica Neue"/>
    </style:style>
    <style:style style:name="T206_24" style:family="text">
      <style:text-properties style:font-name="Helvetica Neue" style:font-name-asian="Helvetica Neue" style:font-name-complex="Helvetica Neue"/>
    </style:style>
    <style:style style:name="T206_25" style:family="text">
      <style:text-properties style:font-name="Helvetica Neue" style:font-name-asian="Helvetica Neue" style:font-name-complex="Helvetica Neue"/>
    </style:style>
    <style:style style:name="P207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08" style:family="paragraph" style:parent-style-name="Standard">
      <style:paragraph-properties fo:break-before="auto" fo:line-height="15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9" style:family="paragraph" style:parent-style-name="Standard">
      <style:paragraph-properties fo:break-before="auto" fo:text-indent="0cm" fo:line-height="150%" fo:margin-left="1.27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10" style:family="paragraph" style:parent-style-name="Heading_20_3">
      <style:paragraph-properties fo:break-before="auto" fo:line-height="150%" fo:margin-top="0.494cm" style:writing-mode="lr-tb"/>
    </style:style>
    <style:style style:name="T210_1" style:family="text">
      <style:text-properties fo:color="#000000" style:font-name="Helvetica Neue" fo:font-size="17pt" style:font-name-asian="Helvetica Neue" style:font-size-asian="17pt" style:font-name-complex="Helvetica Neue" style:font-size-complex="17pt"/>
    </style:style>
    <style:style style:name="T210_2" style:family="text">
      <style:text-properties fo:color="#000000" style:font-name="Helvetica Neue" fo:font-size="17pt" style:font-name-asian="Helvetica Neue" style:font-size-asian="17pt" style:font-name-complex="Helvetica Neue" style:font-size-complex="17pt"/>
    </style:style>
    <style:style style:name="T210_3" style:family="text">
      <style:text-properties fo:color="#000000" style:font-name="Helvetica Neue" fo:font-size="17pt" style:font-name-asian="Helvetica Neue" style:font-size-asian="17pt" style:font-name-complex="Helvetica Neue" style:font-size-complex="17pt"/>
    </style:style>
    <style:style style:name="T210_4" style:family="text">
      <style:text-properties fo:color="#000000" style:font-name="Helvetica Neue" fo:font-size="17pt" style:font-name-asian="Helvetica Neue" style:font-size-asian="17pt" style:font-name-complex="Helvetica Neue" style:font-size-complex="17pt"/>
    </style:style>
    <style:style style:name="T210_5" style:family="text">
      <style:text-properties fo:color="#000000" style:font-name="Helvetica Neue" fo:font-size="17pt" style:font-name-asian="Helvetica Neue" style:font-size-asian="17pt" style:font-name-complex="Helvetica Neue" style:font-size-complex="17pt"/>
    </style:style>
    <style:style style:name="P211" style:family="paragraph" style:parent-style-name="Standard">
      <style:paragraph-properties fo:break-before="auto" fo:line-height="150%" style:writing-mode="lr-tb"/>
    </style:style>
    <style:style style:name="T211_1" style:family="text">
      <style:text-properties style:font-name="Helvetica Neue" style:font-name-asian="Helvetica Neue" style:font-name-complex="Helvetica Neue"/>
    </style:style>
    <style:style style:name="T211_2" style:family="text">
      <style:text-properties style:font-name="Helvetica Neue" style:font-name-asian="Helvetica Neue" style:font-name-complex="Helvetica Neue"/>
    </style:style>
    <style:style style:name="T211_3" style:family="text">
      <style:text-properties style:font-name="Helvetica Neue" style:font-name-asian="Helvetica Neue" style:font-name-complex="Helvetica Neue"/>
    </style:style>
    <style:style style:name="T211_4" style:family="text">
      <style:text-properties style:font-name="Helvetica Neue" style:font-name-asian="Helvetica Neue" style:font-name-complex="Helvetica Neue"/>
    </style:style>
    <style:style style:name="T211_5" style:family="text">
      <style:text-properties style:font-name="Helvetica Neue" style:font-name-asian="Helvetica Neue" style:font-name-complex="Helvetica Neue"/>
    </style:style>
    <style:style style:name="T211_6" style:family="text">
      <style:text-properties style:font-name="Helvetica Neue" style:font-name-asian="Helvetica Neue" style:font-name-complex="Helvetica Neue"/>
    </style:style>
    <style:style style:name="T211_7" style:family="text">
      <style:text-properties style:font-name="Helvetica Neue" style:font-name-asian="Helvetica Neue" style:font-name-complex="Helvetica Neue"/>
    </style:style>
    <style:style style:name="T211_8" style:family="text">
      <style:text-properties style:font-name="Helvetica Neue" style:font-name-asian="Helvetica Neue" style:font-name-complex="Helvetica Neue"/>
    </style:style>
    <style:style style:name="T211_9" style:family="text">
      <style:text-properties style:font-name="Helvetica Neue" style:font-name-asian="Helvetica Neue" style:font-name-complex="Helvetica Neue"/>
    </style:style>
    <style:style style:name="T211_10" style:family="text">
      <style:text-properties style:font-name="Helvetica Neue" style:font-name-asian="Helvetica Neue" style:font-name-complex="Helvetica Neue"/>
    </style:style>
    <style:style style:name="T211_11" style:family="text">
      <style:text-properties style:font-name="Helvetica Neue" style:font-name-asian="Helvetica Neue" style:font-name-complex="Helvetica Neue"/>
    </style:style>
    <style:style style:name="T211_12" style:family="text">
      <style:text-properties style:font-name="Helvetica Neue" style:font-name-asian="Helvetica Neue" style:font-name-complex="Helvetica Neue"/>
    </style:style>
    <style:style style:name="T211_13" style:family="text">
      <style:text-properties style:font-name="Helvetica Neue" style:font-name-asian="Helvetica Neue" style:font-name-complex="Helvetica Neue"/>
    </style:style>
    <style:style style:name="T211_14" style:family="text">
      <style:text-properties style:font-name="Helvetica Neue" style:font-name-asian="Helvetica Neue" style:font-name-complex="Helvetica Neue"/>
    </style:style>
    <style:style style:name="T211_15" style:family="text">
      <style:text-properties style:font-name="Helvetica Neue" style:font-name-asian="Helvetica Neue" style:font-name-complex="Helvetica Neue"/>
    </style:style>
    <style:style style:name="T211_16" style:family="text">
      <style:text-properties style:font-name="Helvetica Neue" style:font-name-asian="Helvetica Neue" style:font-name-complex="Helvetica Neue"/>
    </style:style>
    <style:style style:name="T211_17" style:family="text">
      <style:text-properties style:font-name="Helvetica Neue" style:font-name-asian="Helvetica Neue" style:font-name-complex="Helvetica Neue"/>
    </style:style>
    <style:style style:name="T211_18" style:family="text">
      <style:text-properties style:font-name="Helvetica Neue" style:font-name-asian="Helvetica Neue" style:font-name-complex="Helvetica Neue"/>
    </style:style>
    <style:style style:name="T211_19" style:family="text">
      <style:text-properties style:font-name="Helvetica Neue" style:font-name-asian="Helvetica Neue" style:font-name-complex="Helvetica Neue"/>
    </style:style>
    <style:style style:name="T211_20" style:family="text">
      <style:text-properties style:font-name="Helvetica Neue" style:font-name-asian="Helvetica Neue" style:font-name-complex="Helvetica Neue"/>
    </style:style>
    <style:style style:name="T211_21" style:family="text">
      <style:text-properties style:font-name="Helvetica Neue" style:font-name-asian="Helvetica Neue" style:font-name-complex="Helvetica Neue"/>
    </style:style>
    <style:style style:name="T211_22" style:family="text">
      <style:text-properties style:font-name="Helvetica Neue" style:font-name-asian="Helvetica Neue" style:font-name-complex="Helvetica Neue"/>
    </style:style>
    <style:style style:name="T211_23" style:family="text">
      <style:text-properties style:font-name="Helvetica Neue" style:font-name-asian="Helvetica Neue" style:font-name-complex="Helvetica Neue"/>
    </style:style>
    <style:style style:name="T211_24" style:family="text">
      <style:text-properties style:font-name="Helvetica Neue" style:font-name-asian="Helvetica Neue" style:font-name-complex="Helvetica Neue"/>
    </style:style>
    <style:style style:name="T211_25" style:family="text">
      <style:text-properties style:font-name="Helvetica Neue" style:font-name-asian="Helvetica Neue" style:font-name-complex="Helvetica Neue"/>
    </style:style>
    <style:style style:name="T211_26" style:family="text">
      <style:text-properties style:font-name="Helvetica Neue" style:font-name-asian="Helvetica Neue" style:font-name-complex="Helvetica Neue"/>
    </style:style>
    <style:style style:name="T211_27" style:family="text">
      <style:text-properties style:font-name="Helvetica Neue" style:font-name-asian="Helvetica Neue" style:font-name-complex="Helvetica Neue"/>
    </style:style>
    <style:style style:name="T211_28" style:family="text">
      <style:text-properties style:font-name="Helvetica Neue" style:font-name-asian="Helvetica Neue" style:font-name-complex="Helvetica Neue"/>
    </style:style>
    <style:style style:name="T211_29" style:family="text">
      <style:text-properties style:font-name="Helvetica Neue" style:font-name-asian="Helvetica Neue" style:font-name-complex="Helvetica Neue"/>
    </style:style>
    <style:style style:name="T211_30" style:family="text">
      <style:text-properties style:font-name="Helvetica Neue" style:font-name-asian="Helvetica Neue" style:font-name-complex="Helvetica Neue"/>
    </style:style>
    <style:style style:name="T211_31" style:family="text">
      <style:text-properties style:font-name="Helvetica Neue" style:font-name-asian="Helvetica Neue" style:font-name-complex="Helvetica Neue"/>
    </style:style>
    <style:style style:name="P212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13" style:family="paragraph" style:parent-style-name="Standard">
      <style:paragraph-properties fo:break-before="auto" fo:line-height="150%" fo:margin-top="0cm" style:writing-mode="lr-tb"/>
    </style:style>
    <style:style style:name="T213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3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3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3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3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214" style:family="paragraph" style:parent-style-name="Standard">
      <style:paragraph-properties fo:break-before="auto" fo:line-height="150%" fo:margin-top="0cm" fo:margin-bottom="0cm" style:writing-mode="lr-tb"/>
    </style:style>
    <style:style style:name="T214_1" style:family="text">
      <style:text-properties style:font-name="Helvetica Neue" style:font-name-asian="Helvetica Neue" style:font-name-complex="Helvetica Neue"/>
    </style:style>
    <style:style style:name="T214_2" style:family="text">
      <style:text-properties style:font-name="Helvetica Neue" style:font-name-asian="Helvetica Neue" style:font-name-complex="Helvetica Neue"/>
    </style:style>
    <style:style style:name="T214_3" style:family="text">
      <style:text-properties style:font-name="Helvetica Neue" style:font-name-asian="Helvetica Neue" style:font-name-complex="Helvetica Neue"/>
    </style:style>
    <style:style style:name="T214_4" style:family="text">
      <style:text-properties style:font-name="Helvetica Neue" style:font-name-asian="Helvetica Neue" style:font-name-complex="Helvetica Neue"/>
    </style:style>
    <style:style style:name="T214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4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4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4_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4_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4_10" style:family="text">
      <style:text-properties style:font-name="Helvetica Neue" style:font-name-asian="Helvetica Neue" style:font-name-complex="Helvetica Neue"/>
    </style:style>
    <style:style style:name="T214_11" style:family="text">
      <style:text-properties style:font-name="Helvetica Neue" style:font-name-asian="Helvetica Neue" style:font-name-complex="Helvetica Neue"/>
    </style:style>
    <style:style style:name="T214_12" style:family="text">
      <style:text-properties style:font-name="Helvetica Neue" style:font-name-asian="Helvetica Neue" style:font-name-complex="Helvetica Neue"/>
    </style:style>
    <style:style style:name="T214_13" style:family="text">
      <style:text-properties style:font-name="Helvetica Neue" style:font-name-asian="Helvetica Neue" style:font-name-complex="Helvetica Neue"/>
    </style:style>
    <style:style style:name="T214_14" style:family="text">
      <style:text-properties style:font-name="Helvetica Neue" style:font-name-asian="Helvetica Neue" style:font-name-complex="Helvetica Neue"/>
    </style:style>
    <style:style style:name="T214_15" style:family="text">
      <style:text-properties style:font-name="Helvetica Neue" style:font-name-asian="Helvetica Neue" style:font-name-complex="Helvetica Neue"/>
    </style:style>
    <style:style style:name="T214_16" style:family="text">
      <style:text-properties style:font-name="Helvetica Neue" style:font-name-asian="Helvetica Neue" style:font-name-complex="Helvetica Neue"/>
    </style:style>
    <style:style style:name="T214_17" style:family="text">
      <style:text-properties style:font-name="Helvetica Neue" style:font-name-asian="Helvetica Neue" style:font-name-complex="Helvetica Neue"/>
    </style:style>
    <style:style style:name="T214_18" style:family="text">
      <style:text-properties style:font-name="Helvetica Neue" style:font-name-asian="Helvetica Neue" style:font-name-complex="Helvetica Neue"/>
    </style:style>
    <style:style style:name="T214_19" style:family="text">
      <style:text-properties style:font-name="Helvetica Neue" style:font-name-asian="Helvetica Neue" style:font-name-complex="Helvetica Neue"/>
    </style:style>
    <style:style style:name="T214_20" style:family="text">
      <style:text-properties style:font-name="Helvetica Neue" style:font-name-asian="Helvetica Neue" style:font-name-complex="Helvetica Neue"/>
    </style:style>
    <style:style style:name="T214_21" style:family="text">
      <style:text-properties style:font-name="Helvetica Neue" style:font-name-asian="Helvetica Neue" style:font-name-complex="Helvetica Neue"/>
    </style:style>
    <style:style style:name="T214_22" style:family="text">
      <style:text-properties style:font-name="Helvetica Neue" style:font-name-asian="Helvetica Neue" style:font-name-complex="Helvetica Neue"/>
    </style:style>
    <style:style style:name="T214_23" style:family="text">
      <style:text-properties style:font-name="Helvetica Neue" style:font-name-asian="Helvetica Neue" style:font-name-complex="Helvetica Neue"/>
    </style:style>
    <style:style style:name="T214_24" style:family="text">
      <style:text-properties style:font-name="Helvetica Neue" style:font-name-asian="Helvetica Neue" style:font-name-complex="Helvetica Neue"/>
    </style:style>
    <style:style style:name="T214_25" style:family="text">
      <style:text-properties style:font-name="Helvetica Neue" style:font-name-asian="Helvetica Neue" style:font-name-complex="Helvetica Neue"/>
    </style:style>
    <style:style style:name="T214_26" style:family="text">
      <style:text-properties style:font-name="Helvetica Neue" style:font-name-asian="Helvetica Neue" style:font-name-complex="Helvetica Neue"/>
    </style:style>
    <style:style style:name="T214_27" style:family="text">
      <style:text-properties style:font-name="Helvetica Neue" style:font-name-asian="Helvetica Neue" style:font-name-complex="Helvetica Neue"/>
    </style:style>
    <style:style style:name="T214_28" style:family="text">
      <style:text-properties style:font-name="Helvetica Neue" style:font-name-asian="Helvetica Neue" style:font-name-complex="Helvetica Neue"/>
    </style:style>
    <style:style style:name="T214_2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4_30" style:family="text">
      <style:text-properties style:font-name="Helvetica Neue" style:font-name-asian="Helvetica Neue" style:font-name-complex="Helvetica Neue"/>
    </style:style>
    <style:style style:name="T214_31" style:family="text">
      <style:text-properties style:font-name="Helvetica Neue" style:font-name-asian="Helvetica Neue" style:font-name-complex="Helvetica Neue"/>
    </style:style>
    <style:style style:name="T214_32" style:family="text">
      <style:text-properties style:font-name="Helvetica Neue" style:font-name-asian="Helvetica Neue" style:font-name-complex="Helvetica Neue"/>
    </style:style>
    <style:style style:name="T214_33" style:family="text">
      <style:text-properties style:font-name="Helvetica Neue" style:font-name-asian="Helvetica Neue" style:font-name-complex="Helvetica Neue"/>
    </style:style>
    <style:style style:name="T214_34" style:family="text">
      <style:text-properties style:font-name="Helvetica Neue" style:font-name-asian="Helvetica Neue" style:font-name-complex="Helvetica Neue"/>
    </style:style>
    <style:style style:name="T214_3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4_3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4_3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4_38" style:family="text">
      <style:text-properties style:font-name="Helvetica Neue" style:font-name-asian="Helvetica Neue" style:font-name-complex="Helvetica Neue"/>
    </style:style>
    <style:style style:name="T214_39" style:family="text">
      <style:text-properties style:font-name="Helvetica Neue" style:font-name-asian="Helvetica Neue" style:font-name-complex="Helvetica Neue"/>
    </style:style>
    <style:style style:name="P215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16" style:family="paragraph" style:parent-style-name="Standard">
      <style:paragraph-properties fo:break-before="auto" fo:text-indent="1.27cm" fo:line-height="150%" fo:margin-left="1.27cm" style:writing-mode="lr-tb"/>
    </style:style>
    <style:style style:name="T2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7" style:family="paragraph" style:parent-style-name="Standard">
      <style:paragraph-properties fo:break-before="auto" fo:text-indent="1.27cm" fo:line-height="150%" fo:margin-left="1.27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18" style:family="paragraph" style:parent-style-name="Standard">
      <style:paragraph-properties fo:break-before="auto" fo:line-height="150%" fo:margin-top="0cm" fo:margin-bottom="0cm" style:writing-mode="lr-tb"/>
    </style:style>
    <style:style style:name="T218_1" style:family="text">
      <style:text-properties style:font-name="Helvetica Neue" style:font-name-asian="Helvetica Neue" style:font-name-complex="Helvetica Neue"/>
    </style:style>
    <style:style style:name="T218_2" style:family="text">
      <style:text-properties style:font-name="Helvetica Neue" style:font-name-asian="Helvetica Neue" style:font-name-complex="Helvetica Neue"/>
    </style:style>
    <style:style style:name="T218_3" style:family="text">
      <style:text-properties style:font-name="Helvetica Neue" style:font-name-asian="Helvetica Neue" style:font-name-complex="Helvetica Neue"/>
    </style:style>
    <style:style style:name="T218_4" style:family="text">
      <style:text-properties style:font-name="Helvetica Neue" style:font-name-asian="Helvetica Neue" style:font-name-complex="Helvetica Neue"/>
    </style:style>
    <style:style style:name="T218_5" style:family="text">
      <style:text-properties style:font-name="Helvetica Neue" style:font-name-asian="Helvetica Neue" style:font-name-complex="Helvetica Neue"/>
    </style:style>
    <style:style style:name="T218_6" style:family="text">
      <style:text-properties style:font-name="Helvetica Neue" style:font-name-asian="Helvetica Neue" style:font-name-complex="Helvetica Neue"/>
    </style:style>
    <style:style style:name="T218_7" style:family="text">
      <style:text-properties style:font-name="Helvetica Neue" style:font-name-asian="Helvetica Neue" style:font-name-complex="Helvetica Neue"/>
    </style:style>
    <style:style style:name="T218_8" style:family="text">
      <style:text-properties style:font-name="Helvetica Neue" style:font-name-asian="Helvetica Neue" style:font-name-complex="Helvetica Neue"/>
    </style:style>
    <style:style style:name="T218_9" style:family="text">
      <style:text-properties style:font-name="Helvetica Neue" style:font-name-asian="Helvetica Neue" style:font-name-complex="Helvetica Neue"/>
    </style:style>
    <style:style style:name="T218_10" style:family="text">
      <style:text-properties style:font-name="Helvetica Neue" style:font-name-asian="Helvetica Neue" style:font-name-complex="Helvetica Neue"/>
    </style:style>
    <style:style style:name="T218_11" style:family="text">
      <style:text-properties style:font-name="Helvetica Neue" style:font-name-asian="Helvetica Neue" style:font-name-complex="Helvetica Neue"/>
    </style:style>
    <style:style style:name="T218_12" style:family="text">
      <style:text-properties style:font-name="Helvetica Neue" style:font-name-asian="Helvetica Neue" style:font-name-complex="Helvetica Neue"/>
    </style:style>
    <style:style style:name="T218_13" style:family="text">
      <style:text-properties style:font-name="Helvetica Neue" style:font-name-asian="Helvetica Neue" style:font-name-complex="Helvetica Neue"/>
    </style:style>
    <style:style style:name="T218_14" style:family="text">
      <style:text-properties style:font-name="Helvetica Neue" style:font-name-asian="Helvetica Neue" style:font-name-complex="Helvetica Neue"/>
    </style:style>
    <style:style style:name="T218_15" style:family="text">
      <style:text-properties style:font-name="Helvetica Neue" style:font-name-asian="Helvetica Neue" style:font-name-complex="Helvetica Neue"/>
    </style:style>
    <style:style style:name="T218_16" style:family="text">
      <style:text-properties style:font-name="Helvetica Neue" style:font-name-asian="Helvetica Neue" style:font-name-complex="Helvetica Neue"/>
    </style:style>
    <style:style style:name="T218_17" style:family="text">
      <style:text-properties style:font-name="Helvetica Neue" style:font-name-asian="Helvetica Neue" style:font-name-complex="Helvetica Neue"/>
    </style:style>
    <style:style style:name="T218_18" style:family="text">
      <style:text-properties style:font-name="Helvetica Neue" style:font-name-asian="Helvetica Neue" style:font-name-complex="Helvetica Neue"/>
    </style:style>
    <style:style style:name="T218_19" style:family="text">
      <style:text-properties style:font-name="Helvetica Neue" style:font-name-asian="Helvetica Neue" style:font-name-complex="Helvetica Neue"/>
    </style:style>
    <style:style style:name="T218_20" style:family="text">
      <style:text-properties style:font-name="Helvetica Neue" style:font-name-asian="Helvetica Neue" style:font-name-complex="Helvetica Neue"/>
    </style:style>
    <style:style style:name="T218_21" style:family="text">
      <style:text-properties style:font-name="Helvetica Neue" style:font-name-asian="Helvetica Neue" style:font-name-complex="Helvetica Neue"/>
    </style:style>
    <style:style style:name="T218_22" style:family="text">
      <style:text-properties style:font-name="Helvetica Neue" style:font-name-asian="Helvetica Neue" style:font-name-complex="Helvetica Neue"/>
    </style:style>
    <style:style style:name="T218_2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8_24" style:family="text">
      <style:text-properties style:font-name="Helvetica Neue" style:font-name-asian="Helvetica Neue" style:font-name-complex="Helvetica Neue"/>
    </style:style>
    <style:style style:name="T218_25" style:family="text">
      <style:text-properties style:font-name="Helvetica Neue" style:font-name-asian="Helvetica Neue" style:font-name-complex="Helvetica Neue"/>
    </style:style>
    <style:style style:name="T218_26" style:family="text">
      <style:text-properties style:font-name="Helvetica Neue" style:font-name-asian="Helvetica Neue" style:font-name-complex="Helvetica Neue"/>
    </style:style>
    <style:style style:name="T218_27" style:family="text">
      <style:text-properties style:font-name="Helvetica Neue" style:font-name-asian="Helvetica Neue" style:font-name-complex="Helvetica Neue"/>
    </style:style>
    <style:style style:name="T218_28" style:family="text">
      <style:text-properties style:font-name="Helvetica Neue" style:font-name-asian="Helvetica Neue" style:font-name-complex="Helvetica Neue"/>
    </style:style>
    <style:style style:name="T218_2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8_3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8_3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18_32" style:family="text">
      <style:text-properties style:font-name="Helvetica Neue" style:font-name-asian="Helvetica Neue" style:font-name-complex="Helvetica Neue"/>
    </style:style>
    <style:style style:name="T218_33" style:family="text">
      <style:text-properties style:font-name="Helvetica Neue" style:font-name-asian="Helvetica Neue" style:font-name-complex="Helvetica Neue"/>
    </style:style>
    <style:style style:name="P219" style:family="paragraph" style:parent-style-name="Standard">
      <style:paragraph-properties fo:break-before="auto" fo:text-indent="0cm" fo:line-height="150%" fo:margin-left="2.54cm" style:writing-mode="lr-tb"/>
    </style:style>
    <style:style style:name="T2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0" style:family="paragraph" style:parent-style-name="Standard">
      <style:paragraph-properties fo:break-before="auto" fo:text-indent="0cm" fo:line-height="150%" fo:margin-left="2.54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21" style:family="paragraph" style:parent-style-name="Standard">
      <style:paragraph-properties fo:break-before="auto" fo:line-height="150%" fo:margin-top="0cm" style:writing-mode="lr-tb"/>
    </style:style>
    <style:style style:name="T221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21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21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21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21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222" style:family="paragraph" style:parent-style-name="Standard">
      <style:paragraph-properties fo:break-before="auto" fo:line-height="150%" fo:margin-top="0cm" fo:margin-bottom="0cm" style:writing-mode="lr-tb"/>
    </style:style>
    <style:style style:name="T222_1" style:family="text">
      <style:text-properties style:font-name="Helvetica Neue" style:font-name-asian="Helvetica Neue" style:font-name-complex="Helvetica Neue"/>
    </style:style>
    <style:style style:name="T222_2" style:family="text">
      <style:text-properties style:font-name="Helvetica Neue" style:font-name-asian="Helvetica Neue" style:font-name-complex="Helvetica Neue"/>
    </style:style>
    <style:style style:name="T222_3" style:family="text">
      <style:text-properties style:font-name="Helvetica Neue" style:font-name-asian="Helvetica Neue" style:font-name-complex="Helvetica Neue"/>
    </style:style>
    <style:style style:name="T222_4" style:family="text">
      <style:text-properties style:font-name="Helvetica Neue" style:font-name-asian="Helvetica Neue" style:font-name-complex="Helvetica Neue"/>
    </style:style>
    <style:style style:name="T222_5" style:family="text">
      <style:text-properties style:font-name="Helvetica Neue" style:font-name-asian="Helvetica Neue" style:font-name-complex="Helvetica Neue"/>
    </style:style>
    <style:style style:name="T222_6" style:family="text">
      <style:text-properties style:font-name="Helvetica Neue" style:font-name-asian="Helvetica Neue" style:font-name-complex="Helvetica Neue"/>
    </style:style>
    <style:style style:name="T222_7" style:family="text">
      <style:text-properties style:font-name="Helvetica Neue" style:font-name-asian="Helvetica Neue" style:font-name-complex="Helvetica Neue"/>
    </style:style>
    <style:style style:name="T222_8" style:family="text">
      <style:text-properties style:font-name="Helvetica Neue" style:font-name-asian="Helvetica Neue" style:font-name-complex="Helvetica Neue"/>
    </style:style>
    <style:style style:name="T222_9" style:family="text">
      <style:text-properties style:font-name="Helvetica Neue" style:font-name-asian="Helvetica Neue" style:font-name-complex="Helvetica Neue"/>
    </style:style>
    <style:style style:name="T222_10" style:family="text">
      <style:text-properties style:font-name="Helvetica Neue" style:font-name-asian="Helvetica Neue" style:font-name-complex="Helvetica Neue"/>
    </style:style>
    <style:style style:name="T222_11" style:family="text">
      <style:text-properties style:font-name="Helvetica Neue" style:font-name-asian="Helvetica Neue" style:font-name-complex="Helvetica Neue"/>
    </style:style>
    <style:style style:name="T222_12" style:family="text">
      <style:text-properties style:font-name="Helvetica Neue" style:font-name-asian="Helvetica Neue" style:font-name-complex="Helvetica Neue"/>
    </style:style>
    <style:style style:name="T222_13" style:family="text">
      <style:text-properties style:font-name="Helvetica Neue" style:font-name-asian="Helvetica Neue" style:font-name-complex="Helvetica Neue"/>
    </style:style>
    <style:style style:name="T222_14" style:family="text">
      <style:text-properties style:font-name="Helvetica Neue" style:font-name-asian="Helvetica Neue" style:font-name-complex="Helvetica Neue"/>
    </style:style>
    <style:style style:name="T222_15" style:family="text">
      <style:text-properties style:font-name="Helvetica Neue" style:font-name-asian="Helvetica Neue" style:font-name-complex="Helvetica Neue"/>
    </style:style>
    <style:style style:name="T222_16" style:family="text">
      <style:text-properties style:font-name="Helvetica Neue" style:font-name-asian="Helvetica Neue" style:font-name-complex="Helvetica Neue"/>
    </style:style>
    <style:style style:name="T222_17" style:family="text">
      <style:text-properties style:font-name="Helvetica Neue" style:font-name-asian="Helvetica Neue" style:font-name-complex="Helvetica Neue"/>
    </style:style>
    <style:style style:name="P223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24" style:family="paragraph" style:parent-style-name="Standard">
      <style:paragraph-properties fo:break-before="auto" fo:line-height="150%" fo:margin-top="0cm" style:writing-mode="lr-tb"/>
    </style:style>
    <style:style style:name="T224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24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24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225" style:family="paragraph" style:parent-style-name="Standard">
      <style:paragraph-properties fo:break-before="auto" fo:line-height="150%" fo:margin-top="0cm" fo:margin-bottom="0cm" style:writing-mode="lr-tb"/>
    </style:style>
    <style:style style:name="T225_1" style:family="text">
      <style:text-properties style:font-name="Helvetica Neue" style:font-name-asian="Helvetica Neue" style:font-name-complex="Helvetica Neue"/>
    </style:style>
    <style:style style:name="T225_2" style:family="text">
      <style:text-properties style:font-name="Helvetica Neue" style:font-name-asian="Helvetica Neue" style:font-name-complex="Helvetica Neue"/>
    </style:style>
    <style:style style:name="T225_3" style:family="text">
      <style:text-properties style:font-name="Helvetica Neue" style:font-name-asian="Helvetica Neue" style:font-name-complex="Helvetica Neue"/>
    </style:style>
    <style:style style:name="T225_4" style:family="text">
      <style:text-properties style:font-name="Helvetica Neue" style:font-name-asian="Helvetica Neue" style:font-name-complex="Helvetica Neue"/>
    </style:style>
    <style:style style:name="T225_5" style:family="text">
      <style:text-properties style:font-name="Helvetica Neue" style:font-name-asian="Helvetica Neue" style:font-name-complex="Helvetica Neue"/>
    </style:style>
    <style:style style:name="T225_6" style:family="text">
      <style:text-properties style:font-name="Helvetica Neue" style:font-name-asian="Helvetica Neue" style:font-name-complex="Helvetica Neue"/>
    </style:style>
    <style:style style:name="T225_7" style:family="text">
      <style:text-properties style:font-name="Helvetica Neue" style:font-name-asian="Helvetica Neue" style:font-name-complex="Helvetica Neue"/>
    </style:style>
    <style:style style:name="T225_8" style:family="text">
      <style:text-properties style:font-name="Helvetica Neue" style:font-name-asian="Helvetica Neue" style:font-name-complex="Helvetica Neue"/>
    </style:style>
    <style:style style:name="T225_9" style:family="text">
      <style:text-properties style:font-name="Helvetica Neue" style:font-name-asian="Helvetica Neue" style:font-name-complex="Helvetica Neue"/>
    </style:style>
    <style:style style:name="T225_10" style:family="text">
      <style:text-properties style:font-name="Helvetica Neue" style:font-name-asian="Helvetica Neue" style:font-name-complex="Helvetica Neue"/>
    </style:style>
    <style:style style:name="T225_11" style:family="text">
      <style:text-properties style:font-name="Helvetica Neue" style:font-name-asian="Helvetica Neue" style:font-name-complex="Helvetica Neue"/>
    </style:style>
    <style:style style:name="T225_12" style:family="text">
      <style:text-properties style:font-name="Helvetica Neue" style:font-name-asian="Helvetica Neue" style:font-name-complex="Helvetica Neue"/>
    </style:style>
    <style:style style:name="T225_13" style:family="text">
      <style:text-properties style:font-name="Helvetica Neue" style:font-name-asian="Helvetica Neue" style:font-name-complex="Helvetica Neue"/>
    </style:style>
    <style:style style:name="T225_14" style:family="text">
      <style:text-properties style:font-name="Helvetica Neue" style:font-name-asian="Helvetica Neue" style:font-name-complex="Helvetica Neue"/>
    </style:style>
    <style:style style:name="T225_15" style:family="text">
      <style:text-properties style:font-name="Helvetica Neue" style:font-name-asian="Helvetica Neue" style:font-name-complex="Helvetica Neue"/>
    </style:style>
    <style:style style:name="T225_16" style:family="text">
      <style:text-properties style:font-name="Helvetica Neue" style:font-name-asian="Helvetica Neue" style:font-name-complex="Helvetica Neue"/>
    </style:style>
    <style:style style:name="T225_17" style:family="text">
      <style:text-properties style:font-name="Helvetica Neue" style:font-name-asian="Helvetica Neue" style:font-name-complex="Helvetica Neue"/>
    </style:style>
    <style:style style:name="T225_18" style:family="text">
      <style:text-properties style:font-name="Helvetica Neue" style:font-name-asian="Helvetica Neue" style:font-name-complex="Helvetica Neue"/>
    </style:style>
    <style:style style:name="T225_19" style:family="text">
      <style:text-properties style:font-name="Helvetica Neue" style:font-name-asian="Helvetica Neue" style:font-name-complex="Helvetica Neue"/>
    </style:style>
    <style:style style:name="T225_20" style:family="text">
      <style:text-properties style:font-name="Helvetica Neue" style:font-name-asian="Helvetica Neue" style:font-name-complex="Helvetica Neue"/>
    </style:style>
    <style:style style:name="T225_21" style:family="text">
      <style:text-properties style:font-name="Helvetica Neue" style:font-name-asian="Helvetica Neue" style:font-name-complex="Helvetica Neue"/>
    </style:style>
    <style:style style:name="P226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27" style:family="paragraph" style:parent-style-name="Standard">
      <style:paragraph-properties fo:break-before="auto" fo:line-height="150%" fo:margin-top="0cm" style:writing-mode="lr-tb"/>
    </style:style>
    <style:style style:name="T227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27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27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228" style:family="paragraph" style:parent-style-name="Standard">
      <style:paragraph-properties fo:break-before="auto" fo:line-height="150%" fo:margin-top="0cm" fo:margin-bottom="0cm" style:writing-mode="lr-tb"/>
    </style:style>
    <style:style style:name="T228_1" style:family="text">
      <style:text-properties style:font-name="Helvetica Neue" style:font-name-asian="Helvetica Neue" style:font-name-complex="Helvetica Neue"/>
    </style:style>
    <style:style style:name="T228_2" style:family="text">
      <style:text-properties style:font-name="Helvetica Neue" style:font-name-asian="Helvetica Neue" style:font-name-complex="Helvetica Neue"/>
    </style:style>
    <style:style style:name="T228_3" style:family="text">
      <style:text-properties style:font-name="Helvetica Neue" style:font-name-asian="Helvetica Neue" style:font-name-complex="Helvetica Neue"/>
    </style:style>
    <style:style style:name="T228_4" style:family="text">
      <style:text-properties style:font-name="Helvetica Neue" style:font-name-asian="Helvetica Neue" style:font-name-complex="Helvetica Neue"/>
    </style:style>
    <style:style style:name="T228_5" style:family="text">
      <style:text-properties style:font-name="Helvetica Neue" style:font-name-asian="Helvetica Neue" style:font-name-complex="Helvetica Neue"/>
    </style:style>
    <style:style style:name="T228_6" style:family="text">
      <style:text-properties style:font-name="Helvetica Neue" style:font-name-asian="Helvetica Neue" style:font-name-complex="Helvetica Neue"/>
    </style:style>
    <style:style style:name="T228_7" style:family="text">
      <style:text-properties style:font-name="Helvetica Neue" style:font-name-asian="Helvetica Neue" style:font-name-complex="Helvetica Neue"/>
    </style:style>
    <style:style style:name="T228_8" style:family="text">
      <style:text-properties style:font-name="Helvetica Neue" style:font-name-asian="Helvetica Neue" style:font-name-complex="Helvetica Neue"/>
    </style:style>
    <style:style style:name="T228_9" style:family="text">
      <style:text-properties style:font-name="Helvetica Neue" style:font-name-asian="Helvetica Neue" style:font-name-complex="Helvetica Neue"/>
    </style:style>
    <style:style style:name="T228_10" style:family="text">
      <style:text-properties style:font-name="Helvetica Neue" style:font-name-asian="Helvetica Neue" style:font-name-complex="Helvetica Neue"/>
    </style:style>
    <style:style style:name="T228_11" style:family="text">
      <style:text-properties style:font-name="Helvetica Neue" style:font-name-asian="Helvetica Neue" style:font-name-complex="Helvetica Neue"/>
    </style:style>
    <style:style style:name="T228_12" style:family="text">
      <style:text-properties style:font-name="Helvetica Neue" style:font-name-asian="Helvetica Neue" style:font-name-complex="Helvetica Neue"/>
    </style:style>
    <style:style style:name="T228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28_1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28_1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229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30" style:family="paragraph" style:parent-style-name="Heading_20_1">
      <style:paragraph-properties fo:break-before="auto" fo:line-height="150%" fo:margin-top="0.847cm" style:writing-mode="lr-tb"/>
    </style:style>
    <style:style style:name="T230_1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230_2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230_3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P231" style:family="paragraph" style:parent-style-name="Standard">
      <style:paragraph-properties fo:break-before="auto" fo:line-height="150%" style:writing-mode="lr-tb"/>
    </style:style>
    <style:style style:name="T231_1" style:family="text">
      <style:text-properties style:font-name="Helvetica Neue" style:font-name-asian="Helvetica Neue" style:font-name-complex="Helvetica Neue"/>
    </style:style>
    <style:style style:name="T231_2" style:family="text">
      <style:text-properties style:font-name="Helvetica Neue" style:font-name-asian="Helvetica Neue" style:font-name-complex="Helvetica Neue"/>
    </style:style>
    <style:style style:name="T231_3" style:family="text">
      <style:text-properties style:font-name="Helvetica Neue" style:font-name-asian="Helvetica Neue" style:font-name-complex="Helvetica Neue"/>
    </style:style>
    <style:style style:name="T231_4" style:family="text">
      <style:text-properties style:font-name="Helvetica Neue" style:font-name-asian="Helvetica Neue" style:font-name-complex="Helvetica Neue"/>
    </style:style>
    <style:style style:name="T231_5" style:family="text">
      <style:text-properties style:font-name="Helvetica Neue" style:font-name-asian="Helvetica Neue" style:font-name-complex="Helvetica Neue"/>
    </style:style>
    <style:style style:name="T231_6" style:family="text">
      <style:text-properties style:font-name="Helvetica Neue" style:font-name-asian="Helvetica Neue" style:font-name-complex="Helvetica Neue"/>
    </style:style>
    <style:style style:name="T231_7" style:family="text">
      <style:text-properties style:font-name="Helvetica Neue" style:font-name-asian="Helvetica Neue" style:font-name-complex="Helvetica Neue"/>
    </style:style>
    <style:style style:name="T231_8" style:family="text">
      <style:text-properties style:font-name="Helvetica Neue" style:font-name-asian="Helvetica Neue" style:font-name-complex="Helvetica Neue"/>
    </style:style>
    <style:style style:name="T231_9" style:family="text">
      <style:text-properties style:font-name="Helvetica Neue" style:font-name-asian="Helvetica Neue" style:font-name-complex="Helvetica Neue"/>
    </style:style>
    <style:style style:name="T231_10" style:family="text">
      <style:text-properties style:font-name="Helvetica Neue" style:font-name-asian="Helvetica Neue" style:font-name-complex="Helvetica Neue"/>
    </style:style>
    <style:style style:name="T231_11" style:family="text">
      <style:text-properties style:font-name="Helvetica Neue" style:font-name-asian="Helvetica Neue" style:font-name-complex="Helvetica Neue"/>
    </style:style>
    <style:style style:name="T231_12" style:family="text">
      <style:text-properties style:font-name="Helvetica Neue" style:font-name-asian="Helvetica Neue" style:font-name-complex="Helvetica Neue"/>
    </style:style>
    <style:style style:name="T231_13" style:family="text">
      <style:text-properties style:font-name="Helvetica Neue" style:font-name-asian="Helvetica Neue" style:font-name-complex="Helvetica Neue"/>
    </style:style>
    <style:style style:name="T231_14" style:family="text">
      <style:text-properties style:font-name="Helvetica Neue" style:font-name-asian="Helvetica Neue" style:font-name-complex="Helvetica Neue"/>
    </style:style>
    <style:style style:name="T231_15" style:family="text">
      <style:text-properties style:font-name="Helvetica Neue" style:font-name-asian="Helvetica Neue" style:font-name-complex="Helvetica Neue"/>
    </style:style>
    <style:style style:name="T231_16" style:family="text">
      <style:text-properties style:font-name="Helvetica Neue" style:font-name-asian="Helvetica Neue" style:font-name-complex="Helvetica Neue"/>
    </style:style>
    <style:style style:name="T231_17" style:family="text">
      <style:text-properties style:font-name="Helvetica Neue" style:font-name-asian="Helvetica Neue" style:font-name-complex="Helvetica Neue"/>
    </style:style>
    <style:style style:name="T231_18" style:family="text">
      <style:text-properties style:font-name="Helvetica Neue" style:font-name-asian="Helvetica Neue" style:font-name-complex="Helvetica Neue"/>
    </style:style>
    <style:style style:name="T231_19" style:family="text">
      <style:text-properties style:font-name="Helvetica Neue" style:font-name-asian="Helvetica Neue" style:font-name-complex="Helvetica Neue"/>
    </style:style>
    <style:style style:name="T231_20" style:family="text">
      <style:text-properties style:font-name="Helvetica Neue" style:font-name-asian="Helvetica Neue" style:font-name-complex="Helvetica Neue"/>
    </style:style>
    <style:style style:name="T231_21" style:family="text">
      <style:text-properties style:font-name="Helvetica Neue" style:font-name-asian="Helvetica Neue" style:font-name-complex="Helvetica Neue"/>
    </style:style>
    <style:style style:name="T231_22" style:family="text">
      <style:text-properties style:font-name="Helvetica Neue" style:font-name-asian="Helvetica Neue" style:font-name-complex="Helvetica Neue"/>
    </style:style>
    <style:style style:name="T231_23" style:family="text">
      <style:text-properties style:font-name="Helvetica Neue" style:font-name-asian="Helvetica Neue" style:font-name-complex="Helvetica Neue"/>
    </style:style>
    <style:style style:name="T231_24" style:family="text">
      <style:text-properties style:font-name="Helvetica Neue" style:font-name-asian="Helvetica Neue" style:font-name-complex="Helvetica Neue"/>
    </style:style>
    <style:style style:name="T231_25" style:family="text">
      <style:text-properties style:font-name="Helvetica Neue" style:font-name-asian="Helvetica Neue" style:font-name-complex="Helvetica Neue"/>
    </style:style>
    <style:style style:name="T231_26" style:family="text">
      <style:text-properties style:font-name="Helvetica Neue" style:font-name-asian="Helvetica Neue" style:font-name-complex="Helvetica Neue"/>
    </style:style>
    <style:style style:name="T231_27" style:family="text">
      <style:text-properties style:font-name="Helvetica Neue" style:font-name-asian="Helvetica Neue" style:font-name-complex="Helvetica Neue"/>
    </style:style>
    <style:style style:name="T231_28" style:family="text">
      <style:text-properties style:font-name="Helvetica Neue" style:font-name-asian="Helvetica Neue" style:font-name-complex="Helvetica Neue"/>
    </style:style>
    <style:style style:name="T231_29" style:family="text">
      <style:text-properties style:font-name="Helvetica Neue" style:font-name-asian="Helvetica Neue" style:font-name-complex="Helvetica Neue"/>
    </style:style>
    <style:style style:name="T231_30" style:family="text">
      <style:text-properties style:font-name="Helvetica Neue" style:font-name-asian="Helvetica Neue" style:font-name-complex="Helvetica Neue"/>
    </style:style>
    <style:style style:name="T231_31" style:family="text">
      <style:text-properties style:font-name="Helvetica Neue" style:font-name-asian="Helvetica Neue" style:font-name-complex="Helvetica Neue"/>
    </style:style>
    <style:style style:name="T231_32" style:family="text">
      <style:text-properties style:font-name="Helvetica Neue" style:font-name-asian="Helvetica Neue" style:font-name-complex="Helvetica Neue"/>
    </style:style>
    <style:style style:name="T231_33" style:family="text">
      <style:text-properties style:font-name="Helvetica Neue" style:font-name-asian="Helvetica Neue" style:font-name-complex="Helvetica Neue"/>
    </style:style>
    <style:style style:name="T231_34" style:family="text">
      <style:text-properties style:font-name="Helvetica Neue" style:font-name-asian="Helvetica Neue" style:font-name-complex="Helvetica Neue"/>
    </style:style>
    <style:style style:name="T231_35" style:family="text">
      <style:text-properties style:font-name="Helvetica Neue" style:font-name-asian="Helvetica Neue" style:font-name-complex="Helvetica Neue"/>
    </style:style>
    <style:style style:name="T231_36" style:family="text">
      <style:text-properties style:font-name="Helvetica Neue" style:font-name-asian="Helvetica Neue" style:font-name-complex="Helvetica Neue"/>
    </style:style>
    <style:style style:name="T231_37" style:family="text">
      <style:text-properties style:font-name="Helvetica Neue" style:font-name-asian="Helvetica Neue" style:font-name-complex="Helvetica Neue"/>
    </style:style>
    <style:style style:name="T231_38" style:family="text">
      <style:text-properties style:font-name="Helvetica Neue" style:font-name-asian="Helvetica Neue" style:font-name-complex="Helvetica Neue"/>
    </style:style>
    <style:style style:name="T231_39" style:family="text">
      <style:text-properties style:font-name="Helvetica Neue" style:font-name-asian="Helvetica Neue" style:font-name-complex="Helvetica Neue"/>
    </style:style>
    <style:style style:name="T231_40" style:family="text">
      <style:text-properties style:font-name="Helvetica Neue" style:font-name-asian="Helvetica Neue" style:font-name-complex="Helvetica Neue"/>
    </style:style>
    <style:style style:name="T231_41" style:family="text">
      <style:text-properties style:font-name="Helvetica Neue" style:font-name-asian="Helvetica Neue" style:font-name-complex="Helvetica Neue"/>
    </style:style>
    <style:style style:name="T231_42" style:family="text">
      <style:text-properties style:font-name="Helvetica Neue" style:font-name-asian="Helvetica Neue" style:font-name-complex="Helvetica Neue"/>
    </style:style>
    <style:style style:name="T231_43" style:family="text">
      <style:text-properties style:font-name="Helvetica Neue" style:font-name-asian="Helvetica Neue" style:font-name-complex="Helvetica Neue"/>
    </style:style>
    <style:style style:name="T231_44" style:family="text">
      <style:text-properties style:font-name="Helvetica Neue" style:font-name-asian="Helvetica Neue" style:font-name-complex="Helvetica Neue"/>
    </style:style>
    <style:style style:name="T231_45" style:family="text">
      <style:text-properties style:font-name="Helvetica Neue" style:font-name-asian="Helvetica Neue" style:font-name-complex="Helvetica Neue"/>
    </style:style>
    <style:style style:name="T231_46" style:family="text">
      <style:text-properties style:font-name="Helvetica Neue" style:font-name-asian="Helvetica Neue" style:font-name-complex="Helvetica Neue"/>
    </style:style>
    <style:style style:name="T231_47" style:family="text">
      <style:text-properties style:font-name="Helvetica Neue" style:font-name-asian="Helvetica Neue" style:font-name-complex="Helvetica Neue"/>
    </style:style>
    <style:style style:name="T231_48" style:family="text">
      <style:text-properties style:font-name="Helvetica Neue" style:font-name-asian="Helvetica Neue" style:font-name-complex="Helvetica Neue"/>
    </style:style>
    <style:style style:name="P232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33" style:family="paragraph" style:parent-style-name="Heading_20_2">
      <style:paragraph-properties fo:break-before="auto" fo:line-height="150%" fo:margin-bottom="0.141cm" style:writing-mode="lr-tb"/>
    </style:style>
    <style:style style:name="T233_1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233_2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233_3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P234" style:family="paragraph" style:parent-style-name="Standard">
      <style:paragraph-properties fo:break-before="auto" fo:line-height="150%" style:writing-mode="lr-tb"/>
    </style:style>
    <style:style style:name="T234_1" style:family="text">
      <style:text-properties style:font-name="Helvetica Neue" style:font-name-asian="Helvetica Neue" style:font-name-complex="Helvetica Neue"/>
    </style:style>
    <style:style style:name="T234_2" style:family="text">
      <style:text-properties style:font-name="Helvetica Neue" style:font-name-asian="Helvetica Neue" style:font-name-complex="Helvetica Neue"/>
    </style:style>
    <style:style style:name="T234_3" style:family="text">
      <style:text-properties style:font-name="Helvetica Neue" style:font-name-asian="Helvetica Neue" style:font-name-complex="Helvetica Neue"/>
    </style:style>
    <style:style style:name="T234_4" style:family="text">
      <style:text-properties style:font-name="Helvetica Neue" style:font-name-asian="Helvetica Neue" style:font-name-complex="Helvetica Neue"/>
    </style:style>
    <style:style style:name="T234_5" style:family="text">
      <style:text-properties style:font-name="Helvetica Neue" style:font-name-asian="Helvetica Neue" style:font-name-complex="Helvetica Neue"/>
    </style:style>
    <style:style style:name="T234_6" style:family="text">
      <style:text-properties style:font-name="Helvetica Neue" style:font-name-asian="Helvetica Neue" style:font-name-complex="Helvetica Neue"/>
    </style:style>
    <style:style style:name="T234_7" style:family="text">
      <style:text-properties style:font-name="Helvetica Neue" style:font-name-asian="Helvetica Neue" style:font-name-complex="Helvetica Neue"/>
    </style:style>
    <style:style style:name="T234_8" style:family="text">
      <style:text-properties style:font-name="Helvetica Neue" style:font-name-asian="Helvetica Neue" style:font-name-complex="Helvetica Neue"/>
    </style:style>
    <style:style style:name="T234_9" style:family="text">
      <style:text-properties style:font-name="Helvetica Neue" style:font-name-asian="Helvetica Neue" style:font-name-complex="Helvetica Neue"/>
    </style:style>
    <style:style style:name="T234_10" style:family="text">
      <style:text-properties style:font-name="Helvetica Neue" style:font-name-asian="Helvetica Neue" style:font-name-complex="Helvetica Neue"/>
    </style:style>
    <style:style style:name="T234_11" style:family="text">
      <style:text-properties style:font-name="Helvetica Neue" style:font-name-asian="Helvetica Neue" style:font-name-complex="Helvetica Neue"/>
    </style:style>
    <style:style style:name="T234_12" style:family="text">
      <style:text-properties style:font-name="Helvetica Neue" style:font-name-asian="Helvetica Neue" style:font-name-complex="Helvetica Neue"/>
    </style:style>
    <style:style style:name="T234_13" style:family="text">
      <style:text-properties style:font-name="Helvetica Neue" style:font-name-asian="Helvetica Neue" style:font-name-complex="Helvetica Neue"/>
    </style:style>
    <style:style style:name="T234_14" style:family="text">
      <style:text-properties style:font-name="Helvetica Neue" style:font-name-asian="Helvetica Neue" style:font-name-complex="Helvetica Neue"/>
    </style:style>
    <style:style style:name="P235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36" style:family="paragraph" style:parent-style-name="Standard">
      <style:paragraph-properties fo:break-before="auto" fo:line-height="150%" fo:margin-top="0cm" style:writing-mode="lr-tb"/>
    </style:style>
    <style:style style:name="T236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36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36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36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36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237" style:family="paragraph" style:parent-style-name="Standard">
      <style:paragraph-properties fo:break-before="auto" fo:line-height="150%" fo:margin-top="0cm" style:writing-mode="lr-tb"/>
    </style:style>
    <style:style style:name="T237_1" style:family="text">
      <style:text-properties style:font-name="Helvetica Neue" style:font-name-asian="Helvetica Neue" style:font-name-complex="Helvetica Neue"/>
    </style:style>
    <style:style style:name="T237_2" style:family="text">
      <style:text-properties style:font-name="Helvetica Neue" style:font-name-asian="Helvetica Neue" style:font-name-complex="Helvetica Neue"/>
    </style:style>
    <style:style style:name="T237_3" style:family="text">
      <style:text-properties style:font-name="Helvetica Neue" style:font-name-asian="Helvetica Neue" style:font-name-complex="Helvetica Neue"/>
    </style:style>
    <style:style style:name="T237_4" style:family="text">
      <style:text-properties style:font-name="Helvetica Neue" style:font-name-asian="Helvetica Neue" style:font-name-complex="Helvetica Neue"/>
    </style:style>
    <style:style style:name="T237_5" style:family="text">
      <style:text-properties style:font-name="Helvetica Neue" style:font-name-asian="Helvetica Neue" style:font-name-complex="Helvetica Neue"/>
    </style:style>
    <style:style style:name="T237_6" style:family="text">
      <style:text-properties style:font-name="Helvetica Neue" style:font-name-asian="Helvetica Neue" style:font-name-complex="Helvetica Neue"/>
    </style:style>
    <style:style style:name="T237_7" style:family="text">
      <style:text-properties style:font-name="Helvetica Neue" style:font-name-asian="Helvetica Neue" style:font-name-complex="Helvetica Neue"/>
    </style:style>
    <style:style style:name="T237_8" style:family="text">
      <style:text-properties style:font-name="Helvetica Neue" style:font-name-asian="Helvetica Neue" style:font-name-complex="Helvetica Neue"/>
    </style:style>
    <style:style style:name="T237_9" style:family="text">
      <style:text-properties style:font-name="Helvetica Neue" style:font-name-asian="Helvetica Neue" style:font-name-complex="Helvetica Neue"/>
    </style:style>
    <style:style style:name="T237_10" style:family="text">
      <style:text-properties style:font-name="Helvetica Neue" style:font-name-asian="Helvetica Neue" style:font-name-complex="Helvetica Neue"/>
    </style:style>
    <style:style style:name="T237_11" style:family="text">
      <style:text-properties style:font-name="Helvetica Neue" style:font-name-asian="Helvetica Neue" style:font-name-complex="Helvetica Neue"/>
    </style:style>
    <style:style style:name="T237_12" style:family="text">
      <style:text-properties style:font-name="Helvetica Neue" style:font-name-asian="Helvetica Neue" style:font-name-complex="Helvetica Neue"/>
    </style:style>
    <style:style style:name="T237_13" style:family="text">
      <style:text-properties style:font-name="Helvetica Neue" style:font-name-asian="Helvetica Neue" style:font-name-complex="Helvetica Neue"/>
    </style:style>
    <style:style style:name="T237_14" style:family="text">
      <style:text-properties style:font-name="Helvetica Neue" style:font-name-asian="Helvetica Neue" style:font-name-complex="Helvetica Neue"/>
    </style:style>
    <style:style style:name="T237_15" style:family="text">
      <style:text-properties style:font-name="Helvetica Neue" style:font-name-asian="Helvetica Neue" style:font-name-complex="Helvetica Neue"/>
    </style:style>
    <style:style style:name="T237_16" style:family="text">
      <style:text-properties style:font-name="Helvetica Neue" style:font-name-asian="Helvetica Neue" style:font-name-complex="Helvetica Neue"/>
    </style:style>
    <style:style style:name="T237_17" style:family="text">
      <style:text-properties style:font-name="Helvetica Neue" style:font-name-asian="Helvetica Neue" style:font-name-complex="Helvetica Neue"/>
    </style:style>
    <style:style style:name="T237_18" style:family="text">
      <style:text-properties style:font-name="Helvetica Neue" style:font-name-asian="Helvetica Neue" style:font-name-complex="Helvetica Neue"/>
    </style:style>
    <style:style style:name="T237_19" style:family="text">
      <style:text-properties style:font-name="Helvetica Neue" style:font-name-asian="Helvetica Neue" style:font-name-complex="Helvetica Neue"/>
    </style:style>
    <style:style style:name="T237_20" style:family="text">
      <style:text-properties style:font-name="Helvetica Neue" style:font-name-asian="Helvetica Neue" style:font-name-complex="Helvetica Neue"/>
    </style:style>
    <style:style style:name="T237_21" style:family="text">
      <style:text-properties style:font-name="Helvetica Neue" style:font-name-asian="Helvetica Neue" style:font-name-complex="Helvetica Neue"/>
    </style:style>
    <style:style style:name="T237_22" style:family="text">
      <style:text-properties style:font-name="Helvetica Neue" style:font-name-asian="Helvetica Neue" style:font-name-complex="Helvetica Neue"/>
    </style:style>
    <style:style style:name="T237_23" style:family="text">
      <style:text-properties style:font-name="Helvetica Neue" style:font-name-asian="Helvetica Neue" style:font-name-complex="Helvetica Neue"/>
    </style:style>
    <style:style style:name="P238" style:family="paragraph" style:parent-style-name="Standard">
      <style:paragraph-properties fo:break-before="auto" fo:line-height="150%" fo:margin-top="0cm" style:writing-mode="lr-tb"/>
    </style:style>
    <style:style style:name="T238_1" style:family="text">
      <style:text-properties style:font-name="Helvetica Neue" style:font-name-asian="Helvetica Neue" style:font-name-complex="Helvetica Neue"/>
    </style:style>
    <style:style style:name="T238_2" style:family="text">
      <style:text-properties style:font-name="Helvetica Neue" style:font-name-asian="Helvetica Neue" style:font-name-complex="Helvetica Neue"/>
    </style:style>
    <style:style style:name="T238_3" style:family="text">
      <style:text-properties style:font-name="Helvetica Neue" style:font-name-asian="Helvetica Neue" style:font-name-complex="Helvetica Neue"/>
    </style:style>
    <style:style style:name="T238_4" style:family="text">
      <style:text-properties style:font-name="Helvetica Neue" style:font-name-asian="Helvetica Neue" style:font-name-complex="Helvetica Neue"/>
    </style:style>
    <style:style style:name="T238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38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38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38_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38_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38_1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38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38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38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239" style:family="paragraph" style:parent-style-name="Standard">
      <style:paragraph-properties fo:break-before="auto" fo:line-height="150%" fo:margin-top="0cm" fo:margin-bottom="0cm" style:writing-mode="lr-tb"/>
    </style:style>
    <style:style style:name="T239_1" style:family="text">
      <style:text-properties style:font-name="Helvetica Neue" style:font-name-asian="Helvetica Neue" style:font-name-complex="Helvetica Neue"/>
    </style:style>
    <style:style style:name="T239_2" style:family="text">
      <style:text-properties style:font-name="Helvetica Neue" style:font-name-asian="Helvetica Neue" style:font-name-complex="Helvetica Neue"/>
    </style:style>
    <style:style style:name="T239_3" style:family="text">
      <style:text-properties style:font-name="Helvetica Neue" style:font-name-asian="Helvetica Neue" style:font-name-complex="Helvetica Neue"/>
    </style:style>
    <style:style style:name="T239_4" style:family="text">
      <style:text-properties style:font-name="Helvetica Neue" style:font-name-asian="Helvetica Neue" style:font-name-complex="Helvetica Neue"/>
    </style:style>
    <style:style style:name="T239_5" style:family="text">
      <style:text-properties style:font-name="Helvetica Neue" style:font-name-asian="Helvetica Neue" style:font-name-complex="Helvetica Neue"/>
    </style:style>
    <style:style style:name="T239_6" style:family="text">
      <style:text-properties style:font-name="Helvetica Neue" style:font-name-asian="Helvetica Neue" style:font-name-complex="Helvetica Neue"/>
    </style:style>
    <style:style style:name="T239_7" style:family="text">
      <style:text-properties style:font-name="Helvetica Neue" style:font-name-asian="Helvetica Neue" style:font-name-complex="Helvetica Neue"/>
    </style:style>
    <style:style style:name="P240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41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42" style:family="paragraph" style:parent-style-name="Standard">
      <style:paragraph-properties fo:break-before="auto" fo:line-height="150%" fo:margin-top="0cm" style:writing-mode="lr-tb"/>
    </style:style>
    <style:style style:name="T242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2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2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2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2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2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2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243" style:family="paragraph" style:parent-style-name="Standard">
      <style:paragraph-properties fo:break-before="auto" fo:line-height="150%" fo:margin-top="0cm" style:writing-mode="lr-tb"/>
    </style:style>
    <style:style style:name="T243_1" style:family="text">
      <style:text-properties style:font-name="Helvetica Neue" style:font-name-asian="Helvetica Neue" style:font-name-complex="Helvetica Neue"/>
    </style:style>
    <style:style style:name="T243_2" style:family="text">
      <style:text-properties style:font-name="Helvetica Neue" style:font-name-asian="Helvetica Neue" style:font-name-complex="Helvetica Neue"/>
    </style:style>
    <style:style style:name="T243_3" style:family="text">
      <style:text-properties style:font-name="Helvetica Neue" style:font-name-asian="Helvetica Neue" style:font-name-complex="Helvetica Neue"/>
    </style:style>
    <style:style style:name="T243_4" style:family="text">
      <style:text-properties style:font-name="Helvetica Neue" style:font-name-asian="Helvetica Neue" style:font-name-complex="Helvetica Neue"/>
    </style:style>
    <style:style style:name="T243_5" style:family="text">
      <style:text-properties style:font-name="Helvetica Neue" style:font-name-asian="Helvetica Neue" style:font-name-complex="Helvetica Neue"/>
    </style:style>
    <style:style style:name="T243_6" style:family="text">
      <style:text-properties style:font-name="Helvetica Neue" style:font-name-asian="Helvetica Neue" style:font-name-complex="Helvetica Neue"/>
    </style:style>
    <style:style style:name="T243_7" style:family="text">
      <style:text-properties style:font-name="Helvetica Neue" style:font-name-asian="Helvetica Neue" style:font-name-complex="Helvetica Neue"/>
    </style:style>
    <style:style style:name="T243_8" style:family="text">
      <style:text-properties style:font-name="Helvetica Neue" style:font-name-asian="Helvetica Neue" style:font-name-complex="Helvetica Neue"/>
    </style:style>
    <style:style style:name="T243_9" style:family="text">
      <style:text-properties style:font-name="Helvetica Neue" style:font-name-asian="Helvetica Neue" style:font-name-complex="Helvetica Neue"/>
    </style:style>
    <style:style style:name="T243_10" style:family="text">
      <style:text-properties style:font-name="Helvetica Neue" style:font-name-asian="Helvetica Neue" style:font-name-complex="Helvetica Neue"/>
    </style:style>
    <style:style style:name="T243_11" style:family="text">
      <style:text-properties style:font-name="Helvetica Neue" style:font-name-asian="Helvetica Neue" style:font-name-complex="Helvetica Neue"/>
    </style:style>
    <style:style style:name="T243_12" style:family="text">
      <style:text-properties style:font-name="Helvetica Neue" style:font-name-asian="Helvetica Neue" style:font-name-complex="Helvetica Neue"/>
    </style:style>
    <style:style style:name="T243_13" style:family="text">
      <style:text-properties style:font-name="Helvetica Neue" style:font-name-asian="Helvetica Neue" style:font-name-complex="Helvetica Neue"/>
    </style:style>
    <style:style style:name="T243_14" style:family="text">
      <style:text-properties style:font-name="Helvetica Neue" style:font-name-asian="Helvetica Neue" style:font-name-complex="Helvetica Neue"/>
    </style:style>
    <style:style style:name="T243_15" style:family="text">
      <style:text-properties style:font-name="Helvetica Neue" style:font-name-asian="Helvetica Neue" style:font-name-complex="Helvetica Neue"/>
    </style:style>
    <style:style style:name="T243_16" style:family="text">
      <style:text-properties style:font-name="Helvetica Neue" style:font-name-asian="Helvetica Neue" style:font-name-complex="Helvetica Neue"/>
    </style:style>
    <style:style style:name="T243_17" style:family="text">
      <style:text-properties style:font-name="Helvetica Neue" style:font-name-asian="Helvetica Neue" style:font-name-complex="Helvetica Neue"/>
    </style:style>
    <style:style style:name="T243_18" style:family="text">
      <style:text-properties style:font-name="Helvetica Neue" style:font-name-asian="Helvetica Neue" style:font-name-complex="Helvetica Neue"/>
    </style:style>
    <style:style style:name="T243_19" style:family="text">
      <style:text-properties style:font-name="Helvetica Neue" style:font-name-asian="Helvetica Neue" style:font-name-complex="Helvetica Neue"/>
    </style:style>
    <style:style style:name="T243_20" style:family="text">
      <style:text-properties style:font-name="Helvetica Neue" style:font-name-asian="Helvetica Neue" style:font-name-complex="Helvetica Neue"/>
    </style:style>
    <style:style style:name="T243_21" style:family="text">
      <style:text-properties style:font-name="Helvetica Neue" style:font-name-asian="Helvetica Neue" style:font-name-complex="Helvetica Neue"/>
    </style:style>
    <style:style style:name="T243_22" style:family="text">
      <style:text-properties style:font-name="Helvetica Neue" style:font-name-asian="Helvetica Neue" style:font-name-complex="Helvetica Neue"/>
    </style:style>
    <style:style style:name="T243_23" style:family="text">
      <style:text-properties style:font-name="Helvetica Neue" style:font-name-asian="Helvetica Neue" style:font-name-complex="Helvetica Neue"/>
    </style:style>
    <style:style style:name="T243_24" style:family="text">
      <style:text-properties style:font-name="Helvetica Neue" style:font-name-asian="Helvetica Neue" style:font-name-complex="Helvetica Neue"/>
    </style:style>
    <style:style style:name="T243_25" style:family="text">
      <style:text-properties style:font-name="Helvetica Neue" style:font-name-asian="Helvetica Neue" style:font-name-complex="Helvetica Neue"/>
    </style:style>
    <style:style style:name="T243_26" style:family="text">
      <style:text-properties style:font-name="Helvetica Neue" style:font-name-asian="Helvetica Neue" style:font-name-complex="Helvetica Neue"/>
    </style:style>
    <style:style style:name="T243_27" style:family="text">
      <style:text-properties style:font-name="Helvetica Neue" style:font-name-asian="Helvetica Neue" style:font-name-complex="Helvetica Neue"/>
    </style:style>
    <style:style style:name="T243_28" style:family="text">
      <style:text-properties style:font-name="Helvetica Neue" style:font-name-asian="Helvetica Neue" style:font-name-complex="Helvetica Neue"/>
    </style:style>
    <style:style style:name="T243_29" style:family="text">
      <style:text-properties style:font-name="Helvetica Neue" style:font-name-asian="Helvetica Neue" style:font-name-complex="Helvetica Neue"/>
    </style:style>
    <style:style style:name="T243_30" style:family="text">
      <style:text-properties style:font-name="Helvetica Neue" style:font-name-asian="Helvetica Neue" style:font-name-complex="Helvetica Neue"/>
    </style:style>
    <style:style style:name="T243_31" style:family="text">
      <style:text-properties style:font-name="Helvetica Neue" style:font-name-asian="Helvetica Neue" style:font-name-complex="Helvetica Neue"/>
    </style:style>
    <style:style style:name="T243_32" style:family="text">
      <style:text-properties style:font-name="Helvetica Neue" style:font-name-asian="Helvetica Neue" style:font-name-complex="Helvetica Neue"/>
    </style:style>
    <style:style style:name="T243_33" style:family="text">
      <style:text-properties style:font-name="Helvetica Neue" style:font-name-asian="Helvetica Neue" style:font-name-complex="Helvetica Neue"/>
    </style:style>
    <style:style style:name="T243_34" style:family="text">
      <style:text-properties style:font-name="Helvetica Neue" style:font-name-asian="Helvetica Neue" style:font-name-complex="Helvetica Neue"/>
    </style:style>
    <style:style style:name="T243_35" style:family="text">
      <style:text-properties style:font-name="Helvetica Neue" style:font-name-asian="Helvetica Neue" style:font-name-complex="Helvetica Neue"/>
    </style:style>
    <style:style style:name="T243_36" style:family="text">
      <style:text-properties style:font-name="Helvetica Neue" style:font-name-asian="Helvetica Neue" style:font-name-complex="Helvetica Neue"/>
    </style:style>
    <style:style style:name="T243_37" style:family="text">
      <style:text-properties style:font-name="Helvetica Neue" style:font-name-asian="Helvetica Neue" style:font-name-complex="Helvetica Neue"/>
    </style:style>
    <style:style style:name="T243_38" style:family="text">
      <style:text-properties style:font-name="Helvetica Neue" style:font-name-asian="Helvetica Neue" style:font-name-complex="Helvetica Neue"/>
    </style:style>
    <style:style style:name="T243_39" style:family="text">
      <style:text-properties style:font-name="Helvetica Neue" style:font-name-asian="Helvetica Neue" style:font-name-complex="Helvetica Neue"/>
    </style:style>
    <style:style style:name="T243_40" style:family="text">
      <style:text-properties style:font-name="Helvetica Neue" style:font-name-asian="Helvetica Neue" style:font-name-complex="Helvetica Neue"/>
    </style:style>
    <style:style style:name="T243_41" style:family="text">
      <style:text-properties style:font-name="Helvetica Neue" style:font-name-asian="Helvetica Neue" style:font-name-complex="Helvetica Neue"/>
    </style:style>
    <style:style style:name="T243_42" style:family="text">
      <style:text-properties style:font-name="Helvetica Neue" style:font-name-asian="Helvetica Neue" style:font-name-complex="Helvetica Neue"/>
    </style:style>
    <style:style style:name="T243_43" style:family="text">
      <style:text-properties style:font-name="Helvetica Neue" style:font-name-asian="Helvetica Neue" style:font-name-complex="Helvetica Neue"/>
    </style:style>
    <style:style style:name="T243_44" style:family="text">
      <style:text-properties style:font-name="Helvetica Neue" style:font-name-asian="Helvetica Neue" style:font-name-complex="Helvetica Neue"/>
    </style:style>
    <style:style style:name="T243_45" style:family="text">
      <style:text-properties style:font-name="Helvetica Neue" style:font-name-asian="Helvetica Neue" style:font-name-complex="Helvetica Neue"/>
    </style:style>
    <style:style style:name="T243_46" style:family="text">
      <style:text-properties style:font-name="Helvetica Neue" style:font-name-asian="Helvetica Neue" style:font-name-complex="Helvetica Neue"/>
    </style:style>
    <style:style style:name="T243_4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3_4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3_4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3_5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3_5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3_52" style:family="text">
      <style:text-properties style:font-name="Helvetica Neue" style:font-name-asian="Helvetica Neue" style:font-name-complex="Helvetica Neue"/>
    </style:style>
    <style:style style:name="T243_53" style:family="text">
      <style:text-properties style:font-name="Helvetica Neue" style:font-name-asian="Helvetica Neue" style:font-name-complex="Helvetica Neue"/>
    </style:style>
    <style:style style:name="T243_54" style:family="text">
      <style:text-properties style:font-name="Helvetica Neue" style:font-name-asian="Helvetica Neue" style:font-name-complex="Helvetica Neue"/>
    </style:style>
    <style:style style:name="T243_55" style:family="text">
      <style:text-properties style:font-name="Helvetica Neue" style:font-name-asian="Helvetica Neue" style:font-name-complex="Helvetica Neue"/>
    </style:style>
    <style:style style:name="P244" style:family="paragraph" style:parent-style-name="Standard">
      <style:paragraph-properties fo:break-before="auto" fo:line-height="150%" fo:margin-top="0cm" style:writing-mode="lr-tb"/>
    </style:style>
    <style:style style:name="T244_1" style:family="text">
      <style:text-properties style:font-name="Helvetica Neue" style:font-name-asian="Helvetica Neue" style:font-name-complex="Helvetica Neue"/>
    </style:style>
    <style:style style:name="T244_2" style:family="text">
      <style:text-properties style:font-name="Helvetica Neue" style:font-name-asian="Helvetica Neue" style:font-name-complex="Helvetica Neue"/>
    </style:style>
    <style:style style:name="T244_3" style:family="text">
      <style:text-properties style:font-name="Helvetica Neue" style:font-name-asian="Helvetica Neue" style:font-name-complex="Helvetica Neue"/>
    </style:style>
    <style:style style:name="T244_4" style:family="text">
      <style:text-properties style:font-name="Helvetica Neue" style:font-name-asian="Helvetica Neue" style:font-name-complex="Helvetica Neue"/>
    </style:style>
    <style:style style:name="T244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4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4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4_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4_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4_1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4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4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4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4_1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4_1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245" style:family="paragraph" style:parent-style-name="Standard">
      <style:paragraph-properties fo:break-before="auto" fo:line-height="150%" fo:margin-top="0cm" fo:margin-bottom="0cm" style:writing-mode="lr-tb"/>
    </style:style>
    <style:style style:name="T245_1" style:family="text">
      <style:text-properties style:font-name="Helvetica Neue" style:font-name-asian="Helvetica Neue" style:font-name-complex="Helvetica Neue"/>
    </style:style>
    <style:style style:name="T245_2" style:family="text">
      <style:text-properties style:font-name="Helvetica Neue" style:font-name-asian="Helvetica Neue" style:font-name-complex="Helvetica Neue"/>
    </style:style>
    <style:style style:name="T245_3" style:family="text">
      <style:text-properties style:font-name="Helvetica Neue" style:font-name-asian="Helvetica Neue" style:font-name-complex="Helvetica Neue"/>
    </style:style>
    <style:style style:name="T245_4" style:family="text">
      <style:text-properties style:font-name="Helvetica Neue" style:font-name-asian="Helvetica Neue" style:font-name-complex="Helvetica Neue"/>
    </style:style>
    <style:style style:name="T245_5" style:family="text">
      <style:text-properties style:font-name="Helvetica Neue" style:font-name-asian="Helvetica Neue" style:font-name-complex="Helvetica Neue"/>
    </style:style>
    <style:style style:name="T245_6" style:family="text">
      <style:text-properties style:font-name="Helvetica Neue" style:font-name-asian="Helvetica Neue" style:font-name-complex="Helvetica Neue"/>
    </style:style>
    <style:style style:name="T245_7" style:family="text">
      <style:text-properties style:font-name="Helvetica Neue" style:font-name-asian="Helvetica Neue" style:font-name-complex="Helvetica Neue"/>
    </style:style>
    <style:style style:name="P246" style:family="paragraph" style:parent-style-name="Heading_20_2">
      <style:paragraph-properties fo:break-before="auto" fo:line-height="150%" fo:margin-bottom="0.141cm" style:writing-mode="lr-tb"/>
    </style:style>
    <style:style style:name="T246_1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246_2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T246_3" style:family="text">
      <style:text-properties style:font-name="Helvetica Neue" fo:font-size="17pt" style:font-name-asian="Helvetica Neue" style:font-size-asian="17pt" style:font-name-complex="Helvetica Neue" style:font-size-complex="17pt"/>
    </style:style>
    <style:style style:name="P247" style:family="paragraph" style:parent-style-name="Standard">
      <style:paragraph-properties fo:break-before="auto" fo:line-height="150%" style:writing-mode="lr-tb"/>
    </style:style>
    <style:style style:name="T247_1" style:family="text">
      <style:text-properties style:font-name="Helvetica Neue" style:font-name-asian="Helvetica Neue" style:font-name-complex="Helvetica Neue"/>
    </style:style>
    <style:style style:name="T247_2" style:family="text">
      <style:text-properties style:font-name="Helvetica Neue" style:font-name-asian="Helvetica Neue" style:font-name-complex="Helvetica Neue"/>
    </style:style>
    <style:style style:name="T247_3" style:family="text">
      <style:text-properties style:font-name="Helvetica Neue" style:font-name-asian="Helvetica Neue" style:font-name-complex="Helvetica Neue"/>
    </style:style>
    <style:style style:name="T247_4" style:family="text">
      <style:text-properties style:font-name="Helvetica Neue" style:font-name-asian="Helvetica Neue" style:font-name-complex="Helvetica Neue"/>
    </style:style>
    <style:style style:name="T247_5" style:family="text">
      <style:text-properties style:font-name="Helvetica Neue" style:font-name-asian="Helvetica Neue" style:font-name-complex="Helvetica Neue"/>
    </style:style>
    <style:style style:name="T247_6" style:family="text">
      <style:text-properties style:font-name="Helvetica Neue" style:font-name-asian="Helvetica Neue" style:font-name-complex="Helvetica Neue"/>
    </style:style>
    <style:style style:name="T247_7" style:family="text">
      <style:text-properties style:font-name="Helvetica Neue" style:font-name-asian="Helvetica Neue" style:font-name-complex="Helvetica Neue"/>
    </style:style>
    <style:style style:name="T247_8" style:family="text">
      <style:text-properties style:font-name="Helvetica Neue" style:font-name-asian="Helvetica Neue" style:font-name-complex="Helvetica Neue"/>
    </style:style>
    <style:style style:name="T247_9" style:family="text">
      <style:text-properties style:font-name="Helvetica Neue" style:font-name-asian="Helvetica Neue" style:font-name-complex="Helvetica Neue"/>
    </style:style>
    <style:style style:name="T247_10" style:family="text">
      <style:text-properties style:font-name="Helvetica Neue" style:font-name-asian="Helvetica Neue" style:font-name-complex="Helvetica Neue"/>
    </style:style>
    <style:style style:name="T247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7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7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7_1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7_1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7_16" style:family="text">
      <style:text-properties style:font-name="Helvetica Neue" style:font-name-asian="Helvetica Neue" style:font-name-complex="Helvetica Neue"/>
    </style:style>
    <style:style style:name="T247_17" style:family="text">
      <style:text-properties style:font-name="Helvetica Neue" style:font-name-asian="Helvetica Neue" style:font-name-complex="Helvetica Neue"/>
    </style:style>
    <style:style style:name="T247_18" style:family="text">
      <style:text-properties style:font-name="Helvetica Neue" style:font-name-asian="Helvetica Neue" style:font-name-complex="Helvetica Neue"/>
    </style:style>
    <style:style style:name="T247_19" style:family="text">
      <style:text-properties style:font-name="Helvetica Neue" style:font-name-asian="Helvetica Neue" style:font-name-complex="Helvetica Neue"/>
    </style:style>
    <style:style style:name="T247_20" style:family="text">
      <style:text-properties style:font-name="Helvetica Neue" style:font-name-asian="Helvetica Neue" style:font-name-complex="Helvetica Neue"/>
    </style:style>
    <style:style style:name="T247_21" style:family="text">
      <style:text-properties style:font-name="Helvetica Neue" style:font-name-asian="Helvetica Neue" style:font-name-complex="Helvetica Neue"/>
    </style:style>
    <style:style style:name="T247_22" style:family="text">
      <style:text-properties style:font-name="Helvetica Neue" style:font-name-asian="Helvetica Neue" style:font-name-complex="Helvetica Neue"/>
    </style:style>
    <style:style style:name="T247_23" style:family="text">
      <style:text-properties style:font-name="Helvetica Neue" style:font-name-asian="Helvetica Neue" style:font-name-complex="Helvetica Neue"/>
    </style:style>
    <style:style style:name="T247_24" style:family="text">
      <style:text-properties style:font-name="Helvetica Neue" style:font-name-asian="Helvetica Neue" style:font-name-complex="Helvetica Neue"/>
    </style:style>
    <style:style style:name="T247_25" style:family="text">
      <style:text-properties style:font-name="Helvetica Neue" style:font-name-asian="Helvetica Neue" style:font-name-complex="Helvetica Neue"/>
    </style:style>
    <style:style style:name="T247_26" style:family="text">
      <style:text-properties style:font-name="Helvetica Neue" style:font-name-asian="Helvetica Neue" style:font-name-complex="Helvetica Neue"/>
    </style:style>
    <style:style style:name="T247_27" style:family="text">
      <style:text-properties style:font-name="Helvetica Neue" style:font-name-asian="Helvetica Neue" style:font-name-complex="Helvetica Neue"/>
    </style:style>
    <style:style style:name="T247_28" style:family="text">
      <style:text-properties style:font-name="Helvetica Neue" style:font-name-asian="Helvetica Neue" style:font-name-complex="Helvetica Neue"/>
    </style:style>
    <style:style style:name="T247_29" style:family="text">
      <style:text-properties style:font-name="Helvetica Neue" style:font-name-asian="Helvetica Neue" style:font-name-complex="Helvetica Neue"/>
    </style:style>
    <style:style style:name="T247_30" style:family="text">
      <style:text-properties style:font-name="Helvetica Neue" style:font-name-asian="Helvetica Neue" style:font-name-complex="Helvetica Neue"/>
    </style:style>
    <style:style style:name="T247_31" style:family="text">
      <style:text-properties style:font-name="Helvetica Neue" style:font-name-asian="Helvetica Neue" style:font-name-complex="Helvetica Neue"/>
    </style:style>
    <style:style style:name="T247_32" style:family="text">
      <style:text-properties style:font-name="Helvetica Neue" style:font-name-asian="Helvetica Neue" style:font-name-complex="Helvetica Neue"/>
    </style:style>
    <style:style style:name="T247_33" style:family="text">
      <style:text-properties style:font-name="Helvetica Neue" style:font-name-asian="Helvetica Neue" style:font-name-complex="Helvetica Neue"/>
    </style:style>
    <style:style style:name="T247_34" style:family="text">
      <style:text-properties style:font-name="Helvetica Neue" style:font-name-asian="Helvetica Neue" style:font-name-complex="Helvetica Neue"/>
    </style:style>
    <style:style style:name="T247_35" style:family="text">
      <style:text-properties style:font-name="Helvetica Neue" style:font-name-asian="Helvetica Neue" style:font-name-complex="Helvetica Neue"/>
    </style:style>
    <style:style style:name="T247_36" style:family="text">
      <style:text-properties style:font-name="Helvetica Neue" style:font-name-asian="Helvetica Neue" style:font-name-complex="Helvetica Neue"/>
    </style:style>
    <style:style style:name="T247_37" style:family="text">
      <style:text-properties style:font-name="Helvetica Neue" style:font-name-asian="Helvetica Neue" style:font-name-complex="Helvetica Neue"/>
    </style:style>
    <style:style style:name="T247_38" style:family="text">
      <style:text-properties style:font-name="Helvetica Neue" style:font-name-asian="Helvetica Neue" style:font-name-complex="Helvetica Neue"/>
    </style:style>
    <style:style style:name="T247_39" style:family="text">
      <style:text-properties style:font-name="Helvetica Neue" style:font-name-asian="Helvetica Neue" style:font-name-complex="Helvetica Neue"/>
    </style:style>
    <style:style style:name="T247_40" style:family="text">
      <style:text-properties style:font-name="Helvetica Neue" style:font-name-asian="Helvetica Neue" style:font-name-complex="Helvetica Neue"/>
    </style:style>
    <style:style style:name="T247_41" style:family="text">
      <style:text-properties style:font-name="Helvetica Neue" style:font-name-asian="Helvetica Neue" style:font-name-complex="Helvetica Neue"/>
    </style:style>
    <style:style style:name="T247_42" style:family="text">
      <style:text-properties style:font-name="Helvetica Neue" style:font-name-asian="Helvetica Neue" style:font-name-complex="Helvetica Neue"/>
    </style:style>
    <style:style style:name="T247_43" style:family="text">
      <style:text-properties style:font-name="Helvetica Neue" style:font-name-asian="Helvetica Neue" style:font-name-complex="Helvetica Neue"/>
    </style:style>
    <style:style style:name="T247_44" style:family="text">
      <style:text-properties style:font-name="Helvetica Neue" style:font-name-asian="Helvetica Neue" style:font-name-complex="Helvetica Neue"/>
    </style:style>
    <style:style style:name="T247_45" style:family="text">
      <style:text-properties style:font-name="Helvetica Neue" style:font-name-asian="Helvetica Neue" style:font-name-complex="Helvetica Neue"/>
    </style:style>
    <style:style style:name="T247_46" style:family="text">
      <style:text-properties style:font-name="Helvetica Neue" style:font-name-asian="Helvetica Neue" style:font-name-complex="Helvetica Neue"/>
    </style:style>
    <style:style style:name="T247_47" style:family="text">
      <style:text-properties style:font-name="Helvetica Neue" style:font-name-asian="Helvetica Neue" style:font-name-complex="Helvetica Neue"/>
    </style:style>
    <style:style style:name="T247_48" style:family="text">
      <style:text-properties style:font-name="Helvetica Neue" style:font-name-asian="Helvetica Neue" style:font-name-complex="Helvetica Neue"/>
    </style:style>
    <style:style style:name="T247_49" style:family="text">
      <style:text-properties style:font-name="Helvetica Neue" style:font-name-asian="Helvetica Neue" style:font-name-complex="Helvetica Neue"/>
    </style:style>
    <style:style style:name="T247_50" style:family="text">
      <style:text-properties style:font-name="Helvetica Neue" style:font-name-asian="Helvetica Neue" style:font-name-complex="Helvetica Neue"/>
    </style:style>
    <style:style style:name="T247_51" style:family="text">
      <style:text-properties style:font-name="Helvetica Neue" style:font-name-asian="Helvetica Neue" style:font-name-complex="Helvetica Neue"/>
    </style:style>
    <style:style style:name="T247_52" style:family="text">
      <style:text-properties style:font-name="Helvetica Neue" style:font-name-asian="Helvetica Neue" style:font-name-complex="Helvetica Neue"/>
    </style:style>
    <style:style style:name="T247_53" style:family="text">
      <style:text-properties style:font-name="Helvetica Neue" style:font-name-asian="Helvetica Neue" style:font-name-complex="Helvetica Neue"/>
    </style:style>
    <style:style style:name="T247_54" style:family="text">
      <style:text-properties style:font-name="Helvetica Neue" style:font-name-asian="Helvetica Neue" style:font-name-complex="Helvetica Neue"/>
    </style:style>
    <style:style style:name="T247_55" style:family="text">
      <style:text-properties style:font-name="Helvetica Neue" style:font-name-asian="Helvetica Neue" style:font-name-complex="Helvetica Neue"/>
    </style:style>
    <style:style style:name="T247_56" style:family="text">
      <style:text-properties style:font-name="Helvetica Neue" style:font-name-asian="Helvetica Neue" style:font-name-complex="Helvetica Neue"/>
    </style:style>
    <style:style style:name="T247_57" style:family="text">
      <style:text-properties style:font-name="Helvetica Neue" style:font-name-asian="Helvetica Neue" style:font-name-complex="Helvetica Neue"/>
    </style:style>
    <style:style style:name="T247_58" style:family="text">
      <style:text-properties style:font-name="Helvetica Neue" style:font-name-asian="Helvetica Neue" style:font-name-complex="Helvetica Neue"/>
    </style:style>
    <style:style style:name="T247_59" style:family="text">
      <style:text-properties style:font-name="Helvetica Neue" style:font-name-asian="Helvetica Neue" style:font-name-complex="Helvetica Neue"/>
    </style:style>
    <style:style style:name="T247_60" style:family="text">
      <style:text-properties style:font-name="Helvetica Neue" style:font-name-asian="Helvetica Neue" style:font-name-complex="Helvetica Neue"/>
    </style:style>
    <style:style style:name="T247_61" style:family="text">
      <style:text-properties style:font-name="Helvetica Neue" style:font-name-asian="Helvetica Neue" style:font-name-complex="Helvetica Neue"/>
    </style:style>
    <style:style style:name="T247_62" style:family="text">
      <style:text-properties style:font-name="Helvetica Neue" style:font-name-asian="Helvetica Neue" style:font-name-complex="Helvetica Neue"/>
    </style:style>
    <style:style style:name="T247_63" style:family="text">
      <style:text-properties style:font-name="Helvetica Neue" style:font-name-asian="Helvetica Neue" style:font-name-complex="Helvetica Neue"/>
    </style:style>
    <style:style style:name="T247_64" style:family="text">
      <style:text-properties style:font-name="Helvetica Neue" style:font-name-asian="Helvetica Neue" style:font-name-complex="Helvetica Neue"/>
    </style:style>
    <style:style style:name="T247_65" style:family="text">
      <style:text-properties style:font-name="Helvetica Neue" style:font-name-asian="Helvetica Neue" style:font-name-complex="Helvetica Neue"/>
    </style:style>
    <style:style style:name="T247_66" style:family="text">
      <style:text-properties style:font-name="Helvetica Neue" style:font-name-asian="Helvetica Neue" style:font-name-complex="Helvetica Neue"/>
    </style:style>
    <style:style style:name="T247_67" style:family="text">
      <style:text-properties style:font-name="Helvetica Neue" style:font-name-asian="Helvetica Neue" style:font-name-complex="Helvetica Neue"/>
    </style:style>
    <style:style style:name="T247_68" style:family="text">
      <style:text-properties style:font-name="Helvetica Neue" style:font-name-asian="Helvetica Neue" style:font-name-complex="Helvetica Neue"/>
    </style:style>
    <style:style style:name="T247_69" style:family="text">
      <style:text-properties style:font-name="Helvetica Neue" style:font-name-asian="Helvetica Neue" style:font-name-complex="Helvetica Neue"/>
    </style:style>
    <style:style style:name="T247_70" style:family="text">
      <style:text-properties style:font-name="Helvetica Neue" style:font-name-asian="Helvetica Neue" style:font-name-complex="Helvetica Neue"/>
    </style:style>
    <style:style style:name="P248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49" style:family="paragraph" style:parent-style-name="Standard">
      <style:paragraph-properties fo:break-before="auto" fo:line-height="150%" style:writing-mode="lr-tb"/>
    </style:style>
    <style:style style:name="T249_1" style:family="text"/>
    <style:style style:name="T249_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9_3" style:family="text"/>
    <style:style style:name="T249_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9_5" style:family="text"/>
    <style:style style:name="T249_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9_7" style:family="text"/>
    <style:style style:name="T249_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9_9" style:family="text"/>
    <style:style style:name="T249_1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9_11" style:family="text"/>
    <style:style style:name="T249_1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9_13" style:family="text"/>
    <style:style style:name="T249_1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9_15" style:family="text"/>
    <style:style style:name="T249_1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9_17" style:family="text"/>
    <style:style style:name="T249_1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9_19" style:family="text"/>
    <style:style style:name="T249_2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9_21" style:family="text"/>
    <style:style style:name="T249_2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9_23" style:family="text"/>
    <style:style style:name="T249_2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9_25" style:family="text"/>
    <style:style style:name="T249_2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9_27" style:family="text"/>
    <style:style style:name="T249_2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9_29" style:family="text"/>
    <style:style style:name="T249_3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9_31" style:family="text"/>
    <style:style style:name="T249_3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9_33" style:family="text"/>
    <style:style style:name="T249_3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P250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51" style:family="paragraph" style:parent-style-name="Standard">
      <style:paragraph-properties fo:break-before="auto" fo:line-height="150%" style:writing-mode="lr-tb"/>
    </style:style>
    <style:style style:name="T251_1" style:family="text">
      <style:text-properties style:font-name="Helvetica Neue" style:font-name-asian="Helvetica Neue" style:font-name-complex="Helvetica Neue"/>
    </style:style>
    <style:style style:name="T251_2" style:family="text">
      <style:text-properties style:font-name="Helvetica Neue" style:font-name-asian="Helvetica Neue" style:font-name-complex="Helvetica Neue"/>
    </style:style>
    <style:style style:name="T251_3" style:family="text">
      <style:text-properties style:font-name="Helvetica Neue" style:font-name-asian="Helvetica Neue" style:font-name-complex="Helvetica Neue"/>
    </style:style>
    <style:style style:name="T251_4" style:family="text">
      <style:text-properties style:font-name="Helvetica Neue" style:font-name-asian="Helvetica Neue" style:font-name-complex="Helvetica Neue"/>
    </style:style>
    <style:style style:name="T251_5" style:family="text">
      <style:text-properties style:font-name="Helvetica Neue" style:font-name-asian="Helvetica Neue" style:font-name-complex="Helvetica Neue"/>
    </style:style>
    <style:style style:name="T251_6" style:family="text">
      <style:text-properties style:font-name="Helvetica Neue" style:font-name-asian="Helvetica Neue" style:font-name-complex="Helvetica Neue"/>
    </style:style>
    <style:style style:name="T251_7" style:family="text">
      <style:text-properties style:font-name="Helvetica Neue" style:font-name-asian="Helvetica Neue" style:font-name-complex="Helvetica Neue"/>
    </style:style>
    <style:style style:name="T251_8" style:family="text">
      <style:text-properties style:font-name="Helvetica Neue" style:font-name-asian="Helvetica Neue" style:font-name-complex="Helvetica Neue"/>
    </style:style>
    <style:style style:name="T251_9" style:family="text">
      <style:text-properties style:font-name="Helvetica Neue" style:font-name-asian="Helvetica Neue" style:font-name-complex="Helvetica Neue"/>
    </style:style>
    <style:style style:name="T251_10" style:family="text">
      <style:text-properties style:font-name="Helvetica Neue" style:font-name-asian="Helvetica Neue" style:font-name-complex="Helvetica Neue"/>
    </style:style>
    <style:style style:name="T251_11" style:family="text">
      <style:text-properties style:font-name="Helvetica Neue" style:font-name-asian="Helvetica Neue" style:font-name-complex="Helvetica Neue"/>
    </style:style>
    <style:style style:name="T251_12" style:family="text">
      <style:text-properties style:font-name="Helvetica Neue" style:font-name-asian="Helvetica Neue" style:font-name-complex="Helvetica Neue"/>
    </style:style>
    <style:style style:name="T251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51_1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51_1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51_1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51_1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51_1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51_1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51_20" style:family="text">
      <style:text-properties style:font-name="Helvetica Neue" style:font-name-asian="Helvetica Neue" style:font-name-complex="Helvetica Neue"/>
    </style:style>
    <style:style style:name="T251_21" style:family="text">
      <style:text-properties style:font-name="Helvetica Neue" style:font-name-asian="Helvetica Neue" style:font-name-complex="Helvetica Neue"/>
    </style:style>
    <style:style style:name="T251_22" style:family="text">
      <style:text-properties style:font-name="Helvetica Neue" style:font-name-asian="Helvetica Neue" style:font-name-complex="Helvetica Neue"/>
    </style:style>
    <style:style style:name="T251_23" style:family="text">
      <style:text-properties style:font-name="Helvetica Neue" style:font-name-asian="Helvetica Neue" style:font-name-complex="Helvetica Neue"/>
    </style:style>
    <style:style style:name="T251_24" style:family="text">
      <style:text-properties style:font-name="Helvetica Neue" style:font-name-asian="Helvetica Neue" style:font-name-complex="Helvetica Neue"/>
    </style:style>
    <style:style style:name="T251_25" style:family="text">
      <style:text-properties style:font-name="Helvetica Neue" style:font-name-asian="Helvetica Neue" style:font-name-complex="Helvetica Neue"/>
    </style:style>
    <style:style style:name="T251_26" style:family="text">
      <style:text-properties style:font-name="Helvetica Neue" style:font-name-asian="Helvetica Neue" style:font-name-complex="Helvetica Neue"/>
    </style:style>
    <style:style style:name="T251_27" style:family="text">
      <style:text-properties style:font-name="Helvetica Neue" style:font-name-asian="Helvetica Neue" style:font-name-complex="Helvetica Neue"/>
    </style:style>
    <style:style style:name="T251_28" style:family="text">
      <style:text-properties style:font-name="Helvetica Neue" style:font-name-asian="Helvetica Neue" style:font-name-complex="Helvetica Neue"/>
    </style:style>
    <style:style style:name="T251_29" style:family="text">
      <style:text-properties style:font-name="Helvetica Neue" style:font-name-asian="Helvetica Neue" style:font-name-complex="Helvetica Neue"/>
    </style:style>
    <style:style style:name="T251_30" style:family="text">
      <style:text-properties style:font-name="Helvetica Neue" style:font-name-asian="Helvetica Neue" style:font-name-complex="Helvetica Neue"/>
    </style:style>
    <style:style style:name="T251_31" style:family="text">
      <style:text-properties style:font-name="Helvetica Neue" style:font-name-asian="Helvetica Neue" style:font-name-complex="Helvetica Neue"/>
    </style:style>
    <style:style style:name="T251_32" style:family="text">
      <style:text-properties style:font-name="Helvetica Neue" style:font-name-asian="Helvetica Neue" style:font-name-complex="Helvetica Neue"/>
    </style:style>
    <style:style style:name="T251_33" style:family="text">
      <style:text-properties style:font-name="Helvetica Neue" style:font-name-asian="Helvetica Neue" style:font-name-complex="Helvetica Neue"/>
    </style:style>
    <style:style style:name="T251_34" style:family="text">
      <style:text-properties style:font-name="Helvetica Neue" style:font-name-asian="Helvetica Neue" style:font-name-complex="Helvetica Neue"/>
    </style:style>
    <style:style style:name="T251_35" style:family="text">
      <style:text-properties style:font-name="Helvetica Neue" style:font-name-asian="Helvetica Neue" style:font-name-complex="Helvetica Neue"/>
    </style:style>
    <style:style style:name="T251_36" style:family="text">
      <style:text-properties style:font-name="Helvetica Neue" style:font-name-asian="Helvetica Neue" style:font-name-complex="Helvetica Neue"/>
    </style:style>
    <style:style style:name="T251_37" style:family="text">
      <style:text-properties style:font-name="Helvetica Neue" style:font-name-asian="Helvetica Neue" style:font-name-complex="Helvetica Neue"/>
    </style:style>
    <style:style style:name="T251_38" style:family="text">
      <style:text-properties style:font-name="Helvetica Neue" style:font-name-asian="Helvetica Neue" style:font-name-complex="Helvetica Neue"/>
    </style:style>
    <style:style style:name="T251_39" style:family="text">
      <style:text-properties style:font-name="Helvetica Neue" style:font-name-asian="Helvetica Neue" style:font-name-complex="Helvetica Neue"/>
    </style:style>
    <style:style style:name="T251_40" style:family="text">
      <style:text-properties style:font-name="Helvetica Neue" style:font-name-asian="Helvetica Neue" style:font-name-complex="Helvetica Neue"/>
    </style:style>
    <style:style style:name="T251_41" style:family="text">
      <style:text-properties style:font-name="Helvetica Neue" style:font-name-asian="Helvetica Neue" style:font-name-complex="Helvetica Neue"/>
    </style:style>
    <style:style style:name="T251_42" style:family="text">
      <style:text-properties style:font-name="Helvetica Neue" style:font-name-asian="Helvetica Neue" style:font-name-complex="Helvetica Neue"/>
    </style:style>
    <style:style style:name="T251_43" style:family="text">
      <style:text-properties style:font-name="Helvetica Neue" style:font-name-asian="Helvetica Neue" style:font-name-complex="Helvetica Neue"/>
    </style:style>
    <style:style style:name="T251_44" style:family="text">
      <style:text-properties style:font-name="Helvetica Neue" style:font-name-asian="Helvetica Neue" style:font-name-complex="Helvetica Neue"/>
    </style:style>
    <style:style style:name="T251_45" style:family="text">
      <style:text-properties style:font-name="Helvetica Neue" style:font-name-asian="Helvetica Neue" style:font-name-complex="Helvetica Neue"/>
    </style:style>
    <style:style style:name="T251_46" style:family="text">
      <style:text-properties style:font-name="Helvetica Neue" style:font-name-asian="Helvetica Neue" style:font-name-complex="Helvetica Neue"/>
    </style:style>
    <style:style style:name="T251_47" style:family="text">
      <style:text-properties style:font-name="Helvetica Neue" style:font-name-asian="Helvetica Neue" style:font-name-complex="Helvetica Neue"/>
    </style:style>
    <style:style style:name="T251_48" style:family="text">
      <style:text-properties style:font-name="Helvetica Neue" style:font-name-asian="Helvetica Neue" style:font-name-complex="Helvetica Neue"/>
    </style:style>
    <style:style style:name="T251_49" style:family="text">
      <style:text-properties style:font-name="Helvetica Neue" style:font-name-asian="Helvetica Neue" style:font-name-complex="Helvetica Neue"/>
    </style:style>
    <style:style style:name="T251_50" style:family="text">
      <style:text-properties style:font-name="Helvetica Neue" style:font-name-asian="Helvetica Neue" style:font-name-complex="Helvetica Neue"/>
    </style:style>
    <style:style style:name="T251_51" style:family="text">
      <style:text-properties style:font-name="Helvetica Neue" style:font-name-asian="Helvetica Neue" style:font-name-complex="Helvetica Neue"/>
    </style:style>
    <style:style style:name="T251_52" style:family="text">
      <style:text-properties style:font-name="Helvetica Neue" style:font-name-asian="Helvetica Neue" style:font-name-complex="Helvetica Neue"/>
    </style:style>
    <style:style style:name="T251_53" style:family="text">
      <style:text-properties style:font-name="Helvetica Neue" style:font-name-asian="Helvetica Neue" style:font-name-complex="Helvetica Neue"/>
    </style:style>
    <style:style style:name="T251_54" style:family="text">
      <style:text-properties style:font-name="Helvetica Neue" style:font-name-asian="Helvetica Neue" style:font-name-complex="Helvetica Neue"/>
    </style:style>
    <style:style style:name="T251_55" style:family="text">
      <style:text-properties style:font-name="Helvetica Neue" style:font-name-asian="Helvetica Neue" style:font-name-complex="Helvetica Neue"/>
    </style:style>
    <style:style style:name="T251_56" style:family="text">
      <style:text-properties style:font-name="Helvetica Neue" style:font-name-asian="Helvetica Neue" style:font-name-complex="Helvetica Neue"/>
    </style:style>
    <style:style style:name="T251_57" style:family="text">
      <style:text-properties style:font-name="Helvetica Neue" style:font-name-asian="Helvetica Neue" style:font-name-complex="Helvetica Neue"/>
    </style:style>
    <style:style style:name="T251_58" style:family="text">
      <style:text-properties style:font-name="Helvetica Neue" style:font-name-asian="Helvetica Neue" style:font-name-complex="Helvetica Neue"/>
    </style:style>
    <style:style style:name="T251_59" style:family="text">
      <style:text-properties style:font-name="Helvetica Neue" style:font-name-asian="Helvetica Neue" style:font-name-complex="Helvetica Neue"/>
    </style:style>
    <style:style style:name="T251_60" style:family="text">
      <style:text-properties style:font-name="Helvetica Neue" style:font-name-asian="Helvetica Neue" style:font-name-complex="Helvetica Neue"/>
    </style:style>
    <style:style style:name="T251_61" style:family="text">
      <style:text-properties style:font-name="Helvetica Neue" style:font-name-asian="Helvetica Neue" style:font-name-complex="Helvetica Neue"/>
    </style:style>
    <style:style style:name="T251_62" style:family="text">
      <style:text-properties style:font-name="Helvetica Neue" style:font-name-asian="Helvetica Neue" style:font-name-complex="Helvetica Neue"/>
    </style:style>
    <style:style style:name="T251_63" style:family="text">
      <style:text-properties style:font-name="Helvetica Neue" style:font-name-asian="Helvetica Neue" style:font-name-complex="Helvetica Neue"/>
    </style:style>
    <style:style style:name="T251_64" style:family="text">
      <style:text-properties style:font-name="Helvetica Neue" style:font-name-asian="Helvetica Neue" style:font-name-complex="Helvetica Neue"/>
    </style:style>
    <style:style style:name="T251_65" style:family="text">
      <style:text-properties style:font-name="Helvetica Neue" style:font-name-asian="Helvetica Neue" style:font-name-complex="Helvetica Neue"/>
    </style:style>
    <style:style style:name="T251_66" style:family="text">
      <style:text-properties style:font-name="Helvetica Neue" style:font-name-asian="Helvetica Neue" style:font-name-complex="Helvetica Neue"/>
    </style:style>
    <style:style style:name="P252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53" style:family="paragraph" style:parent-style-name="Heading_20_1">
      <style:paragraph-properties fo:break-before="auto" fo:line-height="150%" fo:margin-top="0.847cm" style:writing-mode="lr-tb"/>
    </style:style>
    <style:style style:name="T253_1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253_2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T253_3" style:family="text">
      <style:text-properties fo:color="#007cc2" style:font-name="Helvetica Neue" fo:font-size="18pt" style:font-name-asian="Helvetica Neue" style:font-size-asian="18pt" style:font-name-complex="Helvetica Neue" style:font-size-complex="18pt"/>
    </style:style>
    <style:style style:name="P254" style:family="paragraph" style:parent-style-name="Standard">
      <style:paragraph-properties fo:break-before="auto" fo:line-height="150%" style:writing-mode="lr-tb"/>
    </style:style>
    <style:style style:name="T254_1" style:family="text">
      <style:text-properties style:font-name="Helvetica Neue" style:font-name-asian="Helvetica Neue" style:font-name-complex="Helvetica Neue"/>
    </style:style>
    <style:style style:name="T254_2" style:family="text">
      <style:text-properties style:font-name="Helvetica Neue" style:font-name-asian="Helvetica Neue" style:font-name-complex="Helvetica Neue"/>
    </style:style>
    <style:style style:name="T254_3" style:family="text">
      <style:text-properties style:font-name="Helvetica Neue" style:font-name-asian="Helvetica Neue" style:font-name-complex="Helvetica Neue"/>
    </style:style>
    <style:style style:name="T254_4" style:family="text">
      <style:text-properties style:font-name="Helvetica Neue" style:font-name-asian="Helvetica Neue" style:font-name-complex="Helvetica Neue"/>
    </style:style>
    <style:style style:name="T254_5" style:family="text">
      <style:text-properties style:font-name="Helvetica Neue" style:font-name-asian="Helvetica Neue" style:font-name-complex="Helvetica Neue"/>
    </style:style>
    <style:style style:name="T254_6" style:family="text">
      <style:text-properties style:font-name="Helvetica Neue" style:font-name-asian="Helvetica Neue" style:font-name-complex="Helvetica Neue"/>
    </style:style>
    <style:style style:name="T254_7" style:family="text">
      <style:text-properties style:font-name="Helvetica Neue" style:font-name-asian="Helvetica Neue" style:font-name-complex="Helvetica Neue"/>
    </style:style>
    <style:style style:name="T254_8" style:family="text">
      <style:text-properties style:font-name="Helvetica Neue" style:font-name-asian="Helvetica Neue" style:font-name-complex="Helvetica Neue"/>
    </style:style>
    <style:style style:name="T254_9" style:family="text">
      <style:text-properties style:font-name="Helvetica Neue" style:font-name-asian="Helvetica Neue" style:font-name-complex="Helvetica Neue"/>
    </style:style>
    <style:style style:name="T254_10" style:family="text">
      <style:text-properties style:font-name="Helvetica Neue" style:font-name-asian="Helvetica Neue" style:font-name-complex="Helvetica Neue"/>
    </style:style>
    <style:style style:name="T254_11" style:family="text">
      <style:text-properties style:font-name="Helvetica Neue" style:font-name-asian="Helvetica Neue" style:font-name-complex="Helvetica Neue"/>
    </style:style>
    <style:style style:name="T254_12" style:family="text">
      <style:text-properties style:font-name="Helvetica Neue" style:font-name-asian="Helvetica Neue" style:font-name-complex="Helvetica Neue"/>
    </style:style>
    <style:style style:name="T254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54_1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54_1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54_16" style:family="text">
      <style:text-properties style:font-name="Helvetica Neue" style:font-name-asian="Helvetica Neue" style:font-name-complex="Helvetica Neue"/>
    </style:style>
    <style:style style:name="T254_17" style:family="text">
      <style:text-properties style:font-name="Helvetica Neue" style:font-name-asian="Helvetica Neue" style:font-name-complex="Helvetica Neue"/>
    </style:style>
    <style:style style:name="T254_18" style:family="text">
      <style:text-properties style:font-name="Helvetica Neue" style:font-name-asian="Helvetica Neue" style:font-name-complex="Helvetica Neue"/>
    </style:style>
    <style:style style:name="T254_19" style:family="text">
      <style:text-properties style:font-name="Helvetica Neue" style:font-name-asian="Helvetica Neue" style:font-name-complex="Helvetica Neue"/>
    </style:style>
    <style:style style:name="T254_20" style:family="text">
      <style:text-properties style:font-name="Helvetica Neue" style:font-name-asian="Helvetica Neue" style:font-name-complex="Helvetica Neue"/>
    </style:style>
    <style:style style:name="T254_21" style:family="text">
      <style:text-properties style:font-name="Helvetica Neue" style:font-name-asian="Helvetica Neue" style:font-name-complex="Helvetica Neue"/>
    </style:style>
    <style:style style:name="T254_22" style:family="text">
      <style:text-properties style:font-name="Helvetica Neue" style:font-name-asian="Helvetica Neue" style:font-name-complex="Helvetica Neue"/>
    </style:style>
    <style:style style:name="T254_23" style:family="text">
      <style:text-properties style:font-name="Helvetica Neue" style:font-name-asian="Helvetica Neue" style:font-name-complex="Helvetica Neue"/>
    </style:style>
    <style:style style:name="T254_24" style:family="text">
      <style:text-properties style:font-name="Helvetica Neue" style:font-name-asian="Helvetica Neue" style:font-name-complex="Helvetica Neue"/>
    </style:style>
    <style:style style:name="T254_25" style:family="text">
      <style:text-properties style:font-name="Helvetica Neue" style:font-name-asian="Helvetica Neue" style:font-name-complex="Helvetica Neue"/>
    </style:style>
    <style:style style:name="T254_26" style:family="text">
      <style:text-properties style:font-name="Helvetica Neue" style:font-name-asian="Helvetica Neue" style:font-name-complex="Helvetica Neue"/>
    </style:style>
    <style:style style:name="T254_27" style:family="text">
      <style:text-properties style:font-name="Helvetica Neue" style:font-name-asian="Helvetica Neue" style:font-name-complex="Helvetica Neue"/>
    </style:style>
    <style:style style:name="T254_28" style:family="text">
      <style:text-properties style:font-name="Helvetica Neue" style:font-name-asian="Helvetica Neue" style:font-name-complex="Helvetica Neue"/>
    </style:style>
    <style:style style:name="T254_29" style:family="text">
      <style:text-properties style:font-name="Helvetica Neue" style:font-name-asian="Helvetica Neue" style:font-name-complex="Helvetica Neue"/>
    </style:style>
    <style:style style:name="T254_30" style:family="text">
      <style:text-properties style:font-name="Helvetica Neue" style:font-name-asian="Helvetica Neue" style:font-name-complex="Helvetica Neue"/>
    </style:style>
    <style:style style:name="T254_31" style:family="text">
      <style:text-properties style:font-name="Helvetica Neue" style:font-name-asian="Helvetica Neue" style:font-name-complex="Helvetica Neue"/>
    </style:style>
    <style:style style:name="T254_32" style:family="text">
      <style:text-properties style:font-name="Helvetica Neue" style:font-name-asian="Helvetica Neue" style:font-name-complex="Helvetica Neue"/>
    </style:style>
    <style:style style:name="T254_33" style:family="text">
      <style:text-properties style:font-name="Helvetica Neue" style:font-name-asian="Helvetica Neue" style:font-name-complex="Helvetica Neue"/>
    </style:style>
    <style:style style:name="T254_34" style:family="text">
      <style:text-properties style:font-name="Helvetica Neue" style:font-name-asian="Helvetica Neue" style:font-name-complex="Helvetica Neue"/>
    </style:style>
    <style:style style:name="T254_35" style:family="text">
      <style:text-properties style:font-name="Helvetica Neue" style:font-name-asian="Helvetica Neue" style:font-name-complex="Helvetica Neue"/>
    </style:style>
    <style:style style:name="T254_36" style:family="text">
      <style:text-properties style:font-name="Helvetica Neue" style:font-name-asian="Helvetica Neue" style:font-name-complex="Helvetica Neue"/>
    </style:style>
    <style:style style:name="T254_37" style:family="text">
      <style:text-properties style:font-name="Helvetica Neue" style:font-name-asian="Helvetica Neue" style:font-name-complex="Helvetica Neue"/>
    </style:style>
    <style:style style:name="T254_38" style:family="text">
      <style:text-properties style:font-name="Helvetica Neue" style:font-name-asian="Helvetica Neue" style:font-name-complex="Helvetica Neue"/>
    </style:style>
    <style:style style:name="T254_39" style:family="text">
      <style:text-properties style:font-name="Helvetica Neue" style:font-name-asian="Helvetica Neue" style:font-name-complex="Helvetica Neue"/>
    </style:style>
    <style:style style:name="T254_40" style:family="text">
      <style:text-properties style:font-name="Helvetica Neue" style:font-name-asian="Helvetica Neue" style:font-name-complex="Helvetica Neue"/>
    </style:style>
    <style:style style:name="T254_41" style:family="text">
      <style:text-properties style:font-name="Helvetica Neue" style:font-name-asian="Helvetica Neue" style:font-name-complex="Helvetica Neue"/>
    </style:style>
    <style:style style:name="T254_42" style:family="text">
      <style:text-properties style:font-name="Helvetica Neue" style:font-name-asian="Helvetica Neue" style:font-name-complex="Helvetica Neue"/>
    </style:style>
    <style:style style:name="T254_43" style:family="text">
      <style:text-properties style:font-name="Helvetica Neue" style:font-name-asian="Helvetica Neue" style:font-name-complex="Helvetica Neue"/>
    </style:style>
    <style:style style:name="T254_44" style:family="text">
      <style:text-properties style:font-name="Helvetica Neue" style:font-name-asian="Helvetica Neue" style:font-name-complex="Helvetica Neue"/>
    </style:style>
    <style:style style:name="T254_45" style:family="text">
      <style:text-properties style:font-name="Helvetica Neue" style:font-name-asian="Helvetica Neue" style:font-name-complex="Helvetica Neue"/>
    </style:style>
    <style:style style:name="T254_46" style:family="text">
      <style:text-properties style:font-name="Helvetica Neue" style:font-name-asian="Helvetica Neue" style:font-name-complex="Helvetica Neue"/>
    </style:style>
    <style:style style:name="T254_47" style:family="text">
      <style:text-properties style:font-name="Helvetica Neue" style:font-name-asian="Helvetica Neue" style:font-name-complex="Helvetica Neue"/>
    </style:style>
    <style:style style:name="T254_48" style:family="text">
      <style:text-properties style:font-name="Helvetica Neue" style:font-name-asian="Helvetica Neue" style:font-name-complex="Helvetica Neue"/>
    </style:style>
    <style:style style:name="T254_49" style:family="text">
      <style:text-properties style:font-name="Helvetica Neue" style:font-name-asian="Helvetica Neue" style:font-name-complex="Helvetica Neue"/>
    </style:style>
    <style:style style:name="T254_50" style:family="text">
      <style:text-properties style:font-name="Helvetica Neue" style:font-name-asian="Helvetica Neue" style:font-name-complex="Helvetica Neue"/>
    </style:style>
    <style:style style:name="T254_51" style:family="text">
      <style:text-properties style:font-name="Helvetica Neue" style:font-name-asian="Helvetica Neue" style:font-name-complex="Helvetica Neue"/>
    </style:style>
    <style:style style:name="T254_52" style:family="text">
      <style:text-properties style:font-name="Helvetica Neue" style:font-name-asian="Helvetica Neue" style:font-name-complex="Helvetica Neue"/>
    </style:style>
    <style:style style:name="T254_53" style:family="text">
      <style:text-properties style:font-name="Helvetica Neue" style:font-name-asian="Helvetica Neue" style:font-name-complex="Helvetica Neue"/>
    </style:style>
    <style:style style:name="T254_54" style:family="text">
      <style:text-properties style:font-name="Helvetica Neue" style:font-name-asian="Helvetica Neue" style:font-name-complex="Helvetica Neue"/>
    </style:style>
    <style:style style:name="T254_55" style:family="text">
      <style:text-properties style:font-name="Helvetica Neue" style:font-name-asian="Helvetica Neue" style:font-name-complex="Helvetica Neue"/>
    </style:style>
    <style:style style:name="T254_56" style:family="text">
      <style:text-properties style:font-name="Helvetica Neue" style:font-name-asian="Helvetica Neue" style:font-name-complex="Helvetica Neue"/>
    </style:style>
    <style:style style:name="T254_57" style:family="text">
      <style:text-properties style:font-name="Helvetica Neue" style:font-name-asian="Helvetica Neue" style:font-name-complex="Helvetica Neue"/>
    </style:style>
    <style:style style:name="T254_58" style:family="text">
      <style:text-properties style:font-name="Helvetica Neue" style:font-name-asian="Helvetica Neue" style:font-name-complex="Helvetica Neue"/>
    </style:style>
    <style:style style:name="T254_59" style:family="text">
      <style:text-properties style:font-name="Helvetica Neue" style:font-name-asian="Helvetica Neue" style:font-name-complex="Helvetica Neue"/>
    </style:style>
    <style:style style:name="T254_60" style:family="text">
      <style:text-properties style:font-name="Helvetica Neue" style:font-name-asian="Helvetica Neue" style:font-name-complex="Helvetica Neue"/>
    </style:style>
    <style:style style:name="P255" style:family="paragraph" style:parent-style-name="Standard">
      <style:paragraph-properties fo:break-before="auto" fo:line-height="150%" style:writing-mode="lr-tb"/>
    </style:style>
    <style:style style:name="T255_1" style:family="text">
      <style:text-properties style:font-name="Helvetica Neue" style:font-name-asian="Helvetica Neue" style:font-name-complex="Helvetica Neue"/>
    </style:style>
    <style:style style:name="T255_2" style:family="text">
      <style:text-properties style:font-name="Helvetica Neue" style:font-name-asian="Helvetica Neue" style:font-name-complex="Helvetica Neue"/>
    </style:style>
    <style:style style:name="T255_3" style:family="text">
      <style:text-properties style:font-name="Helvetica Neue" style:font-name-asian="Helvetica Neue" style:font-name-complex="Helvetica Neue"/>
    </style:style>
    <style:style style:name="T255_4" style:family="text">
      <style:text-properties style:font-name="Helvetica Neue" style:font-name-asian="Helvetica Neue" style:font-name-complex="Helvetica Neue"/>
    </style:style>
    <style:style style:name="T255_5" style:family="text">
      <style:text-properties style:font-name="Helvetica Neue" style:font-name-asian="Helvetica Neue" style:font-name-complex="Helvetica Neue"/>
    </style:style>
    <style:style style:name="T255_6" style:family="text">
      <style:text-properties style:font-name="Helvetica Neue" style:font-name-asian="Helvetica Neue" style:font-name-complex="Helvetica Neue"/>
    </style:style>
    <style:style style:name="T255_7" style:family="text">
      <style:text-properties style:font-name="Helvetica Neue" style:font-name-asian="Helvetica Neue" style:font-name-complex="Helvetica Neue"/>
    </style:style>
    <style:style style:name="T255_8" style:family="text">
      <style:text-properties style:font-name="Helvetica Neue" style:font-name-asian="Helvetica Neue" style:font-name-complex="Helvetica Neue"/>
    </style:style>
    <style:style style:name="T255_9" style:family="text">
      <style:text-properties style:font-name="Helvetica Neue" style:font-name-asian="Helvetica Neue" style:font-name-complex="Helvetica Neue"/>
    </style:style>
    <style:style style:name="T255_10" style:family="text">
      <style:text-properties style:font-name="Helvetica Neue" style:font-name-asian="Helvetica Neue" style:font-name-complex="Helvetica Neue"/>
    </style:style>
    <style:style style:name="T255_11" style:family="text">
      <style:text-properties style:font-name="Helvetica Neue" style:font-name-asian="Helvetica Neue" style:font-name-complex="Helvetica Neue"/>
    </style:style>
    <style:style style:name="T255_12" style:family="text">
      <style:text-properties style:font-name="Helvetica Neue" style:font-name-asian="Helvetica Neue" style:font-name-complex="Helvetica Neue"/>
    </style:style>
    <style:style style:name="T255_13" style:family="text">
      <style:text-properties style:font-name="Helvetica Neue" style:font-name-asian="Helvetica Neue" style:font-name-complex="Helvetica Neue"/>
    </style:style>
    <style:style style:name="T255_14" style:family="text">
      <style:text-properties style:font-name="Helvetica Neue" style:font-name-asian="Helvetica Neue" style:font-name-complex="Helvetica Neue"/>
    </style:style>
    <style:style style:name="P256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57" style:family="paragraph" style:parent-style-name="Heading_20_2">
      <style:paragraph-properties fo:break-before="auto" fo:line-height="150%" fo:margin-bottom="0.141cm" style:writing-mode="lr-tb"/>
    </style:style>
    <style:style style:name="T257_1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257_2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257_3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257_4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able4" style:family="table">
      <style:table-properties table:align="left" style:width="18.997cm" fo:margin-left="0.053cm"/>
    </style:style>
    <style:style style:name="Column7" style:family="table-column">
      <style:table-column-properties style:column-width="4.286cm"/>
    </style:style>
    <style:style style:name="Column8" style:family="table-column">
      <style:table-column-properties style:column-width="14.711cm"/>
    </style:style>
    <style:style style:name="Row17" style:family="table-row"/>
    <style:style style:name="Cell33" style:family="table-cell">
      <style:table-cell-properties style:vertical-align="top" fo:padding-top="0.176cm" fo:border-top="#d9d9d9 0.035cm solid" fo:padding-bottom="0.176cm" fo:border-bottom="#007cc2 0.053cm solid" fo:padding-left="0.176cm" fo:border-left="#d9d9d9 0.035cm solid" fo:padding-right="0.176cm" fo:border-right="#d9d9d9 0.035cm solid"/>
    </style:style>
    <style:style style:name="P25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58_1" style:family="text">
      <style:text-properties style:text-line-through-style="none" fo:font-style="normal" style:font-style-asian="normal" style:font-style-complex="normal" fo:color="#007cc2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Cell34" style:family="table-cell">
      <style:table-cell-properties style:vertical-align="top" fo:padding-top="0.176cm" fo:border-top="#d9d9d9 0.035cm solid" fo:padding-bottom="0.176cm" fo:border-bottom="#007cc2 0.053cm solid" fo:padding-left="0.176cm" fo:border-left="#d9d9d9 0.035cm solid" fo:padding-right="0.176cm" fo:border-right="#d9d9d9 0.035cm solid"/>
    </style:style>
    <style:style style:name="P25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59_1" style:family="text">
      <style:text-properties style:text-line-through-style="none" fo:font-style="normal" style:font-style-asian="normal" style:font-style-complex="normal" fo:color="#007cc2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007cc2 0.053cm solid" fo:padding-bottom="0.176cm" fo:border-bottom="#d9d9d9 0.035cm solid" fo:padding-left="0.176cm" fo:border-left="#d9d9d9 0.035cm solid" fo:padding-right="0.176cm" fo:border-right="#d9d9d9 0.035cm solid"/>
    </style:style>
    <style:style style:name="P26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7cc2 0.053cm solid" fo:padding-bottom="0.176cm" fo:border-bottom="#d9d9d9 0.035cm solid" fo:padding-left="0.176cm" fo:border-left="#d9d9d9 0.035cm solid" fo:padding-right="0.176cm" fo:border-right="#d9d9d9 0.035cm solid"/>
    </style:style>
    <style:style style:name="P261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bold" style:font-weight-asian="bold" style:font-weight-complex="bold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bold" style:font-weight-asian="bold" style:font-weight-complex="bold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2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2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2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2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2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2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2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8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9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10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11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12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13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14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15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16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17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18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19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20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3_21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8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9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10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11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12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13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14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15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16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17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18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19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20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21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22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23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24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25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26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27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28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29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30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31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32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33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265_34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265_35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265_36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37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38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5_39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265_40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265_41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265_42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6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6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38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268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bold" style:font-weight-asian="bold" style:font-weight-complex="bold" style:text-underline-style="none"/>
    </style:style>
    <style:style style:name="T268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8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bold" style:font-weight-asian="bold" style:font-weight-complex="bold" style:text-underline-style="none"/>
    </style:style>
    <style:style style:name="T268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9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9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9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9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9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9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9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69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0_8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0_9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0_10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0_11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0_12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0_13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0_14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0_15" style:family="text"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a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2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2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2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2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2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2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3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3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3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3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3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3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2_3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2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2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2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2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2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2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3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3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3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3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3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3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3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3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3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3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4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4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4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4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4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4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4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4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4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4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5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5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5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5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76_5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42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279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bold" style:font-weight-asian="bold" style:font-weight-complex="bold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bold" style:font-weight-asian="bold" style:font-weight-complex="bold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0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2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2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2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2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2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86_2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46" style:family="table-cell">
      <style:table-cell-properties fo:background-color="#f3f3f3" style:vertical-align="top" fo:padding-top="0.176cm" fo:border-top="#d9d9d9 0.035cm solid" fo:padding-bottom="0.176cm" fo:border-bottom="#d9d9d9 0.035cm solid" fo:padding-left="0.176cm" fo:border-left="#d9d9d9 0.035cm solid" fo:padding-right="0.176cm" fo:border-right="#d9d9d9 0.035cm solid"/>
    </style:style>
    <style:style style:name="P289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2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2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2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2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2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2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3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3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3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3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3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3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3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3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3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3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4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4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4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4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4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4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91_4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break-before="auto" fo:line-height="150%" style:writing-mode="lr-tb"/>
    </style:style>
    <style:style style:name="P293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94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95" style:family="paragraph" style:parent-style-name="Standard">
      <style:paragraph-properties fo:break-before="auto" fo:line-height="150%" style:writing-mode="lr-tb"/>
      <style:text-properties style:font-name="Helvetica Neue" style:font-name-asian="Helvetica Neue" style:font-name-complex="Helvetica Neue"/>
    </style:style>
    <style:style style:name="P296" style:family="paragraph" style:parent-style-name="Standard">
      <style:paragraph-properties fo:break-before="auto" fo:line-height="150%" style:writing-mode="lr-tb"/>
    </style:style>
    <style:style style:name="T296_1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2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3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4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5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6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7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8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9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10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11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12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13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14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15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16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17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18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19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20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21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22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23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24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25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26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27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28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29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30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31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32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33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34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35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36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37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38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39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40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41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42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43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44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45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46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47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48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49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50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51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  <style:style style:name="T296_52" style:family="text">
      <style:text-properties fo:font-style="italic" style:font-style-asian="italic" style:font-style-complex="italic" style:font-name="Helvetica Neue" fo:font-size="9pt" style:font-name-asian="Helvetica Neue" style:font-size-asian="9pt" style:font-name-complex="Helvetica Neue" style:font-size-complex="9pt"/>
    </style:style>
  </office:automatic-styles>
  <office:body>
    <office:text>
      <text:p text:style-name="P1"><text:span text:style-name="T1_1"><text:tab/><text:s/></text:span></text:p>
      <text:p text:style-name="P2"/>
      <text:p text:style-name="P3"/>
      <text:p text:style-name="P4"/>
      <text:p text:style-name="P5"/>
      <text:p text:style-name="P6"/>
      <text:p text:style-name="P7"/>
      <text:h text:style-name="P8" text:outline-level="10"><text:bookmark-start text:name="h.onsjab6cdzb3"/><text:bookmark-end text:name="h.onsjab6cdzb3"/><text:span text:style-name="T8_1">TEALIUM</text:span><text:span text:style-name="T8_2"><text:s/></text:span><text:span text:style-name="T8_3">WEB</text:span><text:span text:style-name="T8_4"><text:s/></text:span><text:span text:style-name="T8_5">PLATFORM</text:span><text:span text:style-name="T8_6"><text:s/></text:span><text:span text:style-name="T8_7">INTEGRATIONS</text:span></text:h>
      <text:p text:style-name="P9"><text:span text:style-name="T9_1"><text:s/><text:tab/></text:span></text:p>
      <text:p text:style-name="P10"><text:span text:style-name="T10_1">Tealium</text:span><text:span text:style-name="T10_2"><text:s/></text:span><text:span text:style-name="T10_3">Adobe</text:span><text:span text:style-name="T10_4"><text:s/></text:span><text:span text:style-name="T10_5">Experience</text:span><text:span text:style-name="T10_6"><text:s/></text:span><text:span text:style-name="T10_7">Manager</text:span><text:span text:style-name="T10_8"><text:s/>(</text:span><text:span text:style-name="T10_9">AEM</text:span><text:span text:style-name="T10_10">)<text:s/></text:span><text:span text:style-name="T10_11">Integration</text:span><text:span text:style-name="T10_12"><text:s/></text:span></text:p>
      <text:h text:style-name="P11" text:outline-level="10"><text:bookmark-start text:name="h.phizqtnyy6gm"/><text:bookmark-end text:name="h.phizqtnyy6gm"/><text:span text:style-name="T11_1">Tealium</text:span><text:span text:style-name="T11_2"><text:s/></text:span><text:span text:style-name="T11_3">Plugin</text:span><text:span text:style-name="T11_4"><text:s/></text:span><text:span text:style-name="T11_5">for</text:span><text:span text:style-name="T11_6"><text:s/></text:span><text:span text:style-name="T11_7">Adobe</text:span><text:span text:style-name="T11_8"><text:s/></text:span><text:span text:style-name="T11_9">AEM</text:span><text:span text:style-name="T11_10"><text:s/></text:span><text:span text:style-name="T11_11">and</text:span><text:span text:style-name="T11_12"><text:s/></text:span><text:span text:style-name="T11_13">CQ</text:span><text:span text:style-name="T11_14"><text:s/></text:span><text:span text:style-name="T11_15">Install</text:span><text:span text:style-name="T11_16"><text:s/></text:span><text:span text:style-name="T11_17">Guide</text:span></text:h>
      <text:p text:style-name="P12"/>
      <text:p text:style-name="P13"/>
      <text:h text:style-name="P14" text:outline-level="10"><text:bookmark-start text:name="h.lp553daji33e"/><text:bookmark-end text:name="h.lp553daji33e"/><text:span text:style-name="T14_1">2<text:s/></text:span><text:span text:style-name="T14_2">May</text:span><text:span text:style-name="T14_3"><text:s/>2016</text:span></text:h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29_1"><text:tab/><text:s/><text:tab/><text:s/><text:tab/></text:span></text:p>
      <text:p text:style-name="P30"/>
      <text:p text:style-name="P31"><text:span text:style-name="T31_1">Table</text:span><text:span text:style-name="T31_2"><text:s/></text:span><text:span text:style-name="T31_3">of</text:span><text:span text:style-name="T31_4"><text:s/></text:span><text:span text:style-name="T31_5">Contents</text:span></text:p>
      <text:p text:style-name="P32"/>
      <text:list text:style-name="LS1" xml:id="list0">
        <text:list-item>
          <text:p text:style-name="P33"><text:span text:style-name="T33_1">Overview</text:span><text:span text:style-name="T33_2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<text:tab/>2</text:span></text:p>
        </text:list-item>
        <text:list-item>
          <text:p text:style-name="P34"><text:span text:style-name="T34_1">Description</text:span><text:span text:style-name="T34_2"><text:s/>.<text:s/>.<text:s/>.<text:s/>.<text:s/>.<text:s/>.<text:s/>.<text:s/>.<text:s/>.<text:s/>.<text:s/>.<text:s/>.<text:s/>.<text:s/>.<text:s/>.<text:s/>.<text:s/>.<text:s/>.<text:s/>.<text:s/>.<text:s/>.<text:s/>.<text:s/>.<text:s/>.<text:s/>.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<text:tab/>2</text:span></text:p>
        </text:list-item>
        <text:list-item>
          <text:p text:style-name="P35"><text:span text:style-name="T35_1">Compatibility</text:span><text:span text:style-name="T35_2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<text:tab/>2<text:s/></text:span></text:p>
        </text:list-item>
        <text:list-item>
          <text:p text:style-name="P36"><text:span text:style-name="T36_1">Installation</text:span><text:span text:style-name="T36_2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<text:tab/>3</text:span></text:p>
          <text:list>
            <text:list-item>
              <text:p text:style-name="P37"><text:span text:style-name="T37_1">Tealium</text:span></text:p>
            </text:list-item>
            <text:list-item>
              <text:p text:style-name="P38"><text:span text:style-name="T38_1">Adobe</text:span><text:span text:style-name="T38_2"><text:s/></text:span><text:span text:style-name="T38_3">AEM</text:span><text:span text:style-name="T38_4">/</text:span><text:span text:style-name="T38_5">CQ</text:span></text:p>
            </text:list-item>
          </text:list>
        </text:list-item>
        <text:list-item>
          <text:p text:style-name="P39"><text:span text:style-name="T39_1">Configuration</text:span><text:span text:style-name="T39_2"><text:s text:c="2"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<text:tab/>4</text:span></text:p>
          <text:list>
            <text:list-item>
              <text:p text:style-name="P40"><text:span text:style-name="T40_1">Global</text:span><text:span text:style-name="T40_2"><text:s/></text:span><text:span text:style-name="T40_3">Configuration</text:span></text:p>
            </text:list-item>
            <text:list-item>
              <text:p text:style-name="P41"><text:span text:style-name="T41_1">Page</text:span><text:span text:style-name="T41_2"><text:s/></text:span><text:span text:style-name="T41_3">Type</text:span><text:span text:style-name="T41_4"><text:tab/></text:span></text:p>
            </text:list-item>
          </text:list>
        </text:list-item>
        <text:list-item>
          <text:p text:style-name="P42"><text:span text:style-name="T42_1">Components</text:span><text:span text:style-name="T42_2"><text:s text:c="2"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tab/>7</text:span></text:p>
          <text:list>
            <text:list-item>
              <text:p text:style-name="P43"><text:span text:style-name="T43_1">Tealium</text:span><text:span text:style-name="T43_2"><text:s/></text:span><text:span text:style-name="T43_3">Component</text:span><text:span text:style-name="T43_4"><text:s text:c="2"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tab/>7</text:span></text:p>
              <text:list>
                <text:list-item>
                  <text:p text:style-name="P44"><text:span text:style-name="T44_1">Adobe</text:span><text:span text:style-name="T44_2"><text:s/></text:span><text:span text:style-name="T44_3">CQ</text:span></text:p>
                </text:list-item>
                <text:list-item>
                  <text:p text:style-name="P45"><text:span text:style-name="T45_1">Adobe</text:span><text:span text:style-name="T45_2"><text:s/></text:span><text:span text:style-name="T45_3">Experience</text:span><text:span text:style-name="T45_4"><text:s/></text:span><text:span text:style-name="T45_5">Manager</text:span></text:p>
                </text:list-item>
                <text:list-item>
                  <text:p text:style-name="P46"><text:span text:style-name="T46_1">Component</text:span><text:span text:style-name="T46_2"><text:s/></text:span><text:span text:style-name="T46_3">Variable</text:span><text:span text:style-name="T46_4"><text:s/></text:span><text:span text:style-name="T46_5">Scopes</text:span></text:p>
                </text:list-item>
              </text:list>
            </text:list-item>
            <text:list-item>
              <text:p text:style-name="P47"><text:span text:style-name="T47_1">Tealium</text:span><text:span text:style-name="T47_2"><text:s/></text:span><text:span text:style-name="T47_3">Asynchronous</text:span><text:span text:style-name="T47_4"><text:s/></text:span><text:span text:style-name="T47_5">JS</text:span><text:span text:style-name="T47_6"><text:s/></text:span><text:span text:style-name="T47_7">Component</text:span><text:span text:style-name="T47_8"><text:s text:c="2"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tab/>9</text:span></text:p>
              <text:list>
                <text:list-item>
                  <text:p text:style-name="P48"><text:span text:style-name="T48_1">Adobe</text:span><text:span text:style-name="T48_2"><text:s/></text:span><text:span text:style-name="T48_3">CQ</text:span></text:p>
                </text:list-item>
                <text:list-item>
                  <text:p text:style-name="P49"><text:span text:style-name="T49_1">Adobe</text:span><text:span text:style-name="T49_2"><text:s/></text:span><text:span text:style-name="T49_3">Experience</text:span><text:span text:style-name="T49_4"><text:s/></text:span><text:span text:style-name="T49_5">Manager</text:span></text:p>
                </text:list-item>
                <text:list-item>
                  <text:p text:style-name="P50"><text:span text:style-name="T50_1">Component</text:span><text:span text:style-name="T50_2"><text:s/></text:span><text:span text:style-name="T50_3">Variable</text:span><text:span text:style-name="T50_4"><text:s/></text:span><text:span text:style-name="T50_5">Scopes</text:span></text:p>
                </text:list-item>
              </text:list>
            </text:list-item>
            <text:list-item>
              <text:p text:style-name="P51"><text:span text:style-name="T51_1">OSGi</text:span><text:span text:style-name="T51_2"><text:s/></text:span><text:span text:style-name="T51_3">Components</text:span><text:span text:style-name="T51_4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<text:tab/>10</text:span></text:p>
              <text:list>
                <text:list-item>
                  <text:p text:style-name="P52"><text:span text:style-name="T52_1">OSGi</text:span><text:span text:style-name="T52_2"><text:s/></text:span><text:span text:style-name="T52_3">Servlets</text:span></text:p>
                </text:list-item>
                <text:list-item>
                  <text:p text:style-name="P53"><text:span text:style-name="T53_1">OSGi</text:span><text:span text:style-name="T53_2"><text:s/></text:span><text:span text:style-name="T53_3">Services</text:span></text:p>
                </text:list-item>
              </text:list>
            </text:list-item>
            <text:list-item>
              <text:p text:style-name="P54"><text:span text:style-name="T54_1">JS</text:span><text:span text:style-name="T54_2"><text:s/></text:span><text:span text:style-name="T54_3">Module</text:span><text:span text:style-name="T54_4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<text:tab/>11</text:span></text:p>
            </text:list-item>
          </text:list>
        </text:list-item>
      </text:list>
      <text:p text:style-name="P55"><text:span text:style-name="T55_1"><text:tab/></text:span></text:p>
      <text:h text:style-name="P56" text:outline-level="10"><text:bookmark-start text:name="h.uz89vhycoeml"/><text:bookmark-end text:name="h.uz89vhycoeml"/><text:span text:style-name="T56_1">Overview</text:span></text:h>
      <text:p text:style-name="P57"><text:span text:style-name="T57_1">This</text:span><text:span text:style-name="T57_2"><text:s/></text:span><text:span text:style-name="T57_3">document</text:span><text:span text:style-name="T57_4"><text:s/></text:span><text:span text:style-name="T57_5">describes</text:span><text:span text:style-name="T57_6"><text:s/></text:span><text:span text:style-name="T57_7">how</text:span><text:span text:style-name="T57_8"><text:s/></text:span><text:span text:style-name="T57_9">to</text:span><text:span text:style-name="T57_10"><text:s/></text:span><text:span text:style-name="T57_11">install</text:span><text:span text:style-name="T57_12">,<text:s/></text:span><text:span text:style-name="T57_13">configure</text:span><text:span text:style-name="T57_14"><text:s/></text:span><text:span text:style-name="T57_15">and</text:span><text:span text:style-name="T57_16"><text:s/></text:span><text:span text:style-name="T57_17">use</text:span><text:span text:style-name="T57_18"><text:s/></text:span><text:span text:style-name="T57_19">the</text:span><text:span text:style-name="T57_20"><text:s/></text:span><text:span text:style-name="T57_21">Tealium</text:span><text:span text:style-name="T57_22"><text:s/></text:span><text:span text:style-name="T57_23">Tag</text:span><text:span text:style-name="T57_24"><text:s/></text:span><text:span text:style-name="T57_25">Management</text:span><text:span text:style-name="T57_26"><text:s/></text:span><text:span text:style-name="T57_27">Plugin</text:span><text:span text:style-name="T57_28"><text:s/></text:span><text:span text:style-name="T57_29">for</text:span><text:span text:style-name="T57_30"><text:s/></text:span><text:span text:style-name="T57_31">Adobe</text:span><text:span text:style-name="T57_32"><text:s/></text:span><text:span text:style-name="T57_33">CQ</text:span><text:span text:style-name="T57_34"><text:s/>/<text:s/></text:span><text:span text:style-name="T57_35">Adobe</text:span><text:span text:style-name="T57_36"><text:s/></text:span><text:span text:style-name="T57_37">Experience</text:span><text:span text:style-name="T57_38"><text:s/></text:span><text:span text:style-name="T57_39">Manager</text:span><text:span text:style-name="T57_40">.<text:s text:c="2"/></text:span><text:span text:style-name="T57_41">This</text:span><text:span text:style-name="T57_42"><text:s/></text:span><text:span text:style-name="T57_43">plugin</text:span><text:span text:style-name="T57_44"><text:s/></text:span><text:span text:style-name="T57_45">integration</text:span><text:span text:style-name="T57_46"><text:s/></text:span><text:span text:style-name="T57_47">provides</text:span><text:span text:style-name="T57_48"><text:s/></text:span><text:span text:style-name="T57_49">a</text:span><text:span text:style-name="T57_50"><text:s/></text:span><text:span text:style-name="T57_51">framework</text:span><text:span text:style-name="T57_52"><text:s/></text:span><text:span text:style-name="T57_53">for</text:span><text:span text:style-name="T57_54"><text:s/></text:span><text:span text:style-name="T57_55">building</text:span><text:span text:style-name="T57_56"><text:s/></text:span><text:span text:style-name="T57_57">the</text:span><text:span text:style-name="T57_58"><text:s/></text:span><text:span text:style-name="T57_59">utag</text:span><text:span text:style-name="T57_60">_</text:span><text:span text:style-name="T57_61">data</text:span><text:span text:style-name="T57_62"><text:s/></text:span><text:span text:style-name="T57_63">JavaScript</text:span><text:span text:style-name="T57_64"><text:s/></text:span><text:span text:style-name="T57_65">object</text:span><text:span text:style-name="T57_66"><text:s/></text:span><text:span text:style-name="T57_67">in</text:span><text:span text:style-name="T57_68"><text:s/></text:span><text:span text:style-name="T57_69">the</text:span><text:span text:style-name="T57_70"><text:s/></text:span><text:span text:style-name="T57_71">HTML</text:span><text:span text:style-name="T57_72"><text:s/></text:span><text:span text:style-name="T57_73">source</text:span><text:span text:style-name="T57_74">.<text:s text:c="2"/></text:span><text:span text:style-name="T57_75">The</text:span><text:span text:style-name="T57_76"><text:s/></text:span><text:span text:style-name="T57_77">utag</text:span><text:span text:style-name="T57_78">_</text:span><text:span text:style-name="T57_79">data</text:span><text:span text:style-name="T57_80"><text:s/></text:span><text:span text:style-name="T57_81">object</text:span><text:span text:style-name="T57_82"><text:s/></text:span><text:span text:style-name="T57_83">contains</text:span><text:span text:style-name="T57_84"><text:s/></text:span><text:span text:style-name="T57_85">the</text:span><text:span text:style-name="T57_86"><text:s/></text:span><text:span text:style-name="T57_87">page</text:span><text:span text:style-name="T57_88">-</text:span><text:span text:style-name="T57_89">specific</text:span><text:span text:style-name="T57_90"><text:s/></text:span><text:span text:style-name="T57_91">Data</text:span><text:span text:style-name="T57_92"><text:s/></text:span><text:span text:style-name="T57_93">Layer</text:span><text:span text:style-name="T57_94"><text:s/></text:span><text:span text:style-name="T57_95">of</text:span><text:span text:style-name="T57_96"><text:s/></text:span><text:span text:style-name="T57_97">key</text:span><text:span text:style-name="T57_98">/</text:span><text:span text:style-name="T57_99">value</text:span><text:span text:style-name="T57_100"><text:s/></text:span><text:span text:style-name="T57_101">pairs</text:span><text:span text:style-name="T57_102">.</text:span></text:p>
      <text:p text:style-name="P58"/>
      <text:h text:style-name="P59" text:outline-level="10"><text:bookmark-start text:name="h.s3fsc2vi0xb8"/><text:bookmark-end text:name="h.s3fsc2vi0xb8"/><text:span text:style-name="T59_1">Description</text:span></text:h>
      <text:p text:style-name="P60"><text:span text:style-name="T60_1">This</text:span><text:span text:style-name="T60_2"><text:s/></text:span><text:span text:style-name="T60_3">plugin</text:span><text:span text:style-name="T60_4"><text:s/></text:span><text:span text:style-name="T60_5">allows</text:span><text:span text:style-name="T60_6"><text:s/></text:span><text:span text:style-name="T60_7">integration</text:span><text:span text:style-name="T60_8"><text:s/></text:span><text:span text:style-name="T60_9">of</text:span><text:span text:style-name="T60_10"><text:s/></text:span><text:span text:style-name="T60_11">Adobe</text:span><text:span text:style-name="T60_12"><text:s/></text:span><text:span text:style-name="T60_13">CQ</text:span><text:span text:style-name="T60_14"><text:s/>/<text:s/></text:span><text:span text:style-name="T60_15">Adobe</text:span><text:span text:style-name="T60_16"><text:s/></text:span><text:span text:style-name="T60_17">Experience</text:span><text:span text:style-name="T60_18"><text:s/></text:span><text:span text:style-name="T60_19">Manager</text:span><text:span text:style-name="T60_20"><text:s/></text:span><text:span text:style-name="T60_21">instance</text:span><text:span text:style-name="T60_22"><text:s/></text:span><text:span text:style-name="T60_23">with</text:span><text:span text:style-name="T60_24"><text:s/></text:span><text:span text:style-name="T60_25">Tealium</text:span><text:span text:style-name="T60_26"><text:s/></text:span><text:span text:style-name="T60_27">Tag</text:span><text:span text:style-name="T60_28"><text:s/></text:span><text:span text:style-name="T60_29">Management</text:span><text:span text:style-name="T60_30"><text:s/>(</text:span><text:span text:style-name="T60_31">Tealium</text:span><text:span text:style-name="T60_32"><text:s/></text:span><text:span text:style-name="T60_33">iQ</text:span><text:span text:style-name="T60_34">).<text:s/></text:span><text:span text:style-name="T60_35">The</text:span><text:span text:style-name="T60_36"><text:s/></text:span><text:span text:style-name="T60_37">plugin</text:span><text:span text:style-name="T60_38"><text:s/></text:span><text:span text:style-name="T60_39">contains</text:span><text:span text:style-name="T60_40"><text:s/></text:span><text:span text:style-name="T60_41">two</text:span><text:span text:style-name="T60_42"><text:s/></text:span><text:span text:style-name="T60_43">versions</text:span><text:span text:style-name="T60_44">,<text:s/></text:span><text:span text:style-name="T60_45">one</text:span><text:span text:style-name="T60_46"><text:s/></text:span><text:span text:style-name="T60_47">for</text:span><text:span text:style-name="T60_48"><text:s/></text:span><text:span text:style-name="T60_49">Adobe</text:span><text:span text:style-name="T60_50"><text:s/></text:span><text:span text:style-name="T60_51">CQ</text:span><text:span text:style-name="T60_52"><text:s/></text:span><text:span text:style-name="T60_53">and</text:span><text:span text:style-name="T60_54"><text:s/></text:span><text:span text:style-name="T60_55">one</text:span><text:span text:style-name="T60_56"><text:s/></text:span><text:span text:style-name="T60_57">for</text:span><text:span text:style-name="T60_58"><text:s/></text:span><text:span text:style-name="T60_59">Adobe</text:span><text:span text:style-name="T60_60"><text:s/></text:span><text:span text:style-name="T60_61">Experience</text:span><text:span text:style-name="T60_62"><text:s/></text:span><text:span text:style-name="T60_63">Manager</text:span><text:span text:style-name="T60_64">.<text:s text:c="2"/></text:span><text:span text:style-name="T60_65">Each</text:span><text:span text:style-name="T60_66"><text:s/></text:span><text:span text:style-name="T60_67">version</text:span><text:span text:style-name="T60_68"><text:s/></text:span><text:span text:style-name="T60_69">includes</text:span><text:span text:style-name="T60_70"><text:s/></text:span><text:span text:style-name="T60_71">two</text:span><text:span text:style-name="T60_72"><text:s/></text:span><text:span text:style-name="T60_73">components</text:span><text:span text:style-name="T60_74"><text:s/></text:span><text:span text:style-name="T60_75">that</text:span><text:span text:style-name="T60_76"><text:s/></text:span><text:span text:style-name="T60_77">enable</text:span><text:span text:style-name="T60_78"><text:s/></text:span><text:span text:style-name="T60_79">the</text:span><text:span text:style-name="T60_80"><text:s/></text:span><text:span text:style-name="T60_81">data</text:span><text:span text:style-name="T60_82"><text:s/></text:span><text:span text:style-name="T60_83">layer</text:span><text:span text:style-name="T60_84"><text:s/></text:span><text:span text:style-name="T60_85">for</text:span><text:span text:style-name="T60_86"><text:s/></text:span><text:span text:style-name="T60_87">Tealium</text:span><text:span text:style-name="T60_88"><text:s/></text:span><text:span text:style-name="T60_89">Tag</text:span><text:span text:style-name="T60_90"><text:s/></text:span><text:span text:style-name="T60_91">Management</text:span><text:span text:style-name="T60_92">.</text:span></text:p>
      <text:p text:style-name="P61"/>
      <text:p text:style-name="P62"><text:span text:style-name="T62_1">Tealium</text:span><text:span text:style-name="T62_2"><text:s/></text:span><text:span text:style-name="T62_3">Component</text:span><text:span text:style-name="T62_4"><text:s/></text:span><text:span text:style-name="T62_5">works</text:span><text:span text:style-name="T62_6"><text:s/></text:span><text:span text:style-name="T62_7">only</text:span><text:span text:style-name="T62_8"><text:s/></text:span><text:span text:style-name="T62_9">with</text:span><text:span text:style-name="T62_10"><text:s/></text:span><text:span text:style-name="T62_11">server</text:span><text:span text:style-name="T62_12">-</text:span><text:span text:style-name="T62_13">side</text:span><text:span text:style-name="T62_14"><text:s/></text:span><text:span text:style-name="T62_15">data</text:span><text:span text:style-name="T62_16">.<text:s/></text:span><text:span text:style-name="T62_17">The</text:span><text:span text:style-name="T62_18"><text:s/></text:span><text:span text:style-name="T62_19">data</text:span><text:span text:style-name="T62_20"><text:s/></text:span><text:span text:style-name="T62_21">can</text:span><text:span text:style-name="T62_22"><text:s/></text:span><text:span text:style-name="T62_23">be</text:span><text:span text:style-name="T62_24"><text:s/></text:span><text:span text:style-name="T62_25">parsed</text:span><text:span text:style-name="T62_26"><text:s/></text:span><text:span text:style-name="T62_27">from</text:span><text:span text:style-name="T62_28"><text:s/></text:span><text:span text:style-name="T62_29">the</text:span><text:span text:style-name="T62_30"><text:s/></text:span><text:span text:style-name="T62_31">request</text:span><text:span text:style-name="T62_32"><text:s/></text:span><text:span text:style-name="T62_33">attributes</text:span><text:span text:style-name="T62_34">,<text:s/></text:span><text:span text:style-name="T62_35">request</text:span><text:span text:style-name="T62_36"><text:s/></text:span><text:span text:style-name="T62_37">parameters</text:span><text:span text:style-name="T62_38">,<text:s/></text:span><text:span text:style-name="T62_39">and</text:span><text:span text:style-name="T62_40"><text:s/></text:span><text:span text:style-name="T62_41">page</text:span><text:span text:style-name="T62_42"><text:s/></text:span><text:span text:style-name="T62_43">properties</text:span><text:span text:style-name="T62_44">.<text:s/></text:span><text:span text:style-name="T62_45">However</text:span><text:span text:style-name="T62_46">,<text:s/></text:span><text:span text:style-name="T62_47">the</text:span><text:span text:style-name="T62_48"><text:s/></text:span><text:span text:style-name="T62_49">client</text:span><text:span text:style-name="T62_50">-</text:span><text:span text:style-name="T62_51">side</text:span><text:span text:style-name="T62_52"><text:s/></text:span><text:span text:style-name="T62_53">data</text:span><text:span text:style-name="T62_54"><text:s/></text:span><text:span text:style-name="T62_55">obtained</text:span><text:span text:style-name="T62_56"><text:s/></text:span><text:span text:style-name="T62_57">from</text:span><text:span text:style-name="T62_58"><text:s/></text:span><text:span text:style-name="T62_59">JavaScript</text:span><text:span text:style-name="T62_60"><text:s/></text:span><text:span text:style-name="T62_61">will</text:span><text:span text:style-name="T62_62"><text:s/></text:span><text:span text:style-name="T62_63">not</text:span><text:span text:style-name="T62_64"><text:s/></text:span><text:span text:style-name="T62_65">be</text:span><text:span text:style-name="T62_66"><text:s/></text:span><text:span text:style-name="T62_67">parsed</text:span><text:span text:style-name="T62_68">.</text:span></text:p>
      <text:p text:style-name="P63"/>
      <text:p text:style-name="P64"><text:span text:style-name="T64_1">Tealium</text:span><text:span text:style-name="T64_2"><text:s/></text:span><text:span text:style-name="T64_3">Asynchronous</text:span><text:span text:style-name="T64_4"><text:s/></text:span><text:span text:style-name="T64_5">JS</text:span><text:span text:style-name="T64_6"><text:s/></text:span><text:span text:style-name="T64_7">Component</text:span><text:span text:style-name="T64_8"><text:s/></text:span><text:span text:style-name="T64_9">works</text:span><text:span text:style-name="T64_10"><text:s/></text:span><text:span text:style-name="T64_11">with</text:span><text:span text:style-name="T64_12"><text:s/></text:span><text:span text:style-name="T64_13">both</text:span><text:span text:style-name="T64_14"><text:s/></text:span><text:span text:style-name="T64_15">server</text:span><text:span text:style-name="T64_16">-</text:span><text:span text:style-name="T64_17">side</text:span><text:span text:style-name="T64_18"><text:s/></text:span><text:span text:style-name="T64_19">and</text:span><text:span text:style-name="T64_20"><text:s/></text:span><text:span text:style-name="T64_21">client</text:span><text:span text:style-name="T64_22">-</text:span><text:span text:style-name="T64_23">side</text:span><text:span text:style-name="T64_24"><text:s/></text:span><text:span text:style-name="T64_25">data</text:span><text:span text:style-name="T64_26">.<text:s/></text:span><text:span text:style-name="T64_27">This</text:span><text:span text:style-name="T64_28"><text:s/></text:span><text:span text:style-name="T64_29">component</text:span><text:span text:style-name="T64_30"><text:s/></text:span><text:span text:style-name="T64_31">can</text:span><text:span text:style-name="T64_32"><text:s/></text:span><text:span text:style-name="T64_33">handle</text:span><text:span text:style-name="T64_34"><text:s/></text:span><text:span text:style-name="T64_35">asynchronous</text:span><text:span text:style-name="T64_36"><text:s/></text:span><text:span text:style-name="T64_37">requests</text:span><text:span text:style-name="T64_38">.</text:span></text:p>
      <text:p text:style-name="P65"/>
      <text:p text:style-name="P66"><text:span text:style-name="T66_1">Configuration</text:span><text:span text:style-name="T66_2"><text:s/></text:span><text:span text:style-name="T66_3">Page</text:span><text:span text:style-name="T66_4"><text:s/></text:span><text:span text:style-name="T66_5">contains</text:span><text:span text:style-name="T66_6"><text:s/></text:span><text:span text:style-name="T66_7">a</text:span><text:span text:style-name="T66_8"><text:s/></text:span><text:span text:style-name="T66_9">list</text:span><text:span text:style-name="T66_10"><text:s/></text:span><text:span text:style-name="T66_11">of</text:span><text:span text:style-name="T66_12"><text:s/></text:span><text:span text:style-name="T66_13">variables</text:span><text:span text:style-name="T66_14"><text:s/></text:span><text:span text:style-name="T66_15">for</text:span><text:span text:style-name="T66_16"><text:s/></text:span><text:span text:style-name="T66_17">sending</text:span><text:span text:style-name="T66_18"><text:s/></text:span><text:span text:style-name="T66_19">to</text:span><text:span text:style-name="T66_20"><text:s/></text:span><text:span text:style-name="T66_21">Tealium</text:span><text:span text:style-name="T66_22"><text:s/></text:span><text:span text:style-name="T66_23">as</text:span><text:span text:style-name="T66_24"><text:s/></text:span><text:span text:style-name="T66_25">well</text:span><text:span text:style-name="T66_26"><text:s/></text:span><text:span text:style-name="T66_27">as</text:span><text:span text:style-name="T66_28"><text:s/></text:span><text:span text:style-name="T66_29">provides</text:span><text:span text:style-name="T66_30"><text:s/></text:span><text:span text:style-name="T66_31">UI</text:span><text:span text:style-name="T66_32"><text:s/></text:span><text:span text:style-name="T66_33">to</text:span><text:span text:style-name="T66_34"><text:s/></text:span><text:span text:style-name="T66_35">specify</text:span><text:span text:style-name="T66_36"><text:s/></text:span><text:span text:style-name="T66_37">Tealium</text:span><text:span text:style-name="T66_38"><text:s/></text:span><text:span text:style-name="T66_39">settings</text:span><text:span text:style-name="T66_40"><text:s/>(</text:span><text:span text:style-name="T66_41">account</text:span><text:span text:style-name="T66_42">,<text:s/></text:span><text:span text:style-name="T66_43">profile</text:span><text:span text:style-name="T66_44">,<text:s/></text:span><text:span text:style-name="T66_45">environment</text:span><text:span text:style-name="T66_46">,<text:s/></text:span><text:span text:style-name="T66_47">etc</text:span><text:span text:style-name="T66_48">).</text:span></text:p>
      <text:p text:style-name="P67"/>
      <text:h text:style-name="P68" text:outline-level="10"><text:bookmark-start text:name="h.r83xzzburxeg"/><text:bookmark-end text:name="h.r83xzzburxeg"/><text:span text:style-name="T68_1">Compatibility</text:span></text:h>
      <text:p text:style-name="P69"><text:span text:style-name="T69_1">This</text:span><text:span text:style-name="T69_2"><text:s/></text:span><text:span text:style-name="T69_3">Integration</text:span><text:span text:style-name="T69_4"><text:s/></text:span><text:span text:style-name="T69_5">is</text:span><text:span text:style-name="T69_6"><text:s/></text:span><text:span text:style-name="T69_7">currently</text:span><text:span text:style-name="T69_8"><text:s/></text:span><text:span text:style-name="T69_9">compatible</text:span><text:span text:style-name="T69_10"><text:s/></text:span><text:span text:style-name="T69_11">with</text:span><text:span text:style-name="T69_12"><text:s/></text:span><text:span text:style-name="T69_13">Adobe</text:span><text:span text:style-name="T69_14"><text:s/></text:span><text:span text:style-name="T69_15">CQ</text:span><text:span text:style-name="T69_16"><text:s/>/<text:s/></text:span><text:span text:style-name="T69_17">Adobe</text:span><text:span text:style-name="T69_18"><text:s/></text:span><text:span text:style-name="T69_19">Experience</text:span><text:span text:style-name="T69_20"><text:s/></text:span><text:span text:style-name="T69_21">Manager</text:span><text:span text:style-name="T69_22"><text:s/></text:span><text:span text:style-name="T69_23">version</text:span><text:span text:style-name="T69_24"><text:s/>5.5<text:s/></text:span><text:span text:style-name="T69_25">and</text:span><text:span text:style-name="T69_26"><text:s/></text:span><text:span text:style-name="T69_27">higher</text:span><text:span text:style-name="T69_28">.</text:span></text:p>
      <text:p text:style-name="P70"/>
      <text:h text:style-name="P71" text:outline-level="10"><text:bookmark-start text:name="h.7gkjgagcfxz0"/><text:bookmark-end text:name="h.7gkjgagcfxz0"/></text:h>
      <text:h text:style-name="P72" text:outline-level="10"><text:bookmark-start text:name="h.pyqjel9l275e"/><text:bookmark-end text:name="h.pyqjel9l275e"/><text:bookmark-start text:name="h.ttyjw0dzo48v"/><text:bookmark-end text:name="h.ttyjw0dzo48v"/><text:span text:style-name="T72_1">Installation</text:span></text:h>
      <text:p text:style-name="P73"><text:span text:style-name="T73_1">The</text:span><text:span text:style-name="T73_2"><text:s/></text:span><text:span text:style-name="T73_3">following</text:span><text:span text:style-name="T73_4"><text:s/></text:span><text:span text:style-name="T73_5">describes</text:span><text:span text:style-name="T73_6"><text:s/></text:span><text:span text:style-name="T73_7">the</text:span><text:span text:style-name="T73_8"><text:s/></text:span><text:span text:style-name="T73_9">steps</text:span><text:span text:style-name="T73_10"><text:s/></text:span><text:span text:style-name="T73_11">to</text:span><text:span text:style-name="T73_12"><text:s/></text:span><text:span text:style-name="T73_13">integrate</text:span><text:span text:style-name="T73_14"><text:s/></text:span><text:span text:style-name="T73_15">the</text:span><text:span text:style-name="T73_16"><text:s/></text:span><text:span text:style-name="T73_17">plugin</text:span><text:span text:style-name="T73_18"><text:s/></text:span><text:span text:style-name="T73_19">with</text:span><text:span text:style-name="T73_20"><text:s/></text:span><text:span text:style-name="T73_21">Adobe</text:span><text:span text:style-name="T73_22"><text:s/></text:span><text:span text:style-name="T73_23">CQ</text:span><text:span text:style-name="T73_24"><text:s/>/<text:s/></text:span><text:span text:style-name="T73_25">Adobe</text:span><text:span text:style-name="T73_26"><text:s/></text:span><text:span text:style-name="T73_27">Experience</text:span><text:span text:style-name="T73_28"><text:s/></text:span><text:span text:style-name="T73_29">Manager</text:span><text:span text:style-name="T73_30"><text:s/></text:span><text:span text:style-name="T73_31">as</text:span><text:span text:style-name="T73_32"><text:s/></text:span><text:span text:style-name="T73_33">well</text:span><text:span text:style-name="T73_34"><text:s/></text:span><text:span text:style-name="T73_35">as</text:span><text:span text:style-name="T73_36"><text:s/></text:span><text:span text:style-name="T73_37">validate</text:span><text:span text:style-name="T73_38"><text:s/></text:span><text:span text:style-name="T73_39">that</text:span><text:span text:style-name="T73_40"><text:s/></text:span><text:span text:style-name="T73_41">everything</text:span><text:span text:style-name="T73_42"><text:s/></text:span><text:span text:style-name="T73_43">is</text:span><text:span text:style-name="T73_44"><text:s/></text:span><text:span text:style-name="T73_45">working</text:span><text:span text:style-name="T73_46"><text:s/></text:span><text:span text:style-name="T73_47">correctly</text:span><text:span text:style-name="T73_48">.<text:s text:c="2"/></text:span><text:span text:style-name="T73_49">Note</text:span><text:span text:style-name="T73_50"><text:s/></text:span><text:span text:style-name="T73_51">that</text:span><text:span text:style-name="T73_52"><text:s/></text:span><text:span text:style-name="T73_53">all</text:span><text:span text:style-name="T73_54"><text:s/></text:span><text:span text:style-name="T73_55">links</text:span><text:span text:style-name="T73_56"><text:s/></text:span><text:span text:style-name="T73_57">below</text:span><text:span text:style-name="T73_58"><text:s/></text:span><text:span text:style-name="T73_59">reference</text:span><text:span text:style-name="T73_60"><text:s/></text:span><text:span text:style-name="T73_61">the</text:span><text:span text:style-name="T73_62"><text:s/></text:span><text:span text:style-name="T73_63">default</text:span><text:span text:style-name="T73_64"><text:s/></text:span><text:span text:style-name="T73_65">Adobe</text:span><text:span text:style-name="T73_66"><text:s/></text:span><text:span text:style-name="T73_67">CQ</text:span><text:span text:style-name="T73_68"><text:s/>/<text:s/></text:span><text:span text:style-name="T73_69">Adobe</text:span><text:span text:style-name="T73_70"><text:s/></text:span><text:span text:style-name="T73_71">Experience</text:span><text:span text:style-name="T73_72"><text:s/></text:span><text:span text:style-name="T73_73">Manager</text:span><text:span text:style-name="T73_74"><text:s/></text:span><text:span text:style-name="T73_75">install</text:span><text:span text:style-name="T73_76"><text:s/></text:span><text:span text:style-name="T73_77">path</text:span><text:span text:style-name="T73_78"><text:s/>–</text:span><text:span text:style-name="T73_79"><text:a xlink:type="simple" xlink:href="http://localhost:4502/"><text:span text:style-name="T73_80"><text:s/></text:span></text:a></text:span><text:span text:style-name="T73_81"><text:a xlink:type="simple" xlink:href="http://localhost:4502/"><text:span text:style-name="T73_82">http</text:span></text:a></text:span><text:span text:style-name="T73_83"><text:a xlink:type="simple" xlink:href="http://localhost:4502/"><text:span text:style-name="T73_84">://</text:span></text:a></text:span><text:span text:style-name="T73_85"><text:a xlink:type="simple" xlink:href="http://localhost:4502/"><text:span text:style-name="T73_86">localhost</text:span></text:a></text:span><text:span text:style-name="T73_87"><text:a xlink:type="simple" xlink:href="http://localhost:4502/"><text:span text:style-name="T73_88">:4502</text:span></text:a></text:span><text:span text:style-name="T73_89">.</text:span></text:p>
      <text:h text:style-name="P74" text:outline-level="10"><text:bookmark-start text:name="h.5x0ha7g9nkm6"/><text:bookmark-end text:name="h.5x0ha7g9nkm6"/><text:span text:style-name="T74_1">Tealium</text:span></text:h>
      <text:p text:style-name="P75"><text:span text:style-name="T75_1">Steps</text:span><text:span text:style-name="T75_2"><text:s/></text:span><text:span text:style-name="T75_3">to</text:span><text:span text:style-name="T75_4"><text:s/></text:span><text:span text:style-name="T75_5">C</text:span><text:span text:style-name="T75_6">onfigure</text:span><text:span text:style-name="T75_7"><text:s/></text:span><text:span text:style-name="T75_8">Tealium</text:span></text:p>
      <text:list text:style-name="LS2" xml:id="list22">
        <text:list-item>
          <text:p text:style-name="P76"><text:span text:style-name="T76_1">Log</text:span><text:span text:style-name="T76_2"><text:s/></text:span><text:span text:style-name="T76_3">in</text:span><text:span text:style-name="T76_4"><text:s/></text:span><text:span text:style-name="T76_5">to</text:span><text:span text:style-name="T76_6"><text:s/></text:span><text:span text:style-name="T76_7">Tealium</text:span><text:span text:style-name="T76_8"><text:s/></text:span><text:span text:style-name="T76_9">iQ</text:span><text:span text:style-name="T76_10">.</text:span></text:p>
        </text:list-item>
        <text:list-item>
          <text:p text:style-name="P77"><text:span text:style-name="T77_1">Create</text:span><text:span text:style-name="T77_2"><text:s/><text:tab/></text:span><text:span text:style-name="T77_3">a</text:span><text:span text:style-name="T77_4"><text:s/></text:span><text:span text:style-name="T77_5">new</text:span><text:span text:style-name="T77_6"><text:s/></text:span><text:span text:style-name="T77_7">tag</text:span><text:span text:style-name="T77_8"><text:s/>(</text:span><text:span text:style-name="T77_9">for</text:span><text:span text:style-name="T77_10"><text:s/></text:span><text:span text:style-name="T77_11">instance</text:span><text:span text:style-name="T77_12">,<text:s/></text:span><text:span text:style-name="T77_13">Facebook</text:span><text:span text:style-name="T77_14"><text:s/></text:span><text:span text:style-name="T77_15">Like</text:span><text:span text:style-name="T77_16"><text:s/></text:span><text:span text:style-name="T77_17">Button</text:span><text:span text:style-name="T77_18">).</text:span></text:p>
        </text:list-item>
        <text:list-item>
          <text:p text:style-name="P78"><text:span text:style-name="T78_1">Choose</text:span><text:span text:style-name="T78_2"><text:s text:c="2"/></text:span><text:span text:style-name="T78_3">“</text:span><text:span text:style-name="T78_4">Facebook</text:span><text:span text:style-name="T78_5">”</text:span><text:span text:style-name="T78_6"><text:s/></text:span><text:span text:style-name="T78_7">Div</text:span><text:span text:style-name="T78_8"><text:s/></text:span><text:span text:style-name="T78_9">ID</text:span><text:span text:style-name="T78_10"><text:s/></text:span><text:span text:style-name="T78_11">to</text:span><text:span text:style-name="T78_12"><text:s/></text:span><text:span text:style-name="T78_13">render</text:span><text:span text:style-name="T78_14"><text:s/></text:span><text:span text:style-name="T78_15">your</text:span><text:span text:style-name="T78_16"><text:s/></text:span><text:span text:style-name="T78_17">tag</text:span><text:span text:style-name="T78_18">.</text:span></text:p>
        </text:list-item>
        <text:list-item>
          <text:p text:style-name="P79"><text:span text:style-name="T79_1">Choose</text:span><text:span text:style-name="T79_2"><text:s/></text:span><text:span text:style-name="T79_3">“</text:span><text:span text:style-name="T79_4">All</text:span><text:span text:style-name="T79_5"><text:s/></text:span><text:span text:style-name="T79_6">pages</text:span><text:span text:style-name="T79_7">”</text:span><text:span text:style-name="T79_8"><text:s/></text:span><text:span text:style-name="T79_9">as</text:span><text:span text:style-name="T79_10"><text:s/></text:span><text:span text:style-name="T79_11">a</text:span><text:span text:style-name="T79_12"><text:s/></text:span><text:span text:style-name="T79_13">load</text:span><text:span text:style-name="T79_14"><text:s/></text:span><text:span text:style-name="T79_15">rule</text:span><text:span text:style-name="T79_16">.</text:span></text:p>
        </text:list-item>
        <text:list-item>
          <text:p text:style-name="P80"><text:span text:style-name="T80_1">You</text:span><text:span text:style-name="T80_2"><text:s/></text:span><text:span text:style-name="T80_3">can</text:span><text:span text:style-name="T80_4"><text:s/></text:span><text:span text:style-name="T80_5">add</text:span><text:span text:style-name="T80_6"><text:s/></text:span><text:span text:style-name="T80_7">additional</text:span><text:span text:style-name="T80_8"><text:s/></text:span><text:span text:style-name="T80_9">tags</text:span><text:span text:style-name="T80_10"><text:s/></text:span><text:span text:style-name="T80_11">with</text:span><text:span text:style-name="T80_12"><text:s/></text:span><text:span text:style-name="T80_13">different</text:span><text:span text:style-name="T80_14"><text:s/></text:span><text:span text:style-name="T80_15">load</text:span><text:span text:style-name="T80_16"><text:s/></text:span><text:span text:style-name="T80_17">rules</text:span><text:span text:style-name="T80_18"><text:s/></text:span><text:span text:style-name="T80_19">for</text:span><text:span text:style-name="T80_20"><text:s/></text:span><text:span text:style-name="T80_21">additional</text:span><text:span text:style-name="T80_22"><text:s/></text:span><text:span text:style-name="T80_23">testing</text:span></text:p>
        </text:list-item>
      </text:list>
      <text:p text:style-name="P81"/>
      <text:h text:style-name="P82" text:outline-level="10"><text:bookmark-start text:name="h.20qt9w7to269"/><text:bookmark-end text:name="h.20qt9w7to269"/><text:span text:style-name="T82_1">Adobe</text:span><text:span text:style-name="T82_2"><text:s/></text:span><text:span text:style-name="T82_3">CQ</text:span><text:span text:style-name="T82_4"><text:s/>/<text:s/></text:span><text:span text:style-name="T82_5">Adobe</text:span><text:span text:style-name="T82_6"><text:s/></text:span><text:span text:style-name="T82_7">Experience</text:span><text:span text:style-name="T82_8"><text:s/></text:span><text:span text:style-name="T82_9">Manager</text:span></text:h>
      <text:p text:style-name="P83"><text:span text:style-name="T83_1">Steps</text:span><text:span text:style-name="T83_2"><text:s/></text:span><text:span text:style-name="T83_3">to</text:span><text:span text:style-name="T83_4"><text:s/></text:span><text:span text:style-name="T83_5">Configure</text:span><text:span text:style-name="T83_6"><text:s/></text:span><text:span text:style-name="T83_7">Adobe</text:span><text:span text:style-name="T83_8"><text:s/></text:span><text:span text:style-name="T83_9">CQ</text:span><text:span text:style-name="T83_10"><text:s/>/<text:s/></text:span><text:span text:style-name="T83_11">Adobe</text:span><text:span text:style-name="T83_12"><text:s/></text:span><text:span text:style-name="T83_13">Experience</text:span><text:span text:style-name="T83_14"><text:s/></text:span><text:span text:style-name="T83_15">Manager</text:span></text:p>
      <text:list text:style-name="LS3" xml:id="list27">
        <text:list-item>
          <text:p text:style-name="P84"><text:span text:style-name="T84_1">Install</text:span><text:span text:style-name="T84_2"><text:s/></text:span><text:span text:style-name="T84_3">either</text:span><text:span text:style-name="T84_4"><text:s/></text:span><text:span text:style-name="T84_5">“</text:span><text:span text:style-name="T84_6">Tealium</text:span><text:span text:style-name="T84_7">/</text:span><text:span text:style-name="T84_8">integration</text:span><text:span text:style-name="T84_9">-</text:span><text:span text:style-name="T84_10">adobe</text:span><text:span text:style-name="T84_11">-</text:span><text:span text:style-name="T84_12">cq</text:span><text:span text:style-name="T84_13">”<text:s/></text:span><text:span text:style-name="T84_14">or</text:span><text:span text:style-name="T84_15"><text:s/></text:span><text:span text:style-name="T84_16">“</text:span><text:span text:style-name="T84_17">Tealium</text:span><text:span text:style-name="T84_18">/</text:span><text:span text:style-name="T84_19">integration</text:span><text:span text:style-name="T84_20">-</text:span><text:span text:style-name="T84_21">adobe</text:span><text:span text:style-name="T84_22">-</text:span><text:span text:style-name="T84_23">aem</text:span><text:span text:style-name="T84_24">”</text:span><text:span text:style-name="T84_25"><text:s/></text:span><text:span text:style-name="T84_26">package</text:span><text:span text:style-name="T84_27"><text:s/></text:span><text:span text:style-name="T84_28">from</text:span><text:span text:style-name="T84_29"><text:s/></text:span><text:span text:style-name="T84_30">GitHub</text:span><text:span text:style-name="T84_31"><text:s/></text:span><text:span text:style-name="T84_32">location</text:span></text:p>
          <text:list>
            <text:list-item>
              <text:p text:style-name="P85"><text:span text:style-name="T85_1"><text:a xlink:type="simple" xlink:href="https://github.com/Tealium/integration-adobe-cq"><text:span text:style-name="T85_2">https</text:span></text:a></text:span><text:span text:style-name="T85_3"><text:a xlink:type="simple" xlink:href="https://github.com/Tealium/integration-adobe-cq"><text:span text:style-name="T85_4">://</text:span></text:a></text:span><text:span text:style-name="T85_5"><text:a xlink:type="simple" xlink:href="https://github.com/Tealium/integration-adobe-cq"><text:span text:style-name="T85_6">github</text:span></text:a></text:span><text:span text:style-name="T85_7"><text:a xlink:type="simple" xlink:href="https://github.com/Tealium/integration-adobe-cq"><text:span text:style-name="T85_8">.</text:span></text:a></text:span><text:span text:style-name="T85_9"><text:a xlink:type="simple" xlink:href="https://github.com/Tealium/integration-adobe-cq"><text:span text:style-name="T85_10">com</text:span></text:a></text:span><text:span text:style-name="T85_11"><text:a xlink:type="simple" xlink:href="https://github.com/Tealium/integration-adobe-cq"><text:span text:style-name="T85_12">/</text:span></text:a></text:span><text:span text:style-name="T85_13"><text:a xlink:type="simple" xlink:href="https://github.com/Tealium/integration-adobe-cq"><text:span text:style-name="T85_14">Tealium</text:span></text:a></text:span><text:span text:style-name="T85_15"><text:a xlink:type="simple" xlink:href="https://github.com/Tealium/integration-adobe-cq"><text:span text:style-name="T85_16">/</text:span></text:a></text:span><text:span text:style-name="T85_17"><text:a xlink:type="simple" xlink:href="https://github.com/Tealium/integration-adobe-cq"><text:span text:style-name="T85_18">integration</text:span></text:a></text:span><text:span text:style-name="T85_19"><text:a xlink:type="simple" xlink:href="https://github.com/Tealium/integration-adobe-cq"><text:span text:style-name="T85_20">-</text:span></text:a></text:span><text:span text:style-name="T85_21"><text:a xlink:type="simple" xlink:href="https://github.com/Tealium/integration-adobe-cq"><text:span text:style-name="T85_22">adobe</text:span></text:a></text:span><text:span text:style-name="T85_23"><text:a xlink:type="simple" xlink:href="https://github.com/Tealium/integration-adobe-cq"><text:span text:style-name="T85_24">-</text:span></text:a></text:span><text:span text:style-name="T85_25"><text:a xlink:type="simple" xlink:href="https://github.com/Tealium/integration-adobe-cq"><text:span text:style-name="T85_26">cq</text:span></text:a></text:span></text:p>
            </text:list-item>
            <text:list-item>
              <text:p text:style-name="P86"><text:span text:style-name="T86_1"><text:a xlink:type="simple" xlink:href="https://github.com/Tealium/integration-adobe-aem"><text:span text:style-name="T86_2">https</text:span></text:a></text:span><text:span text:style-name="T86_3"><text:a xlink:type="simple" xlink:href="https://github.com/Tealium/integration-adobe-aem"><text:span text:style-name="T86_4">://</text:span></text:a></text:span><text:span text:style-name="T86_5"><text:a xlink:type="simple" xlink:href="https://github.com/Tealium/integration-adobe-aem"><text:span text:style-name="T86_6">github</text:span></text:a></text:span><text:span text:style-name="T86_7"><text:a xlink:type="simple" xlink:href="https://github.com/Tealium/integration-adobe-aem"><text:span text:style-name="T86_8">.</text:span></text:a></text:span><text:span text:style-name="T86_9"><text:a xlink:type="simple" xlink:href="https://github.com/Tealium/integration-adobe-aem"><text:span text:style-name="T86_10">com</text:span></text:a></text:span><text:span text:style-name="T86_11"><text:a xlink:type="simple" xlink:href="https://github.com/Tealium/integration-adobe-aem"><text:span text:style-name="T86_12">/</text:span></text:a></text:span><text:span text:style-name="T86_13"><text:a xlink:type="simple" xlink:href="https://github.com/Tealium/integration-adobe-aem"><text:span text:style-name="T86_14">Tealium</text:span></text:a></text:span><text:span text:style-name="T86_15"><text:a xlink:type="simple" xlink:href="https://github.com/Tealium/integration-adobe-aem"><text:span text:style-name="T86_16">/</text:span></text:a></text:span><text:span text:style-name="T86_17"><text:a xlink:type="simple" xlink:href="https://github.com/Tealium/integration-adobe-aem"><text:span text:style-name="T86_18">integration</text:span></text:a></text:span><text:span text:style-name="T86_19"><text:a xlink:type="simple" xlink:href="https://github.com/Tealium/integration-adobe-aem"><text:span text:style-name="T86_20">-</text:span></text:a></text:span><text:span text:style-name="T86_21"><text:a xlink:type="simple" xlink:href="https://github.com/Tealium/integration-adobe-aem"><text:span text:style-name="T86_22">adobe</text:span></text:a></text:span><text:span text:style-name="T86_23"><text:a xlink:type="simple" xlink:href="https://github.com/Tealium/integration-adobe-aem"><text:span text:style-name="T86_24">-</text:span></text:a></text:span><text:span text:style-name="T86_25"><text:a xlink:type="simple" xlink:href="https://github.com/Tealium/integration-adobe-aem"><text:span text:style-name="T86_26">aem</text:span></text:a></text:span></text:p>
            </text:list-item>
          </text:list>
        </text:list-item>
        <text:list-item>
          <text:p text:style-name="P87"><text:span text:style-name="T87_1">Install</text:span><text:span text:style-name="T87_2"><text:s/></text:span><text:span text:style-name="T87_3">“</text:span><text:span text:style-name="T87_4">tealium</text:span><text:span text:style-name="T87_5">-</text:span><text:span text:style-name="T87_6">examples</text:span><text:span text:style-name="T87_7">”</text:span><text:span text:style-name="T87_8"><text:s/></text:span><text:span text:style-name="T87_9">package</text:span><text:span text:style-name="T87_10">.<text:s text:c="2"/></text:span><text:span text:style-name="T87_11">The</text:span><text:span text:style-name="T87_12"><text:s/>“</text:span><text:span text:style-name="T87_13">tealium</text:span><text:span text:style-name="T87_14">-</text:span><text:span text:style-name="T87_15">examples</text:span><text:span text:style-name="T87_16">”<text:s/></text:span><text:span text:style-name="T87_17">directory</text:span><text:span text:style-name="T87_18"><text:s/></text:span><text:span text:style-name="T87_19">is</text:span><text:span text:style-name="T87_20"><text:s/></text:span><text:span text:style-name="T87_21">in</text:span><text:span text:style-name="T87_22"><text:s/></text:span><text:span text:style-name="T87_23">the</text:span><text:span text:style-name="T87_24"><text:s/></text:span><text:span text:style-name="T87_25">repository</text:span><text:span text:style-name="T87_26"><text:s/></text:span><text:span text:style-name="T87_27">downloaded</text:span><text:span text:style-name="T87_28"><text:s/></text:span><text:span text:style-name="T87_29">from</text:span><text:span text:style-name="T87_30"><text:s/></text:span><text:span text:style-name="T87_31">the</text:span><text:span text:style-name="T87_32"><text:s/></text:span><text:span text:style-name="T87_33">first</text:span><text:span text:style-name="T87_34"><text:s/></text:span><text:span text:style-name="T87_35">step</text:span><text:span text:style-name="T87_36">.</text:span></text:p>
        </text:list-item>
        <text:list-item>
          <text:p text:style-name="P88"><text:span text:style-name="T88_1">Open</text:span><text:span text:style-name="T88_2"><text:s/></text:span><text:span text:style-name="T88_3">the</text:span><text:span text:style-name="T88_4"><text:s/></text:span><text:span text:style-name="T88_5">configuration</text:span><text:span text:style-name="T88_6"><text:s/></text:span><text:span text:style-name="T88_7">page</text:span><text:span text:style-name="T88_8"><text:s/></text:span><text:span text:style-name="T88_9">using</text:span><text:span text:style-name="T88_10"><text:s/></text:span><text:span text:style-name="T88_11">the</text:span><text:span text:style-name="T88_12"><text:s/></text:span><text:span text:style-name="T88_13">following</text:span><text:span text:style-name="T88_14"><text:s/></text:span><text:span text:style-name="T88_15">link</text:span><text:span text:style-name="T88_16"><text:s/>–<text:s/><text:tab/></text:span><text:span text:style-name="T88_17"><text:a xlink:type="simple" xlink:href="http://localhost:4502/cf#/content/tealium-plugin/configuration-page.html"><text:span text:style-name="T88_18">http</text:span></text:a></text:span><text:span text:style-name="T88_19"><text:a xlink:type="simple" xlink:href="http://localhost:4502/cf#/content/tealium-plugin/configuration-page.html"><text:span text:style-name="T88_20">://</text:span></text:a></text:span><text:span text:style-name="T88_21"><text:a xlink:type="simple" xlink:href="http://localhost:4502/cf#/content/tealium-plugin/configuration-page.html"><text:span text:style-name="T88_22">localhost</text:span></text:a></text:span><text:span text:style-name="T88_23"><text:a xlink:type="simple" xlink:href="http://localhost:4502/cf#/content/tealium-plugin/configuration-page.html"><text:span text:style-name="T88_24">:4502/</text:span></text:a></text:span><text:span text:style-name="T88_25"><text:a xlink:type="simple" xlink:href="http://localhost:4502/cf#/content/tealium-plugin/configuration-page.html"><text:span text:style-name="T88_26">cf</text:span></text:a></text:span><text:span text:style-name="T88_27"><text:a xlink:type="simple" xlink:href="http://localhost:4502/cf#/content/tealium-plugin/configuration-page.html"><text:span text:style-name="T88_28">#/</text:span></text:a></text:span><text:span text:style-name="T88_29"><text:a xlink:type="simple" xlink:href="http://localhost:4502/cf#/content/tealium-plugin/configuration-page.html"><text:span text:style-name="T88_30">content</text:span></text:a></text:span><text:span text:style-name="T88_31"><text:a xlink:type="simple" xlink:href="http://localhost:4502/cf#/content/tealium-plugin/configuration-page.html"><text:span text:style-name="T88_32">/</text:span></text:a></text:span><text:span text:style-name="T88_33"><text:a xlink:type="simple" xlink:href="http://localhost:4502/cf#/content/tealium-plugin/configuration-page.html"><text:span text:style-name="T88_34">tealium</text:span></text:a></text:span><text:span text:style-name="T88_35"><text:a xlink:type="simple" xlink:href="http://localhost:4502/cf#/content/tealium-plugin/configuration-page.html"><text:span text:style-name="T88_36">-</text:span></text:a></text:span><text:span text:style-name="T88_37"><text:a xlink:type="simple" xlink:href="http://localhost:4502/cf#/content/tealium-plugin/configuration-page.html"><text:span text:style-name="T88_38">plugin</text:span></text:a></text:span><text:span text:style-name="T88_39"><text:a xlink:type="simple" xlink:href="http://localhost:4502/cf#/content/tealium-plugin/configuration-page.html"><text:span text:style-name="T88_40">/</text:span></text:a></text:span><text:span text:style-name="T88_41"><text:a xlink:type="simple" xlink:href="http://localhost:4502/cf#/content/tealium-plugin/configuration-page.html"><text:span text:style-name="T88_42">configuration</text:span></text:a></text:span><text:span text:style-name="T88_43"><text:a xlink:type="simple" xlink:href="http://localhost:4502/cf#/content/tealium-plugin/configuration-page.html"><text:span text:style-name="T88_44">-</text:span></text:a></text:span><text:span text:style-name="T88_45"><text:a xlink:type="simple" xlink:href="http://localhost:4502/cf#/content/tealium-plugin/configuration-page.html"><text:span text:style-name="T88_46">page</text:span></text:a></text:span><text:span text:style-name="T88_47"><text:a xlink:type="simple" xlink:href="http://localhost:4502/cf#/content/tealium-plugin/configuration-page.html"><text:span text:style-name="T88_48">.</text:span></text:a></text:span><text:span text:style-name="T88_49"><text:a xlink:type="simple" xlink:href="http://localhost:4502/cf#/content/tealium-plugin/configuration-page.html"><text:span text:style-name="T88_50">html</text:span></text:a></text:span><text:span text:style-name="T88_51">.</text:span></text:p>
        </text:list-item>
        <text:list-item>
          <text:p text:style-name="P89"><text:span text:style-name="T89_1">Note</text:span><text:span text:style-name="T89_2">:<text:s/></text:span><text:span text:style-name="T89_3">Touch</text:span><text:span text:style-name="T89_4"><text:s/></text:span><text:span text:style-name="T89_5">ID</text:span><text:span text:style-name="T89_6"><text:s/></text:span><text:span text:style-name="T89_7">is</text:span><text:span text:style-name="T89_8"><text:s/></text:span><text:span text:style-name="T89_9">not</text:span><text:span text:style-name="T89_10"><text:s/></text:span><text:span text:style-name="T89_11">supported</text:span><text:span text:style-name="T89_12"><text:s/></text:span><text:span text:style-name="T89_13">for</text:span><text:span text:style-name="T89_14"><text:s/></text:span><text:span text:style-name="T89_15">the</text:span><text:span text:style-name="T89_16"><text:s/></text:span><text:span text:style-name="T89_17">configuration</text:span><text:span text:style-name="T89_18"><text:s/></text:span><text:span text:style-name="T89_19">page</text:span><text:span text:style-name="T89_20">.</text:span></text:p>
        </text:list-item>
        <text:list-item>
          <text:p text:style-name="P90"><text:span text:style-name="T90_1">Open</text:span><text:span text:style-name="T90_2"><text:s/></text:span><text:span text:style-name="T90_3">the</text:span><text:span text:style-name="T90_4"><text:s/></text:span><text:span text:style-name="T90_5">global</text:span><text:span text:style-name="T90_6"><text:s/></text:span><text:span text:style-name="T90_7">configuration</text:span><text:span text:style-name="T90_8"><text:s/></text:span><text:span text:style-name="T90_9">component</text:span><text:span text:style-name="T90_10"><text:s/></text:span><text:span text:style-name="T90_11">dialog</text:span><text:span text:style-name="T90_12"><text:s/>(</text:span><text:span text:style-name="T90_13">this</text:span><text:span text:style-name="T90_14"><text:s/></text:span><text:span text:style-name="T90_15">component</text:span><text:span text:style-name="T90_16"><text:s/></text:span><text:span text:style-name="T90_17">is</text:span><text:span text:style-name="T90_18"><text:s/></text:span><text:span text:style-name="T90_19">the</text:span><text:span text:style-name="T90_20"><text:s/></text:span><text:span text:style-name="T90_21">first</text:span><text:span text:style-name="T90_22"><text:s/></text:span><text:span text:style-name="T90_23">one</text:span><text:span text:style-name="T90_24"><text:s/></text:span><text:span text:style-name="T90_25">on</text:span><text:span text:style-name="T90_26"><text:s/></text:span><text:span text:style-name="T90_27">the</text:span><text:span text:style-name="T90_28"><text:s/></text:span><text:span text:style-name="T90_29">page</text:span><text:span text:style-name="T90_30">).</text:span></text:p>
        </text:list-item>
        <text:list-item>
          <text:p text:style-name="P91"><text:span text:style-name="T91_1">Check</text:span><text:span text:style-name="T91_2"><text:s/><text:tab/></text:span><text:span text:style-name="T91_3">the</text:span><text:span text:style-name="T91_4"><text:s/></text:span><text:span text:style-name="T91_5">“</text:span><text:span text:style-name="T91_6">Enable</text:span><text:span text:style-name="T91_7">”</text:span><text:span text:style-name="T91_8"><text:s/></text:span><text:span text:style-name="T91_9">checkbox</text:span><text:span text:style-name="T91_10"><text:s/></text:span><text:span text:style-name="T91_11">to</text:span><text:span text:style-name="T91_12"><text:s/></text:span><text:span text:style-name="T91_13">enable</text:span><text:span text:style-name="T91_14"><text:s/></text:span><text:span text:style-name="T91_15">the</text:span><text:span text:style-name="T91_16"><text:s/></text:span><text:span text:style-name="T91_17">plugin</text:span><text:span text:style-name="T91_18">.<text:tab/></text:span></text:p>
        </text:list-item>
        <text:list-item>
          <text:p text:style-name="P92"><text:span text:style-name="T92_1">Enter</text:span><text:span text:style-name="T92_2"><text:s/></text:span><text:span text:style-name="T92_3">your</text:span><text:span text:style-name="T92_4"><text:s/></text:span><text:span text:style-name="T92_5">Tealium</text:span><text:span text:style-name="T92_6"><text:s/></text:span><text:span text:style-name="T92_7">account</text:span><text:span text:style-name="T92_8"><text:s/></text:span><text:span text:style-name="T92_9">information</text:span><text:span text:style-name="T92_10"><text:s/></text:span><text:span text:style-name="T92_11">in</text:span><text:span text:style-name="T92_12"><text:s/></text:span><text:span text:style-name="T92_13">the</text:span><text:span text:style-name="T92_14"><text:s/></text:span><text:span text:style-name="T92_15">following</text:span><text:span text:style-name="T92_16"><text:s/></text:span><text:span text:style-name="T92_17">fields</text:span><text:span text:style-name="T92_18">:<text:s/></text:span><text:span text:style-name="T92_19">“</text:span><text:span text:style-name="T92_20">Account</text:span><text:span text:style-name="T92_21">”</text:span><text:span text:style-name="T92_22">,<text:s/></text:span><text:span text:style-name="T92_23">“</text:span><text:span text:style-name="T92_24">Profile</text:span><text:span text:style-name="T92_25">”</text:span><text:span text:style-name="T92_26"><text:s/></text:span><text:span text:style-name="T92_27">and</text:span><text:span text:style-name="T92_28"><text:s/></text:span><text:span text:style-name="T92_29">“</text:span><text:span text:style-name="T92_30">Environment</text:span><text:span text:style-name="T92_31">”</text:span><text:span text:style-name="T92_32">.<text:s text:c="2"/></text:span><text:span text:style-name="T92_33">Set</text:span><text:span text:style-name="T92_34"><text:s/></text:span><text:span text:style-name="T92_35">Environment</text:span><text:span text:style-name="T92_36"><text:s/></text:span><text:span text:style-name="T92_37">value</text:span><text:span text:style-name="T92_38"><text:s/></text:span><text:span text:style-name="T92_39">to</text:span><text:span text:style-name="T92_40"><text:s/>“</text:span><text:span text:style-name="T92_41">dev</text:span><text:span text:style-name="T92_42">”<text:s/></text:span><text:span text:style-name="T92_43">for</text:span><text:span text:style-name="T92_44"><text:s/></text:span><text:span text:style-name="T92_45">testing</text:span><text:span text:style-name="T92_46"><text:s/></text:span><text:span text:style-name="T92_47">locally</text:span><text:span text:style-name="T92_48"><text:s/></text:span><text:span text:style-name="T92_49">in</text:span><text:span text:style-name="T92_50"><text:s/></text:span><text:span text:style-name="T92_51">your</text:span><text:span text:style-name="T92_52"><text:s/></text:span><text:span text:style-name="T92_53">sandbox</text:span><text:span text:style-name="T92_54">.</text:span></text:p>
        </text:list-item>
        <text:list-item>
          <text:p text:style-name="P93"><text:span text:style-name="T93_1">Save</text:span><text:span text:style-name="T93_2"><text:s/></text:span><text:span text:style-name="T93_3">your</text:span><text:span text:style-name="T93_4"><text:s/></text:span><text:span text:style-name="T93_5">changes</text:span><text:span text:style-name="T93_6">.</text:span></text:p>
        </text:list-item>
        <text:list-item>
          <text:p text:style-name="P94"><text:span text:style-name="T94_1">For</text:span><text:span text:style-name="T94_2"><text:s/></text:span><text:span text:style-name="T94_3">Adobe</text:span><text:span text:style-name="T94_4"><text:s/></text:span><text:span text:style-name="T94_5">CQ</text:span><text:span text:style-name="T94_6">,<text:s/></text:span><text:span text:style-name="T94_7">open</text:span><text:span text:style-name="T94_8"><text:s/></text:span><text:span text:style-name="T94_9">the</text:span><text:span text:style-name="T94_10"><text:s/></text:span><text:span text:style-name="T94_11">following</text:span><text:span text:style-name="T94_12"><text:s/></text:span><text:span text:style-name="T94_13">link</text:span><text:span text:style-name="T94_14"><text:tab/></text:span><text:span text:style-name="T94_15"><text:a xlink:type="simple" xlink:href="http://localhost:4502/content/tealium-examples/cq/geometrixx-outdoors/en.html"><text:span text:style-name="T94_16">http</text:span></text:a></text:span><text:span text:style-name="T94_17"><text:a xlink:type="simple" xlink:href="http://localhost:4502/content/tealium-examples/cq/geometrixx-outdoors/en.html"><text:span text:style-name="T94_18">://</text:span></text:a></text:span><text:span text:style-name="T94_19"><text:a xlink:type="simple" xlink:href="http://localhost:4502/content/tealium-examples/cq/geometrixx-outdoors/en.html"><text:span text:style-name="T94_20">localhost</text:span></text:a></text:span><text:span text:style-name="T94_21"><text:a xlink:type="simple" xlink:href="http://localhost:4502/content/tealium-examples/cq/geometrixx-outdoors/en.html"><text:span text:style-name="T94_22">:4502/</text:span></text:a></text:span><text:span text:style-name="T94_23"><text:a xlink:type="simple" xlink:href="http://localhost:4502/content/tealium-examples/cq/geometrixx-outdoors/en.html"><text:span text:style-name="T94_24">content</text:span></text:a></text:span><text:span text:style-name="T94_25"><text:a xlink:type="simple" xlink:href="http://localhost:4502/content/tealium-examples/cq/geometrixx-outdoors/en.html"><text:span text:style-name="T94_26">/</text:span></text:a></text:span><text:span text:style-name="T94_27"><text:a xlink:type="simple" xlink:href="http://localhost:4502/content/tealium-examples/cq/geometrixx-outdoors/en.html"><text:span text:style-name="T94_28">tealium</text:span></text:a></text:span><text:span text:style-name="T94_29"><text:a xlink:type="simple" xlink:href="http://localhost:4502/content/tealium-examples/cq/geometrixx-outdoors/en.html"><text:span text:style-name="T94_30">-</text:span></text:a></text:span><text:span text:style-name="T94_31"><text:a xlink:type="simple" xlink:href="http://localhost:4502/content/tealium-examples/cq/geometrixx-outdoors/en.html"><text:span text:style-name="T94_32">examples</text:span></text:a></text:span><text:span text:style-name="T94_33"><text:a xlink:type="simple" xlink:href="http://localhost:4502/content/tealium-examples/cq/geometrixx-outdoors/en.html"><text:span text:style-name="T94_34">/</text:span></text:a></text:span><text:span text:style-name="T94_35"><text:a xlink:type="simple" xlink:href="http://localhost:4502/content/tealium-examples/cq/geometrixx-outdoors/en.html"><text:span text:style-name="T94_36">cq</text:span></text:a></text:span><text:span text:style-name="T94_37"><text:a xlink:type="simple" xlink:href="http://localhost:4502/content/tealium-examples/cq/geometrixx-outdoors/en.html"><text:span text:style-name="T94_38">/</text:span></text:a></text:span><text:span text:style-name="T94_39"><text:a xlink:type="simple" xlink:href="http://localhost:4502/content/tealium-examples/cq/geometrixx-outdoors/en.html"><text:span text:style-name="T94_40">geometrixx</text:span></text:a></text:span><text:span text:style-name="T94_41"><text:a xlink:type="simple" xlink:href="http://localhost:4502/content/tealium-examples/cq/geometrixx-outdoors/en.html"><text:span text:style-name="T94_42">-</text:span></text:a></text:span><text:span text:style-name="T94_43"><text:a xlink:type="simple" xlink:href="http://localhost:4502/content/tealium-examples/cq/geometrixx-outdoors/en.html"><text:span text:style-name="T94_44">outdoors</text:span></text:a></text:span><text:span text:style-name="T94_45"><text:a xlink:type="simple" xlink:href="http://localhost:4502/content/tealium-examples/cq/geometrixx-outdoors/en.html"><text:span text:style-name="T94_46">/</text:span></text:a></text:span><text:span text:style-name="T94_47"><text:a xlink:type="simple" xlink:href="http://localhost:4502/content/tealium-examples/cq/geometrixx-outdoors/en.html"><text:span text:style-name="T94_48">en</text:span></text:a></text:span><text:span text:style-name="T94_49"><text:a xlink:type="simple" xlink:href="http://localhost:4502/content/tealium-examples/cq/geometrixx-outdoors/en.html"><text:span text:style-name="T94_50">.</text:span></text:a></text:span><text:span text:style-name="T94_51"><text:a xlink:type="simple" xlink:href="http://localhost:4502/content/tealium-examples/cq/geometrixx-outdoors/en.html"><text:span text:style-name="T94_52">html</text:span></text:a></text:span></text:p>
        </text:list-item>
        <text:list-item>
          <text:p text:style-name="P95"><text:span text:style-name="T95_1">For</text:span><text:span text:style-name="T95_2"><text:s/></text:span><text:span text:style-name="T95_3">Adobe</text:span><text:span text:style-name="T95_4"><text:s/></text:span><text:span text:style-name="T95_5">Experience</text:span><text:span text:style-name="T95_6"><text:s/></text:span><text:span text:style-name="T95_7">Manager</text:span><text:span text:style-name="T95_8">,<text:s/></text:span><text:span text:style-name="T95_9">open</text:span><text:span text:style-name="T95_10"><text:s/></text:span><text:span text:style-name="T95_11">the</text:span><text:span text:style-name="T95_12"><text:s/></text:span><text:span text:style-name="T95_13">following</text:span><text:span text:style-name="T95_14"><text:s/></text:span><text:span text:style-name="T95_15">link</text:span><text:span text:style-name="T95_16"><text:s/></text:span><text:span text:style-name="T95_17"><text:a xlink:type="simple" xlink:href="http://localhost:4502/content/tealium-examples/aem/geometrixx-outdoors/en.html"><text:span text:style-name="T95_18">http</text:span></text:a></text:span><text:span text:style-name="T95_19"><text:a xlink:type="simple" xlink:href="http://localhost:4502/content/tealium-examples/aem/geometrixx-outdoors/en.html"><text:span text:style-name="T95_20">://</text:span></text:a></text:span><text:span text:style-name="T95_21"><text:a xlink:type="simple" xlink:href="http://localhost:4502/content/tealium-examples/aem/geometrixx-outdoors/en.html"><text:span text:style-name="T95_22">localhost</text:span></text:a></text:span><text:span text:style-name="T95_23"><text:a xlink:type="simple" xlink:href="http://localhost:4502/content/tealium-examples/aem/geometrixx-outdoors/en.html"><text:span text:style-name="T95_24">:4502/</text:span></text:a></text:span><text:span text:style-name="T95_25"><text:a xlink:type="simple" xlink:href="http://localhost:4502/content/tealium-examples/aem/geometrixx-outdoors/en.html"><text:span text:style-name="T95_26">content</text:span></text:a></text:span><text:span text:style-name="T95_27"><text:a xlink:type="simple" xlink:href="http://localhost:4502/content/tealium-examples/aem/geometrixx-outdoors/en.html"><text:span text:style-name="T95_28">/</text:span></text:a></text:span><text:span text:style-name="T95_29"><text:a xlink:type="simple" xlink:href="http://localhost:4502/content/tealium-examples/aem/geometrixx-outdoors/en.html"><text:span text:style-name="T95_30">tealium</text:span></text:a></text:span><text:span text:style-name="T95_31"><text:a xlink:type="simple" xlink:href="http://localhost:4502/content/tealium-examples/aem/geometrixx-outdoors/en.html"><text:span text:style-name="T95_32">-</text:span></text:a></text:span><text:span text:style-name="T95_33"><text:a xlink:type="simple" xlink:href="http://localhost:4502/content/tealium-examples/aem/geometrixx-outdoors/en.html"><text:span text:style-name="T95_34">examples</text:span></text:a></text:span><text:span text:style-name="T95_35"><text:a xlink:type="simple" xlink:href="http://localhost:4502/content/tealium-examples/aem/geometrixx-outdoors/en.html"><text:span text:style-name="T95_36">/</text:span></text:a></text:span><text:span text:style-name="T95_37"><text:a xlink:type="simple" xlink:href="http://localhost:4502/content/tealium-examples/aem/geometrixx-outdoors/en.html"><text:span text:style-name="T95_38">aem</text:span></text:a></text:span><text:span text:style-name="T95_39"><text:a xlink:type="simple" xlink:href="http://localhost:4502/content/tealium-examples/aem/geometrixx-outdoors/en.html"><text:span text:style-name="T95_40">/</text:span></text:a></text:span><text:span text:style-name="T95_41"><text:a xlink:type="simple" xlink:href="http://localhost:4502/content/tealium-examples/aem/geometrixx-outdoors/en.html"><text:span text:style-name="T95_42">geometrixx</text:span></text:a></text:span><text:span text:style-name="T95_43"><text:a xlink:type="simple" xlink:href="http://localhost:4502/content/tealium-examples/aem/geometrixx-outdoors/en.html"><text:span text:style-name="T95_44">-</text:span></text:a></text:span><text:span text:style-name="T95_45"><text:a xlink:type="simple" xlink:href="http://localhost:4502/content/tealium-examples/aem/geometrixx-outdoors/en.html"><text:span text:style-name="T95_46">outdoors</text:span></text:a></text:span><text:span text:style-name="T95_47"><text:a xlink:type="simple" xlink:href="http://localhost:4502/content/tealium-examples/aem/geometrixx-outdoors/en.html"><text:span text:style-name="T95_48">/</text:span></text:a></text:span><text:span text:style-name="T95_49"><text:a xlink:type="simple" xlink:href="http://localhost:4502/content/tealium-examples/aem/geometrixx-outdoors/en.html"><text:span text:style-name="T95_50">en</text:span></text:a></text:span><text:span text:style-name="T95_51"><text:a xlink:type="simple" xlink:href="http://localhost:4502/content/tealium-examples/aem/geometrixx-outdoors/en.html"><text:span text:style-name="T95_52">.</text:span></text:a></text:span><text:span text:style-name="T95_53"><text:a xlink:type="simple" xlink:href="http://localhost:4502/content/tealium-examples/aem/geometrixx-outdoors/en.html"><text:span text:style-name="T95_54">html</text:span></text:a></text:span></text:p>
        </text:list-item>
        <text:list-item>
          <text:p text:style-name="P96"><text:span text:style-name="T96_1">Verify</text:span><text:span text:style-name="T96_2"><text:s/></text:span><text:span text:style-name="T96_3">that</text:span><text:span text:style-name="T96_4"><text:s/></text:span><text:span text:style-name="T96_5">the</text:span><text:span text:style-name="T96_6"><text:s/></text:span><text:span text:style-name="T96_7">Facebook</text:span><text:span text:style-name="T96_8"><text:s/></text:span><text:span text:style-name="T96_9">like</text:span><text:span text:style-name="T96_10"><text:s/></text:span><text:span text:style-name="T96_11">button</text:span><text:span text:style-name="T96_12"><text:s/></text:span><text:span text:style-name="T96_13">is</text:span><text:span text:style-name="T96_14"><text:s/></text:span><text:span text:style-name="T96_15">displayed</text:span><text:span text:style-name="T96_16"><text:s/></text:span><text:span text:style-name="T96_17">on</text:span><text:span text:style-name="T96_18"><text:s/></text:span><text:span text:style-name="T96_19">the</text:span><text:span text:style-name="T96_20"><text:s/></text:span><text:span text:style-name="T96_21">opened</text:span><text:span text:style-name="T96_22"><text:s/></text:span><text:span text:style-name="T96_23">page</text:span><text:span text:style-name="T96_24">.</text:span></text:p>
        </text:list-item>
        <text:list-item>
          <text:p text:style-name="P97"><text:span text:style-name="T97_1">Troubleshooting</text:span><text:span text:style-name="T97_2">:<text:s/></text:span><text:span text:style-name="T97_3">Remove</text:span><text:span text:style-name="T97_4"><text:s/></text:span><text:span text:style-name="T97_5">the</text:span><text:span text:style-name="T97_6"><text:s/></text:span><text:span text:style-name="T97_7">“</text:span><text:span text:style-name="T97_8">cf</text:span><text:span text:style-name="T97_9">#”</text:span><text:span text:style-name="T97_10"><text:s/></text:span><text:span text:style-name="T97_11">from</text:span><text:span text:style-name="T97_12"><text:s/></text:span><text:span text:style-name="T97_13">your</text:span><text:span text:style-name="T97_14"><text:s/></text:span><text:span text:style-name="T97_15">URL</text:span><text:span text:style-name="T97_16"><text:s/></text:span><text:span text:style-name="T97_17">when</text:span><text:span text:style-name="T97_18"><text:s/></text:span><text:span text:style-name="T97_19">testing</text:span><text:span text:style-name="T97_20"><text:s/></text:span><text:span text:style-name="T97_21">your</text:span><text:span text:style-name="T97_22"><text:s/></text:span><text:span text:style-name="T97_23">integration</text:span><text:span text:style-name="T97_24"><text:s/></text:span><text:span text:style-name="T97_25">on</text:span><text:span text:style-name="T97_26"><text:s/></text:span><text:span text:style-name="T97_27">an</text:span><text:span text:style-name="T97_28"><text:s/></text:span><text:span text:style-name="T97_29">author</text:span><text:span text:style-name="T97_30"><text:s/></text:span><text:span text:style-name="T97_31">instance</text:span></text:p>
        </text:list-item>
      </text:list>
      <text:h text:style-name="P98" text:outline-level="10"><text:bookmark-start text:name="h.b5iq0clkgrad"/><text:bookmark-end text:name="h.b5iq0clkgrad"/></text:h>
      <text:h text:style-name="P99" text:outline-level="10"><text:bookmark-start text:name="h.4wkbpc44bsey"/><text:bookmark-end text:name="h.4wkbpc44bsey"/><text:bookmark-start text:name="h.z6ca8nuga4lm"/><text:bookmark-end text:name="h.z6ca8nuga4lm"/><text:span text:style-name="T99_1">Configuration</text:span></text:h>
      <text:p text:style-name="P100"><text:span text:style-name="T100_1">The</text:span><text:span text:style-name="T100_2"><text:s/></text:span><text:span text:style-name="T100_3">plugin</text:span><text:span text:style-name="T100_4"><text:s/></text:span><text:span text:style-name="T100_5">allows</text:span><text:span text:style-name="T100_6"><text:s/></text:span><text:span text:style-name="T100_7">configuring</text:span><text:span text:style-name="T100_8"><text:s/></text:span><text:span text:style-name="T100_9">global</text:span><text:span text:style-name="T100_10"><text:s/></text:span><text:span text:style-name="T100_11">and</text:span><text:span text:style-name="T100_12"><text:s/></text:span><text:span text:style-name="T100_13">page</text:span><text:span text:style-name="T100_14"><text:s/></text:span><text:span text:style-name="T100_15">type</text:span><text:span text:style-name="T100_16"><text:s/></text:span><text:span text:style-name="T100_17">settings</text:span><text:span text:style-name="T100_18"><text:s/></text:span><text:span text:style-name="T100_19">where</text:span><text:span text:style-name="T100_20"><text:s/></text:span><text:span text:style-name="T100_21">you</text:span><text:span text:style-name="T100_22"><text:s/></text:span><text:span text:style-name="T100_23">can</text:span><text:span text:style-name="T100_24"><text:s/></text:span><text:span text:style-name="T100_25">enable</text:span><text:span text:style-name="T100_26"><text:s/></text:span><text:span text:style-name="T100_27">or</text:span><text:span text:style-name="T100_28"><text:s/></text:span><text:span text:style-name="T100_29">completely</text:span><text:span text:style-name="T100_30"><text:s/></text:span><text:span text:style-name="T100_31">disable</text:span><text:span text:style-name="T100_32"><text:s/></text:span><text:span text:style-name="T100_33">the</text:span><text:span text:style-name="T100_34"><text:s/></text:span><text:span text:style-name="T100_35">plugin</text:span><text:span text:style-name="T100_36">,<text:s/></text:span><text:span text:style-name="T100_37">specify</text:span><text:span text:style-name="T100_38"><text:s/></text:span><text:span text:style-name="T100_39">your</text:span><text:span text:style-name="T100_40"><text:s/></text:span><text:span text:style-name="T100_41">Tealium</text:span><text:span text:style-name="T100_42"><text:s/></text:span><text:span text:style-name="T100_43">account</text:span><text:span text:style-name="T100_44"><text:s/></text:span><text:span text:style-name="T100_45">details</text:span><text:span text:style-name="T100_46">,<text:s/></text:span><text:span text:style-name="T100_47">and</text:span><text:span text:style-name="T100_48"><text:s/></text:span><text:span text:style-name="T100_49">configure</text:span><text:span text:style-name="T100_50"><text:s/></text:span><text:span text:style-name="T100_51">what</text:span><text:span text:style-name="T100_52"><text:s/></text:span><text:span text:style-name="T100_53">Data</text:span><text:span text:style-name="T100_54"><text:s/></text:span><text:span text:style-name="T100_55">Layer</text:span><text:span text:style-name="T100_56"><text:s/></text:span><text:span text:style-name="T100_57">values</text:span><text:span text:style-name="T100_58"><text:s/></text:span><text:span text:style-name="T100_59">should</text:span><text:span text:style-name="T100_60"><text:s/></text:span><text:span text:style-name="T100_61">be</text:span><text:span text:style-name="T100_62"><text:s/></text:span><text:span text:style-name="T100_63">displayed</text:span><text:span text:style-name="T100_64"><text:s/></text:span><text:span text:style-name="T100_65">on</text:span><text:span text:style-name="T100_66"><text:s/></text:span><text:span text:style-name="T100_67">each</text:span><text:span text:style-name="T100_68"><text:s/></text:span><text:span text:style-name="T100_69">specific</text:span><text:span text:style-name="T100_70"><text:s/></text:span><text:span text:style-name="T100_71">page</text:span><text:span text:style-name="T100_72">.<text:s text:c="2"/></text:span><text:span text:style-name="T100_73">The</text:span><text:span text:style-name="T100_74"><text:s/></text:span><text:span text:style-name="T100_75">final</text:span><text:span text:style-name="T100_76"><text:s/></text:span><text:span text:style-name="T100_77">set</text:span><text:span text:style-name="T100_78"><text:s/></text:span><text:span text:style-name="T100_79">of</text:span><text:span text:style-name="T100_80"><text:s/></text:span><text:span text:style-name="T100_81">Universal</text:span><text:span text:style-name="T100_82"><text:s/></text:span><text:span text:style-name="T100_83">Data</text:span><text:span text:style-name="T100_84"><text:s/></text:span><text:span text:style-name="T100_85">Object</text:span><text:span text:style-name="T100_86"><text:s/>(</text:span><text:span text:style-name="T100_87">UDO</text:span><text:span text:style-name="T100_88">)<text:s/></text:span><text:span text:style-name="T100_89">properties</text:span><text:span text:style-name="T100_90"><text:s/></text:span><text:span text:style-name="T100_91">will</text:span><text:span text:style-name="T100_92"><text:s/></text:span><text:span text:style-name="T100_93">contain</text:span><text:span text:style-name="T100_94"><text:s/></text:span><text:span text:style-name="T100_95">all</text:span><text:span text:style-name="T100_96"><text:s/></text:span><text:span text:style-name="T100_97">properties</text:span><text:span text:style-name="T100_98"><text:s/></text:span><text:span text:style-name="T100_99">defined</text:span><text:span text:style-name="T100_100"><text:s/></text:span><text:span text:style-name="T100_101">in</text:span><text:span text:style-name="T100_102"><text:s/></text:span><text:span text:style-name="T100_103">the</text:span><text:span text:style-name="T100_104"><text:s/></text:span><text:span text:style-name="T100_105">both</text:span><text:span text:style-name="T100_106"><text:s/></text:span><text:span text:style-name="T100_107">Global</text:span><text:span text:style-name="T100_108"><text:s/></text:span><text:span text:style-name="T100_109">Configuration</text:span><text:span text:style-name="T100_110"><text:s/></text:span><text:span text:style-name="T100_111">and</text:span><text:span text:style-name="T100_112"><text:s/></text:span><text:span text:style-name="T100_113">Page</text:span><text:span text:style-name="T100_114"><text:s/></text:span><text:span text:style-name="T100_115">Type</text:span><text:span text:style-name="T100_116"><text:s/></text:span><text:span text:style-name="T100_117">Configuration</text:span><text:span text:style-name="T100_118"><text:s/></text:span><text:span text:style-name="T100_119">of</text:span><text:span text:style-name="T100_120"><text:s/></text:span><text:span text:style-name="T100_121">that</text:span><text:span text:style-name="T100_122"><text:s/></text:span><text:span text:style-name="T100_123">specific</text:span><text:span text:style-name="T100_124"><text:s/></text:span><text:span text:style-name="T100_125">page</text:span><text:span text:style-name="T100_126"><text:s/></text:span><text:span text:style-name="T100_127">template</text:span><text:span text:style-name="T100_128">.</text:span></text:p>
      <text:p text:style-name="P101"/>
      <text:p text:style-name="P102"><text:span text:style-name="T102_1">The</text:span><text:span text:style-name="T102_2"><text:s/></text:span><text:span text:style-name="T102_3">application</text:span><text:span text:style-name="T102_4"><text:s/></text:span><text:span text:style-name="T102_5">might</text:span><text:span text:style-name="T102_6"><text:s/></text:span><text:span text:style-name="T102_7">have</text:span><text:span text:style-name="T102_8"><text:s/></text:span><text:span text:style-name="T102_9">more</text:span><text:span text:style-name="T102_10"><text:s/></text:span><text:span text:style-name="T102_11">than</text:span><text:span text:style-name="T102_12"><text:s/></text:span><text:span text:style-name="T102_13">one</text:span><text:span text:style-name="T102_14"><text:s/></text:span><text:span text:style-name="T102_15">Tealium</text:span><text:span text:style-name="T102_16"><text:s/></text:span><text:span text:style-name="T102_17">Configuration</text:span><text:span text:style-name="T102_18"><text:s/></text:span><text:span text:style-name="T102_19">Page</text:span><text:span text:style-name="T102_20">,<text:s/></text:span><text:span text:style-name="T102_21">but</text:span><text:span text:style-name="T102_22"><text:s/></text:span><text:span text:style-name="T102_23">only</text:span><text:span text:style-name="T102_24"><text:s/></text:span><text:span text:style-name="T102_25">one</text:span><text:span text:style-name="T102_26"><text:s/></text:span><text:span text:style-name="T102_27">will</text:span><text:span text:style-name="T102_28"><text:s/></text:span><text:span text:style-name="T102_29">be</text:span><text:span text:style-name="T102_30"><text:s/></text:span><text:span text:style-name="T102_31">used</text:span><text:span text:style-name="T102_32">.<text:s/></text:span><text:span text:style-name="T102_33">The</text:span><text:span text:style-name="T102_34"><text:s/></text:span><text:span text:style-name="T102_35">default</text:span><text:span text:style-name="T102_36"><text:s/></text:span><text:span text:style-name="T102_37">configuration</text:span><text:span text:style-name="T102_38"><text:s/></text:span><text:span text:style-name="T102_39">is</text:span><text:span text:style-name="T102_40"><text:s/></text:span><text:span text:style-name="T102_41">placed</text:span><text:span text:style-name="T102_42"><text:s/></text:span><text:span text:style-name="T102_43">under</text:span><text:span text:style-name="T102_44"><text:s/></text:span><text:span text:style-name="T102_45">“/</text:span><text:span text:style-name="T102_46">content</text:span><text:span text:style-name="T102_47">/</text:span><text:span text:style-name="T102_48">tealium</text:span><text:span text:style-name="T102_49">-</text:span><text:span text:style-name="T102_50">plugin</text:span><text:span text:style-name="T102_51">/</text:span><text:span text:style-name="T102_52">configuration</text:span><text:span text:style-name="T102_53">-</text:span><text:span text:style-name="T102_54">page</text:span><text:span text:style-name="T102_55">”</text:span><text:span text:style-name="T102_56"><text:s/></text:span><text:span text:style-name="T102_57">and</text:span><text:span text:style-name="T102_58"><text:s/></text:span><text:span text:style-name="T102_59">it</text:span><text:span text:style-name="T102_60"><text:s/></text:span><text:span text:style-name="T102_61">can</text:span><text:span text:style-name="T102_62"><text:s/></text:span><text:span text:style-name="T102_63">be</text:span><text:span text:style-name="T102_64"><text:s/></text:span><text:span text:style-name="T102_65">opened</text:span><text:span text:style-name="T102_66"><text:s/></text:span><text:span text:style-name="T102_67">by</text:span><text:span text:style-name="T102_68"><text:s/></text:span><text:span text:style-name="T102_69">the</text:span><text:span text:style-name="T102_70"><text:s/></text:span><text:span text:style-name="T102_71">following</text:span><text:span text:style-name="T102_72"><text:s/></text:span><text:span text:style-name="T102_73">link</text:span><text:span text:style-name="T102_74"><text:s/>–</text:span><text:span text:style-name="T102_75"><text:a xlink:type="simple" xlink:href="http://localhost:4502/content/tealium-plugin/configuration-page.html"><text:span text:style-name="T102_76"><text:s/></text:span></text:a></text:span><text:span text:style-name="T102_77"><text:a xlink:type="simple" xlink:href="http://localhost:4502/content/tealium-plugin/configuration-page.html"><text:span text:style-name="T102_78">http</text:span></text:a></text:span><text:span text:style-name="T102_79"><text:a xlink:type="simple" xlink:href="http://localhost:4502/content/tealium-plugin/configuration-page.html"><text:span text:style-name="T102_80">://</text:span></text:a></text:span><text:span text:style-name="T102_81"><text:a xlink:type="simple" xlink:href="http://localhost:4502/content/tealium-plugin/configuration-page.html"><text:span text:style-name="T102_82">localhost</text:span></text:a></text:span><text:span text:style-name="T102_83"><text:a xlink:type="simple" xlink:href="http://localhost:4502/content/tealium-plugin/configuration-page.html"><text:span text:style-name="T102_84">:4502/</text:span></text:a></text:span><text:span text:style-name="T102_85"><text:a xlink:type="simple" xlink:href="http://localhost:4502/content/tealium-plugin/configuration-page.html"><text:span text:style-name="T102_86">content</text:span></text:a></text:span><text:span text:style-name="T102_87"><text:a xlink:type="simple" xlink:href="http://localhost:4502/content/tealium-plugin/configuration-page.html"><text:span text:style-name="T102_88">/</text:span></text:a></text:span><text:span text:style-name="T102_89"><text:a xlink:type="simple" xlink:href="http://localhost:4502/content/tealium-plugin/configuration-page.html"><text:span text:style-name="T102_90">tealium</text:span></text:a></text:span><text:span text:style-name="T102_91"><text:a xlink:type="simple" xlink:href="http://localhost:4502/content/tealium-plugin/configuration-page.html"><text:span text:style-name="T102_92">-</text:span></text:a></text:span><text:span text:style-name="T102_93"><text:a xlink:type="simple" xlink:href="http://localhost:4502/content/tealium-plugin/configuration-page.html"><text:span text:style-name="T102_94">plugin</text:span></text:a></text:span><text:span text:style-name="T102_95"><text:a xlink:type="simple" xlink:href="http://localhost:4502/content/tealium-plugin/configuration-page.html"><text:span text:style-name="T102_96">/</text:span></text:a></text:span><text:span text:style-name="T102_97"><text:a xlink:type="simple" xlink:href="http://localhost:4502/content/tealium-plugin/configuration-page.html"><text:span text:style-name="T102_98">configuration</text:span></text:a></text:span><text:span text:style-name="T102_99"><text:a xlink:type="simple" xlink:href="http://localhost:4502/content/tealium-plugin/configuration-page.html"><text:span text:style-name="T102_100">-</text:span></text:a></text:span><text:span text:style-name="T102_101"><text:a xlink:type="simple" xlink:href="http://localhost:4502/content/tealium-plugin/configuration-page.html"><text:span text:style-name="T102_102">page</text:span></text:a></text:span><text:span text:style-name="T102_103"><text:a xlink:type="simple" xlink:href="http://localhost:4502/content/tealium-plugin/configuration-page.html"><text:span text:style-name="T102_104">.</text:span></text:a></text:span><text:span text:style-name="T102_105"><text:a xlink:type="simple" xlink:href="http://localhost:4502/content/tealium-plugin/configuration-page.html"><text:span text:style-name="T102_106">html</text:span></text:a></text:span><text:span text:style-name="T102_107">.</text:span></text:p>
      <text:p text:style-name="P103"/>
      <text:h text:style-name="P104" text:outline-level="10"><text:bookmark-start text:name="h.mf0souxra24j"/><text:bookmark-end text:name="h.mf0souxra24j"/><text:span text:style-name="T104_1">Global</text:span><text:span text:style-name="T104_2"><text:s/></text:span><text:span text:style-name="T104_3">Configuration</text:span></text:h>
      <text:p text:style-name="P105"><text:span text:style-name="T105_1">The</text:span><text:span text:style-name="T105_2"><text:s/></text:span><text:span text:style-name="T105_3">global</text:span><text:span text:style-name="T105_4"><text:s/></text:span><text:span text:style-name="T105_5">configuration</text:span><text:span text:style-name="T105_6"><text:s/></text:span><text:span text:style-name="T105_7">contains</text:span><text:span text:style-name="T105_8"><text:s/></text:span><text:span text:style-name="T105_9">the</text:span><text:span text:style-name="T105_10"><text:s/></text:span><text:span text:style-name="T105_11">following</text:span><text:span text:style-name="T105_12"><text:s/></text:span><text:span text:style-name="T105_13">settings</text:span><text:span text:style-name="T105_14"><text:s/></text:span><text:span text:style-name="T105_15">that</text:span><text:span text:style-name="T105_16"><text:s/></text:span><text:span text:style-name="T105_17">affect</text:span><text:span text:style-name="T105_18"><text:s/></text:span><text:span text:style-name="T105_19">the</text:span><text:span text:style-name="T105_20"><text:s/></text:span><text:span text:style-name="T105_21">whole</text:span><text:span text:style-name="T105_22"><text:s/></text:span><text:span text:style-name="T105_23">application</text:span><text:span text:style-name="T105_24">.</text:span></text:p>
      <text:h text:style-name="P106" text:outline-level="10"><text:bookmark-start text:name="h.hpjkl95oeop9"/><text:bookmark-end text:name="h.hpjkl95oeop9"/><text:span text:style-name="T106_1">Global</text:span><text:span text:style-name="T106_2"><text:s/></text:span><text:span text:style-name="T106_3">Settings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07"><text:span text:style-name="T107_1">Setting</text:span></text:p>
          </table:table-cell>
          <table:table-cell table:style-name="Cell2">
            <text:p text:style-name="P108"><text:span text:style-name="T108_1">Description</text:span></text:p>
          </table:table-cell>
        </table:table-row>
        <table:table-row table:style-name="Row2">
          <table:table-cell table:style-name="Cell3">
            <text:p text:style-name="P109"><text:span text:style-name="T109_1">Enable</text:span></text:p>
          </table:table-cell>
          <table:table-cell table:style-name="Cell4">
            <text:p text:style-name="P110"><text:span text:style-name="T110_1">Enable</text:span><text:span text:style-name="T110_2"><text:s/></text:span><text:span text:style-name="T110_3">or</text:span><text:span text:style-name="T110_4"><text:s/></text:span><text:span text:style-name="T110_5">disable</text:span><text:span text:style-name="T110_6"><text:s/></text:span><text:span text:style-name="T110_7">the</text:span><text:span text:style-name="T110_8"><text:s/></text:span><text:span text:style-name="T110_9">plugin</text:span><text:span text:style-name="T110_10"><text:s/></text:span><text:span text:style-name="T110_11">for</text:span><text:span text:style-name="T110_12"><text:s/></text:span><text:span text:style-name="T110_13">the</text:span><text:span text:style-name="T110_14"><text:s/></text:span><text:span text:style-name="T110_15">site</text:span></text:p>
          </table:table-cell>
        </table:table-row>
        <table:table-row table:style-name="Row3">
          <table:table-cell table:style-name="Cell5">
            <text:p text:style-name="P111"><text:span text:style-name="T111_1">Account</text:span></text:p>
          </table:table-cell>
          <table:table-cell table:style-name="Cell6">
            <text:p text:style-name="P112"><text:span text:style-name="T112_1">The</text:span><text:span text:style-name="T112_2"><text:s/></text:span><text:span text:style-name="T112_3">Tealium</text:span><text:span text:style-name="T112_4"><text:s/></text:span><text:span text:style-name="T112_5">Account</text:span><text:span text:style-name="T112_6"><text:s/></text:span><text:span text:style-name="T112_7">for</text:span><text:span text:style-name="T112_8"><text:s/></text:span><text:span text:style-name="T112_9">connecting</text:span><text:span text:style-name="T112_10"><text:s/></text:span><text:span text:style-name="T112_11">with</text:span><text:span text:style-name="T112_12"><text:s/></text:span><text:span text:style-name="T112_13">Tealium</text:span></text:p>
          </table:table-cell>
        </table:table-row>
        <table:table-row table:style-name="Row4">
          <table:table-cell table:style-name="Cell7">
            <text:p text:style-name="P113"><text:span text:style-name="T113_1">Profile</text:span></text:p>
          </table:table-cell>
          <table:table-cell table:style-name="Cell8">
            <text:p text:style-name="P114"><text:span text:style-name="T114_1">The</text:span><text:span text:style-name="T114_2"><text:s/></text:span><text:span text:style-name="T114_3">Tealium</text:span><text:span text:style-name="T114_4"><text:s/></text:span><text:span text:style-name="T114_5">Profile</text:span><text:span text:style-name="T114_6"><text:s/></text:span><text:span text:style-name="T114_7">for</text:span><text:span text:style-name="T114_8"><text:s/></text:span><text:span text:style-name="T114_9">connecting</text:span><text:span text:style-name="T114_10"><text:s/></text:span><text:span text:style-name="T114_11">with</text:span><text:span text:style-name="T114_12"><text:s/></text:span><text:span text:style-name="T114_13">Tealium</text:span></text:p>
          </table:table-cell>
        </table:table-row>
        <table:table-row table:style-name="Row5">
          <table:table-cell table:style-name="Cell9">
            <text:p text:style-name="P115"><text:span text:style-name="T115_1">Environment</text:span></text:p>
          </table:table-cell>
          <table:table-cell table:style-name="Cell10">
            <text:p text:style-name="P116"><text:span text:style-name="T116_1">The</text:span><text:span text:style-name="T116_2"><text:s/></text:span><text:span text:style-name="T116_3">Tealium</text:span><text:span text:style-name="T116_4"><text:s/></text:span><text:span text:style-name="T116_5">Environment</text:span><text:span text:style-name="T116_6"><text:s/></text:span><text:span text:style-name="T116_7">for</text:span><text:span text:style-name="T116_8"><text:s/></text:span><text:span text:style-name="T116_9">your</text:span><text:span text:style-name="T116_10"><text:s/></text:span><text:span text:style-name="T116_11">publish</text:span><text:span text:style-name="T116_12"><text:s/>(</text:span><text:span text:style-name="T116_13">i</text:span><text:span text:style-name="T116_14">.</text:span><text:span text:style-name="T116_15">e</text:span><text:span text:style-name="T116_16">.<text:s/>“</text:span><text:span text:style-name="T116_17">dev</text:span><text:span text:style-name="T116_18">”,<text:s/>“</text:span><text:span text:style-name="T116_19">qa</text:span><text:span text:style-name="T116_20">”,<text:s/></text:span><text:span text:style-name="T116_21">or</text:span><text:span text:style-name="T116_22"><text:s/>“</text:span><text:span text:style-name="T116_23">prod</text:span><text:span text:style-name="T116_24">”)</text:span></text:p>
          </table:table-cell>
        </table:table-row>
        <table:table-row table:style-name="Row6">
          <table:table-cell table:style-name="Cell11">
            <text:p text:style-name="P117"><text:span text:style-name="T117_1">Enable</text:span><text:span text:style-name="T117_2"><text:s/></text:span><text:span text:style-name="T117_3">utag</text:span><text:span text:style-name="T117_4">.</text:span><text:span text:style-name="T117_5">sync</text:span><text:span text:style-name="T117_6">.</text:span><text:span text:style-name="T117_7">js</text:span></text:p>
          </table:table-cell>
          <table:table-cell table:style-name="Cell12">
            <text:p text:style-name="P118"><text:span text:style-name="T118_1">Enable</text:span><text:span text:style-name="T118_2"><text:s/></text:span><text:span text:style-name="T118_3">or</text:span><text:span text:style-name="T118_4"><text:s/></text:span><text:span text:style-name="T118_5">disable</text:span><text:span text:style-name="T118_6"><text:s/></text:span><text:span text:style-name="T118_7">including</text:span><text:span text:style-name="T118_8"><text:s/></text:span><text:span text:style-name="T118_9">the</text:span><text:span text:style-name="T118_10"><text:s/>“</text:span><text:span text:style-name="T118_11">utag</text:span><text:span text:style-name="T118_12">.</text:span><text:span text:style-name="T118_13">sync</text:span><text:span text:style-name="T118_14">.</text:span><text:span text:style-name="T118_15">js</text:span><text:span text:style-name="T118_16">”<text:s/></text:span><text:span text:style-name="T118_17">script</text:span><text:span text:style-name="T118_18"><text:s/></text:span><text:span text:style-name="T118_19">in</text:span><text:span text:style-name="T118_20"><text:s/></text:span><text:span text:style-name="T118_21">the</text:span><text:span text:style-name="T118_22"><text:s/></text:span><text:span text:style-name="T118_23">page</text:span></text:p>
          </table:table-cell>
        </table:table-row>
        <table:table-row table:style-name="Row7">
          <table:table-cell table:style-name="Cell13">
            <text:p text:style-name="P119"><text:span text:style-name="T119_1">Enable</text:span><text:span text:style-name="T119_2"><text:s/></text:span><text:span text:style-name="T119_3">Custom</text:span><text:span text:style-name="T119_4"><text:s/></text:span><text:span text:style-name="T119_5">UDO</text:span></text:p>
          </table:table-cell>
          <table:table-cell table:style-name="Cell14">
            <text:p text:style-name="P120"><text:span text:style-name="T120_1">Enable</text:span><text:span text:style-name="T120_2"><text:s/></text:span><text:span text:style-name="T120_3">or</text:span><text:span text:style-name="T120_4"><text:s/></text:span><text:span text:style-name="T120_5">disable</text:span><text:span text:style-name="T120_6"><text:s/></text:span><text:span text:style-name="T120_7">rendering</text:span><text:span text:style-name="T120_8"><text:s/></text:span><text:span text:style-name="T120_9">the</text:span><text:span text:style-name="T120_10"><text:s/></text:span><text:span text:style-name="T120_11">data</text:span><text:span text:style-name="T120_12"><text:s/></text:span><text:span text:style-name="T120_13">layer</text:span><text:span text:style-name="T120_14"><text:s/></text:span><text:span text:style-name="T120_15">object</text:span><text:span text:style-name="T120_16"><text:s/>(</text:span><text:span text:style-name="T120_17">utag</text:span><text:span text:style-name="T120_18">_</text:span><text:span text:style-name="T120_19">data</text:span><text:span text:style-name="T120_20">)<text:s/></text:span><text:span text:style-name="T120_21">in</text:span><text:span text:style-name="T120_22"><text:s/></text:span><text:span text:style-name="T120_23">the</text:span><text:span text:style-name="T120_24"><text:s/></text:span><text:span text:style-name="T120_25">page</text:span></text:p>
          </table:table-cell>
        </table:table-row>
      </table:table>
      <text:h text:style-name="P121" text:outline-level="10"><text:bookmark-start text:name="h.lmg56xnbmhb9"/><text:bookmark-end text:name="h.lmg56xnbmhb9"/></text:h>
      <text:h text:style-name="P122" text:outline-level="10"><text:bookmark-start text:name="h.lobjbka5n3og"/><text:bookmark-end text:name="h.lobjbka5n3og"/></text:h>
      <text:h text:style-name="P123" text:outline-level="10"><text:bookmark-start text:name="h.e94vo0no041y"/><text:bookmark-end text:name="h.e94vo0no041y"/><text:bookmark-start text:name="h.mam9y9ghipa3"/><text:bookmark-end text:name="h.mam9y9ghipa3"/><text:span text:style-name="T123_1">Global</text:span><text:span text:style-name="T123_2"><text:s/></text:span><text:span text:style-name="T123_3">Universal</text:span><text:span text:style-name="T123_4"><text:s/></text:span><text:span text:style-name="T123_5">Data</text:span><text:span text:style-name="T123_6"><text:s/></text:span><text:span text:style-name="T123_7">Object</text:span><text:span text:style-name="T123_8"><text:s/>(</text:span><text:span text:style-name="T123_9">UDO</text:span><text:span text:style-name="T123_10">)<text:s/></text:span><text:span text:style-name="T123_11">Variables</text:span></text:h>
      <table:table table:style-name="Table2">
        <table:table-column table:style-name="Column3"/>
        <table:table-column table:style-name="Column4"/>
        <table:table-row table:style-name="Row8">
          <table:table-cell table:style-name="Cell15">
            <text:p text:style-name="P124"><text:span text:style-name="T124_1">Setting</text:span></text:p>
          </table:table-cell>
          <table:table-cell table:style-name="Cell16">
            <text:p text:style-name="P125"><text:span text:style-name="T125_1">Description</text:span></text:p>
          </table:table-cell>
        </table:table-row>
        <table:table-row table:style-name="Row9">
          <table:table-cell table:style-name="Cell17">
            <text:p text:style-name="P126"><text:span text:style-name="T126_1">UDO</text:span><text:span text:style-name="T126_2"><text:s/></text:span><text:span text:style-name="T126_3">Name</text:span></text:p>
          </table:table-cell>
          <table:table-cell table:style-name="Cell18">
            <text:p text:style-name="P127"><text:span text:style-name="T127_1">The</text:span><text:span text:style-name="T127_2"><text:s/></text:span><text:span text:style-name="T127_3">name</text:span><text:span text:style-name="T127_4"><text:s/></text:span><text:span text:style-name="T127_5">of</text:span><text:span text:style-name="T127_6"><text:s/></text:span><text:span text:style-name="T127_7">a</text:span><text:span text:style-name="T127_8"><text:s/></text:span><text:span text:style-name="T127_9">data</text:span><text:span text:style-name="T127_10"><text:s/></text:span><text:span text:style-name="T127_11">layer</text:span><text:span text:style-name="T127_12"><text:s/></text:span><text:span text:style-name="T127_13">event</text:span><text:span text:style-name="T127_14"><text:s/></text:span><text:span text:style-name="T127_15">attribute</text:span><text:span text:style-name="T127_16"><text:s/>(</text:span><text:span text:style-name="T127_17">i</text:span><text:span text:style-name="T127_18">.</text:span><text:span text:style-name="T127_19">e</text:span><text:span text:style-name="T127_20">.<text:s/>“</text:span><text:span text:style-name="T127_21">page</text:span><text:span text:style-name="T127_22">_</text:span><text:span text:style-name="T127_23">name</text:span><text:span text:style-name="T127_24">”)</text:span></text:p>
          </table:table-cell>
        </table:table-row>
        <table:table-row table:style-name="Row10">
          <table:table-cell table:style-name="Cell19">
            <text:p text:style-name="P128"><text:span text:style-name="T128_1">UDO</text:span><text:span text:style-name="T128_2"><text:s/></text:span><text:span text:style-name="T128_3">Value</text:span></text:p>
          </table:table-cell>
          <table:table-cell table:style-name="Cell20">
            <text:p text:style-name="P129"><text:span text:style-name="T129_1">The</text:span><text:span text:style-name="T129_2"><text:s/></text:span><text:span text:style-name="T129_3">value</text:span><text:span text:style-name="T129_4"><text:s/></text:span><text:span text:style-name="T129_5">of</text:span><text:span text:style-name="T129_6"><text:s/></text:span><text:span text:style-name="T129_7">the</text:span><text:span text:style-name="T129_8"><text:s/></text:span><text:span text:style-name="T129_9">data</text:span><text:span text:style-name="T129_10"><text:s/></text:span><text:span text:style-name="T129_11">layer</text:span><text:span text:style-name="T129_12"><text:s/></text:span><text:span text:style-name="T129_13">event</text:span><text:span text:style-name="T129_14"><text:s/></text:span><text:span text:style-name="T129_15">attribute</text:span><text:span text:style-name="T129_16"><text:s/>(</text:span><text:span text:style-name="T129_17">i</text:span><text:span text:style-name="T129_18">.</text:span><text:span text:style-name="T129_19">e</text:span><text:span text:style-name="T129_20">.<text:s/>“</text:span><text:span text:style-name="T129_21">home</text:span><text:span text:style-name="T129_22">”)</text:span></text:p>
          </table:table-cell>
        </table:table-row>
        <table:table-row table:style-name="Row11">
          <table:table-cell table:style-name="Cell21">
            <text:p text:style-name="P130"><text:span text:style-name="T130_1">Render</text:span><text:span text:style-name="T130_2"><text:s/></text:span><text:span text:style-name="T130_3">as</text:span><text:span text:style-name="T130_4"><text:s/></text:span><text:span text:style-name="T130_5">Array</text:span></text:p>
          </table:table-cell>
          <table:table-cell table:style-name="Cell22">
            <text:p text:style-name="P131"><text:span text:style-name="T131_1">Set</text:span><text:span text:style-name="T131_2"><text:s/></text:span><text:span text:style-name="T131_3">if</text:span><text:span text:style-name="T131_4"><text:s/></text:span><text:span text:style-name="T131_5">the</text:span><text:span text:style-name="T131_6"><text:s/></text:span><text:span text:style-name="T131_7">event</text:span><text:span text:style-name="T131_8"><text:s/></text:span><text:span text:style-name="T131_9">attribute</text:span><text:span text:style-name="T131_10"><text:s/></text:span><text:span text:style-name="T131_11">value</text:span><text:span text:style-name="T131_12"><text:s/></text:span><text:span text:style-name="T131_13">should</text:span><text:span text:style-name="T131_14"><text:s/></text:span><text:span text:style-name="T131_15">be</text:span><text:span text:style-name="T131_16"><text:s/></text:span><text:span text:style-name="T131_17">rendered</text:span><text:span text:style-name="T131_18"><text:s/></text:span><text:span text:style-name="T131_19">as</text:span><text:span text:style-name="T131_20"><text:s/></text:span><text:span text:style-name="T131_21">a</text:span><text:span text:style-name="T131_22"><text:s/></text:span><text:span text:style-name="T131_23">JavaScript</text:span><text:span text:style-name="T131_24"><text:s/></text:span><text:span text:style-name="T131_25">Array</text:span><text:span text:style-name="T131_26"><text:s/></text:span></text:p>
          </table:table-cell>
        </table:table-row>
        <table:table-row table:style-name="Row12">
          <table:table-cell table:style-name="Cell23">
            <text:p text:style-name="P132"><text:span text:style-name="T132_1">Is</text:span><text:span text:style-name="T132_2"><text:s/></text:span><text:span text:style-name="T132_3">Dynamic</text:span><text:span text:style-name="T132_4"><text:s/></text:span><text:span text:style-name="T132_5">Value</text:span></text:p>
          </table:table-cell>
          <table:table-cell table:style-name="Cell24">
            <text:p text:style-name="P133"><text:span text:style-name="T133_1">Check</text:span><text:span text:style-name="T133_2"><text:s/></text:span><text:span text:style-name="T133_3">if</text:span><text:span text:style-name="T133_4"><text:s/></text:span><text:span text:style-name="T133_5">value</text:span><text:span text:style-name="T133_6"><text:s/></text:span><text:span text:style-name="T133_7">should</text:span><text:span text:style-name="T133_8"><text:s/></text:span><text:span text:style-name="T133_9">be</text:span><text:span text:style-name="T133_10"><text:s/></text:span><text:span text:style-name="T133_11">replaced</text:span><text:span text:style-name="T133_12"><text:s/></text:span><text:span text:style-name="T133_13">on</text:span><text:span text:style-name="T133_14"><text:s/></text:span><text:span text:style-name="T133_15">the</text:span><text:span text:style-name="T133_16"><text:s/></text:span><text:span text:style-name="T133_17">server</text:span><text:span text:style-name="T133_18">-</text:span><text:span text:style-name="T133_19">side</text:span><text:span text:style-name="T133_20"><text:s/></text:span><text:span text:style-name="T133_21">with</text:span><text:span text:style-name="T133_22"><text:s/></text:span><text:span text:style-name="T133_23">a</text:span><text:span text:style-name="T133_24"><text:s/></text:span><text:span text:style-name="T133_25">page</text:span><text:span text:style-name="T133_26"><text:s/></text:span><text:span text:style-name="T133_27">property</text:span><text:span text:style-name="T133_28">,<text:s/></text:span><text:span text:style-name="T133_29">request</text:span><text:span text:style-name="T133_30"><text:s/></text:span><text:span text:style-name="T133_31">parameter</text:span><text:span text:style-name="T133_32">,<text:s/></text:span><text:span text:style-name="T133_33">or</text:span><text:span text:style-name="T133_34"><text:s/></text:span><text:span text:style-name="T133_35">JavaScript</text:span><text:span text:style-name="T133_36"><text:s/></text:span><text:span text:style-name="T133_37">variable</text:span><text:span text:style-name="T133_38"><text:s/></text:span><text:span text:style-name="T133_39">passed</text:span><text:span text:style-name="T133_40"><text:s/></text:span><text:span text:style-name="T133_41">to</text:span><text:span text:style-name="T133_42"><text:s/>“</text:span><text:span text:style-name="T133_43">TealiumAsyncJSManager</text:span><text:span text:style-name="T133_44">”</text:span></text:p>
            <text:p text:style-name="P134"><text:span text:style-name="T134_1">Uncheck</text:span><text:span text:style-name="T134_2"><text:s/></text:span><text:span text:style-name="T134_3">if</text:span><text:span text:style-name="T134_4"><text:s/></text:span><text:span text:style-name="T134_5">value</text:span><text:span text:style-name="T134_6"><text:s/></text:span><text:span text:style-name="T134_7">should</text:span><text:span text:style-name="T134_8"><text:s/></text:span><text:span text:style-name="T134_9">be</text:span><text:span text:style-name="T134_10"><text:s/></text:span><text:span text:style-name="T134_11">rendered</text:span><text:span text:style-name="T134_12"><text:s/></text:span><text:span text:style-name="T134_13">as</text:span><text:span text:style-name="T134_14"><text:s/></text:span><text:span text:style-name="T134_15">is</text:span><text:span text:style-name="T134_16"><text:s/>(</text:span><text:span text:style-name="T134_17">static</text:span><text:span text:style-name="T134_18">)</text:span></text:p>
          </table:table-cell>
        </table:table-row>
      </table:table>
      <text:h text:style-name="P135" text:outline-level="10"><text:bookmark-start text:name="h.8g0vhxliftl5"/><text:bookmark-end text:name="h.8g0vhxliftl5"/></text:h>
      <text:h text:style-name="P136" text:outline-level="10"><text:bookmark-start text:name="h.xwb31wlc4nhw"/><text:bookmark-end text:name="h.xwb31wlc4nhw"/><text:span text:style-name="T136_1">Page</text:span><text:span text:style-name="T136_2"><text:s/></text:span><text:span text:style-name="T136_3">Type</text:span><text:span text:style-name="T136_4"><text:s/></text:span><text:span text:style-name="T136_5">Configuration</text:span></text:h>
      <text:p text:style-name="P137"><text:span text:style-name="T137_1">The</text:span><text:span text:style-name="T137_2"><text:s/></text:span><text:span text:style-name="T137_3">page</text:span><text:span text:style-name="T137_4"><text:s/></text:span><text:span text:style-name="T137_5">type</text:span><text:span text:style-name="T137_6"><text:s/></text:span><text:span text:style-name="T137_7">configuration</text:span><text:span text:style-name="T137_8"><text:s/></text:span><text:span text:style-name="T137_9">allows</text:span><text:span text:style-name="T137_10"><text:s/></text:span><text:span text:style-name="T137_11">configuring</text:span><text:span text:style-name="T137_12"><text:s/></text:span><text:span text:style-name="T137_13">UDO</text:span><text:span text:style-name="T137_14"><text:s/></text:span><text:span text:style-name="T137_15">variables</text:span><text:span text:style-name="T137_16"><text:s/></text:span><text:span text:style-name="T137_17">for</text:span><text:span text:style-name="T137_18"><text:s/></text:span><text:span text:style-name="T137_19">a</text:span><text:span text:style-name="T137_20"><text:s/></text:span><text:span text:style-name="T137_21">specific</text:span><text:span text:style-name="T137_22"><text:s/></text:span><text:span text:style-name="T137_23">page</text:span><text:span text:style-name="T137_24"><text:s/></text:span><text:span text:style-name="T137_25">by</text:span><text:span text:style-name="T137_26"><text:s/></text:span><text:span text:style-name="T137_27">specifying</text:span><text:span text:style-name="T137_28"><text:s/></text:span><text:span text:style-name="T137_29">a</text:span><text:span text:style-name="T137_30"><text:s/></text:span><text:span text:style-name="T137_31">path</text:span><text:span text:style-name="T137_32"><text:s/></text:span><text:span text:style-name="T137_33">of</text:span><text:span text:style-name="T137_34"><text:s/></text:span><text:span text:style-name="T137_35">that</text:span><text:span text:style-name="T137_36"><text:s/></text:span><text:span text:style-name="T137_37">page</text:span><text:span text:style-name="T137_38"><text:s/></text:span><text:span text:style-name="T137_39">template</text:span><text:span text:style-name="T137_40"><text:s/></text:span><text:span text:style-name="T137_41">as</text:span><text:span text:style-name="T137_42"><text:s/></text:span><text:span text:style-name="T137_43">well</text:span><text:span text:style-name="T137_44"><text:s/></text:span><text:span text:style-name="T137_45">as</text:span><text:span text:style-name="T137_46"><text:s/></text:span><text:span text:style-name="T137_47">a</text:span><text:span text:style-name="T137_48"><text:s/></text:span><text:span text:style-name="T137_49">list</text:span><text:span text:style-name="T137_50"><text:s/></text:span><text:span text:style-name="T137_51">of</text:span><text:span text:style-name="T137_52"><text:s/></text:span><text:span text:style-name="T137_53">UDO</text:span><text:span text:style-name="T137_54"><text:s/></text:span><text:span text:style-name="T137_55">properties</text:span><text:span text:style-name="T137_56"><text:s/></text:span><text:span text:style-name="T137_57">to</text:span><text:span text:style-name="T137_58"><text:s/></text:span><text:span text:style-name="T137_59">be</text:span><text:span text:style-name="T137_60"><text:s/></text:span><text:span text:style-name="T137_61">rendered</text:span><text:span text:style-name="T137_62"><text:s/></text:span><text:span text:style-name="T137_63">on</text:span><text:span text:style-name="T137_64"><text:s/></text:span><text:span text:style-name="T137_65">all</text:span><text:span text:style-name="T137_66"><text:s/></text:span><text:span text:style-name="T137_67">page</text:span><text:span text:style-name="T137_68"><text:s/></text:span><text:span text:style-name="T137_69">instances</text:span><text:span text:style-name="T137_70"><text:s/></text:span><text:span text:style-name="T137_71">of</text:span><text:span text:style-name="T137_72"><text:s/></text:span><text:span text:style-name="T137_73">that</text:span><text:span text:style-name="T137_74"><text:s/></text:span><text:span text:style-name="T137_75">page</text:span><text:span text:style-name="T137_76"><text:s/></text:span><text:span text:style-name="T137_77">template</text:span><text:span text:style-name="T137_78"><text:s/></text:span><text:span text:style-name="T137_79">only</text:span><text:span text:style-name="T137_80">.<text:s/></text:span><text:span text:style-name="T137_81">Most</text:span><text:span text:style-name="T137_82"><text:s/></text:span><text:span text:style-name="T137_83">likely</text:span><text:span text:style-name="T137_84"><text:s/></text:span><text:span text:style-name="T137_85">you</text:span><text:span text:style-name="T137_86"><text:s/></text:span><text:span text:style-name="T137_87">will</text:span><text:span text:style-name="T137_88"><text:s/></text:span><text:span text:style-name="T137_89">need</text:span><text:span text:style-name="T137_90"><text:s/></text:span><text:span text:style-name="T137_91">to</text:span><text:span text:style-name="T137_92"><text:s/></text:span><text:span text:style-name="T137_93">use</text:span><text:span text:style-name="T137_94"><text:s/></text:span><text:span text:style-name="T137_95">more</text:span><text:span text:style-name="T137_96"><text:s/></text:span><text:span text:style-name="T137_97">than</text:span><text:span text:style-name="T137_98"><text:s/></text:span><text:span text:style-name="T137_99">one</text:span><text:span text:style-name="T137_100"><text:s/></text:span><text:span text:style-name="T137_101">page</text:span><text:span text:style-name="T137_102"><text:s/></text:span><text:span text:style-name="T137_103">type</text:span><text:span text:style-name="T137_104"><text:s/></text:span><text:span text:style-name="T137_105">configuration</text:span><text:span text:style-name="T137_106">.<text:s/></text:span><text:span text:style-name="T137_107">They</text:span><text:span text:style-name="T137_108"><text:s/></text:span><text:span text:style-name="T137_109">can</text:span><text:span text:style-name="T137_110"><text:s/></text:span><text:span text:style-name="T137_111">be</text:span><text:span text:style-name="T137_112"><text:s/></text:span><text:span text:style-name="T137_113">included</text:span><text:span text:style-name="T137_114"><text:s/></text:span><text:span text:style-name="T137_115">in</text:span><text:span text:style-name="T137_116"><text:s/></text:span><text:span text:style-name="T137_117">a</text:span><text:span text:style-name="T137_118"><text:s/></text:span><text:span text:style-name="T137_119"><text:a xlink:type="simple" xlink:href="https://docs.adobe.com/docs/en/aem/6-0/author/page-authoring/default-components/designmode.html"><text:span text:style-name="T137_120">page</text:span></text:a></text:span><text:span text:style-name="T137_121"><text:a xlink:type="simple" xlink:href="https://docs.adobe.com/docs/en/aem/6-0/author/page-authoring/default-components/designmode.html"><text:span text:style-name="T137_122"><text:s/></text:span></text:a></text:span><text:span text:style-name="T137_123"><text:a xlink:type="simple" xlink:href="https://docs.adobe.com/docs/en/aem/6-0/author/page-authoring/default-components/designmode.html"><text:span text:style-name="T137_124">parsys</text:span></text:a></text:span><text:span text:style-name="T137_125"><text:a xlink:type="simple" xlink:href="https://docs.adobe.com/docs/en/aem/6-0/author/page-authoring/default-components/designmode.html"><text:span text:style-name="T137_126"><text:s/></text:span></text:a></text:span><text:span text:style-name="T137_127"><text:a xlink:type="simple" xlink:href="https://docs.adobe.com/docs/en/aem/6-0/author/page-authoring/default-components/designmode.html"><text:span text:style-name="T137_128">using</text:span></text:a></text:span><text:span text:style-name="T137_129"><text:a xlink:type="simple" xlink:href="https://docs.adobe.com/docs/en/aem/6-0/author/page-authoring/default-components/designmode.html"><text:span text:style-name="T137_130"><text:s/></text:span></text:a></text:span><text:span text:style-name="T137_131"><text:a xlink:type="simple" xlink:href="https://docs.adobe.com/docs/en/aem/6-0/author/page-authoring/default-components/designmode.html"><text:span text:style-name="T137_132">sidekick</text:span></text:a></text:span><text:span text:style-name="T137_133">.<text:s text:c="2"/></text:span></text:p>
      <text:h text:style-name="P138" text:outline-level="10"><text:bookmark-start text:name="h.xvpcj7eekwzk"/><text:bookmark-end text:name="h.xvpcj7eekwzk"/><text:span text:style-name="T138_1">Page</text:span><text:span text:style-name="T138_2">-</text:span><text:span text:style-name="T138_3">Specific</text:span><text:span text:style-name="T138_4"><text:s/></text:span><text:span text:style-name="T138_5">Settings</text:span></text:h>
      <table:table table:style-name="Table3">
        <table:table-column table:style-name="Column5"/>
        <table:table-column table:style-name="Column6"/>
        <table:table-row table:style-name="Row13">
          <table:table-cell table:style-name="Cell25">
            <text:p text:style-name="P139"><text:span text:style-name="T139_1">Setting</text:span></text:p>
          </table:table-cell>
          <table:table-cell table:style-name="Cell26">
            <text:p text:style-name="P140"><text:span text:style-name="T140_1">Description</text:span></text:p>
          </table:table-cell>
        </table:table-row>
        <table:table-row table:style-name="Row14">
          <table:table-cell table:style-name="Cell27">
            <text:p text:style-name="P141"><text:span text:style-name="T141_1">Page</text:span><text:span text:style-name="T141_2"><text:s/></text:span><text:span text:style-name="T141_3">Template</text:span><text:span text:style-name="T141_4"><text:s/></text:span><text:span text:style-name="T141_5">Path</text:span></text:p>
          </table:table-cell>
          <table:table-cell table:style-name="Cell28">
            <text:p text:style-name="P142"><text:span text:style-name="T142_1">The</text:span><text:span text:style-name="T142_2"><text:s/></text:span><text:span text:style-name="T142_3">path</text:span><text:span text:style-name="T142_4"><text:s/></text:span><text:span text:style-name="T142_5">to</text:span><text:span text:style-name="T142_6"><text:s/></text:span><text:span text:style-name="T142_7">a</text:span><text:span text:style-name="T142_8"><text:s/></text:span><text:span text:style-name="T142_9">page</text:span><text:span text:style-name="T142_10"><text:s/></text:span><text:span text:style-name="T142_11">template</text:span><text:span text:style-name="T142_12">;<text:s/></text:span><text:span text:style-name="T142_13">if</text:span><text:span text:style-name="T142_14"><text:s/></text:span><text:span text:style-name="T142_15">the</text:span><text:span text:style-name="T142_16"><text:s/>“</text:span><text:span text:style-name="T142_17">sling</text:span><text:span text:style-name="T142_18">:</text:span><text:span text:style-name="T142_19">resourceType</text:span><text:span text:style-name="T142_20">”<text:s/></text:span><text:span text:style-name="T142_21">property</text:span><text:span text:style-name="T142_22"><text:s/></text:span><text:span text:style-name="T142_23">of</text:span><text:span text:style-name="T142_24"><text:s/></text:span><text:span text:style-name="T142_25">a</text:span><text:span text:style-name="T142_26"><text:s/></text:span><text:span text:style-name="T142_27">requested</text:span><text:span text:style-name="T142_28"><text:s/></text:span><text:span text:style-name="T142_29">page</text:span><text:span text:style-name="T142_30"><text:s/></text:span><text:span text:style-name="T142_31">matches</text:span><text:span text:style-name="T142_32"><text:s/></text:span><text:span text:style-name="T142_33">what</text:span><text:span text:style-name="T142_34"><text:s/></text:span><text:span text:style-name="T142_35">you</text:span><text:span text:style-name="T142_36"><text:s/></text:span><text:span text:style-name="T142_37">have</text:span><text:span text:style-name="T142_38"><text:s/></text:span><text:span text:style-name="T142_39">specified</text:span><text:span text:style-name="T142_40"><text:s/></text:span><text:span text:style-name="T142_41">in</text:span><text:span text:style-name="T142_42"><text:s/>“</text:span><text:span text:style-name="T142_43">Page</text:span><text:span text:style-name="T142_44"><text:s/></text:span><text:span text:style-name="T142_45">Template</text:span><text:span text:style-name="T142_46"><text:s/></text:span><text:span text:style-name="T142_47">Path</text:span><text:span text:style-name="T142_48">”,<text:s/></text:span><text:span text:style-name="T142_49">this</text:span><text:span text:style-name="T142_50"><text:s/><text:tab/></text:span><text:span text:style-name="T142_51">configuration</text:span><text:span text:style-name="T142_52"><text:s/></text:span><text:span text:style-name="T142_53">of</text:span><text:span text:style-name="T142_54"><text:s/></text:span><text:span text:style-name="T142_55">the</text:span><text:span text:style-name="T142_56"><text:s/></text:span><text:span text:style-name="T142_57">Custom</text:span><text:span text:style-name="T142_58"><text:s/></text:span><text:span text:style-name="T142_59">UDO</text:span><text:span text:style-name="T142_60"><text:s/></text:span><text:span text:style-name="T142_61">properties</text:span><text:span text:style-name="T142_62"><text:s/></text:span><text:span text:style-name="T142_63">will</text:span><text:span text:style-name="T142_64"><text:s/></text:span><text:span text:style-name="T142_65">be</text:span><text:span text:style-name="T142_66"><text:s/></text:span><text:span text:style-name="T142_67">applied</text:span><text:span text:style-name="T142_68"><text:s/></text:span><text:span text:style-name="T142_69">to</text:span><text:span text:style-name="T142_70"><text:s/></text:span><text:span text:style-name="T142_71">the</text:span><text:span text:style-name="T142_72"><text:s/></text:span><text:span text:style-name="T142_73">page</text:span></text:p>
          </table:table-cell>
        </table:table-row>
        <table:table-row table:style-name="Row15">
          <table:table-cell table:style-name="Cell29">
            <text:p text:style-name="P143"><text:span text:style-name="T143_1">Enable</text:span><text:span text:style-name="T143_2"><text:s/></text:span><text:span text:style-name="T143_3">Custom</text:span><text:span text:style-name="T143_4"><text:s/></text:span><text:span text:style-name="T143_5">UDO</text:span></text:p>
          </table:table-cell>
          <table:table-cell table:style-name="Cell30">
            <text:p text:style-name="P144"><text:span text:style-name="T144_1">Enable</text:span><text:span text:style-name="T144_2"><text:s/></text:span><text:span text:style-name="T144_3">or</text:span><text:span text:style-name="T144_4"><text:s/></text:span><text:span text:style-name="T144_5">disable</text:span><text:span text:style-name="T144_6"><text:s/></text:span><text:span text:style-name="T144_7">rendering</text:span><text:span text:style-name="T144_8"><text:s/></text:span><text:span text:style-name="T144_9">the</text:span><text:span text:style-name="T144_10"><text:s/></text:span><text:span text:style-name="T144_11">data</text:span><text:span text:style-name="T144_12"><text:s/></text:span><text:span text:style-name="T144_13">layer</text:span><text:span text:style-name="T144_14"><text:s/></text:span><text:span text:style-name="T144_15">object</text:span><text:span text:style-name="T144_16"><text:s/>(</text:span><text:span text:style-name="T144_17">utag</text:span><text:span text:style-name="T144_18">_</text:span><text:span text:style-name="T144_19">data</text:span><text:span text:style-name="T144_20">)<text:s/></text:span><text:span text:style-name="T144_21">in</text:span><text:span text:style-name="T144_22"><text:s/></text:span><text:span text:style-name="T144_23">the</text:span><text:span text:style-name="T144_24"><text:s/></text:span><text:span text:style-name="T144_25">page</text:span></text:p>
          </table:table-cell>
        </table:table-row>
        <table:table-row table:style-name="Row16">
          <table:table-cell table:style-name="Cell31">
            <text:p text:style-name="P145"/>
            <text:p text:style-name="P146"><text:span text:style-name="T146_1">Page</text:span><text:span text:style-name="T146_2">-</text:span><text:span text:style-name="T146_3">Specific</text:span><text:span text:style-name="T146_4"><text:s/></text:span><text:span text:style-name="T146_5">UDO</text:span><text:span text:style-name="T146_6"><text:s/></text:span><text:span text:style-name="T146_7">Variables</text:span></text:p>
          </table:table-cell>
          <table:table-cell table:style-name="Cell32">
            <text:p text:style-name="P147"><text:span text:style-name="T147_1">A</text:span><text:span text:style-name="T147_2"><text:s/></text:span><text:span text:style-name="T147_3">list</text:span><text:span text:style-name="T147_4"><text:s/></text:span><text:span text:style-name="T147_5">of</text:span><text:span text:style-name="T147_6"><text:s/></text:span><text:span text:style-name="T147_7">properties</text:span><text:span text:style-name="T147_8"><text:s/></text:span><text:span text:style-name="T147_9">to</text:span><text:span text:style-name="T147_10"><text:s/></text:span><text:span text:style-name="T147_11">be</text:span><text:span text:style-name="T147_12"><text:s/></text:span><text:span text:style-name="T147_13">rendered</text:span><text:span text:style-name="T147_14"><text:s/></text:span><text:span text:style-name="T147_15">inside</text:span><text:span text:style-name="T147_16"><text:s/></text:span><text:span text:style-name="T147_17">the</text:span><text:span text:style-name="T147_18"><text:s/></text:span><text:span text:style-name="T147_19">data</text:span><text:span text:style-name="T147_20"><text:s/></text:span><text:span text:style-name="T147_21">layer</text:span><text:span text:style-name="T147_22"><text:s/></text:span><text:span text:style-name="T147_23">object</text:span><text:span text:style-name="T147_24"><text:s/>(</text:span><text:span text:style-name="T147_25">utag</text:span><text:span text:style-name="T147_26">_</text:span><text:span text:style-name="T147_27">data</text:span><text:span text:style-name="T147_28">)<text:s/></text:span><text:span text:style-name="T147_29">on</text:span><text:span text:style-name="T147_30"><text:s/></text:span><text:span text:style-name="T147_31">each</text:span><text:span text:style-name="T147_32"><text:s/></text:span><text:span text:style-name="T147_33">page</text:span><text:span text:style-name="T147_34"><text:s/></text:span><text:span text:style-name="T147_35">of</text:span><text:span text:style-name="T147_36"><text:s/></text:span><text:span text:style-name="T147_37">that</text:span><text:span text:style-name="T147_38"><text:s/></text:span><text:span text:style-name="T147_39">page</text:span><text:span text:style-name="T147_40"><text:s/></text:span><text:span text:style-name="T147_41">template</text:span><text:span text:style-name="T147_42">;<text:s/></text:span><text:span text:style-name="T147_43">contains</text:span><text:span text:style-name="T147_44"><text:s/></text:span><text:span text:style-name="T147_45">the</text:span><text:span text:style-name="T147_46"><text:s/></text:span><text:span text:style-name="T147_47">same</text:span><text:span text:style-name="T147_48"><text:s/></text:span><text:span text:style-name="T147_49">fields</text:span><text:span text:style-name="T147_50"><text:s/></text:span><text:span text:style-name="T147_51">as</text:span><text:span text:style-name="T147_52"><text:s/></text:span><text:span text:style-name="T147_53">in</text:span><text:span text:style-name="T147_54"><text:s/></text:span><text:span text:style-name="T147_55">the</text:span><text:span text:style-name="T147_56"><text:s/></text:span><text:span text:style-name="T147_57">Global</text:span><text:span text:style-name="T147_58"><text:s/><text:tab/></text:span><text:span text:style-name="T147_59">Configuration</text:span><text:span text:style-name="T147_60">:<text:s/>“</text:span><text:span text:style-name="T147_61">UDO</text:span><text:span text:style-name="T147_62"><text:s/></text:span><text:span text:style-name="T147_63">Name</text:span><text:span text:style-name="T147_64">”,<text:s/>“</text:span><text:span text:style-name="T147_65">UDO</text:span><text:span text:style-name="T147_66"><text:s/></text:span><text:span text:style-name="T147_67">Value</text:span><text:span text:style-name="T147_68">”,<text:s/>“</text:span><text:span text:style-name="T147_69">Render</text:span><text:span text:style-name="T147_70"><text:s/></text:span><text:span text:style-name="T147_71">as</text:span><text:span text:style-name="T147_72"><text:s/></text:span><text:span text:style-name="T147_73">Array</text:span><text:span text:style-name="T147_74">”,<text:s/>“</text:span><text:span text:style-name="T147_75">Is</text:span><text:span text:style-name="T147_76"><text:s/></text:span><text:span text:style-name="T147_77">Dynamic</text:span><text:span text:style-name="T147_78"><text:s/></text:span><text:span text:style-name="T147_79">Value</text:span><text:span text:style-name="T147_80">”</text:span></text:p>
          </table:table-cell>
        </table:table-row>
      </table:table>
      <text:p text:style-name="P148"/>
      <text:h text:style-name="P149" text:outline-level="10"><text:bookmark-start text:name="h.q7cnwwpob1v4"/><text:bookmark-end text:name="h.q7cnwwpob1v4"/><text:span text:style-name="T149_1">Components</text:span></text:h>
      <text:p text:style-name="P150"><text:span text:style-name="T150_1">The</text:span><text:span text:style-name="T150_2"><text:s/></text:span><text:span text:style-name="T150_3">plugin</text:span><text:span text:style-name="T150_4"><text:s/></text:span><text:span text:style-name="T150_5">contains</text:span><text:span text:style-name="T150_6"><text:s/></text:span><text:span text:style-name="T150_7">two</text:span><text:span text:style-name="T150_8"><text:s/></text:span><text:span text:style-name="T150_9">components</text:span><text:span text:style-name="T150_10">:<text:s/></text:span><text:span text:style-name="T150_11">Tealium</text:span><text:span text:style-name="T150_12"><text:s/></text:span><text:span text:style-name="T150_13">Component</text:span><text:span text:style-name="T150_14"><text:s/></text:span><text:span text:style-name="T150_15">and</text:span><text:span text:style-name="T150_16"><text:s/></text:span><text:span text:style-name="T150_17">Tealium</text:span><text:span text:style-name="T150_18"><text:s/></text:span><text:span text:style-name="T150_19">Asynchronous</text:span><text:span text:style-name="T150_20"><text:s/></text:span><text:span text:style-name="T150_21">JS</text:span><text:span text:style-name="T150_22"><text:s/></text:span><text:span text:style-name="T150_23">Component</text:span><text:span text:style-name="T150_24">.<text:s/></text:span><text:span text:style-name="T150_25">Both</text:span><text:span text:style-name="T150_26"><text:s/></text:span><text:span text:style-name="T150_27">the</text:span><text:span text:style-name="T150_28"><text:s/></text:span><text:span text:style-name="T150_29">components</text:span><text:span text:style-name="T150_30"><text:s/></text:span><text:span text:style-name="T150_31">are</text:span><text:span text:style-name="T150_32"><text:s/></text:span><text:span text:style-name="T150_33">written</text:span><text:span text:style-name="T150_34"><text:s/></text:span><text:span text:style-name="T150_35">in</text:span><text:span text:style-name="T150_36"><text:s/></text:span><text:span text:style-name="T150_37">JSP</text:span><text:span text:style-name="T150_38"><text:s/></text:span><text:span text:style-name="T150_39">and</text:span><text:span text:style-name="T150_40"><text:s/></text:span><text:span text:style-name="T150_41">Sightly</text:span><text:span text:style-name="T150_42">,<text:s/></text:span><text:span text:style-name="T150_43">and</text:span><text:span text:style-name="T150_44"><text:s/></text:span><text:span text:style-name="T150_45">are</text:span><text:span text:style-name="T150_46"><text:s/></text:span><text:span text:style-name="T150_47">ready</text:span><text:span text:style-name="T150_48"><text:s/></text:span><text:span text:style-name="T150_49">to</text:span><text:span text:style-name="T150_50"><text:s/></text:span><text:span text:style-name="T150_51">be</text:span><text:span text:style-name="T150_52"><text:s/></text:span><text:span text:style-name="T150_53">included</text:span><text:span text:style-name="T150_54"><text:s/></text:span><text:span text:style-name="T150_55">into</text:span><text:span text:style-name="T150_56"><text:s/></text:span><text:span text:style-name="T150_57">other</text:span><text:span text:style-name="T150_58"><text:s/></text:span><text:span text:style-name="T150_59">components</text:span><text:span text:style-name="T150_60"><text:s/></text:span><text:span text:style-name="T150_61">or</text:span><text:span text:style-name="T150_62"><text:s/></text:span><text:span text:style-name="T150_63">pages</text:span><text:span text:style-name="T150_64">.<text:s/></text:span><text:span text:style-name="T150_65">However</text:span><text:span text:style-name="T150_66">,<text:s/></text:span><text:span text:style-name="T150_67">each</text:span><text:span text:style-name="T150_68"><text:s/></text:span><text:span text:style-name="T150_69">page</text:span><text:span text:style-name="T150_70"><text:s/></text:span><text:span text:style-name="T150_71">should</text:span><text:span text:style-name="T150_72"><text:s/></text:span><text:span text:style-name="T150_73">contain</text:span><text:span text:style-name="T150_74"><text:s/></text:span><text:span text:style-name="T150_75">only</text:span><text:span text:style-name="T150_76"><text:s/></text:span><text:span text:style-name="T150_77">one</text:span><text:span text:style-name="T150_78"><text:s/></text:span><text:span text:style-name="T150_79">component</text:span><text:span text:style-name="T150_80">.</text:span></text:p>
      <text:p text:style-name="P151"/>
      <text:p text:style-name="P152"><text:span text:style-name="T152_1">Tealium</text:span><text:span text:style-name="T152_2"><text:s/></text:span><text:span text:style-name="T152_3">Component</text:span><text:span text:style-name="T152_4"><text:s/></text:span><text:span text:style-name="T152_5">is</text:span><text:span text:style-name="T152_6"><text:s/></text:span><text:span text:style-name="T152_7">rendered</text:span><text:span text:style-name="T152_8"><text:s/></text:span><text:span text:style-name="T152_9">on</text:span><text:span text:style-name="T152_10"><text:s/></text:span><text:span text:style-name="T152_11">a</text:span><text:span text:style-name="T152_12"><text:s/></text:span><text:span text:style-name="T152_13">page</text:span><text:span text:style-name="T152_14"><text:s/></text:span><text:span text:style-name="T152_15">as</text:span><text:span text:style-name="T152_16"><text:s/></text:span><text:span text:style-name="T152_17">soon</text:span><text:span text:style-name="T152_18"><text:s/></text:span><text:span text:style-name="T152_19">as</text:span><text:span text:style-name="T152_20"><text:s/></text:span><text:span text:style-name="T152_21">it</text:span><text:span text:style-name="T152_22"><text:s/></text:span><text:span text:style-name="T152_23">is</text:span><text:span text:style-name="T152_24"><text:s/></text:span><text:span text:style-name="T152_25">included</text:span><text:span text:style-name="T152_26">.<text:s/></text:span><text:span text:style-name="T152_27">This</text:span><text:span text:style-name="T152_28"><text:s/></text:span><text:span text:style-name="T152_29">component</text:span><text:span text:style-name="T152_30"><text:s/></text:span><text:span text:style-name="T152_31">works</text:span><text:span text:style-name="T152_32"><text:s/></text:span><text:span text:style-name="T152_33">with</text:span><text:span text:style-name="T152_34"><text:s/></text:span><text:span text:style-name="T152_35">server</text:span><text:span text:style-name="T152_36">-</text:span><text:span text:style-name="T152_37">side</text:span><text:span text:style-name="T152_38"><text:s/></text:span><text:span text:style-name="T152_39">variables</text:span><text:span text:style-name="T152_40"><text:s/></text:span><text:span text:style-name="T152_41">and</text:span><text:span text:style-name="T152_42"><text:s/></text:span><text:span text:style-name="T152_43">page</text:span><text:span text:style-name="T152_44"><text:s/></text:span><text:span text:style-name="T152_45">properties</text:span><text:span text:style-name="T152_46"><text:s/></text:span><text:span text:style-name="T152_47">and</text:span><text:span text:style-name="T152_48"><text:s/></text:span><text:span text:style-name="T152_49">does</text:span><text:span text:style-name="T152_50"><text:s/></text:span><text:span text:style-name="T152_51">not</text:span><text:span text:style-name="T152_52"><text:s/></text:span><text:span text:style-name="T152_53">work</text:span><text:span text:style-name="T152_54"><text:s/></text:span><text:span text:style-name="T152_55">with</text:span><text:span text:style-name="T152_56"><text:s/></text:span><text:span text:style-name="T152_57">JS</text:span><text:span text:style-name="T152_58"><text:s/></text:span><text:span text:style-name="T152_59">variables</text:span><text:span text:style-name="T152_60">.</text:span></text:p>
      <text:p text:style-name="P153"/>
      <text:p text:style-name="P154"><text:span text:style-name="T154_1">Tealium</text:span><text:span text:style-name="T154_2"><text:s/></text:span><text:span text:style-name="T154_3">Asynchronous</text:span><text:span text:style-name="T154_4"><text:s/></text:span><text:span text:style-name="T154_5">JS</text:span><text:span text:style-name="T154_6"><text:s/></text:span><text:span text:style-name="T154_7">Component</text:span><text:span text:style-name="T154_8"><text:s/></text:span><text:span text:style-name="T154_9">is</text:span><text:span text:style-name="T154_10"><text:s/></text:span><text:span text:style-name="T154_11">used</text:span><text:span text:style-name="T154_12"><text:s/></text:span><text:span text:style-name="T154_13">to</text:span><text:span text:style-name="T154_14"><text:s/></text:span><text:span text:style-name="T154_15">handle</text:span><text:span text:style-name="T154_16"><text:s/></text:span><text:span text:style-name="T154_17">asynchronous</text:span><text:span text:style-name="T154_18"><text:s/></text:span><text:span text:style-name="T154_19">requests</text:span><text:span text:style-name="T154_20">.<text:s/></text:span><text:span text:style-name="T154_21">All</text:span><text:span text:style-name="T154_22"><text:s/></text:span><text:span text:style-name="T154_23">Tealium</text:span><text:span text:style-name="T154_24">-</text:span><text:span text:style-name="T154_25">related</text:span><text:span text:style-name="T154_26"><text:s/></text:span><text:span text:style-name="T154_27">code</text:span><text:span text:style-name="T154_28"><text:s/></text:span><text:span text:style-name="T154_29">will</text:span><text:span text:style-name="T154_30"><text:s/></text:span><text:span text:style-name="T154_31">be</text:span><text:span text:style-name="T154_32"><text:s/></text:span><text:span text:style-name="T154_33">added</text:span><text:span text:style-name="T154_34"><text:s/></text:span><text:span text:style-name="T154_35">to</text:span><text:span text:style-name="T154_36"><text:s/></text:span><text:span text:style-name="T154_37">a</text:span><text:span text:style-name="T154_38"><text:s/></text:span><text:span text:style-name="T154_39">page</text:span><text:span text:style-name="T154_40"><text:s/></text:span><text:span text:style-name="T154_41">when</text:span><text:span text:style-name="T154_42"><text:s/></text:span><text:span text:style-name="T154_43">all</text:span><text:span text:style-name="T154_44"><text:s/></text:span><text:span text:style-name="T154_45">registered</text:span><text:span text:style-name="T154_46"><text:s/></text:span><text:span text:style-name="T154_47">JS</text:span><text:span text:style-name="T154_48"><text:s/></text:span><text:span text:style-name="T154_49">methods</text:span><text:span text:style-name="T154_50"><text:s/>(</text:span><text:span text:style-name="T154_51">actions</text:span><text:span text:style-name="T154_52">)<text:s/></text:span><text:span text:style-name="T154_53">are</text:span><text:span text:style-name="T154_54"><text:s/></text:span><text:span text:style-name="T154_55">executed</text:span><text:span text:style-name="T154_56">.<text:s/></text:span><text:span text:style-name="T154_57">This</text:span><text:span text:style-name="T154_58"><text:s/></text:span><text:span text:style-name="T154_59">component</text:span><text:span text:style-name="T154_60"><text:s/></text:span><text:span text:style-name="T154_61">works</text:span><text:span text:style-name="T154_62"><text:s/></text:span><text:span text:style-name="T154_63">with</text:span><text:span text:style-name="T154_64"><text:s/></text:span><text:span text:style-name="T154_65">server</text:span><text:span text:style-name="T154_66">-</text:span><text:span text:style-name="T154_67">side</text:span><text:span text:style-name="T154_68"><text:s/></text:span><text:span text:style-name="T154_69">variables</text:span><text:span text:style-name="T154_70">,<text:s/></text:span><text:span text:style-name="T154_71">page</text:span><text:span text:style-name="T154_72"><text:s/></text:span><text:span text:style-name="T154_73">properties</text:span><text:span text:style-name="T154_74"><text:s/></text:span><text:span text:style-name="T154_75">and</text:span><text:span text:style-name="T154_76"><text:s/></text:span><text:span text:style-name="T154_77">JS</text:span><text:span text:style-name="T154_78"><text:s/></text:span><text:span text:style-name="T154_79">variables</text:span><text:span text:style-name="T154_80">.</text:span></text:p>
      <text:h text:style-name="P155" text:outline-level="10"><text:bookmark-start text:name="h.wgc6khtzekf7"/><text:bookmark-end text:name="h.wgc6khtzekf7"/></text:h>
      <text:h text:style-name="P156" text:outline-level="10"><text:bookmark-start text:name="h.aewwqwe013h7"/><text:bookmark-end text:name="h.aewwqwe013h7"/><text:span text:style-name="T156_1">Tealium</text:span><text:span text:style-name="T156_2"><text:s/></text:span><text:span text:style-name="T156_3">Component</text:span></text:h>
      <text:p text:style-name="P157"><text:span text:style-name="T157_1">This</text:span><text:span text:style-name="T157_2"><text:s/></text:span><text:span text:style-name="T157_3">component</text:span><text:span text:style-name="T157_4"><text:s/></text:span><text:span text:style-name="T157_5">is</text:span><text:span text:style-name="T157_6"><text:s/></text:span><text:span text:style-name="T157_7">used</text:span><text:span text:style-name="T157_8"><text:s/></text:span><text:span text:style-name="T157_9">to</text:span><text:span text:style-name="T157_10"><text:s/></text:span><text:span text:style-name="T157_11">include</text:span><text:span text:style-name="T157_12"><text:s/></text:span><text:span text:style-name="T157_13">Tealium</text:span><text:span text:style-name="T157_14">-</text:span><text:span text:style-name="T157_15">related</text:span><text:span text:style-name="T157_16"><text:s/></text:span><text:span text:style-name="T157_17">code</text:span><text:span text:style-name="T157_18"><text:s/>(</text:span><text:span text:style-name="T157_19">the</text:span><text:span text:style-name="T157_20"><text:s/></text:span><text:span text:style-name="T157_21">“</text:span><text:span text:style-name="T157_22">utag</text:span><text:span text:style-name="T157_23">_</text:span><text:span text:style-name="T157_24">data</text:span><text:span text:style-name="T157_25">”</text:span><text:span text:style-name="T157_26"><text:s/></text:span><text:span text:style-name="T157_27">object</text:span><text:span text:style-name="T157_28"><text:s/></text:span><text:span text:style-name="T157_29">variable</text:span><text:span text:style-name="T157_30"><text:s/></text:span><text:span text:style-name="T157_31">and</text:span><text:span text:style-name="T157_32"><text:s/></text:span><text:span text:style-name="T157_33">all</text:span><text:span text:style-name="T157_34"><text:s/></text:span><text:span text:style-name="T157_35">necessary</text:span><text:span text:style-name="T157_36"><text:s/></text:span><text:span text:style-name="T157_37">JavaScript</text:span><text:span text:style-name="T157_38">)<text:s/></text:span><text:span text:style-name="T157_39">in</text:span><text:span text:style-name="T157_40"><text:s/></text:span><text:span text:style-name="T157_41">a</text:span><text:span text:style-name="T157_42"><text:s/></text:span><text:span text:style-name="T157_43">page</text:span><text:span text:style-name="T157_44"><text:s/></text:span><text:span text:style-name="T157_45">as</text:span><text:span text:style-name="T157_46"><text:s/></text:span><text:span text:style-name="T157_47">soon</text:span><text:span text:style-name="T157_48"><text:s/></text:span><text:span text:style-name="T157_49">as</text:span><text:span text:style-name="T157_50"><text:s/></text:span><text:span text:style-name="T157_51">the</text:span><text:span text:style-name="T157_52"><text:s/></text:span><text:span text:style-name="T157_53">component</text:span><text:span text:style-name="T157_54"><text:s/></text:span><text:span text:style-name="T157_55">is</text:span><text:span text:style-name="T157_56"><text:s/></text:span><text:span text:style-name="T157_57">rendered</text:span><text:span text:style-name="T157_58">.<text:s text:c="2"/></text:span><text:span text:style-name="T157_59">This</text:span><text:span text:style-name="T157_60"><text:s/></text:span><text:span text:style-name="T157_61">component</text:span><text:span text:style-name="T157_62"><text:s/></text:span><text:span text:style-name="T157_63">should</text:span><text:span text:style-name="T157_64"><text:s/></text:span><text:span text:style-name="T157_65">be</text:span><text:span text:style-name="T157_66"><text:s/></text:span><text:span text:style-name="T157_67">used</text:span><text:span text:style-name="T157_68"><text:s/></text:span><text:span text:style-name="T157_69">when</text:span><text:span text:style-name="T157_70"><text:s/></text:span><text:span text:style-name="T157_71">there</text:span><text:span text:style-name="T157_72"><text:s/></text:span><text:span text:style-name="T157_73">are</text:span><text:span text:style-name="T157_74"><text:s/></text:span><text:span text:style-name="T157_75">no</text:span><text:span text:style-name="T157_76"><text:s/></text:span><text:span text:style-name="T157_77">asynchronous</text:span><text:span text:style-name="T157_78"><text:s/></text:span><text:span text:style-name="T157_79">JS</text:span><text:span text:style-name="T157_80"><text:s/></text:span><text:span text:style-name="T157_81">requests</text:span><text:span text:style-name="T157_82"><text:s/></text:span><text:span text:style-name="T157_83">and</text:span><text:span text:style-name="T157_84"><text:s/></text:span><text:span text:style-name="T157_85">should</text:span><text:span text:style-name="T157_86"><text:s/></text:span><text:span text:style-name="T157_87">executed</text:span><text:span text:style-name="T157_88"><text:s/></text:span><text:span text:style-name="T157_89">before</text:span><text:span text:style-name="T157_90"><text:s/></text:span><text:span text:style-name="T157_91">sending</text:span><text:span text:style-name="T157_92"><text:s/></text:span><text:span text:style-name="T157_93">data</text:span><text:span text:style-name="T157_94"><text:s/></text:span><text:span text:style-name="T157_95">to</text:span><text:span text:style-name="T157_96"><text:s/></text:span><text:span text:style-name="T157_97">Tealium</text:span><text:span text:style-name="T157_98">,<text:s/></text:span><text:span text:style-name="T157_99">or</text:span><text:span text:style-name="T157_100"><text:s/></text:span><text:span text:style-name="T157_101">no</text:span><text:span text:style-name="T157_102"><text:s/></text:span><text:span text:style-name="T157_103">JS</text:span><text:span text:style-name="T157_104"><text:s/></text:span><text:span text:style-name="T157_105">variables</text:span><text:span text:style-name="T157_106"><text:s/></text:span><text:span text:style-name="T157_107">should</text:span><text:span text:style-name="T157_108"><text:s/></text:span><text:span text:style-name="T157_109">be</text:span><text:span text:style-name="T157_110"><text:s/></text:span><text:span text:style-name="T157_111">passed</text:span><text:span text:style-name="T157_112"><text:s/></text:span><text:span text:style-name="T157_113">to</text:span><text:span text:style-name="T157_114"><text:s/></text:span><text:span text:style-name="T157_115">Tealium</text:span><text:span text:style-name="T157_116">.</text:span></text:p>
      <text:p text:style-name="P158"/>
      <text:p text:style-name="P159"><text:span text:style-name="T159_1">This</text:span><text:span text:style-name="T159_2"><text:s/></text:span><text:span text:style-name="T159_3">component</text:span><text:span text:style-name="T159_4"><text:s/></text:span><text:span text:style-name="T159_5">renders</text:span><text:span text:style-name="T159_6"><text:s/></text:span><text:span text:style-name="T159_7">two</text:span><text:span text:style-name="T159_8"><text:s/></text:span><text:span text:style-name="T159_9">pieces</text:span><text:span text:style-name="T159_10"><text:s/></text:span><text:span text:style-name="T159_11">of</text:span><text:span text:style-name="T159_12"><text:s/></text:span><text:span text:style-name="T159_13">JS</text:span><text:span text:style-name="T159_14"><text:s/></text:span><text:span text:style-name="T159_15">code</text:span><text:span text:style-name="T159_16">:<text:s/></text:span><text:span text:style-name="T159_17">the</text:span><text:span text:style-name="T159_18"><text:s/></text:span><text:span text:style-name="T159_19">“</text:span><text:span text:style-name="T159_20">utag</text:span><text:span text:style-name="T159_21">_</text:span><text:span text:style-name="T159_22">data</text:span><text:span text:style-name="T159_23">”</text:span><text:span text:style-name="T159_24"><text:s/></text:span><text:span text:style-name="T159_25">JS</text:span><text:span text:style-name="T159_26"><text:s/></text:span><text:span text:style-name="T159_27">variable</text:span><text:span text:style-name="T159_28"><text:s/></text:span><text:span text:style-name="T159_29">and</text:span><text:span text:style-name="T159_30"><text:s/></text:span><text:span text:style-name="T159_31">the</text:span><text:span text:style-name="T159_32"><text:s/></text:span><text:span text:style-name="T159_33">“</text:span><text:span text:style-name="T159_34">utag</text:span><text:span text:style-name="T159_35">.</text:span><text:span text:style-name="T159_36">sync</text:span><text:span text:style-name="T159_37">.</text:span><text:span text:style-name="T159_38">js</text:span><text:span text:style-name="T159_39">”</text:span><text:span text:style-name="T159_40"><text:s/></text:span><text:span text:style-name="T159_41">script</text:span><text:span text:style-name="T159_42"><text:s/>(</text:span><text:span text:style-name="T159_43">if</text:span><text:span text:style-name="T159_44"><text:s/></text:span><text:span text:style-name="T159_45">enabled</text:span><text:span text:style-name="T159_46"><text:s/></text:span><text:span text:style-name="T159_47">on</text:span><text:span text:style-name="T159_48"><text:s/></text:span><text:span text:style-name="T159_49">the</text:span><text:span text:style-name="T159_50"><text:s/></text:span><text:span text:style-name="T159_51">configuration</text:span><text:span text:style-name="T159_52"><text:s/></text:span><text:span text:style-name="T159_53">page</text:span><text:span text:style-name="T159_54">).</text:span></text:p>
      <text:p text:style-name="P160"/>
      <text:p text:style-name="P161"><text:span text:style-name="T161_1">Note</text:span><text:span text:style-name="T161_2">:<text:s/></text:span><text:span text:style-name="T161_3">All</text:span><text:span text:style-name="T161_4"><text:s/></text:span><text:span text:style-name="T161_5">server</text:span><text:span text:style-name="T161_6">-</text:span><text:span text:style-name="T161_7">side</text:span><text:span text:style-name="T161_8"><text:s/></text:span><text:span text:style-name="T161_9">variables</text:span><text:span text:style-name="T161_10"><text:s/></text:span><text:span text:style-name="T161_11">should</text:span><text:span text:style-name="T161_12"><text:s/></text:span><text:span text:style-name="T161_13">be</text:span><text:span text:style-name="T161_14"><text:s/></text:span><text:span text:style-name="T161_15">set</text:span><text:span text:style-name="T161_16"><text:s/></text:span><text:span text:style-name="T161_17">before</text:span><text:span text:style-name="T161_18"><text:s/></text:span><text:span text:style-name="T161_19">rendering</text:span><text:span text:style-name="T161_20"><text:s/></text:span><text:span text:style-name="T161_21">the</text:span><text:span text:style-name="T161_22"><text:s/></text:span><text:span text:style-name="T161_23">component</text:span><text:span text:style-name="T161_24">.</text:span></text:p>
      <text:h text:style-name="P162" text:outline-level="10"><text:bookmark-start text:name="h.4i2dmcpd2pij"/><text:bookmark-end text:name="h.4i2dmcpd2pij"/><text:span text:style-name="T162_1">Adobe</text:span><text:span text:style-name="T162_2"><text:s/></text:span><text:span text:style-name="T162_3">CQ</text:span></text:h>
      <text:p text:style-name="P163"><text:span text:style-name="T163_1">There</text:span><text:span text:style-name="T163_2"><text:s/></text:span><text:span text:style-name="T163_3">are</text:span><text:span text:style-name="T163_4"><text:s/></text:span><text:span text:style-name="T163_5">two</text:span><text:span text:style-name="T163_6"><text:s/></text:span><text:span text:style-name="T163_7">ways</text:span><text:span text:style-name="T163_8"><text:s/></text:span><text:span text:style-name="T163_9">of</text:span><text:span text:style-name="T163_10"><text:s/></text:span><text:span text:style-name="T163_11">how</text:span><text:span text:style-name="T163_12"><text:s/></text:span><text:span text:style-name="T163_13">to</text:span><text:span text:style-name="T163_14"><text:s/></text:span><text:span text:style-name="T163_15">include</text:span><text:span text:style-name="T163_16"><text:s/></text:span><text:span text:style-name="T163_17">the</text:span><text:span text:style-name="T163_18"><text:s/></text:span><text:span text:style-name="T163_19">component</text:span><text:span text:style-name="T163_20"><text:s/></text:span><text:span text:style-name="T163_21">in</text:span><text:span text:style-name="T163_22"><text:s/></text:span><text:span text:style-name="T163_23">a</text:span><text:span text:style-name="T163_24"><text:s/></text:span><text:span text:style-name="T163_25">page</text:span><text:span text:style-name="T163_26">.</text:span></text:p>
      <text:p text:style-name="P164"/>
      <text:list text:style-name="LS4" xml:id="list41">
        <text:list-item>
          <text:p text:style-name="P165"><text:span text:style-name="T165_1">Include</text:span><text:span text:style-name="T165_2"><text:s/></text:span><text:span text:style-name="T165_3">the</text:span><text:span text:style-name="T165_4"><text:s/></text:span><text:span text:style-name="T165_5">component</text:span><text:span text:style-name="T165_6"><text:s/></text:span><text:span text:style-name="T165_7">using</text:span><text:span text:style-name="T165_8"><text:s/></text:span><text:span text:style-name="T165_9">the</text:span><text:span text:style-name="T165_10"><text:s/></text:span><text:span text:style-name="T165_11">“&lt;</text:span><text:span text:style-name="T165_12">cq</text:span><text:span text:style-name="T165_13">:</text:span><text:span text:style-name="T165_14">include</text:span><text:span text:style-name="T165_15">&gt;”</text:span><text:span text:style-name="T165_16"><text:s/></text:span><text:span text:style-name="T165_17">tag</text:span><text:span text:style-name="T165_18"><text:s/>(</text:span><text:span text:style-name="T165_19">preferred</text:span><text:span text:style-name="T165_20"><text:s/></text:span><text:span text:style-name="T165_21">method</text:span><text:span text:style-name="T165_22">)</text:span></text:p>
        </text:list-item>
      </text:list>
      <text:p text:style-name="P166"/>
      <text:p text:style-name="P167"><text:span text:style-name="T167_1">&lt;</text:span><text:span text:style-name="T167_2">cq</text:span><text:span text:style-name="T167_3">:</text:span><text:span text:style-name="T167_4">include</text:span><text:span text:style-name="T167_5"><text:s/></text:span><text:span text:style-name="T167_6">path</text:span><text:span text:style-name="T167_7">="</text:span><text:span text:style-name="T167_8">tealium</text:span><text:span text:style-name="T167_9">"<text:s/></text:span><text:span text:style-name="T167_10">resourceType</text:span><text:span text:style-name="T167_11">="</text:span><text:span text:style-name="T167_12">tealium</text:span><text:span text:style-name="T167_13">-</text:span><text:span text:style-name="T167_14">plugin</text:span><text:span text:style-name="T167_15">/</text:span><text:span text:style-name="T167_16">components</text:span><text:span text:style-name="T167_17">/</text:span><text:span text:style-name="T167_18">tealium</text:span><text:span text:style-name="T167_19">-</text:span><text:span text:style-name="T167_20">plugin</text:span><text:span text:style-name="T167_21">"/&gt;</text:span></text:p>
      <text:list text:style-name="LS4" xml:id="list42" text:continue-list="list41">
        <text:list-item>
          <text:p text:style-name="P168"><text:span text:style-name="T168_1">Include</text:span><text:span text:style-name="T168_2"><text:s/></text:span><text:span text:style-name="T168_3">the</text:span><text:span text:style-name="T168_4"><text:s/></text:span><text:span text:style-name="T168_5">component</text:span><text:span text:style-name="T168_6"><text:s/></text:span><text:span text:style-name="T168_7">in</text:span><text:span text:style-name="T168_8"><text:s/></text:span><text:span text:style-name="T168_9">a</text:span><text:span text:style-name="T168_10"><text:s/></text:span><text:span text:style-name="T168_11">parsys</text:span><text:span text:style-name="T168_12"><text:s/></text:span><text:span text:style-name="T168_13">using</text:span><text:span text:style-name="T168_14"><text:s/></text:span><text:span text:style-name="T168_15">sidekick</text:span></text:p>
        </text:list-item>
      </text:list>
      <text:p text:style-name="P169"/>
      <text:h text:style-name="P170" text:outline-level="10"><text:bookmark-start text:name="h.vglkpy1728zv"/><text:bookmark-end text:name="h.vglkpy1728zv"/><text:span text:style-name="T170_1">Adobe</text:span><text:span text:style-name="T170_2"><text:s/></text:span><text:span text:style-name="T170_3">Experience</text:span><text:span text:style-name="T170_4"><text:s/></text:span><text:span text:style-name="T170_5">Manager</text:span></text:h>
      <text:p text:style-name="P171"><text:span text:style-name="T171_1">There</text:span><text:span text:style-name="T171_2"><text:s/></text:span><text:span text:style-name="T171_3">are</text:span><text:span text:style-name="T171_4"><text:s/></text:span><text:span text:style-name="T171_5">two</text:span><text:span text:style-name="T171_6"><text:s/></text:span><text:span text:style-name="T171_7">ways</text:span><text:span text:style-name="T171_8"><text:s/></text:span><text:span text:style-name="T171_9">of</text:span><text:span text:style-name="T171_10"><text:s/></text:span><text:span text:style-name="T171_11">how</text:span><text:span text:style-name="T171_12"><text:s/></text:span><text:span text:style-name="T171_13">to</text:span><text:span text:style-name="T171_14"><text:s/></text:span><text:span text:style-name="T171_15">include</text:span><text:span text:style-name="T171_16"><text:s/></text:span><text:span text:style-name="T171_17">the</text:span><text:span text:style-name="T171_18"><text:s/></text:span><text:span text:style-name="T171_19">component</text:span><text:span text:style-name="T171_20"><text:s/></text:span><text:span text:style-name="T171_21">in</text:span><text:span text:style-name="T171_22"><text:s/></text:span><text:span text:style-name="T171_23">a</text:span><text:span text:style-name="T171_24"><text:s/></text:span><text:span text:style-name="T171_25">page</text:span><text:span text:style-name="T171_26">.</text:span></text:p>
      <text:p text:style-name="P172"/>
      <text:list text:style-name="LS5" xml:id="list43">
        <text:list-item>
          <text:p text:style-name="P173"><text:span text:style-name="T173_1">Include</text:span><text:span text:style-name="T173_2"><text:s/></text:span><text:span text:style-name="T173_3">the</text:span><text:span text:style-name="T173_4"><text:s/></text:span><text:span text:style-name="T173_5">component</text:span><text:span text:style-name="T173_6"><text:s/></text:span><text:span text:style-name="T173_7">using</text:span><text:span text:style-name="T173_8"><text:s/></text:span><text:span text:style-name="T173_9">the</text:span><text:span text:style-name="T173_10"><text:s/></text:span><text:span text:style-name="T173_11">“</text:span><text:span text:style-name="T173_12">data</text:span><text:span text:style-name="T173_13">-</text:span><text:span text:style-name="T173_14">sly</text:span><text:span text:style-name="T173_15">-</text:span><text:span text:style-name="T173_16">resource</text:span><text:span text:style-name="T173_17">”</text:span><text:span text:style-name="T173_18"><text:s/></text:span><text:span text:style-name="T173_19">statement</text:span><text:span text:style-name="T173_20"><text:s/>(</text:span><text:span text:style-name="T173_21">preferred</text:span><text:span text:style-name="T173_22"><text:s/></text:span><text:span text:style-name="T173_23">method</text:span><text:span text:style-name="T173_24">)</text:span></text:p>
        </text:list-item>
      </text:list>
      <text:p text:style-name="P174"/>
      <text:p text:style-name="P175"><text:span text:style-name="T175_1">&lt;</text:span><text:span text:style-name="T175_2">div</text:span><text:span text:style-name="T175_3"><text:s/></text:span><text:span text:style-name="T175_4">data</text:span><text:span text:style-name="T175_5">-</text:span><text:span text:style-name="T175_6">sly</text:span><text:span text:style-name="T175_7">-</text:span><text:span text:style-name="T175_8">resource</text:span><text:span text:style-name="T175_9">="${<text:s/>'</text:span><text:span text:style-name="T175_10">tealium</text:span><text:span text:style-name="T175_11">'<text:s/>@<text:s/></text:span><text:span text:style-name="T175_12">resourceType</text:span><text:span text:style-name="T175_13">='/</text:span><text:span text:style-name="T175_14">apps</text:span><text:span text:style-name="T175_15">/</text:span><text:span text:style-name="T175_16">sightly</text:span><text:span text:style-name="T175_17">-</text:span><text:span text:style-name="T175_18">tealium</text:span><text:span text:style-name="T175_19">-</text:span><text:span text:style-name="T175_20">plugin</text:span><text:span text:style-name="T175_21">/</text:span><text:span text:style-name="T175_22">components</text:span><text:span text:style-name="T175_23">/</text:span><text:span text:style-name="T175_24">tealium</text:span><text:span text:style-name="T175_25">-</text:span><text:span text:style-name="T175_26">plugin</text:span><text:span text:style-name="T175_27">'<text:s/>}"<text:s/>/&gt;</text:span></text:p>
      <text:p text:style-name="P176"/>
      <text:list text:style-name="LS5" xml:id="list44" text:continue-list="list43">
        <text:list-item>
          <text:p text:style-name="P177"><text:span text:style-name="T177_1">Include</text:span><text:span text:style-name="T177_2"><text:s/></text:span><text:span text:style-name="T177_3">the</text:span><text:span text:style-name="T177_4"><text:s/></text:span><text:span text:style-name="T177_5">component</text:span><text:span text:style-name="T177_6"><text:s/></text:span><text:span text:style-name="T177_7">in</text:span><text:span text:style-name="T177_8"><text:s/></text:span><text:span text:style-name="T177_9">a</text:span><text:span text:style-name="T177_10"><text:s/></text:span><text:span text:style-name="T177_11">parsys</text:span><text:span text:style-name="T177_12"><text:s/></text:span><text:span text:style-name="T177_13">using</text:span><text:span text:style-name="T177_14"><text:s/></text:span><text:span text:style-name="T177_15">sidekick</text:span></text:p>
        </text:list-item>
      </text:list>
      <text:p text:style-name="P178"/>
      <text:h text:style-name="P179" text:outline-level="10"><text:bookmark-start text:name="h.7qo0ume3o7gx"/><text:bookmark-end text:name="h.7qo0ume3o7gx"/><text:span text:style-name="T179_1">Component</text:span><text:span text:style-name="T179_2"><text:s/></text:span><text:span text:style-name="T179_3">Variable</text:span><text:span text:style-name="T179_4"><text:s/></text:span><text:span text:style-name="T179_5">Scopes</text:span></text:h>
      <text:p text:style-name="P180"><text:span text:style-name="T180_1">The</text:span><text:span text:style-name="T180_2"><text:s/></text:span><text:span text:style-name="T180_3">component</text:span><text:span text:style-name="T180_4"><text:s/></text:span><text:span text:style-name="T180_5">uses</text:span><text:span text:style-name="T180_6"><text:s/></text:span><text:span text:style-name="T180_7">the</text:span><text:span text:style-name="T180_8"><text:s/></text:span><text:span text:style-name="T180_9">following</text:span><text:span text:style-name="T180_10"><text:s/></text:span><text:span text:style-name="T180_11">order</text:span><text:span text:style-name="T180_12"><text:s/></text:span><text:span text:style-name="T180_13">in</text:span><text:span text:style-name="T180_14"><text:s/></text:span><text:span text:style-name="T180_15">order</text:span><text:span text:style-name="T180_16"><text:s/></text:span><text:span text:style-name="T180_17">to</text:span><text:span text:style-name="T180_18"><text:s/></text:span><text:span text:style-name="T180_19">replace</text:span><text:span text:style-name="T180_20"><text:s/></text:span><text:span text:style-name="T180_21">dynamic</text:span><text:span text:style-name="T180_22"><text:s/></text:span><text:span text:style-name="T180_23">values</text:span><text:span text:style-name="T180_24"><text:s/></text:span><text:span text:style-name="T180_25">on</text:span><text:span text:style-name="T180_26"><text:s/></text:span><text:span text:style-name="T180_27">the</text:span><text:span text:style-name="T180_28"><text:s/></text:span><text:span text:style-name="T180_29">server</text:span><text:span text:style-name="T180_30">-</text:span><text:span text:style-name="T180_31">side</text:span><text:span text:style-name="T180_32">.</text:span></text:p>
      <text:p text:style-name="P181"/>
      <text:list text:style-name="LS6" xml:id="list45">
        <text:list-item>
          <text:p text:style-name="P182"><text:span text:style-name="T182_1">Request</text:span><text:span text:style-name="T182_2"><text:s/></text:span><text:span text:style-name="T182_3">Attribute</text:span><text:span text:style-name="T182_4"><text:s/></text:span><text:span text:style-name="T182_5">Scope</text:span></text:p>
          <text:list>
            <text:list-item>
              <text:p text:style-name="P183"><text:span text:style-name="T183_1">Using</text:span><text:span text:style-name="T183_2"><text:s/></text:span><text:span text:style-name="T183_3">t</text:span><text:span text:style-name="T183_4">he</text:span><text:span text:style-name="T183_5"><text:s/></text:span><text:span text:style-name="T183_6">standard</text:span><text:span text:style-name="T183_7"><text:s/></text:span><text:span text:style-name="T183_8">“&lt;</text:span><text:span text:style-name="T183_9">c</text:span><text:span text:style-name="T183_10">:</text:span><text:span text:style-name="T183_11">set</text:span><text:span text:style-name="T183_12">&gt;”</text:span><text:span text:style-name="T183_13"><text:s/></text:span><text:span text:style-name="T183_14">JSTL</text:span><text:span text:style-name="T183_15"><text:s/></text:span><text:span text:style-name="T183_16">tag</text:span><text:span text:style-name="T183_17">.<text:s/></text:span><text:span text:style-name="T183_18">For</text:span><text:span text:style-name="T183_19"><text:s/></text:span><text:span text:style-name="T183_20">example</text:span><text:span text:style-name="T183_21">,<text:s/></text:span><text:span text:style-name="T183_22">in</text:span><text:span text:style-name="T183_23"><text:s/></text:span><text:span text:style-name="T183_24">order</text:span><text:span text:style-name="T183_25"><text:s/></text:span><text:span text:style-name="T183_26">to</text:span><text:span text:style-name="T183_27"><text:s/></text:span><text:span text:style-name="T183_28">set</text:span><text:span text:style-name="T183_29"><text:s/></text:span><text:span text:style-name="T183_30">value</text:span><text:span text:style-name="T183_31"><text:s/></text:span><text:span text:style-name="T183_32">“777”</text:span><text:span text:style-name="T183_33"><text:s/></text:span><text:span text:style-name="T183_34">to</text:span><text:span text:style-name="T183_35"><text:s/></text:span><text:span text:style-name="T183_36">the</text:span><text:span text:style-name="T183_37"><text:s/></text:span><text:span text:style-name="T183_38">“</text:span><text:span text:style-name="T183_39">productID</text:span><text:span text:style-name="T183_40">”</text:span><text:span text:style-name="T183_41"><text:s/></text:span><text:span text:style-name="T183_42">variable</text:span></text:p>
            </text:list-item>
          </text:list>
        </text:list-item>
      </text:list>
      <text:p text:style-name="P184"/>
      <text:p text:style-name="P185"><text:span text:style-name="T185_1">&lt;</text:span><text:span text:style-name="T185_2">c</text:span><text:span text:style-name="T185_3">:</text:span><text:span text:style-name="T185_4">set</text:span><text:span text:style-name="T185_5"><text:s/></text:span><text:span text:style-name="T185_6">var</text:span><text:span text:style-name="T185_7">="</text:span><text:span text:style-name="T185_8">productID</text:span><text:span text:style-name="T185_9">"<text:s/></text:span><text:span text:style-name="T185_10">value</text:span><text:span text:style-name="T185_11">="777"<text:s/></text:span><text:span text:style-name="T185_12">scope</text:span><text:span text:style-name="T185_13">="</text:span><text:span text:style-name="T185_14">request</text:span><text:span text:style-name="T185_15">"<text:s/>/&gt;</text:span></text:p>
      <text:p text:style-name="P186"/>
      <text:list text:style-name="LS6" xml:id="list47">
        <text:list-item>
          <text:list>
            <text:list-item>
              <text:p text:style-name="P187"><text:span text:style-name="T187_1">Using</text:span><text:span text:style-name="T187_2"><text:s/></text:span><text:span text:style-name="T187_3">the</text:span><text:span text:style-name="T187_4"><text:s/></text:span><text:span text:style-name="T187_5">Sightly</text:span><text:span text:style-name="T187_6"><text:s/></text:span><text:span text:style-name="T187_7">JS</text:span><text:span text:style-name="T187_8"><text:s/></text:span><text:span text:style-name="T187_9">API</text:span><text:span text:style-name="T187_10">.<text:s/></text:span><text:span text:style-name="T187_11">For</text:span><text:span text:style-name="T187_12"><text:s/></text:span><text:span text:style-name="T187_13">example</text:span><text:span text:style-name="T187_14">,<text:s/></text:span><text:span text:style-name="T187_15">in</text:span><text:span text:style-name="T187_16"><text:s/></text:span><text:span text:style-name="T187_17">order</text:span><text:span text:style-name="T187_18"><text:s/></text:span><text:span text:style-name="T187_19">to</text:span><text:span text:style-name="T187_20"><text:s/></text:span><text:span text:style-name="T187_21">set</text:span><text:span text:style-name="T187_22"><text:s/></text:span><text:span text:style-name="T187_23">value</text:span><text:span text:style-name="T187_24"><text:s/></text:span><text:span text:style-name="T187_25">“777”</text:span><text:span text:style-name="T187_26"><text:s/></text:span><text:span text:style-name="T187_27">for</text:span><text:span text:style-name="T187_28"><text:s/></text:span><text:span text:style-name="T187_29">the</text:span><text:span text:style-name="T187_30"><text:s/></text:span><text:span text:style-name="T187_31">“</text:span><text:span text:style-name="T187_32">productID</text:span><text:span text:style-name="T187_33">”</text:span><text:span text:style-name="T187_34"><text:s/></text:span><text:span text:style-name="T187_35">variable</text:span></text:p>
            </text:list-item>
          </text:list>
        </text:list-item>
      </text:list>
      <text:p text:style-name="P188"/>
      <text:p text:style-name="P189"><text:span text:style-name="T189_1">&lt;</text:span><text:span text:style-name="T189_2">div</text:span><text:span text:style-name="T189_3"><text:s/></text:span><text:span text:style-name="T189_4">data</text:span><text:span text:style-name="T189_5">-</text:span><text:span text:style-name="T189_6">sly</text:span><text:span text:style-name="T189_7">-</text:span><text:span text:style-name="T189_8">use</text:span><text:span text:style-name="T189_9">="${'/</text:span><text:span text:style-name="T189_10">apps</text:span><text:span text:style-name="T189_11">/</text:span><text:span text:style-name="T189_12">sightly</text:span><text:span text:style-name="T189_13">-</text:span><text:span text:style-name="T189_14">tealium</text:span><text:span text:style-name="T189_15">-</text:span><text:span text:style-name="T189_16">plugin</text:span><text:span text:style-name="T189_17">/</text:span><text:span text:style-name="T189_18">components</text:span><text:span text:style-name="T189_19">/</text:span><text:span text:style-name="T189_20">tealium</text:span><text:span text:style-name="T189_21">-</text:span><text:span text:style-name="T189_22">plugin</text:span><text:span text:style-name="T189_23">/</text:span><text:span text:style-name="T189_24">setAttribute</text:span><text:span text:style-name="T189_25">.</text:span><text:span text:style-name="T189_26">js</text:span><text:span text:style-name="T189_27">'<text:s/>@</text:span><text:span text:style-name="T189_28">productID</text:span><text:span text:style-name="T189_29">='777'}"<text:s/>/&gt;</text:span></text:p>
      <text:p text:style-name="P190"/>
      <text:list text:style-name="LS6" xml:id="list48" text:continue-list="list45">
        <text:list-item>
          <text:p text:style-name="P191"><text:span text:style-name="T191_1">Request</text:span><text:span text:style-name="T191_2"><text:s/></text:span><text:span text:style-name="T191_3">Parameter</text:span><text:span text:style-name="T191_4"><text:s/></text:span><text:span text:style-name="T191_5">Scope</text:span></text:p>
          <text:list>
            <text:list-item>
              <text:p text:style-name="P192"><text:span text:style-name="T192_1">The</text:span><text:span text:style-name="T192_2"><text:s/></text:span><text:span text:style-name="T192_3">variable</text:span><text:span text:style-name="T192_4"><text:s/></text:span><text:span text:style-name="T192_5">should</text:span><text:span text:style-name="T192_6"><text:s/></text:span><text:span text:style-name="T192_7">be</text:span><text:span text:style-name="T192_8"><text:s/></text:span><text:span text:style-name="T192_9">set</text:span><text:span text:style-name="T192_10"><text:s/></text:span><text:span text:style-name="T192_11">in</text:span><text:span text:style-name="T192_12"><text:s/></text:span><text:span text:style-name="T192_13">the</text:span><text:span text:style-name="T192_14"><text:s/></text:span><text:span text:style-name="T192_15">request</text:span><text:span text:style-name="T192_16"><text:s/></text:span><text:span text:style-name="T192_17">path</text:span></text:p>
            </text:list-item>
          </text:list>
        </text:list-item>
      </text:list>
      <text:p text:style-name="P193"/>
      <text:list text:style-name="LS6" xml:id="list50" text:continue-list="list45">
        <text:list-item>
          <text:p text:style-name="P194"><text:span text:style-name="T194_1">Page</text:span><text:span text:style-name="T194_2"><text:s/></text:span><text:span text:style-name="T194_3">Property</text:span></text:p>
          <text:list>
            <text:list-item>
              <text:p text:style-name="P195"><text:span text:style-name="T195_1">The</text:span><text:span text:style-name="T195_2"><text:s/></text:span><text:span text:style-name="T195_3">variable</text:span><text:span text:style-name="T195_4"><text:s/></text:span><text:span text:style-name="T195_5">should</text:span><text:span text:style-name="T195_6"><text:s/></text:span><text:span text:style-name="T195_7">be</text:span><text:span text:style-name="T195_8"><text:s/></text:span><text:span text:style-name="T195_9">defined</text:span><text:span text:style-name="T195_10"><text:s/></text:span><text:span text:style-name="T195_11">in</text:span><text:span text:style-name="T195_12"><text:s/></text:span><text:span text:style-name="T195_13">properties</text:span><text:span text:style-name="T195_14"><text:s/></text:span><text:span text:style-name="T195_15">of</text:span><text:span text:style-name="T195_16"><text:s/></text:span><text:span text:style-name="T195_17">the</text:span><text:span text:style-name="T195_18"><text:s/></text:span><text:span text:style-name="T195_19">requested</text:span><text:span text:style-name="T195_20"><text:s/></text:span><text:span text:style-name="T195_21">page</text:span></text:p>
            </text:list-item>
          </text:list>
        </text:list-item>
      </text:list>
      <text:p text:style-name="P196"/>
      <text:h text:style-name="P197" text:outline-level="10"><text:bookmark-start text:name="h.17huq927fgpt"/><text:bookmark-end text:name="h.17huq927fgpt"/><text:span text:style-name="T197_1">T</text:span><text:span text:style-name="T197_2">ealium</text:span><text:span text:style-name="T197_3"><text:s/></text:span><text:span text:style-name="T197_4">Asynchronous</text:span><text:span text:style-name="T197_5"><text:s/></text:span><text:span text:style-name="T197_6">JS</text:span><text:span text:style-name="T197_7"><text:s/></text:span><text:span text:style-name="T197_8">Component</text:span></text:h>
      <text:p text:style-name="P198"><text:span text:style-name="T198_1">This</text:span><text:span text:style-name="T198_2"><text:s/></text:span><text:span text:style-name="T198_3">component</text:span><text:span text:style-name="T198_4"><text:s/></text:span><text:span text:style-name="T198_5">handles</text:span><text:span text:style-name="T198_6"><text:s/></text:span><text:span text:style-name="T198_7">asynchronous</text:span><text:span text:style-name="T198_8"><text:s/></text:span><text:span text:style-name="T198_9">requests</text:span><text:span text:style-name="T198_10"><text:s/></text:span><text:span text:style-name="T198_11">and</text:span><text:span text:style-name="T198_12"><text:s/></text:span><text:span text:style-name="T198_13">can</text:span><text:span text:style-name="T198_14"><text:s/></text:span><text:span text:style-name="T198_15">work</text:span><text:span text:style-name="T198_16"><text:s/></text:span><text:span text:style-name="T198_17">with</text:span><text:span text:style-name="T198_18"><text:s/></text:span><text:span text:style-name="T198_19">both</text:span><text:span text:style-name="T198_20"><text:s/></text:span><text:span text:style-name="T198_21">server</text:span><text:span text:style-name="T198_22">-</text:span><text:span text:style-name="T198_23">side</text:span><text:span text:style-name="T198_24"><text:s/></text:span><text:span text:style-name="T198_25">and</text:span><text:span text:style-name="T198_26"><text:s/></text:span><text:span text:style-name="T198_27">client</text:span><text:span text:style-name="T198_28">-</text:span><text:span text:style-name="T198_29">side</text:span><text:span text:style-name="T198_30"><text:s/></text:span><text:span text:style-name="T198_31">data</text:span><text:span text:style-name="T198_32">.</text:span></text:p>
      <text:p text:style-name="P199"><text:span text:style-name="T199_1">Note</text:span><text:span text:style-name="T199_2">:<text:s/></text:span><text:span text:style-name="T199_3">All</text:span><text:span text:style-name="T199_4"><text:s/></text:span><text:span text:style-name="T199_5">server</text:span><text:span text:style-name="T199_6">-</text:span><text:span text:style-name="T199_7">side</text:span><text:span text:style-name="T199_8"><text:s/></text:span><text:span text:style-name="T199_9">variables</text:span><text:span text:style-name="T199_10"><text:s/></text:span><text:span text:style-name="T199_11">should</text:span><text:span text:style-name="T199_12"><text:s/></text:span><text:span text:style-name="T199_13">be</text:span><text:span text:style-name="T199_14"><text:s/></text:span><text:span text:style-name="T199_15">set</text:span><text:span text:style-name="T199_16"><text:s/></text:span><text:span text:style-name="T199_17">before</text:span><text:span text:style-name="T199_18"><text:s/></text:span><text:span text:style-name="T199_19">rendering</text:span><text:span text:style-name="T199_20"><text:s/></text:span><text:span text:style-name="T199_21">the</text:span><text:span text:style-name="T199_22"><text:s/></text:span><text:span text:style-name="T199_23">component</text:span><text:span text:style-name="T199_24">.</text:span></text:p>
      <text:h text:style-name="P200" text:outline-level="10"><text:bookmark-start text:name="h.zgnrk5xf74v6"/><text:bookmark-end text:name="h.zgnrk5xf74v6"/><text:span text:style-name="T200_1">Adobe</text:span><text:span text:style-name="T200_2"><text:s/></text:span><text:span text:style-name="T200_3">CQ</text:span></text:h>
      <text:p text:style-name="P201"><text:span text:style-name="T201_1">In</text:span><text:span text:style-name="T201_2"><text:s/></text:span><text:span text:style-name="T201_3">order</text:span><text:span text:style-name="T201_4"><text:s/></text:span><text:span text:style-name="T201_5">to</text:span><text:span text:style-name="T201_6"><text:s/></text:span><text:span text:style-name="T201_7">include</text:span><text:span text:style-name="T201_8"><text:s/></text:span><text:span text:style-name="T201_9">the</text:span><text:span text:style-name="T201_10"><text:s/></text:span><text:span text:style-name="T201_11">component</text:span><text:span text:style-name="T201_12"><text:s/></text:span><text:span text:style-name="T201_13">in</text:span><text:span text:style-name="T201_14"><text:s/></text:span><text:span text:style-name="T201_15">a</text:span><text:span text:style-name="T201_16"><text:s/></text:span><text:span text:style-name="T201_17">page</text:span><text:span text:style-name="T201_18">,<text:s/></text:span><text:span text:style-name="T201_19">use</text:span><text:span text:style-name="T201_20"><text:s/></text:span><text:span text:style-name="T201_21">the</text:span><text:span text:style-name="T201_22"><text:s/></text:span><text:span text:style-name="T201_23">following</text:span><text:span text:style-name="T201_24"><text:s/></text:span><text:span text:style-name="T201_25">code</text:span></text:p>
      <text:p text:style-name="P202"/>
      <text:p text:style-name="P203"><text:span text:style-name="T203_1">&lt;</text:span><text:span text:style-name="T203_2">cq</text:span><text:span text:style-name="T203_3">:</text:span><text:span text:style-name="T203_4">include</text:span><text:span text:style-name="T203_5"><text:s/></text:span><text:span text:style-name="T203_6">path</text:span><text:span text:style-name="T203_7">="</text:span><text:span text:style-name="T203_8">tealium</text:span><text:span text:style-name="T203_9">-</text:span><text:span text:style-name="T203_10">async</text:span><text:span text:style-name="T203_11">-</text:span><text:span text:style-name="T203_12">js</text:span><text:span text:style-name="T203_13">-</text:span><text:span text:style-name="T203_14">plugin</text:span><text:span text:style-name="T203_15">"<text:s/></text:span><text:span text:style-name="T203_16">resourceType</text:span><text:span text:style-name="T203_17">="/</text:span><text:span text:style-name="T203_18">apps</text:span><text:span text:style-name="T203_19">/</text:span><text:span text:style-name="T203_20">tealium</text:span><text:span text:style-name="T203_21">-</text:span><text:span text:style-name="T203_22">plugin</text:span><text:span text:style-name="T203_23">/</text:span><text:span text:style-name="T203_24">components</text:span><text:span text:style-name="T203_25">/</text:span><text:span text:style-name="T203_26">tealium</text:span><text:span text:style-name="T203_27">-</text:span><text:span text:style-name="T203_28">async</text:span><text:span text:style-name="T203_29">-</text:span><text:span text:style-name="T203_30">js</text:span><text:span text:style-name="T203_31">-</text:span><text:span text:style-name="T203_32">plugin</text:span><text:span text:style-name="T203_33">"/&gt;</text:span></text:p>
      <text:p text:style-name="P204"/>
      <text:h text:style-name="P205" text:outline-level="10"><text:bookmark-start text:name="h.o3dtqgvfch88"/><text:bookmark-end text:name="h.o3dtqgvfch88"/><text:span text:style-name="T205_1">Adobe</text:span><text:span text:style-name="T205_2"><text:s/></text:span><text:span text:style-name="T205_3">Experience</text:span><text:span text:style-name="T205_4"><text:s/></text:span><text:span text:style-name="T205_5">Manager</text:span></text:h>
      <text:p text:style-name="P206"><text:span text:style-name="T206_1">In</text:span><text:span text:style-name="T206_2"><text:s/></text:span><text:span text:style-name="T206_3">order</text:span><text:span text:style-name="T206_4"><text:s/></text:span><text:span text:style-name="T206_5">to</text:span><text:span text:style-name="T206_6"><text:s/></text:span><text:span text:style-name="T206_7">include</text:span><text:span text:style-name="T206_8"><text:s/></text:span><text:span text:style-name="T206_9">the</text:span><text:span text:style-name="T206_10"><text:s/></text:span><text:span text:style-name="T206_11">component</text:span><text:span text:style-name="T206_12"><text:s/></text:span><text:span text:style-name="T206_13">in</text:span><text:span text:style-name="T206_14"><text:s/></text:span><text:span text:style-name="T206_15">a</text:span><text:span text:style-name="T206_16"><text:s/></text:span><text:span text:style-name="T206_17">page</text:span><text:span text:style-name="T206_18">,<text:s/></text:span><text:span text:style-name="T206_19">use</text:span><text:span text:style-name="T206_20"><text:s/></text:span><text:span text:style-name="T206_21">the</text:span><text:span text:style-name="T206_22"><text:s/></text:span><text:span text:style-name="T206_23">following</text:span><text:span text:style-name="T206_24"><text:s/></text:span><text:span text:style-name="T206_25">code</text:span></text:p>
      <text:p text:style-name="P207"/>
      <text:p text:style-name="P208"><text:span text:style-name="T208_1">&lt;</text:span><text:span text:style-name="T208_2">sightly</text:span><text:span text:style-name="T208_3"><text:s/></text:span><text:span text:style-name="T208_4">data</text:span><text:span text:style-name="T208_5">-</text:span><text:span text:style-name="T208_6">sly</text:span><text:span text:style-name="T208_7">-</text:span><text:span text:style-name="T208_8">resource</text:span><text:span text:style-name="T208_9">="${@</text:span><text:span text:style-name="T208_10">path</text:span><text:span text:style-name="T208_11">='</text:span><text:span text:style-name="T208_12">async</text:span><text:span text:style-name="T208_13">-</text:span><text:span text:style-name="T208_14">plugin</text:span><text:span text:style-name="T208_15">-</text:span><text:span text:style-name="T208_16">launcher</text:span><text:span text:style-name="T208_17">',<text:s/></text:span><text:span text:style-name="T208_18">resourceType</text:span><text:span text:style-name="T208_19">='/</text:span><text:span text:style-name="T208_20">apps</text:span><text:span text:style-name="T208_21">/</text:span><text:span text:style-name="T208_22">tealium</text:span><text:span text:style-name="T208_23">-</text:span><text:span text:style-name="T208_24">example</text:span><text:span text:style-name="T208_25">/</text:span><text:span text:style-name="T208_26">aem</text:span><text:span text:style-name="T208_27">/</text:span><text:span text:style-name="T208_28">components</text:span><text:span text:style-name="T208_29">/</text:span><text:span text:style-name="T208_30">async</text:span><text:span text:style-name="T208_31">-</text:span><text:span text:style-name="T208_32">plugin</text:span><text:span text:style-name="T208_33">-</text:span><text:span text:style-name="T208_34">launcher</text:span><text:span text:style-name="T208_35">'}"<text:s/></text:span><text:span text:style-name="T208_36">data</text:span><text:span text:style-name="T208_37">-</text:span><text:span text:style-name="T208_38">sly</text:span><text:span text:style-name="T208_39">-</text:span><text:span text:style-name="T208_40">unwrap</text:span><text:span text:style-name="T208_41">&gt;&lt;/</text:span><text:span text:style-name="T208_42">sightly</text:span><text:span text:style-name="T208_43">&gt;</text:span></text:p>
      <text:p text:style-name="P209"/>
      <text:h text:style-name="P210" text:outline-level="10"><text:bookmark-start text:name="h.hgac1p4ojkm2"/><text:bookmark-end text:name="h.hgac1p4ojkm2"/><text:span text:style-name="T210_1">Component</text:span><text:span text:style-name="T210_2"><text:s/></text:span><text:span text:style-name="T210_3">Variable</text:span><text:span text:style-name="T210_4"><text:s/></text:span><text:span text:style-name="T210_5">Scopes</text:span></text:h>
      <text:p text:style-name="P211"><text:span text:style-name="T211_1">The</text:span><text:span text:style-name="T211_2"><text:s/></text:span><text:span text:style-name="T211_3">component</text:span><text:span text:style-name="T211_4"><text:s/></text:span><text:span text:style-name="T211_5">uses</text:span><text:span text:style-name="T211_6"><text:s/></text:span><text:span text:style-name="T211_7">the</text:span><text:span text:style-name="T211_8"><text:s/></text:span><text:span text:style-name="T211_9">following</text:span><text:span text:style-name="T211_10"><text:s/></text:span><text:span text:style-name="T211_11">order</text:span><text:span text:style-name="T211_12"><text:s/></text:span><text:span text:style-name="T211_13">in</text:span><text:span text:style-name="T211_14"><text:s/></text:span><text:span text:style-name="T211_15">order</text:span><text:span text:style-name="T211_16"><text:s/></text:span><text:span text:style-name="T211_17">to</text:span><text:span text:style-name="T211_18"><text:s/></text:span><text:span text:style-name="T211_19">replace</text:span><text:span text:style-name="T211_20"><text:s/></text:span><text:span text:style-name="T211_21">dynamic</text:span><text:span text:style-name="T211_22"><text:s/></text:span><text:span text:style-name="T211_23">values</text:span><text:span text:style-name="T211_24"><text:s/></text:span><text:span text:style-name="T211_25">on</text:span><text:span text:style-name="T211_26"><text:s/></text:span><text:span text:style-name="T211_27">the</text:span><text:span text:style-name="T211_28"><text:s/></text:span><text:span text:style-name="T211_29">server</text:span><text:span text:style-name="T211_30">-</text:span><text:span text:style-name="T211_31">side</text:span></text:p>
      <text:p text:style-name="P212"/>
      <text:list text:style-name="LS7" xml:id="list52">
        <text:list-item>
          <text:p text:style-name="P213"><text:span text:style-name="T213_1">Request</text:span><text:span text:style-name="T213_2"><text:s/></text:span><text:span text:style-name="T213_3">Attribute</text:span><text:span text:style-name="T213_4"><text:s/></text:span><text:span text:style-name="T213_5">Scope</text:span></text:p>
        </text:list-item>
      </text:list>
      <text:list text:style-name="LS8" xml:id="list53">
        <text:list-item>
          <text:p text:style-name="P214"><text:span text:style-name="T214_1">The</text:span><text:span text:style-name="T214_2"><text:s/></text:span><text:span text:style-name="T214_3">standard</text:span><text:span text:style-name="T214_4"><text:s/></text:span><text:span text:style-name="T214_5">“&lt;</text:span><text:span text:style-name="T214_6">c</text:span><text:span text:style-name="T214_7">:</text:span><text:span text:style-name="T214_8">set</text:span><text:span text:style-name="T214_9">&gt;”</text:span><text:span text:style-name="T214_10"><text:s/></text:span><text:span text:style-name="T214_11">JSTL</text:span><text:span text:style-name="T214_12"><text:s/></text:span><text:span text:style-name="T214_13">tag</text:span><text:span text:style-name="T214_14">.<text:s/></text:span><text:span text:style-name="T214_15">For</text:span><text:span text:style-name="T214_16"><text:s/></text:span><text:span text:style-name="T214_17">example</text:span><text:span text:style-name="T214_18">,<text:s/></text:span><text:span text:style-name="T214_19">in</text:span><text:span text:style-name="T214_20"><text:s/></text:span><text:span text:style-name="T214_21">order</text:span><text:span text:style-name="T214_22"><text:s/></text:span><text:span text:style-name="T214_23">to</text:span><text:span text:style-name="T214_24"><text:s/></text:span><text:span text:style-name="T214_25">set</text:span><text:span text:style-name="T214_26"><text:s/></text:span><text:span text:style-name="T214_27">value</text:span><text:span text:style-name="T214_28"><text:s/></text:span><text:span text:style-name="T214_29">“777”</text:span><text:span text:style-name="T214_30"><text:s/></text:span><text:span text:style-name="T214_31">to</text:span><text:span text:style-name="T214_32"><text:s/></text:span><text:span text:style-name="T214_33">the</text:span><text:span text:style-name="T214_34"><text:s/></text:span><text:span text:style-name="T214_35">“</text:span><text:span text:style-name="T214_36">productID</text:span><text:span text:style-name="T214_37">”</text:span><text:span text:style-name="T214_38"><text:s/></text:span><text:span text:style-name="T214_39">variable</text:span></text:p>
        </text:list-item>
      </text:list>
      <text:p text:style-name="P215"/>
      <text:p text:style-name="P216"><text:span text:style-name="T216_1">&lt;</text:span><text:span text:style-name="T216_2">c</text:span><text:span text:style-name="T216_3">:</text:span><text:span text:style-name="T216_4">set</text:span><text:span text:style-name="T216_5"><text:s/></text:span><text:span text:style-name="T216_6">var</text:span><text:span text:style-name="T216_7">="</text:span><text:span text:style-name="T216_8">productID</text:span><text:span text:style-name="T216_9">"<text:s/></text:span><text:span text:style-name="T216_10">value</text:span><text:span text:style-name="T216_11">="777"<text:s/></text:span><text:span text:style-name="T216_12">scope</text:span><text:span text:style-name="T216_13">="</text:span><text:span text:style-name="T216_14">request</text:span><text:span text:style-name="T216_15">"<text:s/>/&gt;</text:span></text:p>
      <text:p text:style-name="P217"/>
      <text:list text:style-name="LS8" xml:id="list54">
        <text:list-item>
          <text:p text:style-name="P218"><text:span text:style-name="T218_1">The</text:span><text:span text:style-name="T218_2"><text:s/></text:span><text:span text:style-name="T218_3">Sightly</text:span><text:span text:style-name="T218_4"><text:s/></text:span><text:span text:style-name="T218_5">JS</text:span><text:span text:style-name="T218_6"><text:s/></text:span><text:span text:style-name="T218_7">API</text:span><text:span text:style-name="T218_8">.<text:s/></text:span><text:span text:style-name="T218_9">For</text:span><text:span text:style-name="T218_10"><text:s/></text:span><text:span text:style-name="T218_11">example</text:span><text:span text:style-name="T218_12">,<text:s/></text:span><text:span text:style-name="T218_13">in</text:span><text:span text:style-name="T218_14"><text:s/></text:span><text:span text:style-name="T218_15">order</text:span><text:span text:style-name="T218_16"><text:s/></text:span><text:span text:style-name="T218_17">to</text:span><text:span text:style-name="T218_18"><text:s/></text:span><text:span text:style-name="T218_19">set</text:span><text:span text:style-name="T218_20"><text:s/></text:span><text:span text:style-name="T218_21">value</text:span><text:span text:style-name="T218_22"><text:s/></text:span><text:span text:style-name="T218_23">“777”</text:span><text:span text:style-name="T218_24"><text:s/></text:span><text:span text:style-name="T218_25">for</text:span><text:span text:style-name="T218_26"><text:s/></text:span><text:span text:style-name="T218_27">the</text:span><text:span text:style-name="T218_28"><text:s/></text:span><text:span text:style-name="T218_29">“</text:span><text:span text:style-name="T218_30">productID</text:span><text:span text:style-name="T218_31">”</text:span><text:span text:style-name="T218_32"><text:s/></text:span><text:span text:style-name="T218_33">variable</text:span></text:p>
        </text:list-item>
      </text:list>
      <text:p text:style-name="P219"><text:span text:style-name="T219_1">&lt;</text:span><text:span text:style-name="T219_2">div</text:span><text:span text:style-name="T219_3"><text:s/></text:span><text:span text:style-name="T219_4">data</text:span><text:span text:style-name="T219_5">-</text:span><text:span text:style-name="T219_6">sly</text:span><text:span text:style-name="T219_7">-</text:span><text:span text:style-name="T219_8">use</text:span><text:span text:style-name="T219_9">="${'/</text:span><text:span text:style-name="T219_10">apps</text:span><text:span text:style-name="T219_11">/</text:span><text:span text:style-name="T219_12">sightly</text:span><text:span text:style-name="T219_13">-</text:span><text:span text:style-name="T219_14">tealium</text:span><text:span text:style-name="T219_15">-</text:span><text:span text:style-name="T219_16">plugin</text:span><text:span text:style-name="T219_17">/</text:span><text:span text:style-name="T219_18">components</text:span><text:span text:style-name="T219_19">/</text:span><text:span text:style-name="T219_20">tealium</text:span><text:span text:style-name="T219_21">-</text:span><text:span text:style-name="T219_22">plugin</text:span><text:span text:style-name="T219_23">/</text:span><text:span text:style-name="T219_24">setAttribute</text:span><text:span text:style-name="T219_25">.</text:span><text:span text:style-name="T219_26">js</text:span><text:span text:style-name="T219_27">'<text:s/>@</text:span><text:span text:style-name="T219_28">productID</text:span><text:span text:style-name="T219_29">='777'}"<text:s/>/&gt;</text:span></text:p>
      <text:p text:style-name="P220"/>
      <text:list text:style-name="LS7" xml:id="list55" text:continue-list="list52">
        <text:list-item>
          <text:p text:style-name="P221"><text:span text:style-name="T221_1">Request</text:span><text:span text:style-name="T221_2"><text:s/></text:span><text:span text:style-name="T221_3">Parameter</text:span><text:span text:style-name="T221_4"><text:s/></text:span><text:span text:style-name="T221_5">Scope</text:span></text:p>
        </text:list-item>
      </text:list>
      <text:list text:style-name="LS9" xml:id="list56">
        <text:list-item>
          <text:p text:style-name="P222"><text:span text:style-name="T222_1">The</text:span><text:span text:style-name="T222_2"><text:s/></text:span><text:span text:style-name="T222_3">variable</text:span><text:span text:style-name="T222_4"><text:s/></text:span><text:span text:style-name="T222_5">should</text:span><text:span text:style-name="T222_6"><text:s/></text:span><text:span text:style-name="T222_7">be</text:span><text:span text:style-name="T222_8"><text:s/></text:span><text:span text:style-name="T222_9">set</text:span><text:span text:style-name="T222_10"><text:s/></text:span><text:span text:style-name="T222_11">in</text:span><text:span text:style-name="T222_12"><text:s/></text:span><text:span text:style-name="T222_13">the</text:span><text:span text:style-name="T222_14"><text:s/></text:span><text:span text:style-name="T222_15">request</text:span><text:span text:style-name="T222_16"><text:s/></text:span><text:span text:style-name="T222_17">path</text:span></text:p>
        </text:list-item>
      </text:list>
      <text:p text:style-name="P223"/>
      <text:list text:style-name="LS7" xml:id="list57" text:continue-list="list52">
        <text:list-item>
          <text:p text:style-name="P224"><text:span text:style-name="T224_1">Page</text:span><text:span text:style-name="T224_2"><text:s/></text:span><text:span text:style-name="T224_3">Property</text:span></text:p>
        </text:list-item>
      </text:list>
      <text:list text:style-name="LS10" xml:id="list58">
        <text:list-item>
          <text:p text:style-name="P225"><text:span text:style-name="T225_1">The</text:span><text:span text:style-name="T225_2"><text:s/></text:span><text:span text:style-name="T225_3">variable</text:span><text:span text:style-name="T225_4"><text:s/></text:span><text:span text:style-name="T225_5">should</text:span><text:span text:style-name="T225_6"><text:s/></text:span><text:span text:style-name="T225_7">be</text:span><text:span text:style-name="T225_8"><text:s/></text:span><text:span text:style-name="T225_9">defined</text:span><text:span text:style-name="T225_10"><text:s/></text:span><text:span text:style-name="T225_11">in</text:span><text:span text:style-name="T225_12"><text:s/></text:span><text:span text:style-name="T225_13">properties</text:span><text:span text:style-name="T225_14"><text:s/></text:span><text:span text:style-name="T225_15">of</text:span><text:span text:style-name="T225_16"><text:s/></text:span><text:span text:style-name="T225_17">the</text:span><text:span text:style-name="T225_18"><text:s/></text:span><text:span text:style-name="T225_19">requested</text:span><text:span text:style-name="T225_20"><text:s/></text:span><text:span text:style-name="T225_21">page</text:span></text:p>
        </text:list-item>
      </text:list>
      <text:p text:style-name="P226"/>
      <text:list text:style-name="LS7" xml:id="list59" text:continue-list="list52">
        <text:list-item>
          <text:p text:style-name="P227"><text:span text:style-name="T227_1">JavaScript</text:span><text:span text:style-name="T227_2"><text:s/></text:span><text:span text:style-name="T227_3">Variable</text:span></text:p>
        </text:list-item>
      </text:list>
      <text:list text:style-name="LS11" xml:id="list60">
        <text:list-item>
          <text:p text:style-name="P228"><text:span text:style-name="T228_1">The</text:span><text:span text:style-name="T228_2"><text:s/></text:span><text:span text:style-name="T228_3">variable</text:span><text:span text:style-name="T228_4"><text:s/></text:span><text:span text:style-name="T228_5">should</text:span><text:span text:style-name="T228_6"><text:s/></text:span><text:span text:style-name="T228_7">be</text:span><text:span text:style-name="T228_8"><text:s/></text:span><text:span text:style-name="T228_9">added</text:span><text:span text:style-name="T228_10"><text:s/></text:span><text:span text:style-name="T228_11">to</text:span><text:span text:style-name="T228_12"><text:s/></text:span><text:span text:style-name="T228_13">“</text:span><text:span text:style-name="T228_14">TealiumAsyncJSManager</text:span><text:span text:style-name="T228_15">”</text:span></text:p>
        </text:list-item>
      </text:list>
      <text:p text:style-name="P229"/>
      <text:h text:style-name="P230" text:outline-level="10"><text:bookmark-start text:name="h.2lyuyzdi61nu"/><text:bookmark-end text:name="h.2lyuyzdi61nu"/><text:span text:style-name="T230_1">OSGi</text:span><text:span text:style-name="T230_2"><text:s/></text:span><text:span text:style-name="T230_3">Components</text:span></text:h>
      <text:p text:style-name="P231"><text:span text:style-name="T231_1">The</text:span><text:span text:style-name="T231_2"><text:s/></text:span><text:span text:style-name="T231_3">plugin</text:span><text:span text:style-name="T231_4"><text:s/></text:span><text:span text:style-name="T231_5">contains</text:span><text:span text:style-name="T231_6"><text:s/></text:span><text:span text:style-name="T231_7">two</text:span><text:span text:style-name="T231_8"><text:s/></text:span><text:span text:style-name="T231_9">Servlets</text:span><text:span text:style-name="T231_10"><text:s/></text:span><text:span text:style-name="T231_11">and</text:span><text:span text:style-name="T231_12"><text:s/></text:span><text:span text:style-name="T231_13">one</text:span><text:span text:style-name="T231_14"><text:s/></text:span><text:span text:style-name="T231_15">Service</text:span><text:span text:style-name="T231_16">.<text:s/></text:span><text:span text:style-name="T231_17">The</text:span><text:span text:style-name="T231_18"><text:s/></text:span><text:span text:style-name="T231_19">OSGi</text:span><text:span text:style-name="T231_20"><text:s/></text:span><text:span text:style-name="T231_21">Components</text:span><text:span text:style-name="T231_22"><text:s/></text:span><text:span text:style-name="T231_23">are</text:span><text:span text:style-name="T231_24"><text:s/></text:span><text:span text:style-name="T231_25">used</text:span><text:span text:style-name="T231_26"><text:s/></text:span><text:span text:style-name="T231_27">by</text:span><text:span text:style-name="T231_28"><text:s/></text:span><text:span text:style-name="T231_29">the</text:span><text:span text:style-name="T231_30"><text:s/></text:span><text:span text:style-name="T231_31">Tealium</text:span><text:span text:style-name="T231_32"><text:s/></text:span><text:span text:style-name="T231_33">Asynchronous</text:span><text:span text:style-name="T231_34"><text:s/></text:span><text:span text:style-name="T231_35">JS</text:span><text:span text:style-name="T231_36"><text:s/></text:span><text:span text:style-name="T231_37">Component</text:span><text:span text:style-name="T231_38"><text:s/></text:span><text:span text:style-name="T231_39">and</text:span><text:span text:style-name="T231_40"><text:s/></text:span><text:span text:style-name="T231_41">by</text:span><text:span text:style-name="T231_42"><text:s/></text:span><text:span text:style-name="T231_43">the</text:span><text:span text:style-name="T231_44"><text:s/></text:span><text:span text:style-name="T231_45">Configuration</text:span><text:span text:style-name="T231_46"><text:s/></text:span><text:span text:style-name="T231_47">Page</text:span><text:span text:style-name="T231_48">.</text:span></text:p>
      <text:p text:style-name="P232"/>
      <text:h text:style-name="P233" text:outline-level="10"><text:bookmark-start text:name="h.q92c3fgr9sm8"/><text:bookmark-end text:name="h.q92c3fgr9sm8"/><text:span text:style-name="T233_1">OSGi</text:span><text:span text:style-name="T233_2"><text:s/></text:span><text:span text:style-name="T233_3">Servlets</text:span></text:h>
      <text:p text:style-name="P234"><text:span text:style-name="T234_1">There</text:span><text:span text:style-name="T234_2"><text:s/></text:span><text:span text:style-name="T234_3">are</text:span><text:span text:style-name="T234_4"><text:s/></text:span><text:span text:style-name="T234_5">two</text:span><text:span text:style-name="T234_6"><text:s/></text:span><text:span text:style-name="T234_7">servlets</text:span><text:span text:style-name="T234_8"><text:s/></text:span><text:span text:style-name="T234_9">registered</text:span><text:span text:style-name="T234_10"><text:s/></text:span><text:span text:style-name="T234_11">in</text:span><text:span text:style-name="T234_12"><text:s/></text:span><text:span text:style-name="T234_13">OSGi</text:span><text:span text:style-name="T234_14">.</text:span></text:p>
      <text:p text:style-name="P235"/>
      <text:list text:style-name="LS12" xml:id="list61">
        <text:list-item>
          <text:p text:style-name="P236"><text:span text:style-name="T236_1">Tealium</text:span><text:span text:style-name="T236_2"><text:s/></text:span><text:span text:style-name="T236_3">Configuration</text:span><text:span text:style-name="T236_4"><text:s/></text:span><text:span text:style-name="T236_5">Servlet</text:span></text:p>
        </text:list-item>
      </text:list>
      <text:list text:style-name="LS13" xml:id="list62">
        <text:list-item>
          <text:p text:style-name="P237"><text:span text:style-name="T237_1">The</text:span><text:span text:style-name="T237_2"><text:s/></text:span><text:span text:style-name="T237_3">configuration</text:span><text:span text:style-name="T237_4"><text:s/></text:span><text:span text:style-name="T237_5">page</text:span><text:span text:style-name="T237_6"><text:s/></text:span><text:span text:style-name="T237_7">uses</text:span><text:span text:style-name="T237_8"><text:s/></text:span><text:span text:style-name="T237_9">the</text:span><text:span text:style-name="T237_10"><text:s/></text:span><text:span text:style-name="T237_11">servlet</text:span><text:span text:style-name="T237_12"><text:s/></text:span><text:span text:style-name="T237_13">to</text:span><text:span text:style-name="T237_14"><text:s/></text:span><text:span text:style-name="T237_15">initialize</text:span><text:span text:style-name="T237_16"><text:s/></text:span><text:span text:style-name="T237_17">in</text:span><text:span text:style-name="T237_18">-</text:span><text:span text:style-name="T237_19">memory</text:span><text:span text:style-name="T237_20"><text:s/></text:span><text:span text:style-name="T237_21">configuration</text:span><text:span text:style-name="T237_22"><text:s/></text:span><text:span text:style-name="T237_23">values</text:span></text:p>
        </text:list-item>
        <text:list-item>
          <text:p text:style-name="P238"><text:span text:style-name="T238_1">Path</text:span><text:span text:style-name="T238_2"><text:s/></text:span><text:span text:style-name="T238_3">is</text:span><text:span text:style-name="T238_4"><text:s/></text:span><text:span text:style-name="T238_5">“/</text:span><text:span text:style-name="T238_6">services</text:span><text:span text:style-name="T238_7">/</text:span><text:span text:style-name="T238_8">tealium</text:span><text:span text:style-name="T238_9">/</text:span><text:span text:style-name="T238_10">configuration</text:span><text:span text:style-name="T238_11">/</text:span><text:span text:style-name="T238_12">init</text:span><text:span text:style-name="T238_13">”</text:span></text:p>
        </text:list-item>
        <text:list-item>
          <text:p text:style-name="P239"><text:span text:style-name="T239_1">HTTP</text:span><text:span text:style-name="T239_2"><text:s/></text:span><text:span text:style-name="T239_3">method</text:span><text:span text:style-name="T239_4"><text:s/></text:span><text:span text:style-name="T239_5">is</text:span><text:span text:style-name="T239_6"><text:s/></text:span><text:span text:style-name="T239_7">GET</text:span></text:p>
        </text:list-item>
      </text:list>
      <text:p text:style-name="P240"/>
      <text:p text:style-name="P241"/>
      <text:list text:style-name="LS12" xml:id="list65" text:continue-list="list61">
        <text:list-item>
          <text:p text:style-name="P242"><text:span text:style-name="T242_1">Tealium</text:span><text:span text:style-name="T242_2"><text:s/></text:span><text:span text:style-name="T242_3">JS</text:span><text:span text:style-name="T242_4"><text:s/></text:span><text:span text:style-name="T242_5">Component</text:span><text:span text:style-name="T242_6"><text:s/></text:span><text:span text:style-name="T242_7">Servlet</text:span></text:p>
        </text:list-item>
      </text:list>
      <text:list text:style-name="LS14" xml:id="list66">
        <text:list-item>
          <text:p text:style-name="P243"><text:span text:style-name="T243_1">The</text:span><text:span text:style-name="T243_2"><text:s/></text:span><text:span text:style-name="T243_3">JS</text:span><text:span text:style-name="T243_4"><text:s/></text:span><text:span text:style-name="T243_5">module</text:span><text:span text:style-name="T243_6"><text:s/></text:span><text:span text:style-name="T243_7">uses</text:span><text:span text:style-name="T243_8"><text:s/></text:span><text:span text:style-name="T243_9">the</text:span><text:span text:style-name="T243_10"><text:s/></text:span><text:span text:style-name="T243_11">servlet</text:span><text:span text:style-name="T243_12"><text:s/></text:span><text:span text:style-name="T243_13">to</text:span><text:span text:style-name="T243_14"><text:s/></text:span><text:span text:style-name="T243_15">merge</text:span><text:span text:style-name="T243_16"><text:s/></text:span><text:span text:style-name="T243_17">all</text:span><text:span text:style-name="T243_18"><text:s/></text:span><text:span text:style-name="T243_19">server</text:span><text:span text:style-name="T243_20">-</text:span><text:span text:style-name="T243_21">side</text:span><text:span text:style-name="T243_22"><text:s/></text:span><text:span text:style-name="T243_23">and</text:span><text:span text:style-name="T243_24"><text:s/></text:span><text:span text:style-name="T243_25">client</text:span><text:span text:style-name="T243_26">-</text:span><text:span text:style-name="T243_27">side</text:span><text:span text:style-name="T243_28"><text:s/></text:span><text:span text:style-name="T243_29">variables</text:span><text:span text:style-name="T243_30"><text:s/></text:span><text:span text:style-name="T243_31">with</text:span><text:span text:style-name="T243_32"><text:s/></text:span><text:span text:style-name="T243_33">dynamic</text:span><text:span text:style-name="T243_34"><text:s/></text:span><text:span text:style-name="T243_35">UDO</text:span><text:span text:style-name="T243_36"><text:s/></text:span><text:span text:style-name="T243_37">values</text:span><text:span text:style-name="T243_38"><text:s/></text:span><text:span text:style-name="T243_39">to</text:span><text:span text:style-name="T243_40"><text:s/></text:span><text:span text:style-name="T243_41">build</text:span><text:span text:style-name="T243_42"><text:s/></text:span><text:span text:style-name="T243_43">a</text:span><text:span text:style-name="T243_44"><text:s/></text:span><text:span text:style-name="T243_45">final</text:span><text:span text:style-name="T243_46"><text:s/></text:span><text:span text:style-name="T243_47">“</text:span><text:span text:style-name="T243_48">utag</text:span><text:span text:style-name="T243_49">_</text:span><text:span text:style-name="T243_50">data</text:span><text:span text:style-name="T243_51">”</text:span><text:span text:style-name="T243_52"><text:s/></text:span><text:span text:style-name="T243_53">JS</text:span><text:span text:style-name="T243_54"><text:s/></text:span><text:span text:style-name="T243_55">variable</text:span></text:p>
        </text:list-item>
        <text:list-item>
          <text:p text:style-name="P244"><text:span text:style-name="T244_1">Path</text:span><text:span text:style-name="T244_2"><text:s/></text:span><text:span text:style-name="T244_3">is</text:span><text:span text:style-name="T244_4"><text:s/></text:span><text:span text:style-name="T244_5">“/</text:span><text:span text:style-name="T244_6">services</text:span><text:span text:style-name="T244_7">/</text:span><text:span text:style-name="T244_8">tealium</text:span><text:span text:style-name="T244_9">/</text:span><text:span text:style-name="T244_10">components</text:span><text:span text:style-name="T244_11">/</text:span><text:span text:style-name="T244_12">js</text:span><text:span text:style-name="T244_13">/</text:span><text:span text:style-name="T244_14">include</text:span><text:span text:style-name="T244_15">”</text:span></text:p>
        </text:list-item>
        <text:list-item>
          <text:p text:style-name="P245"><text:span text:style-name="T245_1">HTTP</text:span><text:span text:style-name="T245_2"><text:s/></text:span><text:span text:style-name="T245_3">method</text:span><text:span text:style-name="T245_4"><text:s/></text:span><text:span text:style-name="T245_5">is</text:span><text:span text:style-name="T245_6"><text:s/></text:span><text:span text:style-name="T245_7">GET</text:span></text:p>
        </text:list-item>
      </text:list>
      <text:h text:style-name="P246" text:outline-level="10"><text:bookmark-start text:name="h.jirtx1ykz6pp"/><text:bookmark-end text:name="h.jirtx1ykz6pp"/><text:span text:style-name="T246_1">OSGi</text:span><text:span text:style-name="T246_2"><text:s/></text:span><text:span text:style-name="T246_3">Services</text:span></text:h>
      <text:p text:style-name="P247"><text:span text:style-name="T247_1">The</text:span><text:span text:style-name="T247_2"><text:s/></text:span><text:span text:style-name="T247_3">plugin</text:span><text:span text:style-name="T247_4"><text:s/></text:span><text:span text:style-name="T247_5">contains</text:span><text:span text:style-name="T247_6"><text:s/></text:span><text:span text:style-name="T247_7">one</text:span><text:span text:style-name="T247_8"><text:s/></text:span><text:span text:style-name="T247_9">service</text:span><text:span text:style-name="T247_10"><text:s/>–<text:s/></text:span><text:span text:style-name="T247_11">Tealium</text:span><text:span text:style-name="T247_12"><text:s/></text:span><text:span text:style-name="T247_13">Configuration</text:span><text:span text:style-name="T247_14"><text:s/></text:span><text:span text:style-name="T247_15">Service</text:span><text:span text:style-name="T247_16">.<text:s text:c="2"/></text:span><text:span text:style-name="T247_17">This</text:span><text:span text:style-name="T247_18"><text:s/></text:span><text:span text:style-name="T247_19">service</text:span><text:span text:style-name="T247_20"><text:s/></text:span><text:span text:style-name="T247_21">configures</text:span><text:span text:style-name="T247_22"><text:s/></text:span><text:span text:style-name="T247_23">a</text:span><text:span text:style-name="T247_24"><text:s/></text:span><text:span text:style-name="T247_25">path</text:span><text:span text:style-name="T247_26"><text:s/></text:span><text:span text:style-name="T247_27">to</text:span><text:span text:style-name="T247_28"><text:s/></text:span><text:span text:style-name="T247_29">the</text:span><text:span text:style-name="T247_30"><text:s/></text:span><text:span text:style-name="T247_31">configuration</text:span><text:span text:style-name="T247_32"><text:s/></text:span><text:span text:style-name="T247_33">page</text:span><text:span text:style-name="T247_34">,<text:s/></text:span><text:span text:style-name="T247_35">which</text:span><text:span text:style-name="T247_36"><text:s/></text:span><text:span text:style-name="T247_37">should</text:span><text:span text:style-name="T247_38"><text:s/></text:span><text:span text:style-name="T247_39">be</text:span><text:span text:style-name="T247_40"><text:s/></text:span><text:span text:style-name="T247_41">used</text:span><text:span text:style-name="T247_42"><text:s/></text:span><text:span text:style-name="T247_43">by</text:span><text:span text:style-name="T247_44"><text:s/></text:span><text:span text:style-name="T247_45">the</text:span><text:span text:style-name="T247_46"><text:s/></text:span><text:span text:style-name="T247_47">application</text:span><text:span text:style-name="T247_48">.<text:s text:c="2"/></text:span><text:span text:style-name="T247_49">By</text:span><text:span text:style-name="T247_50"><text:s/></text:span><text:span text:style-name="T247_51">default</text:span><text:span text:style-name="T247_52">,<text:s/></text:span><text:span text:style-name="T247_53">access</text:span><text:span text:style-name="T247_54"><text:s/></text:span><text:span text:style-name="T247_55">on</text:span><text:span text:style-name="T247_56"><text:s/></text:span><text:span text:style-name="T247_57">a</text:span><text:span text:style-name="T247_58"><text:s/></text:span><text:span text:style-name="T247_59">local</text:span><text:span text:style-name="T247_60"><text:s/></text:span><text:span text:style-name="T247_61">environment</text:span><text:span text:style-name="T247_62"><text:s/></text:span><text:span text:style-name="T247_63">with</text:span><text:span text:style-name="T247_64"><text:s/></text:span><text:span text:style-name="T247_65">the</text:span><text:span text:style-name="T247_66"><text:s/></text:span><text:span text:style-name="T247_67">following</text:span><text:span text:style-name="T247_68"><text:s/></text:span><text:span text:style-name="T247_69">link</text:span><text:span text:style-name="T247_70">.</text:span></text:p>
      <text:p text:style-name="P248"/>
      <text:p text:style-name="P249"><text:span text:style-name="T249_1"><text:a xlink:type="simple" xlink:href="http://localhost:4502/system/console/configMgr/com.tealium.services.TealiumConfigurationService"><text:span text:style-name="T249_2">http</text:span></text:a></text:span><text:span text:style-name="T249_3"><text:a xlink:type="simple" xlink:href="http://localhost:4502/system/console/configMgr/com.tealium.services.TealiumConfigurationService"><text:span text:style-name="T249_4">://</text:span></text:a></text:span><text:span text:style-name="T249_5"><text:a xlink:type="simple" xlink:href="http://localhost:4502/system/console/configMgr/com.tealium.services.TealiumConfigurationService"><text:span text:style-name="T249_6">localhost</text:span></text:a></text:span><text:span text:style-name="T249_7"><text:a xlink:type="simple" xlink:href="http://localhost:4502/system/console/configMgr/com.tealium.services.TealiumConfigurationService"><text:span text:style-name="T249_8">:4502/</text:span></text:a></text:span><text:span text:style-name="T249_9"><text:a xlink:type="simple" xlink:href="http://localhost:4502/system/console/configMgr/com.tealium.services.TealiumConfigurationService"><text:span text:style-name="T249_10">system</text:span></text:a></text:span><text:span text:style-name="T249_11"><text:a xlink:type="simple" xlink:href="http://localhost:4502/system/console/configMgr/com.tealium.services.TealiumConfigurationService"><text:span text:style-name="T249_12">/</text:span></text:a></text:span><text:span text:style-name="T249_13"><text:a xlink:type="simple" xlink:href="http://localhost:4502/system/console/configMgr/com.tealium.services.TealiumConfigurationService"><text:span text:style-name="T249_14">console</text:span></text:a></text:span><text:span text:style-name="T249_15"><text:a xlink:type="simple" xlink:href="http://localhost:4502/system/console/configMgr/com.tealium.services.TealiumConfigurationService"><text:span text:style-name="T249_16">/</text:span></text:a></text:span><text:span text:style-name="T249_17"><text:a xlink:type="simple" xlink:href="http://localhost:4502/system/console/configMgr/com.tealium.services.TealiumConfigurationService"><text:span text:style-name="T249_18">configMgr</text:span></text:a></text:span><text:span text:style-name="T249_19"><text:a xlink:type="simple" xlink:href="http://localhost:4502/system/console/configMgr/com.tealium.services.TealiumConfigurationService"><text:span text:style-name="T249_20">/</text:span></text:a></text:span><text:span text:style-name="T249_21"><text:a xlink:type="simple" xlink:href="http://localhost:4502/system/console/configMgr/com.tealium.services.TealiumConfigurationService"><text:span text:style-name="T249_22">com</text:span></text:a></text:span><text:span text:style-name="T249_23"><text:a xlink:type="simple" xlink:href="http://localhost:4502/system/console/configMgr/com.tealium.services.TealiumConfigurationService"><text:span text:style-name="T249_24">.</text:span></text:a></text:span><text:span text:style-name="T249_25"><text:a xlink:type="simple" xlink:href="http://localhost:4502/system/console/configMgr/com.tealium.services.TealiumConfigurationService"><text:span text:style-name="T249_26">tealium</text:span></text:a></text:span><text:span text:style-name="T249_27"><text:a xlink:type="simple" xlink:href="http://localhost:4502/system/console/configMgr/com.tealium.services.TealiumConfigurationService"><text:span text:style-name="T249_28">.</text:span></text:a></text:span><text:span text:style-name="T249_29"><text:a xlink:type="simple" xlink:href="http://localhost:4502/system/console/configMgr/com.tealium.services.TealiumConfigurationService"><text:span text:style-name="T249_30">services</text:span></text:a></text:span><text:span text:style-name="T249_31"><text:a xlink:type="simple" xlink:href="http://localhost:4502/system/console/configMgr/com.tealium.services.TealiumConfigurationService"><text:span text:style-name="T249_32">.</text:span></text:a></text:span><text:span text:style-name="T249_33"><text:a xlink:type="simple" xlink:href="http://localhost:4502/system/console/configMgr/com.tealium.services.TealiumConfigurationService"><text:span text:style-name="T249_34">TealiumConfigurationService</text:span></text:a></text:span></text:p>
      <text:p text:style-name="P250"/>
      <text:p text:style-name="P251"><text:span text:style-name="T251_1">There</text:span><text:span text:style-name="T251_2"><text:s/></text:span><text:span text:style-name="T251_3">is</text:span><text:span text:style-name="T251_4"><text:s/></text:span><text:span text:style-name="T251_5">only</text:span><text:span text:style-name="T251_6"><text:s/></text:span><text:span text:style-name="T251_7">one</text:span><text:span text:style-name="T251_8"><text:s/></text:span><text:span text:style-name="T251_9">configuration</text:span><text:span text:style-name="T251_10"><text:s/></text:span><text:span text:style-name="T251_11">field</text:span><text:span text:style-name="T251_12"><text:s/>–<text:s/></text:span><text:span text:style-name="T251_13">“</text:span><text:span text:style-name="T251_14">Configuration</text:span><text:span text:style-name="T251_15"><text:s/></text:span><text:span text:style-name="T251_16">Page</text:span><text:span text:style-name="T251_17"><text:s/></text:span><text:span text:style-name="T251_18">Path</text:span><text:span text:style-name="T251_19">”</text:span><text:span text:style-name="T251_20">.<text:s text:c="2"/></text:span><text:span text:style-name="T251_21">In</text:span><text:span text:style-name="T251_22"><text:s/></text:span><text:span text:style-name="T251_23">order</text:span><text:span text:style-name="T251_24"><text:s/></text:span><text:span text:style-name="T251_25">to</text:span><text:span text:style-name="T251_26"><text:s/></text:span><text:span text:style-name="T251_27">change</text:span><text:span text:style-name="T251_28"><text:s/></text:span><text:span text:style-name="T251_29">the</text:span><text:span text:style-name="T251_30"><text:s/></text:span><text:span text:style-name="T251_31">default</text:span><text:span text:style-name="T251_32"><text:s/></text:span><text:span text:style-name="T251_33">configuration</text:span><text:span text:style-name="T251_34"><text:s/></text:span><text:span text:style-name="T251_35">page</text:span><text:span text:style-name="T251_36">,<text:s/></text:span><text:span text:style-name="T251_37">you</text:span><text:span text:style-name="T251_38"><text:s/></text:span><text:span text:style-name="T251_39">just</text:span><text:span text:style-name="T251_40"><text:s/></text:span><text:span text:style-name="T251_41">need</text:span><text:span text:style-name="T251_42"><text:s/></text:span><text:span text:style-name="T251_43">to</text:span><text:span text:style-name="T251_44"><text:s/></text:span><text:span text:style-name="T251_45">enter</text:span><text:span text:style-name="T251_46"><text:s/></text:span><text:span text:style-name="T251_47">a</text:span><text:span text:style-name="T251_48"><text:s/></text:span><text:span text:style-name="T251_49">path</text:span><text:span text:style-name="T251_50"><text:s/></text:span><text:span text:style-name="T251_51">of</text:span><text:span text:style-name="T251_52"><text:s/></text:span><text:span text:style-name="T251_53">a</text:span><text:span text:style-name="T251_54"><text:s/></text:span><text:span text:style-name="T251_55">new</text:span><text:span text:style-name="T251_56"><text:s/></text:span><text:span text:style-name="T251_57">configuration</text:span><text:span text:style-name="T251_58"><text:s/></text:span><text:span text:style-name="T251_59">page</text:span><text:span text:style-name="T251_60"><text:s/></text:span><text:span text:style-name="T251_61">there</text:span><text:span text:style-name="T251_62"><text:s/>(</text:span><text:span text:style-name="T251_63">without</text:span><text:span text:style-name="T251_64"><text:s/>.</text:span><text:span text:style-name="T251_65">html</text:span><text:span text:style-name="T251_66">).</text:span></text:p>
      <text:p text:style-name="P252"/>
      <text:h text:style-name="P253" text:outline-level="10"><text:bookmark-start text:name="h.9vvr5aa1ei8"/><text:bookmark-end text:name="h.9vvr5aa1ei8"/><text:span text:style-name="T253_1">JS</text:span><text:span text:style-name="T253_2"><text:s/></text:span><text:span text:style-name="T253_3">Module</text:span></text:h>
      <text:p text:style-name="P254"><text:span text:style-name="T254_1">The</text:span><text:span text:style-name="T254_2"><text:s/></text:span><text:span text:style-name="T254_3">plugin</text:span><text:span text:style-name="T254_4"><text:s/></text:span><text:span text:style-name="T254_5">contains</text:span><text:span text:style-name="T254_6"><text:s/></text:span><text:span text:style-name="T254_7">a</text:span><text:span text:style-name="T254_8"><text:s/></text:span><text:span text:style-name="T254_9">JS</text:span><text:span text:style-name="T254_10"><text:s/></text:span><text:span text:style-name="T254_11">module</text:span><text:span text:style-name="T254_12"><text:s/>–<text:s/></text:span><text:span text:style-name="T254_13">“</text:span><text:span text:style-name="T254_14">TealiumAsyncJSManager</text:span><text:span text:style-name="T254_15">”</text:span><text:span text:style-name="T254_16">.<text:s/></text:span><text:span text:style-name="T254_17">This</text:span><text:span text:style-name="T254_18"><text:s/></text:span><text:span text:style-name="T254_19">module</text:span><text:span text:style-name="T254_20"><text:s/></text:span><text:span text:style-name="T254_21">registers</text:span><text:span text:style-name="T254_22"><text:s/></text:span><text:span text:style-name="T254_23">asynchronous</text:span><text:span text:style-name="T254_24"><text:s/></text:span><text:span text:style-name="T254_25">JS</text:span><text:span text:style-name="T254_26"><text:s/></text:span><text:span text:style-name="T254_27">methods</text:span><text:span text:style-name="T254_28"><text:s/>(</text:span><text:span text:style-name="T254_29">actions</text:span><text:span text:style-name="T254_30">)<text:s/></text:span><text:span text:style-name="T254_31">or</text:span><text:span text:style-name="T254_32"><text:s/></text:span><text:span text:style-name="T254_33">just</text:span><text:span text:style-name="T254_34"><text:s/></text:span><text:span text:style-name="T254_35">adds</text:span><text:span text:style-name="T254_36"><text:s/></text:span><text:span text:style-name="T254_37">JS</text:span><text:span text:style-name="T254_38"><text:s/></text:span><text:span text:style-name="T254_39">variables</text:span><text:span text:style-name="T254_40"><text:s/></text:span><text:span text:style-name="T254_41">to</text:span><text:span text:style-name="T254_42"><text:s/></text:span><text:span text:style-name="T254_43">be</text:span><text:span text:style-name="T254_44"><text:s/></text:span><text:span text:style-name="T254_45">dispatched</text:span><text:span text:style-name="T254_46"><text:s/></text:span><text:span text:style-name="T254_47">to</text:span><text:span text:style-name="T254_48"><text:s/></text:span><text:span text:style-name="T254_49">Tealium</text:span><text:span text:style-name="T254_50"><text:s/></text:span><text:span text:style-name="T254_51">together</text:span><text:span text:style-name="T254_52"><text:s/></text:span><text:span text:style-name="T254_53">with</text:span><text:span text:style-name="T254_54"><text:s/></text:span><text:span text:style-name="T254_55">other</text:span><text:span text:style-name="T254_56"><text:s/></text:span><text:span text:style-name="T254_57">UDO</text:span><text:span text:style-name="T254_58"><text:s/></text:span><text:span text:style-name="T254_59">variables</text:span><text:span text:style-name="T254_60">.</text:span></text:p>
      <text:p text:style-name="P255"><text:span text:style-name="T255_1">The</text:span><text:span text:style-name="T255_2"><text:s/></text:span><text:span text:style-name="T255_3">module</text:span><text:span text:style-name="T255_4"><text:s/></text:span><text:span text:style-name="T255_5">has</text:span><text:span text:style-name="T255_6"><text:s/></text:span><text:span text:style-name="T255_7">the</text:span><text:span text:style-name="T255_8"><text:s/></text:span><text:span text:style-name="T255_9">following</text:span><text:span text:style-name="T255_10"><text:s/></text:span><text:span text:style-name="T255_11">methods</text:span><text:span text:style-name="T255_12"><text:s/>(</text:span><text:span text:style-name="T255_13">actions</text:span><text:span text:style-name="T255_14">):</text:span></text:p>
      <text:p text:style-name="P256"/>
      <text:h text:style-name="P257" text:outline-level="10"><text:bookmark-start text:name="h.i91qd03gi5fe"/><text:bookmark-end text:name="h.i91qd03gi5fe"/><text:span text:style-name="T257_1">Methods</text:span><text:span text:style-name="T257_2"><text:s/>(</text:span><text:span text:style-name="T257_3">Actions</text:span><text:span text:style-name="T257_4">)</text:span></text:h>
      <table:table table:style-name="Table4">
        <table:table-column table:style-name="Column7"/>
        <table:table-column table:style-name="Column8"/>
        <table:table-row table:style-name="Row17">
          <table:table-cell table:style-name="Cell33">
            <text:p text:style-name="P258"><text:span text:style-name="T258_1">Name</text:span></text:p>
          </table:table-cell>
          <table:table-cell table:style-name="Cell34">
            <text:p text:style-name="P259"><text:span text:style-name="T259_1">Params</text:span></text:p>
          </table:table-cell>
        </table:table-row>
        <table:table-row table:style-name="Row18">
          <table:table-cell table:style-name="Cell35">
            <text:p text:style-name="P260"><text:span text:style-name="T260_1">registerMethod</text:span></text:p>
          </table:table-cell>
          <table:table-cell table:style-name="Cell36">
            <text:p text:style-name="P261"><text:span text:style-name="T261_1">TealiumAsyncJSManager</text:span><text:span text:style-name="T261_2">.</text:span><text:span text:style-name="T261_3">registerMethod</text:span><text:span text:style-name="T261_4">(</text:span><text:span text:style-name="T261_5">methodName</text:span><text:span text:style-name="T261_6">,<text:s/></text:span><text:span text:style-name="T261_7">elementToListen</text:span><text:span text:style-name="T261_8">)</text:span></text:p>
            <text:p text:style-name="P262"><text:span text:style-name="T262_1">methodName</text:span><text:span text:style-name="T262_2"><text:s/>-<text:s/></text:span><text:span text:style-name="T262_3">a</text:span><text:span text:style-name="T262_4"><text:s/></text:span><text:span text:style-name="T262_5">unique</text:span><text:span text:style-name="T262_6"><text:s/></text:span><text:span text:style-name="T262_7">JS</text:span><text:span text:style-name="T262_8"><text:s/></text:span><text:span text:style-name="T262_9">method</text:span><text:span text:style-name="T262_10"><text:s/>(</text:span><text:span text:style-name="T262_11">action</text:span><text:span text:style-name="T262_12">)<text:s/></text:span><text:span text:style-name="T262_13">name</text:span></text:p>
            <text:p text:style-name="P263"><text:span text:style-name="T263_1">elementToListen</text:span><text:span text:style-name="T263_2"><text:s/>-<text:s/></text:span><text:span text:style-name="T263_3">a</text:span><text:span text:style-name="T263_4"><text:s/></text:span><text:span text:style-name="T263_5">jQuery</text:span><text:span text:style-name="T263_6"><text:s/></text:span><text:span text:style-name="T263_7">element</text:span><text:span text:style-name="T263_8"><text:s/></text:span><text:span text:style-name="T263_9">for</text:span><text:span text:style-name="T263_10"><text:s/></text:span><text:span text:style-name="T263_11">listening</text:span><text:span text:style-name="T263_12"><text:s/></text:span><text:span text:style-name="T263_13">when</text:span><text:span text:style-name="T263_14"><text:s/></text:span><text:span text:style-name="T263_15">the</text:span><text:span text:style-name="T263_16"><text:s/></text:span><text:span text:style-name="T263_17">method</text:span><text:span text:style-name="T263_18"><text:s/></text:span><text:span text:style-name="T263_19">is</text:span><text:span text:style-name="T263_20"><text:s/></text:span><text:span text:style-name="T263_21">executed</text:span></text:p>
            <text:p text:style-name="P264"/>
            <text:p text:style-name="P265"><text:span text:style-name="T265_1">When</text:span><text:span text:style-name="T265_2"><text:s/></text:span><text:span text:style-name="T265_3">this</text:span><text:span text:style-name="T265_4"><text:s/></text:span><text:span text:style-name="T265_5">method</text:span><text:span text:style-name="T265_6"><text:s/></text:span><text:span text:style-name="T265_7">is</text:span><text:span text:style-name="T265_8"><text:s/></text:span><text:span text:style-name="T265_9">executed</text:span><text:span text:style-name="T265_10">,<text:s/></text:span><text:span text:style-name="T265_11">a</text:span><text:span text:style-name="T265_12"><text:s/></text:span><text:span text:style-name="T265_13">developer</text:span><text:span text:style-name="T265_14"><text:s/></text:span><text:span text:style-name="T265_15">is</text:span><text:span text:style-name="T265_16"><text:s/></text:span><text:span text:style-name="T265_17">responsible</text:span><text:span text:style-name="T265_18"><text:s/></text:span><text:span text:style-name="T265_19">for</text:span><text:span text:style-name="T265_20"><text:s/></text:span><text:span text:style-name="T265_21">triggering</text:span><text:span text:style-name="T265_22"><text:s/></text:span><text:span text:style-name="T265_23">the</text:span><text:span text:style-name="T265_24"><text:s/></text:span><text:span text:style-name="T265_25">event</text:span><text:span text:style-name="T265_26"><text:s/></text:span><text:span text:style-name="T265_27">with</text:span><text:span text:style-name="T265_28"><text:s/></text:span><text:span text:style-name="T265_29">the</text:span><text:span text:style-name="T265_30"><text:s/></text:span><text:span text:style-name="T265_31">registered</text:span><text:span text:style-name="T265_32"><text:s/></text:span><text:span text:style-name="T265_33">“</text:span><text:span text:style-name="T265_34">methodName</text:span><text:span text:style-name="T265_35">”</text:span><text:span text:style-name="T265_36"><text:s/></text:span><text:span text:style-name="T265_37">on</text:span><text:span text:style-name="T265_38"><text:s/></text:span><text:span text:style-name="T265_39">“</text:span><text:span text:style-name="T265_40">elementToListen</text:span><text:span text:style-name="T265_41">”</text:span><text:span text:style-name="T265_42">.</text:span></text:p>
            <text:p text:style-name="P266"><text:span text:style-name="T266_1">elementToListen</text:span><text:span text:style-name="T266_2">.</text:span><text:span text:style-name="T266_3">trigger</text:span><text:span text:style-name="T266_4">(</text:span><text:span text:style-name="T266_5">productDataCaller</text:span><text:span text:style-name="T266_6">,<text:s/></text:span><text:span text:style-name="T266_7">data</text:span><text:span text:style-name="T266_8">)</text:span></text:p>
          </table:table-cell>
        </table:table-row>
        <table:table-row table:style-name="Row19">
          <table:table-cell table:style-name="Cell37">
            <text:p text:style-name="P267"><text:span text:style-name="T267_1">deregisterMethod</text:span></text:p>
          </table:table-cell>
          <table:table-cell table:style-name="Cell38">
            <text:p text:style-name="P268"><text:span text:style-name="T268_1">TealiumAsyncJSManager</text:span><text:span text:style-name="T268_2">.</text:span><text:span text:style-name="T268_3">deregisterMethod</text:span><text:span text:style-name="T268_4">(</text:span><text:span text:style-name="T268_5">methodName</text:span><text:span text:style-name="T268_6">,<text:s/></text:span><text:span text:style-name="T268_7">elementToListen</text:span><text:span text:style-name="T268_8">)</text:span></text:p>
            <text:p text:style-name="P269"><text:span text:style-name="T269_1">methodName</text:span><text:span text:style-name="T269_2"><text:s/>-<text:s/></text:span><text:span text:style-name="T269_3">a</text:span><text:span text:style-name="T269_4"><text:s/></text:span><text:span text:style-name="T269_5">previously</text:span><text:span text:style-name="T269_6"><text:s/></text:span><text:span text:style-name="T269_7">set</text:span><text:span text:style-name="T269_8"><text:s/></text:span><text:span text:style-name="T269_9">JS</text:span><text:span text:style-name="T269_10"><text:s/></text:span><text:span text:style-name="T269_11">method</text:span><text:span text:style-name="T269_12"><text:s/>(</text:span><text:span text:style-name="T269_13">action</text:span><text:span text:style-name="T269_14">)<text:s/></text:span><text:span text:style-name="T269_15">name</text:span></text:p>
            <text:p text:style-name="P270"><text:span text:style-name="T270_1">elementToListen</text:span><text:span text:style-name="T270_2"><text:s/>-<text:s/></text:span><text:span text:style-name="T270_3">a</text:span><text:span text:style-name="T270_4"><text:s/></text:span><text:span text:style-name="T270_5">previously</text:span><text:span text:style-name="T270_6"><text:s/></text:span><text:span text:style-name="T270_7">set</text:span><text:span text:style-name="T270_8"><text:s/></text:span><text:span text:style-name="T270_9">jQuery</text:span><text:span text:style-name="T270_10"><text:s/></text:span><text:span text:style-name="T270_11">element</text:span><text:span text:style-name="T270_12"><text:s/></text:span><text:span text:style-name="T270_13">for</text:span><text:span text:style-name="T270_14"><text:s/></text:span><text:span text:style-name="T270_15">listening</text:span></text:p>
            <text:p text:style-name="P271"/>
            <text:p text:style-name="P272"><text:span text:style-name="T272_1">This</text:span><text:span text:style-name="T272_2"><text:s/></text:span><text:span text:style-name="T272_3">method</text:span><text:span text:style-name="T272_4"><text:s/></text:span><text:span text:style-name="T272_5">should</text:span><text:span text:style-name="T272_6"><text:s/></text:span><text:span text:style-name="T272_7">be</text:span><text:span text:style-name="T272_8"><text:s/></text:span><text:span text:style-name="T272_9">called</text:span><text:span text:style-name="T272_10"><text:s/></text:span><text:span text:style-name="T272_11">if</text:span><text:span text:style-name="T272_12">,<text:s/></text:span><text:span text:style-name="T272_13">for</text:span><text:span text:style-name="T272_14"><text:s/></text:span><text:span text:style-name="T272_15">instance</text:span><text:span text:style-name="T272_16">,<text:s/></text:span><text:span text:style-name="T272_17">a</text:span><text:span text:style-name="T272_18"><text:s/></text:span><text:span text:style-name="T272_19">previously</text:span><text:span text:style-name="T272_20"><text:s/></text:span><text:span text:style-name="T272_21">registered</text:span><text:span text:style-name="T272_22"><text:s/></text:span><text:span text:style-name="T272_23">method</text:span><text:span text:style-name="T272_24"><text:s/></text:span><text:span text:style-name="T272_25">was</text:span><text:span text:style-name="T272_26"><text:s/></text:span><text:span text:style-name="T272_27">not</text:span><text:span text:style-name="T272_28"><text:s/></text:span><text:span text:style-name="T272_29">executed</text:span><text:span text:style-name="T272_30"><text:s/></text:span><text:span text:style-name="T272_31">for</text:span><text:span text:style-name="T272_32"><text:s/></text:span><text:span text:style-name="T272_33">some</text:span><text:span text:style-name="T272_34"><text:s/></text:span><text:span text:style-name="T272_35">reason</text:span><text:span text:style-name="T272_36">.</text:span></text:p>
          </table:table-cell>
        </table:table-row>
        <table:table-row table:style-name="Row20">
          <table:table-cell table:style-name="Cell39">
            <text:p text:style-name="P273"><text:span text:style-name="T273_1">startProcessing</text:span></text:p>
          </table:table-cell>
          <table:table-cell table:style-name="Cell40">
            <text:p text:style-name="P274"><text:span text:style-name="T274_1">TealiumAsyncJSManager</text:span><text:span text:style-name="T274_2">.</text:span><text:span text:style-name="T274_3">startProcessing</text:span><text:span text:style-name="T274_4">()</text:span></text:p>
            <text:p text:style-name="P275"/>
            <text:p text:style-name="P276"><text:span text:style-name="T276_1">When</text:span><text:span text:style-name="T276_2"><text:s/></text:span><text:span text:style-name="T276_3">this</text:span><text:span text:style-name="T276_4"><text:s/></text:span><text:span text:style-name="T276_5">method</text:span><text:span text:style-name="T276_6"><text:s/></text:span><text:span text:style-name="T276_7">is</text:span><text:span text:style-name="T276_8"><text:s/></text:span><text:span text:style-name="T276_9">executed</text:span><text:span text:style-name="T276_10">,<text:s/>“</text:span><text:span text:style-name="T276_11">TealiumAsyncJSManager</text:span><text:span text:style-name="T276_12">”<text:s/></text:span><text:span text:style-name="T276_13">will</text:span><text:span text:style-name="T276_14"><text:s/></text:span><text:span text:style-name="T276_15">be</text:span><text:span text:style-name="T276_16"><text:s/></text:span><text:span text:style-name="T276_17">ready</text:span><text:span text:style-name="T276_18"><text:s/></text:span><text:span text:style-name="T276_19">to</text:span><text:span text:style-name="T276_20"><text:s/></text:span><text:span text:style-name="T276_21">render</text:span><text:span text:style-name="T276_22"><text:s/></text:span><text:span text:style-name="T276_23">the</text:span><text:span text:style-name="T276_24"><text:s/>“</text:span><text:span text:style-name="T276_25">utag</text:span><text:span text:style-name="T276_26">_</text:span><text:span text:style-name="T276_27">data</text:span><text:span text:style-name="T276_28">”<text:s/></text:span><text:span text:style-name="T276_29">variable</text:span><text:span text:style-name="T276_30">.<text:s/></text:span><text:span text:style-name="T276_31">This</text:span><text:span text:style-name="T276_32"><text:s/></text:span><text:span text:style-name="T276_33">method</text:span><text:span text:style-name="T276_34"><text:s/></text:span><text:span text:style-name="T276_35">should</text:span><text:span text:style-name="T276_36"><text:s/></text:span><text:span text:style-name="T276_37">be</text:span><text:span text:style-name="T276_38"><text:s/></text:span><text:span text:style-name="T276_39">executed</text:span><text:span text:style-name="T276_40"><text:s/></text:span><text:span text:style-name="T276_41">after</text:span><text:span text:style-name="T276_42"><text:s/></text:span><text:span text:style-name="T276_43">all</text:span><text:span text:style-name="T276_44"><text:s/></text:span><text:span text:style-name="T276_45">JS</text:span><text:span text:style-name="T276_46"><text:s/></text:span><text:span text:style-name="T276_47">methods</text:span><text:span text:style-name="T276_48"><text:s/></text:span><text:span text:style-name="T276_49">have</text:span><text:span text:style-name="T276_50"><text:s/></text:span><text:span text:style-name="T276_51">been</text:span><text:span text:style-name="T276_52"><text:s/></text:span><text:span text:style-name="T276_53">registered</text:span><text:span text:style-name="T276_54">.</text:span></text:p>
            <text:p text:style-name="P277"/>
          </table:table-cell>
        </table:table-row>
        <table:table-row table:style-name="Row21">
          <table:table-cell table:style-name="Cell41">
            <text:p text:style-name="P278"><text:span text:style-name="T278_1">addValueToResult</text:span></text:p>
          </table:table-cell>
          <table:table-cell table:style-name="Cell42">
            <text:p text:style-name="P279"><text:span text:style-name="T279_1">TealiumAsyncJSManager</text:span><text:span text:style-name="T279_2">.</text:span><text:span text:style-name="T279_3">addValueToResult</text:span><text:span text:style-name="T279_4">(</text:span><text:span text:style-name="T279_5">data</text:span><text:span text:style-name="T279_6">)</text:span></text:p>
            <text:p text:style-name="P280"><text:span text:style-name="T280_1">data</text:span><text:span text:style-name="T280_2"><text:s/>-<text:s/></text:span><text:span text:style-name="T280_3">a</text:span><text:span text:style-name="T280_4"><text:s/></text:span><text:span text:style-name="T280_5">JS</text:span><text:span text:style-name="T280_6"><text:s/></text:span><text:span text:style-name="T280_7">object</text:span><text:span text:style-name="T280_8"><text:s/></text:span><text:span text:style-name="T280_9">or</text:span><text:span text:style-name="T280_10"><text:s/></text:span><text:span text:style-name="T280_11">JSON</text:span><text:span text:style-name="T280_12"><text:s/></text:span><text:span text:style-name="T280_13">to</text:span><text:span text:style-name="T280_14"><text:s/></text:span><text:span text:style-name="T280_15">replace</text:span><text:span text:style-name="T280_16"><text:s/></text:span><text:span text:style-name="T280_17">a</text:span><text:span text:style-name="T280_18"><text:s/></text:span><text:span text:style-name="T280_19">dynamic</text:span><text:span text:style-name="T280_20"><text:s/></text:span><text:span text:style-name="T280_21">UDO</text:span><text:span text:style-name="T280_22"><text:s/></text:span><text:span text:style-name="T280_23">value</text:span></text:p>
            <text:p text:style-name="P281"/>
            <text:p text:style-name="P282"><text:span text:style-name="T282_1">This</text:span><text:span text:style-name="T282_2"><text:s/></text:span><text:span text:style-name="T282_3">method</text:span><text:span text:style-name="T282_4"><text:s/></text:span><text:span text:style-name="T282_5">should</text:span><text:span text:style-name="T282_6"><text:s/></text:span><text:span text:style-name="T282_7">be</text:span><text:span text:style-name="T282_8"><text:s/></text:span><text:span text:style-name="T282_9">called</text:span><text:span text:style-name="T282_10"><text:s/></text:span><text:span text:style-name="T282_11">to</text:span><text:span text:style-name="T282_12"><text:s/></text:span><text:span text:style-name="T282_13">replace</text:span><text:span text:style-name="T282_14"><text:s/></text:span><text:span text:style-name="T282_15">dynamic</text:span><text:span text:style-name="T282_16"><text:s/></text:span><text:span text:style-name="T282_17">UDO</text:span><text:span text:style-name="T282_18"><text:s/></text:span><text:span text:style-name="T282_19">values</text:span><text:span text:style-name="T282_20">.</text:span></text:p>
          </table:table-cell>
        </table:table-row>
        <table:table-row table:style-name="Row22">
          <table:table-cell table:style-name="Cell43">
            <text:p text:style-name="P283"><text:span text:style-name="T283_1">renderUtagData</text:span></text:p>
          </table:table-cell>
          <table:table-cell table:style-name="Cell44">
            <text:p text:style-name="P284"><text:span text:style-name="T284_1">TealiumAsyncJSManager</text:span><text:span text:style-name="T284_2">.</text:span><text:span text:style-name="T284_3">renderUtagData</text:span><text:span text:style-name="T284_4">()</text:span></text:p>
            <text:p text:style-name="P285"/>
            <text:p text:style-name="P286"><text:span text:style-name="T286_1">This</text:span><text:span text:style-name="T286_2"><text:s/></text:span><text:span text:style-name="T286_3">method</text:span><text:span text:style-name="T286_4"><text:s/></text:span><text:span text:style-name="T286_5">should</text:span><text:span text:style-name="T286_6"><text:s/></text:span><text:span text:style-name="T286_7">be</text:span><text:span text:style-name="T286_8"><text:s/></text:span><text:span text:style-name="T286_9">called</text:span><text:span text:style-name="T286_10"><text:s/></text:span><text:span text:style-name="T286_11">to</text:span><text:span text:style-name="T286_12"><text:s/></text:span><text:span text:style-name="T286_13">render</text:span><text:span text:style-name="T286_14"><text:s/></text:span><text:span text:style-name="T286_15">the</text:span><text:span text:style-name="T286_16"><text:s/>“</text:span><text:span text:style-name="T286_17">utag</text:span><text:span text:style-name="T286_18">_</text:span><text:span text:style-name="T286_19">data</text:span><text:span text:style-name="T286_20">”<text:s/></text:span><text:span text:style-name="T286_21">variable</text:span><text:span text:style-name="T286_22"><text:s/></text:span><text:span text:style-name="T286_23">in</text:span><text:span text:style-name="T286_24"><text:s/></text:span><text:span text:style-name="T286_25">a</text:span><text:span text:style-name="T286_26"><text:s/></text:span><text:span text:style-name="T286_27">page</text:span><text:span text:style-name="T286_28">.</text:span></text:p>
            <text:p text:style-name="P287"/>
          </table:table-cell>
        </table:table-row>
        <table:table-row table:style-name="Row23">
          <table:table-cell table:style-name="Cell45">
            <text:p text:style-name="P288"><text:span text:style-name="T288_1">enableDebug</text:span></text:p>
          </table:table-cell>
          <table:table-cell table:style-name="Cell46">
            <text:p text:style-name="P289"><text:span text:style-name="T289_1">TealiumAsyncJSManager</text:span><text:span text:style-name="T289_2">.</text:span><text:span text:style-name="T289_3">enableDebug</text:span><text:span text:style-name="T289_4">()</text:span></text:p>
            <text:p text:style-name="P290"/>
            <text:p text:style-name="P291"><text:span text:style-name="T291_1">This</text:span><text:span text:style-name="T291_2"><text:s/></text:span><text:span text:style-name="T291_3">method</text:span><text:span text:style-name="T291_4"><text:s/></text:span><text:span text:style-name="T291_5">enables</text:span><text:span text:style-name="T291_6"><text:s/></text:span><text:span text:style-name="T291_7">displaying</text:span><text:span text:style-name="T291_8"><text:s/></text:span><text:span text:style-name="T291_9">debug</text:span><text:span text:style-name="T291_10"><text:s/></text:span><text:span text:style-name="T291_11">information</text:span><text:span text:style-name="T291_12"><text:s/></text:span><text:span text:style-name="T291_13">on</text:span><text:span text:style-name="T291_14"><text:s/></text:span><text:span text:style-name="T291_15">the</text:span><text:span text:style-name="T291_16"><text:s/></text:span><text:span text:style-name="T291_17">browser</text:span><text:span text:style-name="T291_18"><text:s/></text:span><text:span text:style-name="T291_19">console</text:span><text:span text:style-name="T291_20">.<text:s/></text:span><text:span text:style-name="T291_21">By</text:span><text:span text:style-name="T291_22"><text:s/></text:span><text:span text:style-name="T291_23">default</text:span><text:span text:style-name="T291_24">,<text:s/></text:span><text:span text:style-name="T291_25">this</text:span><text:span text:style-name="T291_26"><text:s/></text:span><text:span text:style-name="T291_27">method</text:span><text:span text:style-name="T291_28"><text:s/></text:span><text:span text:style-name="T291_29">should</text:span><text:span text:style-name="T291_30"><text:s/></text:span><text:span text:style-name="T291_31">be</text:span><text:span text:style-name="T291_32"><text:s/></text:span><text:span text:style-name="T291_33">executed</text:span><text:span text:style-name="T291_34"><text:s/></text:span><text:span text:style-name="T291_35">at</text:span><text:span text:style-name="T291_36"><text:s/></text:span><text:span text:style-name="T291_37">the</text:span><text:span text:style-name="T291_38"><text:s/></text:span><text:span text:style-name="T291_39">beginning</text:span><text:span text:style-name="T291_40"><text:s/></text:span><text:span text:style-name="T291_41">of</text:span><text:span text:style-name="T291_42"><text:s/></text:span><text:span text:style-name="T291_43">a</text:span><text:span text:style-name="T291_44"><text:s/></text:span><text:span text:style-name="T291_45">page</text:span><text:span text:style-name="T291_46">.</text:span></text:p>
          </table:table-cell>
        </table:table-row>
      </table:table>
      <text:p text:style-name="P292"/>
      <text:p text:style-name="P293"/>
      <text:p text:style-name="P294"/>
      <text:p text:style-name="P295"/>
      <text:p text:style-name="P296"><text:span text:style-name="T296_1">Trademarks</text:span><text:span text:style-name="T296_2">:<text:s/></text:span><text:span text:style-name="T296_3">Adobe</text:span><text:span text:style-name="T296_4">,<text:s/></text:span><text:span text:style-name="T296_5">Adobe</text:span><text:span text:style-name="T296_6"><text:s/></text:span><text:span text:style-name="T296_7">CQ</text:span><text:span text:style-name="T296_8"><text:s/></text:span><text:span text:style-name="T296_9">and</text:span><text:span text:style-name="T296_10"><text:s/></text:span><text:span text:style-name="T296_11">Adobe</text:span><text:span text:style-name="T296_12"><text:s/></text:span><text:span text:style-name="T296_13">Experience</text:span><text:span text:style-name="T296_14"><text:s/></text:span><text:span text:style-name="T296_15">Manager</text:span><text:span text:style-name="T296_16"><text:s/></text:span><text:span text:style-name="T296_17">are</text:span><text:span text:style-name="T296_18"><text:s/></text:span><text:span text:style-name="T296_19">either</text:span><text:span text:style-name="T296_20"><text:s/></text:span><text:span text:style-name="T296_21">registered</text:span><text:span text:style-name="T296_22"><text:s/></text:span><text:span text:style-name="T296_23">trademarks</text:span><text:span text:style-name="T296_24"><text:s/></text:span><text:span text:style-name="T296_25">or</text:span><text:span text:style-name="T296_26"><text:s/></text:span><text:span text:style-name="T296_27">trademarks</text:span><text:span text:style-name="T296_28"><text:s/></text:span><text:span text:style-name="T296_29">of</text:span><text:span text:style-name="T296_30"><text:s/></text:span><text:span text:style-name="T296_31">Adobe</text:span><text:span text:style-name="T296_32"><text:s/></text:span><text:span text:style-name="T296_33">Systems</text:span><text:span text:style-name="T296_34"><text:s/></text:span><text:span text:style-name="T296_35">Incorporated</text:span><text:span text:style-name="T296_36"><text:s/></text:span><text:span text:style-name="T296_37">in</text:span><text:span text:style-name="T296_38"><text:s/></text:span><text:span text:style-name="T296_39">the</text:span><text:span text:style-name="T296_40"><text:s/></text:span><text:span text:style-name="T296_41">United</text:span><text:span text:style-name="T296_42"><text:s/></text:span><text:span text:style-name="T296_43">States</text:span><text:span text:style-name="T296_44"><text:s/></text:span><text:span text:style-name="T296_45">and</text:span><text:span text:style-name="T296_46">/</text:span><text:span text:style-name="T296_47">or</text:span><text:span text:style-name="T296_48"><text:s/></text:span><text:span text:style-name="T296_49">other</text:span><text:span text:style-name="T296_50"><text:s/></text:span><text:span text:style-name="T296_51">countries</text:span><text:span text:style-name="T296_5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Helvetica Neue" svg:font-family="Helvetica Neue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A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12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12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12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2.85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1.27cm" fo:padding-right="0cm" fo:margin-right="1.27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  <style:text-properties style:font-name="Helvetica Neue" fo:font-size="10pt" style:font-name-asian="Helvetica Neue" style:font-size-asian="10pt" style:font-name-complex="Helvetica Neue" style:font-size-complex="10pt"/>
    </style:style>
    <style:style style:name="P5" style:family="paragraph" style:parent-style-name="Standard">
      <style:paragraph-properties fo:break-before="auto" fo:line-height="115%" style:writing-mode="lr-tb"/>
      <style:text-properties style:font-name="Helvetica Neue" fo:font-size="10pt" style:font-name-asian="Helvetica Neue" style:font-size-asian="10pt" style:font-name-complex="Helvetica Neue" style:font-size-complex="10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6_2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6_3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6_4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6_5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6_6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6_7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6_8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6_9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6_10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6_1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Helvetica Neue" style:font-name-asian="Helvetica Neue" style:font-name-complex="Helvetica Neue"/>
    </style:style>
    <style:style style:name="T11_2" style:family="text">
      <style:text-properties style:font-name="Helvetica Neue" style:font-name-asian="Helvetica Neue" style:font-name-complex="Helvetica Neue"/>
    </style:style>
    <style:style style:name="T11_3" style:family="text">
      <style:text-properties style:font-name="Helvetica Neue" style:font-name-asian="Helvetica Neue" style:font-name-complex="Helvetica Neue"/>
    </style:style>
    <style:style style:name="T11_4" style:family="text">
      <style:text-properties style:font-name="Helvetica Neue" style:font-name-asian="Helvetica Neue" style:font-name-complex="Helvetica Neue"/>
    </style:style>
    <style:style style:name="T11_5" style:family="text">
      <style:text-properties style:font-name="Helvetica Neue" style:font-name-asian="Helvetica Neue" style:font-name-complex="Helvetica Neue"/>
    </style:style>
    <style:style style:name="T11_6" style:family="text">
      <style:text-properties style:font-name="Helvetica Neue" style:font-name-asian="Helvetica Neue" style:font-name-complex="Helvetica Neue"/>
    </style:style>
    <style:style style:name="T11_7" style:family="text">
      <style:text-properties style:font-name="Helvetica Neue" style:font-name-asian="Helvetica Neue" style:font-name-complex="Helvetica Neue"/>
    </style:style>
    <style:style style:name="T11_8" style:family="text">
      <style:text-properties style:font-name="Helvetica Neue" style:font-name-asian="Helvetica Neue" style:font-name-complex="Helvetica Neue"/>
    </style:style>
    <style:style style:name="T11_9" style:family="text">
      <style:text-properties style:font-name="Helvetica Neue" style:font-name-asian="Helvetica Neue" style:font-name-complex="Helvetica Neue"/>
    </style:style>
    <style:style style:name="T11_10" style:family="text">
      <style:text-properties style:font-name="Helvetica Neue" style:font-name-asian="Helvetica Neue" style:font-name-complex="Helvetica Neue"/>
    </style:style>
    <style:style style:name="T11_11" style:family="text">
      <style:text-properties style:font-name="Helvetica Neue" style:font-name-asian="Helvetica Neue" style:font-name-complex="Helvetica Neue"/>
    </style:style>
    <style:style style:name="T11_12" style:family="text">
      <style:text-properties style:text-position="super 58%" style:font-name="Helvetica Neue" style:font-name-asian="Helvetica Neue" style:font-name-complex="Helvetica Neue"/>
    </style:style>
    <style:style style:name="T11_13" style:family="text">
      <style:text-properties style:font-name="Helvetica Neue" style:font-name-asian="Helvetica Neue" style:font-name-complex="Helvetica Neue"/>
    </style:style>
    <style:style style:name="T11_14" style:family="text">
      <style:text-properties style:font-name="Helvetica Neue" style:font-name-asian="Helvetica Neue" style:font-name-complex="Helvetica Neue"/>
    </style:style>
  </office:automatic-styles>
  <office:master-styles>
    <style:master-page style:name="Standard" style:page-layout-name="pm1" style:next-style-name="MasterPageNext0">
      <style:header>
        <text:p text:style-name="P1"/>
        <text:p text:style-name="P2"><draw:frame svg:x="0cm" svg:y="0cm" svg:width="4.538cm" svg:height="1.039cm" draw:style-name="FR1" text:anchor-type="as-char" draw:z-index="0"><draw:image xlink:href="Pictures/image1.png" xlink:type="simple" xlink:show="embed" xlink:actuate="onLoad"/></draw:frame></text:p>
      </style:header>
      <style:footer>
        <text:p text:style-name="P3"/>
        <text:p text:style-name="P4"/>
        <text:p text:style-name="P5"/>
        <text:p text:style-name="P6"><text:span text:style-name="T6_1">©<text:s/>2016<text:s/></text:span><text:span text:style-name="T6_2">Tealium</text:span><text:span text:style-name="T6_3">,<text:s/></text:span><text:span text:style-name="T6_4">Inc</text:span><text:span text:style-name="T6_5">.<text:s/></text:span><text:span text:style-name="T6_6">All</text:span><text:span text:style-name="T6_7"><text:s/></text:span><text:span text:style-name="T6_8">rights</text:span><text:span text:style-name="T6_9"><text:s/></text:span><text:span text:style-name="T6_10">reserved</text:span><text:span text:style-name="T6_11">.</text:span></text:p>
      </style:footer>
    </style:master-page>
    <style:master-page style:name="MasterPageNext0" style:page-layout-name="pm1">
      <style:header>
        <text:p text:style-name="P7"/>
      </style:header>
      <style:footer>
        <text:p text:style-name="P8"/>
        <text:p text:style-name="P9"/>
        <text:p text:style-name="P10"/>
        <text:p text:style-name="P11"><text:span text:style-name="T11_1">Tealium</text:span><text:span text:style-name="T11_2"><text:s/></text:span><text:span text:style-name="T11_3">Plugin</text:span><text:span text:style-name="T11_4"><text:s/></text:span><text:span text:style-name="T11_5">for</text:span><text:span text:style-name="T11_6"><text:s/></text:span><text:span text:style-name="T11_7">Adobe</text:span><text:span text:style-name="T11_8"><text:s/></text:span><text:span text:style-name="T11_9">Experience</text:span><text:span text:style-name="T11_10"><text:s/></text:span><text:span text:style-name="T11_11">Manager</text:span><text:span text:style-name="T11_12">®</text:span><text:span text:style-name="T11_13"><text:tab/><text:tab/><text:tab/><text:tab/><text:tab/><text:tab/><text:tab/><text:tab/><text:s text:c="3"/></text:span><text:span text:style-name="T11_14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